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 manifest:full-path="Pictures/200000020000020400000273D54D8137.eps"/>
  <manifest:file-entry manifest:media-type="" manifest:full-path="Pictures/20000002000001A4000001218786FACA.eps"/>
  <manifest:file-entry manifest:media-type="" manifest:full-path="Pictures/20000002000001840000018EC66DD186.eps"/>
  <manifest:file-entry manifest:media-type="" manifest:full-path="Pictures/20000002000001FC000001DDE695279F.eps"/>
  <manifest:file-entry manifest:media-type="" manifest:full-path="Pictures/20000002000001F300000277C2F0F084.eps"/>
  <manifest:file-entry manifest:media-type="" manifest:full-path="Pictures/200002B6000022BA000013D874C809D9.wmf"/>
  <manifest:file-entry manifest:media-type="" manifest:full-path="Pictures/200000020000028D000002011973E30F.eps"/>
  <manifest:file-entry manifest:media-type="" manifest:full-path="Pictures/2000012D000022BA000013D8656B01C9.wmf"/>
  <manifest:file-entry manifest:media-type="" manifest:full-path="Pictures/2000028B000022BA000012DAFBB9475F.wmf"/>
  <manifest:file-entry manifest:media-type="" manifest:full-path="Pictures/2000010700002CA600001DC4E4520627.wmf"/>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 manifest:full-path="ObjectReplacements/Object 138"/>
  <manifest:file-entry manifest:media-type="application/x-openoffice-gdimetafile;windows_formatname=&quot;GDIMetaFile&quot;" manifest:full-path="ObjectReplacements/Object 48"/>
  <manifest:file-entry manifest:media-type=""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text/xml" manifest:full-path="Object 236/content.xml"/>
  <manifest:file-entry manifest:media-type="text/xml" manifest:full-path="Object 236/settings.xml"/>
  <manifest:file-entry manifest:media-type="application/vnd.oasis.opendocument.formula" manifest:full-path="Object 236/"/>
  <manifest:file-entry manifest:media-type="text/xml" manifest:full-path="Object 237/content.xml"/>
  <manifest:file-entry manifest:media-type="text/xml" manifest:full-path="Object 237/settings.xml"/>
  <manifest:file-entry manifest:media-type="application/vnd.oasis.opendocument.formula" manifest:full-path="Object 237/"/>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text/xml" manifest:full-path="Object 241/content.xml"/>
  <manifest:file-entry manifest:media-type="text/xml" manifest:full-path="Object 241/settings.xml"/>
  <manifest:file-entry manifest:media-type="application/vnd.oasis.opendocument.formula" manifest:full-path="Object 241/"/>
  <manifest:file-entry manifest:media-type="text/xml" manifest:full-path="Object 242/content.xml"/>
  <manifest:file-entry manifest:media-type="text/xml" manifest:full-path="Object 242/settings.xml"/>
  <manifest:file-entry manifest:media-type="application/vnd.oasis.opendocument.formula" manifest:full-path="Object 242/"/>
  <manifest:file-entry manifest:media-type="text/xml" manifest:full-path="Object 243/content.xml"/>
  <manifest:file-entry manifest:media-type="text/xml" manifest:full-path="Object 243/settings.xml"/>
  <manifest:file-entry manifest:media-type="application/vnd.oasis.opendocument.formula" manifest:full-path="Object 243/"/>
  <manifest:file-entry manifest:media-type="text/xml" manifest:full-path="Object 244/content.xml"/>
  <manifest:file-entry manifest:media-type="text/xml" manifest:full-path="Object 244/settings.xml"/>
  <manifest:file-entry manifest:media-type="application/vnd.oasis.opendocument.formula" manifest:full-path="Object 244/"/>
  <manifest:file-entry manifest:media-type="text/xml" manifest:full-path="Object 245/content.xml"/>
  <manifest:file-entry manifest:media-type="text/xml" manifest:full-path="Object 245/settings.xml"/>
  <manifest:file-entry manifest:media-type="application/vnd.oasis.opendocument.formula" manifest:full-path="Object 245/"/>
  <manifest:file-entry manifest:media-type="text/xml" manifest:full-path="Object 246/content.xml"/>
  <manifest:file-entry manifest:media-type="text/xml" manifest:full-path="Object 246/settings.xml"/>
  <manifest:file-entry manifest:media-type="application/vnd.oasis.opendocument.formula" manifest:full-path="Object 246/"/>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text/xml" manifest:full-path="Object 248/content.xml"/>
  <manifest:file-entry manifest:media-type="text/xml" manifest:full-path="Object 248/settings.xml"/>
  <manifest:file-entry manifest:media-type="application/vnd.oasis.opendocument.formula" manifest:full-path="Object 248/"/>
  <manifest:file-entry manifest:media-type="text/xml" manifest:full-path="Object 249/content.xml"/>
  <manifest:file-entry manifest:media-type="text/xml" manifest:full-path="Object 249/settings.xml"/>
  <manifest:file-entry manifest:media-type="application/vnd.oasis.opendocument.formula" manifest:full-path="Object 249/"/>
  <manifest:file-entry manifest:media-type="text/xml" manifest:full-path="settings.xml"/>
  <manifest:file-entry manifest:media-type="text/xml" manifest:full-path="Object 250/content.xml"/>
  <manifest:file-entry manifest:media-type="text/xml" manifest:full-path="Object 250/settings.xml"/>
  <manifest:file-entry manifest:media-type="application/vnd.oasis.opendocument.formula" manifest:full-path="Object 250/"/>
  <manifest:file-entry manifest:media-type="text/xml" manifest:full-path="Object 251/content.xml"/>
  <manifest:file-entry manifest:media-type="text/xml" manifest:full-path="Object 251/settings.xml"/>
  <manifest:file-entry manifest:media-type="application/vnd.oasis.opendocument.formula" manifest:full-path="Object 251/"/>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252/content.xml"/>
  <manifest:file-entry manifest:media-type="text/xml" manifest:full-path="Object 252/settings.xml"/>
  <manifest:file-entry manifest:media-type="application/vnd.oasis.opendocument.formula" manifest:full-path="Object 252/"/>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pitch="variable" style:font-charset="x-symbol"/>
    <style:font-face style:name="Standard Symbols L" svg:font-family="'Standard Symbols L'" style:font-pitch="variable" style:font-charset="x-symbol"/>
    <style:font-face style:name="BAAAAA+LiberationSans" svg:font-family="BAAAAA+Liberation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85" style:family="table">
      <style:table-properties style:width="6.925in" table:align="margins"/>
    </style:style>
    <style:style style:name="Table85.A" style:family="table-column">
      <style:table-column-properties style:column-width="6.1556in" style:rel-column-width="58251*"/>
    </style:style>
    <style:style style:name="Table85.B" style:family="table-column">
      <style:table-column-properties style:column-width="0.7694in" style:rel-column-width="7284*"/>
    </style:style>
    <style:style style:name="Table8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79" style:family="table">
      <style:table-properties style:width="6.925in" table:align="margins"/>
    </style:style>
    <style:style style:name="Table79.A" style:family="table-column">
      <style:table-column-properties style:column-width="6.1556in" style:rel-column-width="58251*"/>
    </style:style>
    <style:style style:name="Table79.B" style:family="table-column">
      <style:table-column-properties style:column-width="0.7694in" style:rel-column-width="7284*"/>
    </style:style>
    <style:style style:name="Table79.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76" style:family="table">
      <style:table-properties style:width="6.925in" table:align="margins"/>
    </style:style>
    <style:style style:name="Table76.A" style:family="table-column">
      <style:table-column-properties style:column-width="6.1556in" style:rel-column-width="58251*"/>
    </style:style>
    <style:style style:name="Table76.B" style:family="table-column">
      <style:table-column-properties style:column-width="0.7694in" style:rel-column-width="7284*"/>
    </style:style>
    <style:style style:name="Table76.A1" style:family="table-cell">
      <style:table-cell-properties style:vertical-align="middle" fo:padding="0.0382in" fo:border="none"/>
    </style:style>
    <style:style style:name="Table77" style:family="table">
      <style:table-properties style:width="6.925in" table:align="margins"/>
    </style:style>
    <style:style style:name="Table77.A" style:family="table-column">
      <style:table-column-properties style:column-width="6.1556in" style:rel-column-width="58251*"/>
    </style:style>
    <style:style style:name="Table77.B" style:family="table-column">
      <style:table-column-properties style:column-width="0.7694in" style:rel-column-width="7284*"/>
    </style:style>
    <style:style style:name="Table77.A1" style:family="table-cell">
      <style:table-cell-properties style:vertical-align="middle" fo:padding="0.0382in" fo:border="none"/>
    </style:style>
    <style:style style:name="Table78" style:family="table">
      <style:table-properties style:width="6.925in" table:align="margins"/>
    </style:style>
    <style:style style:name="Table78.A" style:family="table-column">
      <style:table-column-properties style:column-width="6.1556in" style:rel-column-width="58251*"/>
    </style:style>
    <style:style style:name="Table78.B" style:family="table-column">
      <style:table-column-properties style:column-width="0.7694in" style:rel-column-width="7284*"/>
    </style:style>
    <style:style style:name="Table78.A1" style:family="table-cell">
      <style:table-cell-properties style:vertical-align="middle" fo:padding="0.0382in" fo:border="none"/>
    </style:style>
    <style:style style:name="Table80" style:family="table">
      <style:table-properties style:width="6.925in" table:align="margins"/>
    </style:style>
    <style:style style:name="Table80.A" style:family="table-column">
      <style:table-column-properties style:column-width="6.1556in" style:rel-column-width="58251*"/>
    </style:style>
    <style:style style:name="Table80.B" style:family="table-column">
      <style:table-column-properties style:column-width="0.7694in" style:rel-column-width="7284*"/>
    </style:style>
    <style:style style:name="Table80.A1" style:family="table-cell">
      <style:table-cell-properties style:vertical-align="middle" fo:padding="0.0382in" fo:border="none"/>
    </style:style>
    <style:style style:name="Table81" style:family="table">
      <style:table-properties style:width="6.925in" table:align="margins"/>
    </style:style>
    <style:style style:name="Table81.A" style:family="table-column">
      <style:table-column-properties style:column-width="6.1556in" style:rel-column-width="58251*"/>
    </style:style>
    <style:style style:name="Table81.B" style:family="table-column">
      <style:table-column-properties style:column-width="0.7694in" style:rel-column-width="7284*"/>
    </style:style>
    <style:style style:name="Table81.A1" style:family="table-cell">
      <style:table-cell-properties style:vertical-align="middle" fo:padding="0.0382in" fo:border="none"/>
    </style:style>
    <style:style style:name="Table82" style:family="table">
      <style:table-properties style:width="6.925in" table:align="margins"/>
    </style:style>
    <style:style style:name="Table82.A" style:family="table-column">
      <style:table-column-properties style:column-width="6.1556in" style:rel-column-width="58251*"/>
    </style:style>
    <style:style style:name="Table82.B" style:family="table-column">
      <style:table-column-properties style:column-width="0.7694in" style:rel-column-width="7284*"/>
    </style:style>
    <style:style style:name="Table82.A1" style:family="table-cell">
      <style:table-cell-properties style:vertical-align="middle" fo:padding="0.0382in" fo:border="none"/>
    </style:style>
    <style:style style:name="Table83" style:family="table">
      <style:table-properties style:width="6.925in" table:align="margins"/>
    </style:style>
    <style:style style:name="Table83.A" style:family="table-column">
      <style:table-column-properties style:column-width="6.1556in" style:rel-column-width="58251*"/>
    </style:style>
    <style:style style:name="Table83.B" style:family="table-column">
      <style:table-column-properties style:column-width="0.7694in" style:rel-column-width="7284*"/>
    </style:style>
    <style:style style:name="Table83.A1" style:family="table-cell">
      <style:table-cell-properties style:vertical-align="middle" fo:padding="0.0382in" fo:border="none"/>
    </style:style>
    <style:style style:name="Table84" style:family="table">
      <style:table-properties style:width="6.925in" table:align="margins"/>
    </style:style>
    <style:style style:name="Table84.A" style:family="table-column">
      <style:table-column-properties style:column-width="6.1556in" style:rel-column-width="58251*"/>
    </style:style>
    <style:style style:name="Table84.B" style:family="table-column">
      <style:table-column-properties style:column-width="0.7694in" style:rel-column-width="7284*"/>
    </style:style>
    <style:style style:name="Table84.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P1" style:family="paragraph" style:parent-style-name="Text_20_body">
      <style:text-properties style:font-name="Liberation Serif"/>
    </style:style>
    <style:style style:name="P2" style:family="paragraph" style:parent-style-name="Text_20_body">
      <style:paragraph-properties fo:text-align="start" style:justify-single-word="false"/>
      <style:text-properties style:font-name="Liberation Serif" fo:font-size="11pt" style:font-size-asian="11pt" style:font-size-complex="11pt"/>
    </style:style>
    <style:style style:name="P3" style:family="paragraph" style:parent-style-name="Text_20_body">
      <style:text-properties style:font-name="Liberation Serif" fo:font-size="11pt" fo:font-weight="bold" style:font-size-asian="11pt" style:font-weight-asian="bold" style:font-size-complex="11pt" style:font-weight-complex="bold"/>
    </style:style>
    <style:style style:name="P4" style:family="paragraph" style:parent-style-name="Text_20_body">
      <style:text-properties fo:color="#000000" style:font-name="Liberation Serif" fo:font-size="12pt" style:font-size-asian="12pt" style:font-size-complex="12pt"/>
    </style:style>
    <style:style style:name="P5" style:family="paragraph" style:parent-style-name="Text_20_body">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center" style:justify-single-word="false"/>
      <style:text-properties fo:font-size="11pt" style:font-size-asian="9.60000038146973pt" style:font-size-complex="11pt"/>
    </style:style>
    <style:style style:name="P7" style:family="paragraph" style:parent-style-name="Text_20_body">
      <style:paragraph-properties fo:text-align="center" style:justify-single-word="false"/>
      <style:text-properties fo:font-size="11pt" fo:font-weight="bold" style:font-size-asian="9.60000038146973pt" style:font-weight-asian="bold" style:font-size-complex="11pt" style:font-weight-complex="bold"/>
    </style:style>
    <style:style style:name="P8" style:family="paragraph" style:parent-style-name="Text_20_body">
      <style:paragraph-properties fo:text-align="start" style:justify-single-word="false"/>
      <style:text-properties fo:font-size="11pt" style:font-size-asian="11pt" style:font-size-complex="11pt"/>
    </style:style>
    <style:style style:name="P9" style:family="paragraph" style:parent-style-name="Text_20_body">
      <style:paragraph-properties fo:text-align="start"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fo:color="#000000" style:font-name="Liberation Serif" fo:font-size="12pt" style:font-name-asian="BAAAAA+LiberationSans" style:font-size-asian="12pt" style:font-name-complex="BAAAAA+LiberationSans" style:font-size-complex="12pt"/>
    </style:style>
    <style:style style:name="P13" style:family="paragraph" style:parent-style-name="Standard">
      <style:text-properties fo:color="#000000" style:font-name="Liberation Serif" fo:font-size="12pt" style:font-size-asian="12pt" style:font-size-complex="12pt"/>
    </style:style>
    <style:style style:name="P14" style:family="paragraph" style:parent-style-name="Standard">
      <style:paragraph-properties fo:line-height="150%" fo:text-align="justify" style:justify-single-word="false"/>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line-height="150%" fo:text-align="justify" style:justify-single-word="false"/>
    </style:style>
    <style:style style:name="P17" style:family="paragraph" style:parent-style-name="Standard">
      <style:text-properties style:font-name="Liberation Serif" style:font-name-asian="DejaVu Sans" style:font-name-complex="DejaVu Sans"/>
    </style:style>
    <style:style style:name="P18" style:family="paragraph" style:parent-style-name="Standard">
      <style:text-properties style:font-name="Liberation Serif" fo:font-style="normal" style:font-name-asian="Standard Symbols L" style:font-style-asian="normal" style:font-name-complex="Standard Symbols L" style:font-style-complex="normal"/>
    </style:style>
    <style:style style:name="P19" style:family="paragraph" style:parent-style-name="Text_20_body">
      <style:paragraph-properties fo:margin-top="0in" fo:margin-bottom="0.0799in" fo:line-height="100%"/>
    </style:style>
    <style:style style:name="P20" style:family="paragraph" style:parent-style-name="Text_20_body">
      <style:paragraph-properties fo:margin-top="0in" fo:margin-bottom="0.0799in" fo:line-height="100%"/>
      <style:text-properties fo:font-style="normal" style:font-style-asian="normal" style:font-style-complex="normal"/>
    </style:style>
    <style:style style:name="P21" style:family="paragraph" style:parent-style-name="Text_20_body">
      <style:paragraph-properties fo:margin-top="0in" fo:margin-bottom="0.0799in" fo:line-height="100%" fo:text-align="center" style:justify-single-word="false"/>
      <style:text-properties fo:font-style="normal" style:font-style-asian="normal" style:font-style-complex="normal"/>
    </style:style>
    <style:style style:name="P22" style:family="paragraph" style:parent-style-name="Text_20_body">
      <style:paragraph-properties fo:margin-top="0in" fo:margin-bottom="0.0799in" fo:line-height="100%"/>
      <style:text-properties fo:font-size="11pt" fo:font-style="normal" fo:font-weight="bold" style:font-size-asian="9.60000038146973pt" style:font-style-asian="normal" style:font-weight-asian="bold" style:font-size-complex="11pt" style:font-style-complex="normal" style:font-weight-complex="bold"/>
    </style:style>
    <style:style style:name="P23" style:family="paragraph" style:parent-style-name="Text_20_body">
      <style:paragraph-properties fo:margin-top="0in" fo:margin-bottom="0.0799in" fo:line-height="100%" fo:text-align="center" style:justify-single-word="false"/>
      <style:text-properties fo:font-size="11pt" fo:font-style="normal" fo:font-weight="bold" style:font-size-asian="9.60000038146973pt" style:font-style-asian="normal" style:font-weight-asian="bold" style:font-size-complex="11pt" style:font-style-complex="normal" style:font-weight-complex="bold"/>
    </style:style>
    <style:style style:name="P24" style:family="paragraph" style:parent-style-name="Text_20_body">
      <style:paragraph-properties fo:margin-top="0in" fo:margin-bottom="0.0799in" fo:line-height="100%"/>
      <style:text-properties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Text_20_body">
      <style:paragraph-properties fo:margin-top="0in" fo:margin-bottom="0.0799in" fo:line-height="100%" fo:text-align="center" style:justify-single-word="false"/>
      <style:text-properties fo:font-size="11pt" fo:font-style="normal" style:font-size-asian="9.60000038146973pt" style:font-style-asian="normal" style:font-size-complex="11pt" style:font-style-complex="normal"/>
    </style:style>
    <style:style style:name="P26" style:family="paragraph" style:parent-style-name="Text_20_body">
      <style:paragraph-properties fo:margin-top="0in" fo:margin-bottom="0.0799in" fo:line-height="100%"/>
      <style:text-properties fo:font-size="11pt" fo:font-style="normal" style:font-size-asian="11pt" style:font-style-asian="normal" style:font-size-complex="11pt" style:font-style-complex="normal"/>
    </style:style>
    <style:style style:name="P27" style:family="paragraph" style:parent-style-name="Text_20_body">
      <style:paragraph-properties fo:margin-top="0in" fo:margin-bottom="0.0799in" fo:line-height="100%"/>
      <style:text-properties fo:font-size="11pt" style:font-size-asian="9.60000038146973pt" style:font-size-complex="11pt"/>
    </style:style>
    <style:style style:name="P28" style:family="paragraph" style:parent-style-name="Text_20_body">
      <style:paragraph-properties fo:margin-top="0in" fo:margin-bottom="0.0799in" fo:line-height="100%"/>
      <style:text-properties fo:font-size="2pt" fo:font-style="normal" style:font-size-asian="1.75pt" style:font-style-asian="normal" style:font-size-complex="2pt" style:font-style-complex="normal"/>
    </style:style>
    <style:style style:name="P29" style:family="paragraph" style:parent-style-name="Standard">
      <style:paragraph-properties fo:margin-top="0in" fo:margin-bottom="0.0799in" fo:line-height="100%"/>
    </style:style>
    <style:style style:name="P30" style:family="paragraph" style:parent-style-name="Standard">
      <style:paragraph-properties fo:margin-top="0in" fo:margin-bottom="0.0799in" fo:line-height="100%"/>
      <style:text-properties fo:font-style="normal" style:font-style-asian="normal" style:font-style-complex="normal"/>
    </style:style>
    <style:style style:name="P31" style:family="paragraph" style:parent-style-name="Standard">
      <style:paragraph-properties fo:margin-top="0in" fo:margin-bottom="0.0799in" fo:line-height="100%"/>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start" style:justify-single-word="false"/>
    </style:style>
    <style:style style:name="P35" style:family="paragraph" style:parent-style-name="Heading_20_3">
      <style:text-properties fo:font-style="normal" style:font-style-asian="normal" style:font-style-complex="normal"/>
    </style:style>
    <style:style style:name="P36" style:family="paragraph" style:parent-style-name="Heading_20_3">
      <style:text-properties fo:font-size="12pt" style:font-size-asian="10.5pt" style:font-size-complex="12pt"/>
    </style:style>
    <style:style style:name="P37" style:family="paragraph" style:parent-style-name="Text_20_body">
      <style:paragraph-properties fo:margin-top="0in" fo:margin-bottom="0.0799in" fo:line-height="100%"/>
      <style:text-properties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Standard Symbols L" style:font-name-asian="Standard Symbols L" style:font-name-complex="Standard Symbols L"/>
    </style:style>
    <style:style style:name="T7" style:family="text">
      <style:text-properties style:font-name="Standard Symbols L" fo:font-style="italic" style:font-name-asian="Standard Symbols L" style:font-style-asian="italic" style:font-name-complex="Standard Symbols L" style:font-style-complex="italic"/>
    </style:style>
    <style:style style:name="T8" style:family="text">
      <style:text-properties style:font-name="Standard Symbols L" fo:font-style="normal" style:font-name-asian="Standard Symbols L" style:font-style-asian="normal" style:font-name-complex="Standard Symbols L" style:font-style-complex="normal"/>
    </style:style>
    <style:style style:name="T9" style:family="text">
      <style:text-properties style:font-name="Standard Symbols L" fo:font-style="normal" fo:font-weight="normal" style:font-name-asian="Standard Symbols L" style:font-style-asian="normal" style:font-weight-asian="normal" style:font-name-complex="Standard Symbols L" style:font-style-complex="normal" style:font-weight-complex="normal"/>
    </style:style>
    <style:style style:name="T10" style:family="text">
      <style:text-properties style:font-name="Liberation Serif"/>
    </style:style>
    <style:style style:name="T11" style:family="text">
      <style:text-properties style:font-name="Liberation Serif" style:font-name-asian="DejaVu Sans" style:font-name-complex="DejaVu Sans"/>
    </style:style>
    <style:style style:name="T12" style:family="text">
      <style:text-properties style:font-name="Liberation Serif" fo:font-style="normal" style:font-name-asian="Standard Symbols L" style:font-style-asian="normal" style:font-name-complex="Standard Symbols L" style:font-style-complex="normal"/>
    </style:style>
    <style:style style:name="T13" style:family="text">
      <style:text-properties style:font-name="Liberation Serif" fo:font-style="normal" fo:font-weight="normal" style:font-name-asian="DejaVu Sans" style:font-style-asian="normal" style:font-weight-asian="normal" style:font-name-complex="DejaVu Sans" style:font-style-complex="normal" style:font-weight-complex="normal"/>
    </style:style>
    <style:style style:name="T14" style:family="text">
      <style:text-properties style:font-name="Liberation Serif" style:font-name-asian="Standard Symbols L" style:font-name-complex="Standard Symbols L"/>
    </style:style>
    <style:style style:name="T15" style:family="text">
      <style:text-properties style:font-name="Liberation Serif" fo:font-style="italic" style:font-name-asian="Standard Symbols L" style:font-style-asian="italic" style:font-name-complex="Standard Symbols L" style:font-style-complex="italic"/>
    </style:style>
    <style:style style:name="T16" style:family="text">
      <style:text-properties style:font-name="Liberation Serif" fo:font-style="italic" fo:font-weight="bold" style:font-name-asian="Standard Symbols L" style:font-style-asian="italic" style:font-weight-asian="bold" style:font-name-complex="Standard Symbols L" style:font-style-complex="italic" style:font-weight-complex="bold"/>
    </style:style>
    <style:style style:name="T17" style:family="text">
      <style:text-properties style:font-name="Liberation Serif" fo:font-style="italic" fo:font-weight="bold" style:font-name-asian="DejaVu Sans" style:font-style-asian="italic" style:font-weight-asian="bold" style:font-name-complex="DejaVu Sans" style:font-style-complex="italic" style:font-weight-complex="bold"/>
    </style:style>
    <style:style style:name="T18" style:family="text">
      <style:text-properties style:font-name="Liberation Serif" fo:font-style="italic" style:font-name-asian="DejaVu Sans" style:font-style-asian="italic" style:font-name-complex="DejaVu Sans" style:font-style-complex="italic"/>
    </style:style>
    <style:style style:name="T19" style:family="text">
      <style:text-properties style:font-name="Liberation Serif" style:font-name-asian="BAAAAA+LiberationSans" style:font-name-complex="BAAAAA+LiberationSans"/>
    </style:style>
    <style:style style:name="T20" style:family="text">
      <style:text-properties style:font-name="Liberation Serif" style:font-name-asian="OpenSymbol" style:font-name-complex="OpenSymbol"/>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style:font-name="OpenSymbol" style:font-name-asian="OpenSymbol" style:font-name-complex="OpenSymbol"/>
    </style:style>
    <style:style style:name="T26" style:family="text">
      <style:text-properties fo:color="#000000" style:font-name="Liberation Serif" fo:font-size="12pt" style:font-name-asian="BAAAAA+LiberationSans" style:font-size-asian="12pt" style:font-name-complex="BAAAAA+LiberationSans" style:font-size-complex="12pt"/>
    </style:style>
    <style:style style:name="T27" style:family="text">
      <style:text-properties fo:font-size="11pt" style:font-size-asian="9.60000038146973pt" style:font-size-complex="11pt"/>
    </style:style>
    <style:style style:name="T28" style:family="text">
      <style:text-properties fo:font-size="11pt" fo:font-weight="bold" style:font-size-asian="9.60000038146973pt" style:font-weight-asian="bold" style:font-size-complex="11pt" style:font-weight-complex="bold"/>
    </style:style>
    <style:style style:name="T29"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baseline"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ytracing algorithm</text:h>
      <text:p text:style-name="P1">Leonid Benkevitch, Igor Sokolov</text:p>
      <text:h text:style-name="Heading_20_3" text:outline-level="3">Introduction</text:h>
      <text:p text:style-name="Text_20_body">Solar radioastronomy deals with electromagnetic waves traveling in the media with non-uniformly distributed index of refraction. The ray trajectories in solar corona are far from straight lines for the frequencies below ~200 MHz. In order to simulate a radiotelescope solar image one needs to calculate the trajectories of the rays that make up the sun pixel image. In this work a raytracing algorithm is presented. It allows to calculate ray trajectories in space plasmas with specified density distribution. </text:p>
      <text:p text:style-name="Text_20_body"><text:span text:style-name="T3">In order to find an electromagnetic ray trajectory in non-uniform plasma one needs to know the distribution of index of refraction </text:span><text:span text:style-name="T3"><draw:frame draw:style-name="fr3" draw:name="Object34" text:anchor-type="as-char" svg:width="0.5874in" svg:height="0.1917in" draw:z-index="26"><draw:object xlink:href="./Object 34" xlink:type="simple" xlink:show="embed" xlink:actuate="onLoad"/><draw:image xlink:href="./ObjectReplacements/Object 34" xlink:type="simple" xlink:show="embed" xlink:actuate="onLoad"/></draw:frame></text:span><text:span text:style-name="T3">, which is the square root of dielectric permittivity</text:span><text:span text:style-name="T3"><draw:frame draw:style-name="fr3" draw:name="Object1" text:anchor-type="as-char" svg:width="0.1583in" svg:height="0.1839in" draw:z-index="27"><draw:object xlink:href="./Object 1" xlink:type="simple" xlink:show="embed" xlink:actuate="onLoad"/><draw:image xlink:href="./ObjectReplacements/Object 1" xlink:type="simple" xlink:show="embed" xlink:actuate="onLoad"/></draw:frame></text:span><text:span text:style-name="T3">:</text:span></text:p>
      <table:table table:name="Table1" table:style-name="Table1">
        <table:table-column table:style-name="Table1.A"/>
        <table:table-column table:style-name="Table1.B"/>
        <table:table-header-rows>
          <table:table-row>
            <table:table-cell table:style-name="Table1.A1" office:value-type="string">
              <text:p text:style-name="P32"><draw:frame draw:style-name="fr3" draw:name="Objekt4" text:anchor-type="as-char" svg:width="0.489in" svg:height="0.1984in" draw:z-index="28"><draw:object xlink:href="./Object 241" xlink:type="simple" xlink:show="embed" xlink:actuate="onLoad"/><draw:image xlink:href="./ObjectReplacements/Object 241" xlink:type="simple" xlink:show="embed" xlink:actuate="onLoad"/></draw:frame> </text:p>
            </table:table-cell>
            <table:table-cell table:style-name="Table1.A1" office:value-type="string">
              <text:p text:style-name="P33">(<text:sequence text:ref-name="refText0" text:name="Text" text:formula="ooow:Text+1" style:num-format="1">1</text:sequence>)</text:p>
            </table:table-cell>
          </table:table-row>
        </table:table-header-rows>
      </table:table>
      <text:p text:style-name="Standard">Here <text:span text:style-name="T1">r</text:span> is the position vector: <draw:frame draw:style-name="fr3" draw:name="Object35" text:anchor-type="as-char" svg:width="0.8835in" svg:height="0.1917in" draw:z-index="29"><draw:object xlink:href="./Object 35" xlink:type="simple" xlink:show="embed" xlink:actuate="onLoad"/><draw:image xlink:href="./ObjectReplacements/Object 35" xlink:type="simple" xlink:show="embed" xlink:actuate="onLoad"/></draw:frame>in Cartesian coordinates, and <text:span text:style-name="T6"></text:span><text:span text:style-name="T11"> is angular frequency of the wave</text:span>. The index of refraction can be calculated from the plasma density distribution <draw:frame draw:style-name="fr3" draw:name="Object36" text:anchor-type="as-char" svg:width="0.3898in" svg:height="0.1917in" draw:z-index="30"><draw:object xlink:href="./Object 36" xlink:type="simple" xlink:show="embed" xlink:actuate="onLoad"/><draw:image xlink:href="./ObjectReplacements/Object 36" xlink:type="simple" xlink:show="embed" xlink:actuate="onLoad"/></draw:frame>. For plasma,</text:p>
      <table:table table:name="Table3" table:style-name="Table3">
        <table:table-column table:style-name="Table3.A"/>
        <table:table-column table:style-name="Table3.B"/>
        <table:table-header-rows>
          <table:table-row>
            <table:table-cell table:style-name="Table3.A1" office:value-type="string">
              <text:p text:style-name="P32"><draw:frame draw:style-name="fr3" draw:name="Object242" text:anchor-type="as-char" svg:width="0.748in" svg:height="0.4654in" draw:z-index="31"><draw:object xlink:href="./Object 243" xlink:type="simple" xlink:show="embed" xlink:actuate="onLoad"/><draw:image xlink:href="./ObjectReplacements/Object 243" xlink:type="simple" xlink:show="embed" xlink:actuate="onLoad"/></draw:frame> </text:p>
            </table:table-cell>
            <table:table-cell table:style-name="Table3.A1" office:value-type="string">
              <text:p text:style-name="P33">(<text:sequence text:ref-name="refText1" text:name="Text" text:formula="ooow:Text+1" style:num-format="1">2</text:sequence>)</text:p>
            </table:table-cell>
          </table:table-row>
        </table:table-header-rows>
      </table:table>
      <text:p text:style-name="Text_20_body">where <draw:frame draw:style-name="fr3" draw:name="Object4" text:anchor-type="as-char" svg:width="0.2709in" svg:height="0.2083in" draw:z-index="32"><draw:object xlink:href="./Object 4" xlink:type="simple" xlink:show="embed" xlink:actuate="onLoad"/><draw:image xlink:href="./ObjectReplacements/Object 4" xlink:type="simple" xlink:show="embed" xlink:actuate="onLoad"/></draw:frame>is the plasma frequency: </text:p>
      <table:table table:name="Table2" table:style-name="Table2">
        <table:table-column table:style-name="Table2.A"/>
        <table:table-column table:style-name="Table2.B"/>
        <table:table-header-rows>
          <table:table-row>
            <table:table-cell table:style-name="Table2.A1" office:value-type="string">
              <text:p text:style-name="P32"><draw:frame draw:style-name="fr3" draw:name="Object241" text:anchor-type="as-char" svg:width="1.0835in" svg:height="0.5063in" draw:z-index="34"><draw:object xlink:href="./Object 242" xlink:type="simple" xlink:show="embed" xlink:actuate="onLoad"/><draw:image xlink:href="./ObjectReplacements/Object 242" xlink:type="simple" xlink:show="embed" xlink:actuate="onLoad"/></draw:frame> </text:p>
            </table:table-cell>
            <table:table-cell table:style-name="Table2.A1" office:value-type="string">
              <text:p text:style-name="P33">(<text:sequence text:ref-name="refText2" text:name="Text" text:formula="ooow:Text+1" style:num-format="1">3</text:sequence>)</text:p>
            </table:table-cell>
          </table:table-row>
        </table:table-header-rows>
      </table:table>
      <text:p text:style-name="Standard"/>
      <text:p text:style-name="Text_20_body">The plasma density <draw:frame draw:style-name="fr3" draw:name="Object6" text:anchor-type="as-char" svg:width="0.6516in" svg:height="0.2083in" draw:z-index="35"><draw:object xlink:href="./Object 6" xlink:type="simple" xlink:show="embed" xlink:actuate="onLoad"/><draw:image xlink:href="./ObjectReplacements/Object 6" xlink:type="simple" xlink:show="embed" xlink:actuate="onLoad"/></draw:frame> at which the electromagnetic wave frequency equals the plasma frequency is called the critical density <draw:frame draw:style-name="fr3" draw:name="Object7" text:anchor-type="as-char" svg:width="0.261in" svg:height="0.2083in" draw:z-index="36"><draw:object xlink:href="./Object 7" xlink:type="simple" xlink:show="embed" xlink:actuate="onLoad"/><draw:image xlink:href="./ObjectReplacements/Object 7" xlink:type="simple" xlink:show="embed" xlink:actuate="onLoad"/></draw:frame>. For the critical density the plasma dielectric constant and hence index of refraction are zero. <text:s/>The dielectric constant depends on density as follows:</text:p>
      <text:p text:style-name="Text_20_body"><text:tab/><text:tab/><draw:frame draw:style-name="fr3" draw:name="Object8" text:anchor-type="as-char" svg:width="4.2228in" svg:height="0.748in" draw:z-index="0"><draw:object xlink:href="./Object 8" xlink:type="simple" xlink:show="embed" xlink:actuate="onLoad"/><draw:image xlink:href="./ObjectReplacements/Object 8" xlink:type="simple" xlink:show="embed" xlink:actuate="onLoad"/></draw:frame>.</text:p>
      <text:p text:style-name="Text_20_body">Thus, the dielectric permittivity can be expressed via the critical density, </text:p>
      <table:table table:name="Table4" table:style-name="Table4">
        <table:table-column table:style-name="Table4.A"/>
        <table:table-column table:style-name="Table4.B"/>
        <table:table-header-rows>
          <table:table-row>
            <table:table-cell table:style-name="Table4.A1" office:value-type="string">
              <text:p text:style-name="P32"><draw:frame draw:style-name="fr3" draw:name="Object243" text:anchor-type="as-char" svg:width="0.7425in" svg:height="0.4008in" draw:z-index="37"><draw:object xlink:href="./Object 244" xlink:type="simple" xlink:show="embed" xlink:actuate="onLoad"/><draw:image xlink:href="./ObjectReplacements/Object 244" xlink:type="simple" xlink:show="embed" xlink:actuate="onLoad"/></draw:frame> </text:p>
            </table:table-cell>
            <table:table-cell table:style-name="Table4.A1" office:value-type="string">
              <text:p text:style-name="P33">(<text:sequence text:ref-name="refText3" text:name="Text" text:formula="ooow:Text+1" style:num-format="1">4</text:sequence>)</text:p>
            </table:table-cell>
          </table:table-row>
        </table:table-header-rows>
      </table:table>
      <text:p text:style-name="Standard"/>
      <text:p text:style-name="Text_20_body">and the gradient of dielectric permittivity is rendered as</text:p>
      <table:table table:name="Table85" table:style-name="Table85">
        <table:table-column table:style-name="Table85.A"/>
        <table:table-column table:style-name="Table85.B"/>
        <table:table-header-rows>
          <table:table-row>
            <table:table-cell table:style-name="Table85.A1" office:value-type="string">
              <text:p text:style-name="P32"><draw:frame draw:style-name="fr3" draw:name="Object10" text:anchor-type="as-char" svg:width="0.8201in" svg:height="0.402in" draw:z-index="38"><draw:object xlink:href="./Object 10" xlink:type="simple" xlink:show="embed" xlink:actuate="onLoad"/><draw:image xlink:href="./ObjectReplacements/Object 10" xlink:type="simple" xlink:show="embed" xlink:actuate="onLoad"/></draw:frame> </text:p>
            </table:table-cell>
            <table:table-cell table:style-name="Table85.A1" office:value-type="string">
              <text:p text:style-name="P33">(<text:sequence text:ref-name="refText4" text:name="Text" text:formula="ooow:Text+1" style:num-format="1">5</text:sequence>)</text:p>
            </table:table-cell>
          </table:table-row>
        </table:table-header-rows>
      </table:table>
      <text:p text:style-name="Standard">The gradient of the index of refraction can be expressed through the permittivity as</text:p>
      <table:table table:name="Table6" table:style-name="Table6">
        <table:table-column table:style-name="Table6.A"/>
        <table:table-column table:style-name="Table6.B"/>
        <table:table-header-rows>
          <text:soft-page-break/>
          <table:table-row>
            <table:table-cell table:style-name="Table6.A1" office:value-type="string">
              <text:p text:style-name="P32"><draw:frame draw:style-name="fr3" draw:name="Object245" text:anchor-type="as-char" svg:width="1.2165in" svg:height="0.4075in" draw:z-index="39"><draw:object xlink:href="./Object 246" xlink:type="simple" xlink:show="embed" xlink:actuate="onLoad"/><draw:image xlink:href="./ObjectReplacements/Object 246" xlink:type="simple" xlink:show="embed" xlink:actuate="onLoad"/></draw:frame> </text:p>
            </table:table-cell>
            <table:table-cell table:style-name="Table6.A1" office:value-type="string">
              <text:p text:style-name="P33">(<text:sequence text:ref-name="refText5" text:name="Text" text:formula="ooow:Text+1" style:num-format="1">6</text:sequence>)</text:p>
            </table:table-cell>
          </table:table-row>
        </table:table-header-rows>
      </table:table>
      <text:p text:style-name="Standard"/>
      <text:p text:style-name="Text_20_body">The relative gradient of the index of refraction, which will be required for the algorithm further, is: </text:p>
      <text:p text:style-name="Text_20_body"><text:tab/><text:tab/><text:tab/><text:tab/><draw:frame draw:style-name="fr3" draw:name="Object12" text:anchor-type="as-char" svg:width="1.9409in" svg:height="0.4075in" draw:z-index="1"><draw:object xlink:href="./Object 12" xlink:type="simple" xlink:show="embed" xlink:actuate="onLoad"/><draw:image xlink:href="./ObjectReplacements/Object 12" xlink:type="simple" xlink:show="embed" xlink:actuate="onLoad"/></draw:frame>,</text:p>
      <text:p text:style-name="Text_20_body">or </text:p>
      <table:table table:name="Table7" table:style-name="Table7">
        <table:table-column table:style-name="Table7.A"/>
        <table:table-column table:style-name="Table7.B"/>
        <table:table-header-rows>
          <table:table-row>
            <table:table-cell table:style-name="Table7.A1" office:value-type="string">
              <text:p text:style-name="P32"><draw:frame draw:style-name="fr3" draw:name="Object246" text:anchor-type="as-char" svg:width="0.7228in" svg:height="0.3929in" draw:z-index="41"><draw:object xlink:href="./Object 247" xlink:type="simple" xlink:show="embed" xlink:actuate="onLoad"/><draw:image xlink:href="./ObjectReplacements/Object 247" xlink:type="simple" xlink:show="embed" xlink:actuate="onLoad"/></draw:frame> </text:p>
            </table:table-cell>
            <table:table-cell table:style-name="Table7.A1" office:value-type="string">
              <text:p text:style-name="P33">(<text:sequence text:ref-name="refText6" text:name="Text" text:formula="ooow:Text+1" style:num-format="1">7</text:sequence>)</text:p>
            </table:table-cell>
          </table:table-row>
        </table:table-header-rows>
      </table:table>
      <text:p text:style-name="Standard"/>
      <text:h text:style-name="Heading_20_3" text:outline-level="3">Equation for ray trajectory</text:h>
      <text:p text:style-name="Text_20_body">For electromagnetic wave ray trajectories the Lagrange principle cannot be applied. However, there exists an analogous Fermat principle. It states that the light ray will choose the path along which the index of refraction reaches minimum values, or</text:p>
      <table:table table:name="Table8" table:style-name="Table8">
        <table:table-column table:style-name="Table8.A"/>
        <table:table-column table:style-name="Table8.B"/>
        <table:table-header-rows>
          <table:table-row>
            <table:table-cell table:style-name="Table8.A1" office:value-type="string">
              <text:p text:style-name="P32"><draw:frame draw:style-name="fr3" draw:name="Object2" text:anchor-type="as-char" svg:width="0.7984in" svg:height="0.4992in" draw:z-index="43"><draw:object xlink:href="./Object 2" xlink:type="simple" xlink:show="embed" xlink:actuate="onLoad"/><draw:image xlink:href="./ObjectReplacements/Object 2" xlink:type="simple" xlink:show="embed" xlink:actuate="onLoad"/></draw:frame> </text:p>
            </table:table-cell>
            <table:table-cell table:style-name="Table8.A1" office:value-type="string">
              <text:p text:style-name="P33">(<text:sequence text:ref-name="refText7" text:name="Text" text:formula="ooow:Text+1" style:num-format="1">8</text:sequence>)</text:p>
            </table:table-cell>
          </table:table-row>
        </table:table-header-rows>
      </table:table>
      <text:p text:style-name="Standard"/>
      <text:p text:style-name="Text_20_body">where <text:span text:style-name="T7"></text:span><text:span text:style-name="T11"> <text:s/>means variation. The integrand can be transformed so that it had a Lagrangian form. Introduce <text:s/>a parameter </text:span><text:span text:style-name="T7"></text:span><text:span text:style-name="T12">. </text:span><text:span text:style-name="T11">The parametric trajectory equation then is</text:span><text:span text:style-name="T11"><draw:frame draw:style-name="fr3" draw:name="Object38" text:anchor-type="as-char" svg:width="1.9181in" svg:height="0.1917in" draw:z-index="40"><draw:object xlink:href="./Object 38" xlink:type="simple" xlink:show="embed" xlink:actuate="onLoad"/><draw:image xlink:href="./ObjectReplacements/Object 38" xlink:type="simple" xlink:show="embed" xlink:actuate="onLoad"/></draw:frame></text:span><text:span text:style-name="T11">.</text:span></text:p>
      <text:p text:style-name="Text_20_body">Notice that here the <text:span text:style-name="T7"></text:span><text:span text:style-name="T11"> <text:s/>is a time-like variable, but it is not time. Then the ray path element squared is </text:span></text:p>
      <table:table table:name="Table9" table:style-name="Table9">
        <table:table-column table:style-name="Table9.A"/>
        <table:table-column table:style-name="Table9.B"/>
        <table:table-header-rows>
          <table:table-row>
            <table:table-cell table:style-name="Table9.A1" office:value-type="string">
              <text:p text:style-name="P32"><draw:frame draw:style-name="fr3" draw:name="Object3" text:anchor-type="as-char" svg:width="4.2398in" svg:height="0.4835in" draw:z-index="44"><draw:object xlink:href="./Object 3" xlink:type="simple" xlink:show="embed" xlink:actuate="onLoad"/><draw:image xlink:href="./ObjectReplacements/Object 3" xlink:type="simple" xlink:show="embed" xlink:actuate="onLoad"/></draw:frame> </text:p>
            </table:table-cell>
            <table:table-cell table:style-name="Table9.A1" office:value-type="string">
              <text:p text:style-name="P33">(<text:sequence text:ref-name="refText8" text:name="Text" text:formula="ooow:Text+1" style:num-format="1">9</text:sequence>)</text:p>
            </table:table-cell>
          </table:table-row>
        </table:table-header-rows>
      </table:table>
      <text:p text:style-name="Standard">or</text:p>
      <table:table table:name="Table10" table:style-name="Table10">
        <table:table-column table:style-name="Table10.A"/>
        <table:table-column table:style-name="Table10.B"/>
        <table:table-header-rows>
          <table:table-row>
            <table:table-cell table:style-name="Table10.A1" office:value-type="string">
              <text:p text:style-name="P32"><draw:frame draw:style-name="fr3" draw:name="Object5" text:anchor-type="as-char" svg:width="0.9138in" svg:height="0.198in" draw:z-index="45"><draw:object xlink:href="./Object 5" xlink:type="simple" xlink:show="embed" xlink:actuate="onLoad"/><draw:image xlink:href="./ObjectReplacements/Object 5" xlink:type="simple" xlink:show="embed" xlink:actuate="onLoad"/></draw:frame> </text:p>
            </table:table-cell>
            <table:table-cell table:style-name="Table10.A1" office:value-type="string">
              <text:p text:style-name="P33">(<text:sequence text:ref-name="refText9" text:name="Text" text:formula="ooow:Text+1" style:num-format="1">10</text:sequence>)</text:p>
            </table:table-cell>
          </table:table-row>
        </table:table-header-rows>
      </table:table>
      <text:p text:style-name="Standard"><text:span text:style-name="T11">Substitute d</text:span>s<text:span text:style-name="T11"> into the Fermat integral </text:span><text:span text:style-name="T11"><text:sequence-ref text:reference-format="text" text:ref-name="refText7">(8)</text:sequence-ref></text:span><text:span text:style-name="T11">:</text:span></text:p>
      <table:table table:name="Table11" table:style-name="Table11">
        <table:table-column table:style-name="Table11.A"/>
        <table:table-column table:style-name="Table11.B"/>
        <table:table-header-rows>
          <table:table-row>
            <table:table-cell table:style-name="Table11.A1" office:value-type="string">
              <text:p text:style-name="P32"><draw:frame draw:style-name="fr3" draw:name="Object9" text:anchor-type="as-char" svg:width="1.1425in" svg:height="0.4992in" draw:z-index="46"><draw:object xlink:href="./Object 9" xlink:type="simple" xlink:show="embed" xlink:actuate="onLoad"/><draw:image xlink:href="./ObjectReplacements/Object 9" xlink:type="simple" xlink:show="embed" xlink:actuate="onLoad"/></draw:frame> </text:p>
            </table:table-cell>
            <table:table-cell table:style-name="Table11.A1" office:value-type="string">
              <text:p text:style-name="P33">(<text:sequence text:ref-name="refText10" text:name="Text" text:formula="ooow:Text+1" style:num-format="1">11</text:sequence>)</text:p>
            </table:table-cell>
          </table:table-row>
        </table:table-header-rows>
      </table:table>
      <text:p text:style-name="P17">Now the integrand has the Lagrangian format,</text:p>
      <table:table table:name="Table12" table:style-name="Table12">
        <table:table-column table:style-name="Table12.A"/>
        <table:table-column table:style-name="Table12.B"/>
        <table:table-header-rows>
          <table:table-row>
            <table:table-cell table:style-name="Table12.A1" office:value-type="string">
              <text:p text:style-name="P32"><draw:frame draw:style-name="fr3" draw:name="Object11" text:anchor-type="as-char" svg:width="1.7256in" svg:height="0.2055in" draw:z-index="47"><draw:object xlink:href="./Object 11" xlink:type="simple" xlink:show="embed" xlink:actuate="onLoad"/><draw:image xlink:href="./ObjectReplacements/Object 11" xlink:type="simple" xlink:show="embed" xlink:actuate="onLoad"/></draw:frame> </text:p>
            </table:table-cell>
            <table:table-cell table:style-name="Table12.A1" office:value-type="string">
              <text:p text:style-name="P33">(<text:sequence text:ref-name="refText11" text:name="Text" text:formula="ooow:Text+1" style:num-format="1">12</text:sequence>)</text:p>
            </table:table-cell>
          </table:table-row>
        </table:table-header-rows>
      </table:table>
      <text:p text:style-name="Standard">and we can utilize the Euler-Lagrange method to find the differential equation of the ray trajectory satisfying the variation minimum condition. The minimum of the variation is reached at the solution to <text:s/>the Euler-Lagrange equation:</text:p>
      <table:table table:name="Table13" table:style-name="Table13">
        <table:table-column table:style-name="Table13.A"/>
        <table:table-column table:style-name="Table13.B"/>
        <table:table-header-rows>
          <table:table-row>
            <table:table-cell table:style-name="Table13.A1" office:value-type="string">
              <text:p text:style-name="P32"><draw:frame draw:style-name="fr3" draw:name="Object13" text:anchor-type="as-char" svg:width="1.3083in" svg:height="0.4311in" draw:z-index="48"><draw:object xlink:href="./Object 13" xlink:type="simple" xlink:show="embed" xlink:actuate="onLoad"/><draw:image xlink:href="./ObjectReplacements/Object 13" xlink:type="simple" xlink:show="embed" xlink:actuate="onLoad"/></draw:frame> </text:p>
            </table:table-cell>
            <table:table-cell table:style-name="Table13.A1" office:value-type="string">
              <text:p text:style-name="P33">(<text:sequence text:ref-name="refText12" text:name="Text" text:formula="ooow:Text+1" style:num-format="1">13</text:sequence>)</text:p>
            </table:table-cell>
          </table:table-row>
        </table:table-header-rows>
      </table:table>
      <text:p text:style-name="Standard">Find the partial derivatives to substitute into the equation. </text:p>
      <table:table table:name="Table14" table:style-name="Table14">
        <table:table-column table:style-name="Table14.A"/>
        <table:table-column table:style-name="Table14.B"/>
        <table:table-header-rows>
          <text:soft-page-break/>
          <table:table-row>
            <table:table-cell table:style-name="Table14.A1" office:value-type="string">
              <text:p text:style-name="P32"><draw:frame draw:style-name="fr3" draw:name="Object14" text:anchor-type="as-char" svg:width="3.9665in" svg:height="0.8437in" draw:z-index="78"><draw:object xlink:href="./Object 14" xlink:type="simple" xlink:show="embed" xlink:actuate="onLoad"/><draw:image xlink:href="./ObjectReplacements/Object 14" xlink:type="simple" xlink:show="embed" xlink:actuate="onLoad"/></draw:frame>, </text:p>
            </table:table-cell>
            <table:table-cell table:style-name="Table14.A1" office:value-type="string">
              <text:p text:style-name="P33">(<text:sequence text:ref-name="refText13" text:name="Text" text:formula="ooow:Text+1" style:num-format="1">14</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32"><draw:frame draw:style-name="fr3" draw:name="Object15" text:anchor-type="as-char" svg:width="2.628in" svg:height="0.4in" draw:z-index="71"><draw:object xlink:href="./Object 15" xlink:type="simple" xlink:show="embed" xlink:actuate="onLoad"/><draw:image xlink:href="./ObjectReplacements/Object 15" xlink:type="simple" xlink:show="embed" xlink:actuate="onLoad"/></draw:frame>. </text:p>
            </table:table-cell>
            <table:table-cell table:style-name="Table15.A1" office:value-type="string">
              <text:p text:style-name="P33">(<text:sequence text:ref-name="refText14" text:name="Text" text:formula="ooow:Text+1" style:num-format="1">15</text:sequence>)</text:p>
            </table:table-cell>
          </table:table-row>
        </table:table-header-rows>
      </table:table>
      <text:p text:style-name="Standard">Substituting the derivatives from <text:sequence-ref text:reference-format="text" text:ref-name="refText13">(14)</text:sequence-ref> and <text:sequence-ref text:reference-format="text" text:ref-name="refText14">(15)</text:sequence-ref> <text:s/>in <text:sequence-ref text:reference-format="text" text:ref-name="refText12">(13)</text:sequence-ref> yields the equation for the ray trajectory</text:p>
      <table:table table:name="Table16" table:style-name="Table16">
        <table:table-column table:style-name="Table16.A"/>
        <table:table-column table:style-name="Table16.B"/>
        <table:table-header-rows>
          <table:table-row>
            <table:table-cell table:style-name="Table16.A1" office:value-type="string">
              <text:p text:style-name="P32"><draw:frame draw:style-name="fr3" draw:name="Object16" text:anchor-type="as-char" svg:width="1.3575in" svg:height="0.4311in" draw:z-index="52"><draw:object xlink:href="./Object 16" xlink:type="simple" xlink:show="embed" xlink:actuate="onLoad"/><draw:image xlink:href="./ObjectReplacements/Object 16" xlink:type="simple" xlink:show="embed" xlink:actuate="onLoad"/></draw:frame>. </text:p>
            </table:table-cell>
            <table:table-cell table:style-name="Table16.A1" office:value-type="string">
              <text:p text:style-name="P33">(<text:sequence text:ref-name="refText15" text:name="Text" text:formula="ooow:Text+1" style:num-format="1">16</text:sequence>)</text:p>
            </table:table-cell>
          </table:table-row>
        </table:table-header-rows>
      </table:table>
      <text:p text:style-name="Standard">Reduce it to a more convenient form. Notice that in Cartesian coordinates</text:p>
      <table:table table:name="Table17" table:style-name="Table17">
        <table:table-column table:style-name="Table17.A"/>
        <table:table-column table:style-name="Table17.B"/>
        <table:table-header-rows>
          <table:table-row>
            <table:table-cell table:style-name="Table17.A1" office:value-type="string">
              <text:p text:style-name="P32"><draw:frame draw:style-name="fr3" draw:name="Object17" text:anchor-type="as-char" svg:width="2.8547in" svg:height="0.3925in" draw:z-index="53"><draw:object xlink:href="./Object 17" xlink:type="simple" xlink:show="embed" xlink:actuate="onLoad"/><draw:image xlink:href="./ObjectReplacements/Object 17" xlink:type="simple" xlink:show="embed" xlink:actuate="onLoad"/></draw:frame>, </text:p>
            </table:table-cell>
            <table:table-cell table:style-name="Table17.A1" office:value-type="string">
              <text:p text:style-name="P33">(<text:sequence text:ref-name="refText16" text:name="Text" text:formula="ooow:Text+1" style:num-format="1">17</text:sequence>)</text:p>
            </table:table-cell>
          </table:table-row>
        </table:table-header-rows>
      </table:table>
      <text:p text:style-name="Standard"/>
      <text:p text:style-name="Text_20_body">therefore the first term on the LHS of <text:sequence-ref text:reference-format="text" text:ref-name="refText15">(16)</text:sequence-ref> can be rendered as</text:p>
      <table:table table:name="Table18" table:style-name="Table18">
        <table:table-column table:style-name="Table18.A"/>
        <table:table-column table:style-name="Table18.B"/>
        <table:table-header-rows>
          <table:table-row>
            <table:table-cell table:style-name="Table18.A1" office:value-type="string">
              <text:p text:style-name="P32"><draw:frame draw:style-name="fr3" draw:name="Object18" text:anchor-type="as-char" svg:width="2.2854in" svg:height="0.4398in" draw:z-index="54"><draw:object xlink:href="./Object 18" xlink:type="simple" xlink:show="embed" xlink:actuate="onLoad"/><draw:image xlink:href="./ObjectReplacements/Object 18" xlink:type="simple" xlink:show="embed" xlink:actuate="onLoad"/></draw:frame> </text:p>
            </table:table-cell>
            <table:table-cell table:style-name="Table18.A1" office:value-type="string">
              <text:p text:style-name="P33">(<text:sequence text:ref-name="refText17" text:name="Text" text:formula="ooow:Text+1" style:num-format="1">18</text:sequence>)</text:p>
            </table:table-cell>
          </table:table-row>
        </table:table-header-rows>
      </table:table>
      <text:p text:style-name="Standard"/>
      <text:p text:style-name="Standard">Using the identity <draw:frame draw:style-name="fr3" draw:name="Object51" text:anchor-type="as-char" svg:width="2.2543in" svg:height="0.1917in" draw:z-index="49"><draw:object xlink:href="./Object 51" xlink:type="simple" xlink:show="embed" xlink:actuate="onLoad"/><draw:image xlink:href="./ObjectReplacements/Object 51" xlink:type="simple" xlink:show="embed" xlink:actuate="onLoad"/></draw:frame>, make conversion</text:p>
      <text:p text:style-name="Standard"/>
      <text:p text:style-name="Text_20_body"><text:tab/><draw:frame draw:style-name="fr3" draw:name="Object52" text:anchor-type="as-char" svg:width="4.7807in" svg:height="0.4319in" draw:z-index="8"><draw:object xlink:href="./Object 52" xlink:type="simple" xlink:show="embed" xlink:actuate="onLoad"/><draw:image xlink:href="./ObjectReplacements/Object 52" xlink:type="simple" xlink:show="embed" xlink:actuate="onLoad"/></draw:frame></text:p>
      <text:p text:style-name="Text_20_body"/>
      <text:p text:style-name="Text_20_body">and substitute the RHS in <text:sequence-ref text:reference-format="text" text:ref-name="refText15">(16)</text:sequence-ref>:</text:p>
      <text:p text:style-name="Text_20_body"><text:tab/><draw:frame draw:style-name="fr3" draw:name="Object53" text:anchor-type="as-char" svg:width="3.7945in" svg:height="0.4402in" draw:z-index="9"><draw:object xlink:href="./Object 53" xlink:type="simple" xlink:show="embed" xlink:actuate="onLoad"/><draw:image xlink:href="./ObjectReplacements/Object 53" xlink:type="simple" xlink:show="embed" xlink:actuate="onLoad"/></draw:frame>, whence</text:p>
      <text:p text:style-name="Text_20_body"><text:tab/><draw:frame draw:style-name="fr3" draw:name="Object54" text:anchor-type="as-char" svg:width="2.0193in" svg:height="0.4402in" draw:z-index="10"><draw:object xlink:href="./Object 54" xlink:type="simple" xlink:show="embed" xlink:actuate="onLoad"/><draw:image xlink:href="./ObjectReplacements/Object 54" xlink:type="simple" xlink:show="embed" xlink:actuate="onLoad"/></draw:frame>.</text:p>
      <text:p text:style-name="Text_20_body"/>
      <text:p text:style-name="Text_20_body">Dividing the latter by <text:span text:style-name="T22">n</text:span> yields the result as a system of 3 differential equation of the second order. This system describes the position vector<draw:frame draw:style-name="fr3" draw:name="Object39" text:anchor-type="as-char" svg:width="0.1484in" svg:height="0.1839in" draw:z-index="50"><draw:object xlink:href="./Object 39" xlink:type="simple" xlink:show="embed" xlink:actuate="onLoad"/><draw:image xlink:href="./ObjectReplacements/Object 39" xlink:type="simple" xlink:show="embed" xlink:actuate="onLoad"/></draw:frame>of a ray traveling in a medium with arbitrary distribution of the index of refraction. </text:p>
      <table:table table:name="Table19" table:style-name="Table19">
        <table:table-column table:style-name="Table19.A"/>
        <table:table-column table:style-name="Table19.B"/>
        <table:table-header-rows>
          <table:table-row>
            <table:table-cell table:style-name="Table19.A1" office:value-type="string">
              <text:p text:style-name="P32"><draw:frame draw:style-name="fr3" draw:name="Object37" text:anchor-type="as-char" svg:width="1.5957in" svg:height="0.4398in" draw:z-index="69"><draw:object xlink:href="./Object 37" xlink:type="simple" xlink:show="embed" xlink:actuate="onLoad"/><draw:image xlink:href="./ObjectReplacements/Object 37" xlink:type="simple" xlink:show="embed" xlink:actuate="onLoad"/></draw:frame> </text:p>
            </table:table-cell>
            <table:table-cell table:style-name="Table19.A1" office:value-type="string">
              <text:p text:style-name="P33">(<text:sequence text:ref-name="refText18" text:name="Text" text:formula="ooow:Text+1" style:num-format="1">19</text:sequence>)</text:p>
            </table:table-cell>
          </table:table-row>
        </table:table-header-rows>
      </table:table>
      <text:p text:style-name="Standard"/>
      <text:p text:style-name="Standard">The raytracing algorithm developed here is based on Eq. <text:sequence-ref text:reference-format="text" text:ref-name="refText18">(19)</text:sequence-ref>.</text:p>
      <text:p text:style-name="Text_20_body">In order to represent the system in the form of 6 equations of the first order, introduce the vector of ray direction, <draw:frame draw:style-name="fr3" draw:name="Object44" text:anchor-type="as-char" svg:width="0.7228in" svg:height="0.1839in" draw:z-index="11"><draw:object xlink:href="./Object 44" xlink:type="simple" xlink:show="embed" xlink:actuate="onLoad"/><draw:image xlink:href="./ObjectReplacements/Object 44" xlink:type="simple" xlink:show="embed" xlink:actuate="onLoad"/></draw:frame>. The system now has 6 variables, 3 components of the position vector <text:span text:style-name="T1">r</text:span> and 3 components of the direction vector <text:span text:style-name="T1">v</text:span>:</text:p>
      <text:p text:style-name="Text_20_body"><text:soft-page-break/></text:p>
      <table:table table:name="Table20" table:style-name="Table20">
        <table:table-column table:style-name="Table20.A"/>
        <table:table-column table:style-name="Table20.B"/>
        <table:table-header-rows>
          <table:table-row>
            <table:table-cell table:style-name="Table20.A1" office:value-type="string">
              <text:p text:style-name="P34"><text:s text:c="55"/><draw:frame draw:style-name="fr3" draw:name="Object40" text:anchor-type="as-char" svg:width="0.5228in" svg:height="0.3925in" draw:z-index="82"><draw:object xlink:href="./Object 40" xlink:type="simple" xlink:show="embed" xlink:actuate="onLoad"/><draw:image xlink:href="./ObjectReplacements/Object 40" xlink:type="simple" xlink:show="embed" xlink:actuate="onLoad"/></draw:frame> </text:p>
            </table:table-cell>
            <table:table-cell table:style-name="Table20.A1" office:value-type="string">
              <text:p text:style-name="P33">(<text:sequence text:ref-name="refText19" text:name="Text" text:formula="ooow:Text+1" style:num-format="1">20</text:sequence>a)</text:p>
            </table:table-cell>
          </table:table-row>
        </table:table-header-rows>
      </table:table>
      <table:table table:name="Table21" table:style-name="Table21">
        <table:table-column table:style-name="Table21.A"/>
        <table:table-column table:style-name="Table21.B"/>
        <table:table-header-rows>
          <table:table-row>
            <table:table-cell table:style-name="Table21.A1" office:value-type="string">
              <text:p text:style-name="P32"><draw:frame draw:style-name="fr3" draw:name="Object41" text:anchor-type="as-char" svg:width="1.289in" svg:height="0.4311in" draw:z-index="85"><draw:object xlink:href="./Object 41" xlink:type="simple" xlink:show="embed" xlink:actuate="onLoad"/><draw:image xlink:href="./ObjectReplacements/Object 41" xlink:type="simple" xlink:show="embed" xlink:actuate="onLoad"/></draw:frame> </text:p>
            </table:table-cell>
            <table:table-cell table:style-name="Table21.A1" office:value-type="string">
              <text:p text:style-name="P33">(20b)</text:p>
            </table:table-cell>
          </table:table-row>
        </table:table-header-rows>
      </table:table>
      <text:p text:style-name="Standard"/>
      <text:p text:style-name="Text_20_body">The quantity<draw:frame draw:style-name="fr3" draw:name="Object47" text:anchor-type="as-char" svg:width="0.2209in" svg:height="0.2075in" draw:z-index="79"><draw:object xlink:href="./Object 47" xlink:type="simple" xlink:show="embed" xlink:actuate="onLoad"/><draw:image xlink:href="./ObjectReplacements/Object 47" xlink:type="simple" xlink:show="embed" xlink:actuate="onLoad"/></draw:frame>is obviously conserved along the ray path and it is always 1:</text:p>
      <table:table table:name="Table22" table:style-name="Table22">
        <table:table-column table:style-name="Table22.A"/>
        <table:table-column table:style-name="Table22.B"/>
        <table:table-header-rows>
          <table:table-row>
            <table:table-cell table:style-name="Table22.A1" office:value-type="string">
              <text:p text:style-name="P32"><draw:frame draw:style-name="fr3" draw:name="Object42" text:anchor-type="as-char" svg:width="2.711in" svg:height="0.461in" draw:z-index="95"><draw:object xlink:href="./Object 42" xlink:type="simple" xlink:show="embed" xlink:actuate="onLoad"/><draw:image xlink:href="./ObjectReplacements/Object 42" xlink:type="simple" xlink:show="embed" xlink:actuate="onLoad"/></draw:frame> </text:p>
            </table:table-cell>
            <table:table-cell table:style-name="Table22.A1" office:value-type="string">
              <text:p text:style-name="P33">(<text:sequence text:ref-name="refText20" text:name="Text" text:formula="ooow:Text+1" style:num-format="1">21</text:sequence>)</text:p>
            </table:table-cell>
          </table:table-row>
        </table:table-header-rows>
      </table:table>
      <text:p text:style-name="Standard"/>
      <text:h text:style-name="Heading_20_3" text:outline-level="3">Modified Boris' algorithm</text:h>
      <text:p text:style-name="Text_20_body">The calculation of a ray trajectory is based on an original algorithm developed as a modification of the Boris' implementation of the explicit Crank-Nicholson scheme for calculation of charged particle motion in magnetic field (see [1]). The Boris' CYLRAD algorithm ensures conservation of the velocity squared <draw:frame draw:style-name="fr3" draw:name="Object48" text:anchor-type="as-char" svg:width="0.2209in" svg:height="0.2075in" draw:z-index="24"><draw:object xlink:href="./Object 48" xlink:type="simple" xlink:show="embed" xlink:actuate="onLoad"/><draw:image xlink:href="./ObjectReplacements/Object 48" xlink:type="simple" xlink:show="embed" xlink:actuate="onLoad"/></draw:frame>. In our algorithm we use ray direction (or slope)<draw:frame draw:style-name="fr3" draw:name="Object24" text:anchor-type="as-char" svg:width="0.7228in" svg:height="0.1839in" draw:z-index="33"><draw:object xlink:href="./Object 24" xlink:type="simple" xlink:show="embed" xlink:actuate="onLoad"/><draw:image xlink:href="./ObjectReplacements/Object 24" xlink:type="simple" xlink:show="embed" xlink:actuate="onLoad"/></draw:frame>, where<draw:frame draw:style-name="fr3" draw:name="Object27" text:anchor-type="as-char" svg:width="1.3457in" svg:height="0.2075in" draw:z-index="42"><draw:object xlink:href="./Object 27" xlink:type="simple" xlink:show="embed" xlink:actuate="onLoad"/><draw:image xlink:href="./ObjectReplacements/Object 27" xlink:type="simple" xlink:show="embed" xlink:actuate="onLoad"/></draw:frame>, instead of a particle velocity<draw:frame draw:style-name="fr3" draw:name="Object26" text:anchor-type="as-char" svg:width="0.7071in" svg:height="0.1839in" draw:z-index="51"><draw:object xlink:href="./Object 26" xlink:type="simple" xlink:show="embed" xlink:actuate="onLoad"/><draw:image xlink:href="./ObjectReplacements/Object 26" xlink:type="simple" xlink:show="embed" xlink:actuate="onLoad"/></draw:frame>, and ray curvature <draw:frame draw:style-name="fr3" draw:name="Object25" text:anchor-type="as-char" svg:width="0.2374in" svg:height="0.1839in" draw:z-index="55"><draw:object xlink:href="./Object 25" xlink:type="simple" xlink:show="embed" xlink:actuate="onLoad"/><draw:image xlink:href="./ObjectReplacements/Object 25" xlink:type="simple" xlink:show="embed" xlink:actuate="onLoad"/></draw:frame>instead of magnetic field <text:span text:style-name="T1">B</text:span><text:span text:style-name="T2">.</text:span> Analogously, the square of direction vector<draw:frame draw:style-name="fr3" draw:name="Object49" text:anchor-type="as-char" svg:width="0.4429in" svg:height="0.2075in" draw:z-index="57"><draw:object xlink:href="./Object 49" xlink:type="simple" xlink:show="embed" xlink:actuate="onLoad"/><draw:image xlink:href="./ObjectReplacements/Object 49" xlink:type="simple" xlink:show="embed" xlink:actuate="onLoad"/></draw:frame>is also conserved in the course of numerical integration. </text:p>
      <text:p text:style-name="Text_20_body">A “leapfrog” difference scheme is used, where the half-step points are used in calculations. Suppose a ray at a particular moment has its end position<draw:frame draw:style-name="fr3" draw:name="Object28" text:anchor-type="as-char" svg:width="0.2098in" svg:height="0.2083in" draw:z-index="59"><draw:object xlink:href="./Object 28" xlink:type="simple" xlink:show="embed" xlink:actuate="onLoad"/><draw:image xlink:href="./ObjectReplacements/Object 28" xlink:type="simple" xlink:show="embed" xlink:actuate="onLoad"/></draw:frame>and direction<draw:frame draw:style-name="fr3" draw:name="Object29" text:anchor-type="as-char" svg:width="0.2209in" svg:height="0.2083in" draw:z-index="60"><draw:object xlink:href="./Object 29" xlink:type="simple" xlink:show="embed" xlink:actuate="onLoad"/><draw:image xlink:href="./ObjectReplacements/Object 29" xlink:type="simple" xlink:show="embed" xlink:actuate="onLoad"/></draw:frame>. The scheme below provides formulae to calculate its successive position <draw:frame draw:style-name="fr3" draw:name="Object30" text:anchor-type="as-char" svg:width="0.2083in" svg:height="0.2083in" draw:z-index="61"><draw:object xlink:href="./Object 30" xlink:type="simple" xlink:show="embed" xlink:actuate="onLoad"/><draw:image xlink:href="./ObjectReplacements/Object 30" xlink:type="simple" xlink:show="embed" xlink:actuate="onLoad"/></draw:frame> and direction <draw:frame draw:style-name="fr3" draw:name="Object31" text:anchor-type="as-char" svg:width="0.2201in" svg:height="0.2083in" draw:z-index="62"><draw:object xlink:href="./Object 31" xlink:type="simple" xlink:show="embed" xlink:actuate="onLoad"/><draw:image xlink:href="./ObjectReplacements/Object 31" xlink:type="simple" xlink:show="embed" xlink:actuate="onLoad"/></draw:frame>after the step <draw:frame draw:style-name="fr3" draw:name="Object32" text:anchor-type="as-char" svg:width="0.2307in" svg:height="0.1839in" draw:z-index="63"><draw:object xlink:href="./Object 32" xlink:type="simple" xlink:show="embed" xlink:actuate="onLoad"/><draw:image xlink:href="./ObjectReplacements/Object 32" xlink:type="simple" xlink:show="embed" xlink:actuate="onLoad"/></draw:frame>. The variables subscripted with the ½ are intermediate and they are related to the middle of the step <draw:frame draw:style-name="fr3" draw:name="Object33" text:anchor-type="as-char" svg:width="0.3898in" svg:height="0.1839in" draw:z-index="64"><draw:object xlink:href="./Object 33" xlink:type="simple" xlink:show="embed" xlink:actuate="onLoad"/><draw:image xlink:href="./ObjectReplacements/Object 33" xlink:type="simple" xlink:show="embed" xlink:actuate="onLoad"/></draw:frame>. Note that the density and its gradient calculation is performed only once for each step at the step middle point so the<draw:frame draw:style-name="fr3" draw:name="Object131" text:anchor-type="as-char" svg:width="0.3484in" svg:height="0.3929in" draw:z-index="67"><draw:object xlink:href="./Object 131" xlink:type="simple" xlink:show="embed" xlink:actuate="onLoad"/><draw:image xlink:href="./ObjectReplacements/Object 131" xlink:type="simple" xlink:show="embed" xlink:actuate="onLoad"/></draw:frame>ratio is attributed to the grid point (i+1/2). The raytracing algorithm has five steps: </text:p>
      <table:table table:name="Table23" table:style-name="Table23">
        <table:table-column table:style-name="Table23.A"/>
        <table:table-column table:style-name="Table23.B"/>
        <table:table-header-rows>
          <table:table-row>
            <table:table-cell table:style-name="Table23.A1" office:value-type="string">
              <text:p text:style-name="P34"><text:s text:c="8"/>1.<draw:frame draw:style-name="fr3" draw:name="Object43" text:anchor-type="as-char" svg:width="1.0354in" svg:height="0.3272in" draw:z-index="96"><draw:object xlink:href="./Object 43" xlink:type="simple" xlink:show="embed" xlink:actuate="onLoad"/><draw:image xlink:href="./ObjectReplacements/Object 43" xlink:type="simple" xlink:show="embed" xlink:actuate="onLoad"/></draw:frame> </text:p>
            </table:table-cell>
            <table:table-cell table:style-name="Table23.A1" office:value-type="string">
              <text:p text:style-name="P33">(<text:sequence text:ref-name="refText21" text:name="Text" text:formula="ooow:Text+1" style:num-format="1">22</text:sequence>a)</text:p>
            </table:table-cell>
          </table:table-row>
        </table:table-header-rows>
      </table:table>
      <table:table table:name="Table24" table:style-name="Table24">
        <table:table-column table:style-name="Table24.A"/>
        <table:table-column table:style-name="Table24.B"/>
        <table:table-header-rows>
          <table:table-row>
            <table:table-cell table:style-name="Table24.A1" office:value-type="string">
              <text:p text:style-name="P34"><text:s text:c="8"/>2.<draw:frame draw:style-name="fr3" draw:name="Object45" text:anchor-type="as-char" svg:width="1.3118in" svg:height="0.4689in" draw:z-index="97"><draw:object xlink:href="./Object 45" xlink:type="simple" xlink:show="embed" xlink:actuate="onLoad"/><draw:image xlink:href="./ObjectReplacements/Object 45" xlink:type="simple" xlink:show="embed" xlink:actuate="onLoad"/></draw:frame> </text:p>
            </table:table-cell>
            <table:table-cell table:style-name="Table24.A1" office:value-type="string">
              <text:p text:style-name="P33">(22b)</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34"><text:s text:c="9"/>3.<draw:frame draw:style-name="fr3" draw:name="Object19" text:anchor-type="as-char" svg:width="2.1283in" svg:height="0.4689in" draw:z-index="100"><draw:object xlink:href="./Object 19" xlink:type="simple" xlink:show="embed" xlink:actuate="onLoad"/><draw:image xlink:href="./ObjectReplacements/Object 19" xlink:type="simple" xlink:show="embed" xlink:actuate="onLoad"/></draw:frame> </text:p>
            </table:table-cell>
            <table:table-cell table:style-name="Table25.A1" office:value-type="string">
              <text:p text:style-name="P33">(22c)</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34"><text:s text:c="8"/>4.<draw:frame draw:style-name="fr3" draw:name="Object20" text:anchor-type="as-char" svg:width="2.7307in" svg:height="0.4492in" draw:z-index="101"><draw:object xlink:href="./Object 20" xlink:type="simple" xlink:show="embed" xlink:actuate="onLoad"/><draw:image xlink:href="./ObjectReplacements/Object 20" xlink:type="simple" xlink:show="embed" xlink:actuate="onLoad"/></draw:frame> </text:p>
            </table:table-cell>
            <table:table-cell table:style-name="Table26.A1" office:value-type="string">
              <text:p text:style-name="P33">(22d)</text:p>
            </table:table-cell>
          </table:table-row>
        </table:table-header-rows>
      </table:table>
      <table:table table:name="Table27" table:style-name="Table27">
        <table:table-column table:style-name="Table27.A"/>
        <table:table-column table:style-name="Table27.B"/>
        <table:table-header-rows>
          <table:table-row>
            <table:table-cell table:style-name="Table27.A1" office:value-type="string">
              <text:p text:style-name="P34"><text:s text:c="8"/>5.<draw:frame draw:style-name="fr3" draw:name="Object21" text:anchor-type="as-char" svg:width="1.0311in" svg:height="0.3272in" draw:z-index="102"><draw:object xlink:href="./Object 21" xlink:type="simple" xlink:show="embed" xlink:actuate="onLoad"/><draw:image xlink:href="./ObjectReplacements/Object 21" xlink:type="simple" xlink:show="embed" xlink:actuate="onLoad"/></draw:frame> </text:p>
            </table:table-cell>
            <table:table-cell table:style-name="Table27.A1" office:value-type="string">
              <text:p text:style-name="P33">(22e)</text:p>
            </table:table-cell>
          </table:table-row>
        </table:table-header-rows>
      </table:table>
      <text:p text:style-name="Standard"/>
      <text:p text:style-name="Text_20_body">The derivation of raytracing algorithm (22) is provided below.</text:p>
      <text:p text:style-name="Text_20_body"><text:soft-page-break/>In (22b) denote</text:p>
      <table:table table:name="Table31" table:style-name="Table31">
        <table:table-column table:style-name="Table31.A"/>
        <table:table-column table:style-name="Table31.B"/>
        <table:table-header-rows>
          <table:table-row>
            <table:table-cell table:style-name="Table31.A1" office:value-type="string">
              <text:p text:style-name="P32"><draw:frame draw:style-name="fr3" draw:name="Object50" text:anchor-type="as-char" svg:width="0.8654in" svg:height="0.3925in" draw:z-index="121"><draw:object xlink:href="./Object 81" xlink:type="simple" xlink:show="embed" xlink:actuate="onLoad"/><draw:image xlink:href="./ObjectReplacements/Object 81" xlink:type="simple" xlink:show="embed" xlink:actuate="onLoad"/></draw:frame> </text:p>
            </table:table-cell>
            <table:table-cell table:style-name="Table31.A1" office:value-type="string">
              <text:p text:style-name="P33">(<text:sequence text:ref-name="refText22" text:name="Text" text:formula="ooow:Text+1" style:num-format="1">23</text:sequence>)</text:p>
            </table:table-cell>
          </table:table-row>
        </table:table-header-rows>
      </table:table>
      <text:p text:style-name="Standard">to rewrite it as</text:p>
      <table:table table:name="Table28" table:style-name="Table28">
        <table:table-column table:style-name="Table28.A"/>
        <table:table-column table:style-name="Table28.B"/>
        <table:table-header-rows>
          <table:table-row>
            <table:table-cell table:style-name="Table28.A1" office:value-type="string">
              <text:p text:style-name="P32"><draw:frame draw:style-name="fr3" draw:name="Object22" text:anchor-type="as-char" svg:width="0.828in" svg:height="0.3925in" draw:z-index="122"><draw:object xlink:href="./Object 22" xlink:type="simple" xlink:show="embed" xlink:actuate="onLoad"/><draw:image xlink:href="./ObjectReplacements/Object 22" xlink:type="simple" xlink:show="embed" xlink:actuate="onLoad"/></draw:frame>. </text:p>
            </table:table-cell>
            <table:table-cell table:style-name="Table28.A1" office:value-type="string">
              <text:p text:style-name="P33">(<text:sequence text:ref-name="refText23" text:name="Text" text:formula="ooow:Text+1" style:num-format="1">24</text:sequence>)</text:p>
            </table:table-cell>
          </table:table-row>
        </table:table-header-rows>
      </table:table>
      <text:p text:style-name="Standard">In order to build a difference scheme consider a discrete grid whose points with respect to some <text:span text:style-name="T22">i</text:span>-th position are numbered as ... (<text:span text:style-name="T22">i</text:span>-1), (<text:span text:style-name="T22">i</text:span>-1/2), (<text:span text:style-name="T22">i</text:span>), (<text:span text:style-name="T22">i</text:span>+1/2), (<text:span text:style-name="T22">i</text:span>+1),... and so forth. We subscribe a variable with 0 if its value is taken at <text:span text:style-name="T22">i</text:span>-th point, with (½) for (<text:span text:style-name="T22">i</text:span>+1/2)-th point, and with 1 for (<text:span text:style-name="T22">i</text:span>+1)-th point. Thus <text:s/>differential Eq. <text:sequence-ref text:reference-format="text" text:ref-name="refText23">(24)</text:sequence-ref> can be approximated by differences as</text:p>
      <table:table table:name="Table29" table:style-name="Table29">
        <table:table-column table:style-name="Table29.A"/>
        <table:table-column table:style-name="Table29.B"/>
        <table:table-header-rows>
          <table:table-row>
            <table:table-cell table:style-name="Table29.A1" office:value-type="string">
              <text:p text:style-name="P32"><draw:frame draw:style-name="fr3" draw:name="Object23" text:anchor-type="as-char" svg:width="1.2071in" svg:height="0.4173in" draw:z-index="123"><draw:object xlink:href="./Object 23" xlink:type="simple" xlink:show="embed" xlink:actuate="onLoad"/><draw:image xlink:href="./ObjectReplacements/Object 23" xlink:type="simple" xlink:show="embed" xlink:actuate="onLoad"/></draw:frame>. </text:p>
            </table:table-cell>
            <table:table-cell table:style-name="Table29.A1" office:value-type="string">
              <text:p text:style-name="P33">(<text:sequence text:ref-name="refText24" text:name="Text" text:formula="ooow:Text+1" style:num-format="1">25</text:sequence>)</text:p>
            </table:table-cell>
          </table:table-row>
        </table:table-header-rows>
      </table:table>
      <text:p text:style-name="Standard">Since we do not know <draw:frame draw:style-name="fr3" draw:name="Object84" text:anchor-type="as-char" svg:width="0.3217in" svg:height="0.2091in" draw:z-index="103"><draw:object xlink:href="./Object 84" xlink:type="simple" xlink:show="embed" xlink:actuate="onLoad"/><draw:image xlink:href="./ObjectReplacements/Object 84" xlink:type="simple" xlink:show="embed" xlink:actuate="onLoad"/></draw:frame>, it can be approximated by the mean of <draw:frame draw:style-name="fr3" draw:name="Object85" text:anchor-type="as-char" svg:width="0.2209in" svg:height="0.2091in" draw:z-index="105"><draw:object xlink:href="./Object 85" xlink:type="simple" xlink:show="embed" xlink:actuate="onLoad"/><draw:image xlink:href="./ObjectReplacements/Object 85" xlink:type="simple" xlink:show="embed" xlink:actuate="onLoad"/></draw:frame>and<draw:frame draw:style-name="fr3" draw:name="Object86" text:anchor-type="as-char" svg:width="0.2217in" svg:height="0.2091in" draw:z-index="109"><draw:object xlink:href="./Object 86" xlink:type="simple" xlink:show="embed" xlink:actuate="onLoad"/><draw:image xlink:href="./ObjectReplacements/Object 86" xlink:type="simple" xlink:show="embed" xlink:actuate="onLoad"/></draw:frame>as</text:p>
      <text:p text:style-name="Text_20_body"><text:tab/><draw:frame draw:style-name="fr4" draw:name="Object87" text:anchor-type="as-char" svg:width="1.6453in" svg:height="0.4181in" draw:z-index="113"><draw:object xlink:href="./Object 50" xlink:type="simple" xlink:show="embed" xlink:actuate="onLoad"/><draw:image xlink:href="./ObjectReplacements/Object 50" xlink:type="simple" xlink:show="embed" xlink:actuate="onLoad"/></draw:frame>, or</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32"><draw:frame draw:style-name="fr3" draw:name="Object46" text:anchor-type="as-char" svg:width="1.6492in" svg:height="0.3272in" draw:z-index="124"><draw:object xlink:href="./Object 46" xlink:type="simple" xlink:show="embed" xlink:actuate="onLoad"/><draw:image xlink:href="./ObjectReplacements/Object 46" xlink:type="simple" xlink:show="embed" xlink:actuate="onLoad"/></draw:frame> </text:p>
            </table:table-cell>
            <table:table-cell table:style-name="Table30.A1" office:value-type="string">
              <text:p text:style-name="P33">(<text:sequence text:ref-name="refText25" text:name="Text" text:formula="ooow:Text+1" style:num-format="1">26</text:sequence>)</text:p>
            </table:table-cell>
          </table:table-row>
        </table:table-header-rows>
      </table:table>
      <text:p text:style-name="Standard">Eq. <text:sequence-ref text:reference-format="text" text:ref-name="refText25">(26)</text:sequence-ref> has the form of implicit Crank-Nicholson scheme. Convert this scheme into the explicit form where <draw:frame draw:style-name="fr3" draw:name="Object89" text:anchor-type="as-char" svg:width="0.2209in" svg:height="0.2091in" draw:z-index="114"><draw:object xlink:href="./Object 89" xlink:type="simple" xlink:show="embed" xlink:actuate="onLoad"/><draw:image xlink:href="./ObjectReplacements/Object 89" xlink:type="simple" xlink:show="embed" xlink:actuate="onLoad"/></draw:frame>is expressed via<draw:frame draw:style-name="fr3" draw:name="Object90" text:anchor-type="as-char" svg:width="0.2217in" svg:height="0.2091in" draw:z-index="119"><draw:object xlink:href="./Object 90" xlink:type="simple" xlink:show="embed" xlink:actuate="onLoad"/><draw:image xlink:href="./ObjectReplacements/Object 90" xlink:type="simple" xlink:show="embed" xlink:actuate="onLoad"/></draw:frame>. To do this we first derive one useful relationship from <text:sequence-ref text:reference-format="text" text:ref-name="refText25">(26)</text:sequence-ref>. Multiply (as scalar product) both sides of Eq. <text:sequence-ref text:reference-format="text" text:ref-name="refText25">(26)</text:sequence-ref> by<draw:frame draw:style-name="fr3" draw:name="Object91" text:anchor-type="as-char" svg:width="0.2382in" svg:height="0.1839in" draw:z-index="120"><draw:object xlink:href="./Object 91" xlink:type="simple" xlink:show="embed" xlink:actuate="onLoad"/><draw:image xlink:href="./ObjectReplacements/Object 91" xlink:type="simple" xlink:show="embed" xlink:actuate="onLoad"/></draw:frame>:</text:p>
      <text:p text:style-name="Text_20_body"><text:tab/><draw:frame draw:style-name="fr4" draw:name="Object92" text:anchor-type="as-char" svg:width="2.2874in" svg:height="0.328in" draw:z-index="68"><draw:object xlink:href="./Object 92" xlink:type="simple" xlink:show="embed" xlink:actuate="onLoad"/><draw:image xlink:href="./ObjectReplacements/Object 92" xlink:type="simple" xlink:show="embed" xlink:actuate="onLoad"/></draw:frame>.</text:p>
      <text:p text:style-name="Text_20_body">The mixed product on the right hand side can be reformed according to the identity <draw:frame draw:style-name="fr3" draw:name="Object93" text:anchor-type="as-char" svg:width="1.3484in" svg:height="0.1839in" draw:z-index="70"><draw:object xlink:href="./Object 93" xlink:type="simple" xlink:show="embed" xlink:actuate="onLoad"/><draw:image xlink:href="./ObjectReplacements/Object 93" xlink:type="simple" xlink:show="embed" xlink:actuate="onLoad"/></draw:frame>to show it is identical to zero because of the cross-product of two equal vectors:</text:p>
      <text:p text:style-name="Text_20_body"><text:tab/><draw:frame draw:style-name="fr4" draw:name="Object94" text:anchor-type="as-char" svg:width="2.5126in" svg:height="0.328in" draw:z-index="72"><draw:object xlink:href="./Object 94" xlink:type="simple" xlink:show="embed" xlink:actuate="onLoad"/><draw:image xlink:href="./ObjectReplacements/Object 94" xlink:type="simple" xlink:show="embed" xlink:actuate="onLoad"/></draw:frame>.</text:p>
      <text:p text:style-name="Text_20_body">Hence the property</text:p>
      <table:table table:name="Table32" table:style-name="Table32">
        <table:table-column table:style-name="Table32.A"/>
        <table:table-column table:style-name="Table32.B"/>
        <table:table-header-rows>
          <table:table-row>
            <table:table-cell table:style-name="Table32.A1" office:value-type="string">
              <text:p text:style-name="P32"><draw:frame draw:style-name="fr3" draw:name="Object55" text:anchor-type="as-char" svg:width="0.9256in" svg:height="0.2083in" draw:z-index="125"><draw:object xlink:href="./Object 55" xlink:type="simple" xlink:show="embed" xlink:actuate="onLoad"/><draw:image xlink:href="./ObjectReplacements/Object 55" xlink:type="simple" xlink:show="embed" xlink:actuate="onLoad"/></draw:frame>, </text:p>
            </table:table-cell>
            <table:table-cell table:style-name="Table32.A1" office:value-type="string">
              <text:p text:style-name="P33">(<text:sequence text:ref-name="refText26" text:name="Text" text:formula="ooow:Text+1" style:num-format="1">27</text:sequence>)</text:p>
            </table:table-cell>
          </table:table-row>
        </table:table-header-rows>
      </table:table>
      <text:p text:style-name="Standard"/>
      <text:p text:style-name="Text_20_body">which will be used later in this derivation. Now substitute<draw:frame draw:style-name="fr3" draw:name="Object96" text:anchor-type="as-char" svg:width="0.2209in" svg:height="0.2091in" draw:z-index="73"><draw:object xlink:href="./Object 96" xlink:type="simple" xlink:show="embed" xlink:actuate="onLoad"/><draw:image xlink:href="./ObjectReplacements/Object 96" xlink:type="simple" xlink:show="embed" xlink:actuate="onLoad"/></draw:frame>from Eq. <text:sequence-ref text:reference-format="text" text:ref-name="refText25">(26)</text:sequence-ref>into itself:</text:p>
      <text:p text:style-name="Text_20_body"><text:tab/><draw:frame draw:style-name="fr4" draw:name="Object97" text:anchor-type="as-char" svg:width="4.2311in" svg:height="0.328in" draw:z-index="74"><draw:object xlink:href="./Object 97" xlink:type="simple" xlink:show="embed" xlink:actuate="onLoad"/><draw:image xlink:href="./ObjectReplacements/Object 97" xlink:type="simple" xlink:show="embed" xlink:actuate="onLoad"/></draw:frame>; it gives</text:p>
      <table:table table:name="Table33" table:style-name="Table33">
        <table:table-column table:style-name="Table33.A"/>
        <table:table-column table:style-name="Table33.B"/>
        <table:table-header-rows>
          <table:table-row>
            <table:table-cell table:style-name="Table33.A1" office:value-type="string">
              <text:p text:style-name="P32"><draw:frame draw:style-name="fr3" draw:name="Object81" text:anchor-type="as-char" svg:width="3.0783in" svg:height="0.3602in" draw:z-index="126"><draw:object xlink:href="./Object 82" xlink:type="simple" xlink:show="embed" xlink:actuate="onLoad"/><draw:image xlink:href="./ObjectReplacements/Object 82" xlink:type="simple" xlink:show="embed" xlink:actuate="onLoad"/></draw:frame>. </text:p>
            </table:table-cell>
            <table:table-cell table:style-name="Table33.A1" office:value-type="string">
              <text:p text:style-name="P33">(<text:sequence text:ref-name="refText27" text:name="Text" text:formula="ooow:Text+1" style:num-format="1">28</text:sequence>)</text:p>
            </table:table-cell>
          </table:table-row>
        </table:table-header-rows>
      </table:table>
      <text:p text:style-name="Standard"/>
      <text:p text:style-name="Text_20_body">Replace<draw:frame draw:style-name="fr3" draw:name="Object99" text:anchor-type="as-char" svg:width="0.2217in" svg:height="0.2091in" draw:z-index="75"><draw:object xlink:href="./Object 99" xlink:type="simple" xlink:show="embed" xlink:actuate="onLoad"/><draw:image xlink:href="./ObjectReplacements/Object 99" xlink:type="simple" xlink:show="embed" xlink:actuate="onLoad"/></draw:frame>in Eq. <text:sequence-ref text:reference-format="text" text:ref-name="refText27">(28)</text:sequence-ref> by the identical expression </text:p>
      <text:p text:style-name="Text_20_body"><text:tab/><draw:frame draw:style-name="fr4" draw:name="Object100" text:anchor-type="as-char" svg:width="1.9799in" svg:height="0.428in" draw:z-index="76"><draw:object xlink:href="./Object 100" xlink:type="simple" xlink:show="embed" xlink:actuate="onLoad"/><draw:image xlink:href="./ObjectReplacements/Object 100" xlink:type="simple" xlink:show="embed" xlink:actuate="onLoad"/></draw:frame>:</text:p>
      <text:p text:style-name="Text_20_body"><text:soft-page-break/><text:tab/><draw:frame draw:style-name="fr5" draw:name="Object101" text:anchor-type="as-char" svg:y="-0.3937in" svg:width="4.5535in" svg:height="0.428in" draw:z-index="77"><draw:object xlink:href="./Object 101" xlink:type="simple" xlink:show="embed" xlink:actuate="onLoad"/><draw:image xlink:href="./ObjectReplacements/Object 101" xlink:type="simple" xlink:show="embed" xlink:actuate="onLoad"/></draw:frame>,</text:p>
      <text:p text:style-name="Text_20_body">then expand it:</text:p>
      <text:p text:style-name="Text_20_body"><text:tab/><draw:frame draw:style-name="fr4" draw:name="Object102" text:anchor-type="as-char" svg:width="4.6583in" svg:height="0.389in" draw:z-index="80"><draw:object xlink:href="./Object 102" xlink:type="simple" xlink:show="embed" xlink:actuate="onLoad"/><draw:image xlink:href="./ObjectReplacements/Object 102" xlink:type="simple" xlink:show="embed" xlink:actuate="onLoad"/></draw:frame>;</text:p>
      <table:table table:name="Table34" table:style-name="Table34">
        <table:table-column table:style-name="Table34.A"/>
        <table:table-column table:style-name="Table34.B"/>
        <table:table-header-rows>
          <table:table-row>
            <table:table-cell table:style-name="Table34.A1" office:value-type="string">
              <text:p text:style-name="P32"><draw:frame draw:style-name="fr3" draw:name="Object82" text:anchor-type="as-char" svg:width="5.5854in" svg:height="0.3874in" draw:z-index="127"><draw:object xlink:href="./Object 83" xlink:type="simple" xlink:show="embed" xlink:actuate="onLoad"/><draw:image xlink:href="./ObjectReplacements/Object 83" xlink:type="simple" xlink:show="embed" xlink:actuate="onLoad"/></draw:frame> </text:p>
            </table:table-cell>
            <table:table-cell table:style-name="Table34.A1" office:value-type="string">
              <text:p text:style-name="P33">(<text:sequence text:ref-name="refText28" text:name="Text" text:formula="ooow:Text+1" style:num-format="1">29</text:sequence>)</text:p>
            </table:table-cell>
          </table:table-row>
        </table:table-header-rows>
      </table:table>
      <text:p text:style-name="Standard"/>
      <text:p text:style-name="Text_20_body">Using the identity</text:p>
      <table:table table:name="Table35" table:style-name="Table35">
        <table:table-column table:style-name="Table35.A"/>
        <table:table-column table:style-name="Table35.B"/>
        <table:table-header-rows>
          <table:table-row>
            <table:table-cell table:style-name="Table35.A1" office:value-type="string">
              <text:p text:style-name="P32"><draw:frame draw:style-name="fr3" draw:name="Object83" text:anchor-type="as-char" svg:width="2.2543in" svg:height="0.1917in" draw:z-index="128"><draw:object xlink:href="./Object 88" xlink:type="simple" xlink:show="embed" xlink:actuate="onLoad"/><draw:image xlink:href="./ObjectReplacements/Object 88" xlink:type="simple" xlink:show="embed" xlink:actuate="onLoad"/></draw:frame> </text:p>
            </table:table-cell>
            <table:table-cell table:style-name="Table35.A1" office:value-type="string">
              <text:p text:style-name="P33">(<text:sequence text:ref-name="refText29" text:name="Text" text:formula="ooow:Text+1" style:num-format="1">30</text:sequence>)</text:p>
            </table:table-cell>
          </table:table-row>
        </table:table-header-rows>
      </table:table>
      <text:p text:style-name="Standard"/>
      <text:p text:style-name="Text_20_body">one of the terms on the RHS in <text:sequence-ref text:reference-format="text" text:ref-name="refText28">(29)</text:sequence-ref> can be transformed as follows:</text:p>
      <text:p text:style-name="Text_20_body"><text:tab/><text:tab/><text:tab/><draw:frame draw:style-name="fr3" draw:name="Object105" text:anchor-type="as-char" svg:width="3.0256in" svg:height="0.389in" draw:z-index="81"><draw:object xlink:href="./Object 105" xlink:type="simple" xlink:show="embed" xlink:actuate="onLoad"/><draw:image xlink:href="./ObjectReplacements/Object 105" xlink:type="simple" xlink:show="embed" xlink:actuate="onLoad"/></draw:frame>.</text:p>
      <text:p text:style-name="Text_20_body">After its substitution in Eq. <text:sequence-ref text:reference-format="text" text:ref-name="refText28">(29)</text:sequence-ref> we get:</text:p>
      <text:p text:style-name="Text_20_body"><text:s text:c="6"/><draw:frame draw:style-name="fr4" draw:name="Object106" text:anchor-type="as-char" svg:width="6.0189in" svg:height="0.389in" draw:z-index="84"><draw:object xlink:href="./Object 106" xlink:type="simple" xlink:show="embed" xlink:actuate="onLoad"/><draw:image xlink:href="./ObjectReplacements/Object 106" xlink:type="simple" xlink:show="embed" xlink:actuate="onLoad"/></draw:frame></text:p>
      <text:p text:style-name="Text_20_body">Using property <text:sequence-ref text:reference-format="text" text:ref-name="refText26">(27)</text:sequence-ref> replace<draw:frame draw:style-name="fr3" draw:name="Object107" text:anchor-type="as-char" svg:width="0.4327in" svg:height="0.2091in" draw:z-index="87"><draw:object xlink:href="./Object 107" xlink:type="simple" xlink:show="embed" xlink:actuate="onLoad"/><draw:image xlink:href="./ObjectReplacements/Object 107" xlink:type="simple" xlink:show="embed" xlink:actuate="onLoad"/></draw:frame>with<draw:frame draw:style-name="fr3" draw:name="Object108" text:anchor-type="as-char" svg:width="0.4335in" svg:height="0.2091in" draw:z-index="88"><draw:object xlink:href="./Object 108" xlink:type="simple" xlink:show="embed" xlink:actuate="onLoad"/><draw:image xlink:href="./ObjectReplacements/Object 108" xlink:type="simple" xlink:show="embed" xlink:actuate="onLoad"/></draw:frame>, then use the identity <text:sequence-ref text:reference-format="text" text:ref-name="refText29">(30)</text:sequence-ref> to merge two terms into one:</text:p>
      <text:p text:style-name="Text_20_body"><text:tab/><text:tab/><text:tab/><draw:frame draw:style-name="fr3" draw:name="Object109" text:anchor-type="as-char" svg:width="3.0311in" svg:height="0.389in" draw:z-index="90"><draw:object xlink:href="./Object 109" xlink:type="simple" xlink:show="embed" xlink:actuate="onLoad"/><draw:image xlink:href="./ObjectReplacements/Object 109" xlink:type="simple" xlink:show="embed" xlink:actuate="onLoad"/></draw:frame>.</text:p>
      <text:p text:style-name="Text_20_body">After rearranging the terms this results in</text:p>
      <text:p text:style-name="Text_20_body"><text:tab/> <text:s text:c="5"/><draw:frame draw:style-name="fr4" draw:name="Object110" text:anchor-type="as-char" svg:width="4.3618in" svg:height="0.389in" draw:z-index="92"><draw:object xlink:href="./Object 110" xlink:type="simple" xlink:show="embed" xlink:actuate="onLoad"/><draw:image xlink:href="./ObjectReplacements/Object 110" xlink:type="simple" xlink:show="embed" xlink:actuate="onLoad"/></draw:frame>, or</text:p>
      <table:table table:name="Table36" table:style-name="Table36">
        <table:table-column table:style-name="Table36.A"/>
        <table:table-column table:style-name="Table36.B"/>
        <table:table-header-rows>
          <table:table-row>
            <table:table-cell table:style-name="Table36.A1" office:value-type="string">
              <text:p text:style-name="P32"><draw:frame draw:style-name="fr3" draw:name="Object88" text:anchor-type="as-char" svg:width="4.4693in" svg:height="0.4264in" draw:z-index="129"><draw:object xlink:href="./Object 95" xlink:type="simple" xlink:show="embed" xlink:actuate="onLoad"/><draw:image xlink:href="./ObjectReplacements/Object 95" xlink:type="simple" xlink:show="embed" xlink:actuate="onLoad"/></draw:frame> </text:p>
            </table:table-cell>
            <table:table-cell table:style-name="Table36.A1" office:value-type="string">
              <text:p text:style-name="P33">(<text:sequence text:ref-name="refText30" text:name="Text" text:formula="ooow:Text+1" style:num-format="1">31</text:sequence>)</text:p>
            </table:table-cell>
          </table:table-row>
        </table:table-header-rows>
      </table:table>
      <text:p text:style-name="Text_20_body">Dividing both sides by <draw:frame draw:style-name="fr3" draw:name="Object112" text:anchor-type="as-char" svg:width="0.7902in" svg:height="0.389in" draw:z-index="93"><draw:object xlink:href="./Object 112" xlink:type="simple" xlink:show="embed" xlink:actuate="onLoad"/><draw:image xlink:href="./ObjectReplacements/Object 112" xlink:type="simple" xlink:show="embed" xlink:actuate="onLoad"/></draw:frame>yields the final explicit difference scheme</text:p>
      <table:table table:name="Table37" table:style-name="Table37">
        <table:table-column table:style-name="Table37.A"/>
        <table:table-column table:style-name="Table37.B"/>
        <table:table-header-rows>
          <table:table-row>
            <table:table-cell table:style-name="Table37.A1" office:value-type="string">
              <text:p text:style-name="P32"><draw:frame draw:style-name="fr3" draw:name="Object95" text:anchor-type="as-char" svg:width="2.8744in" svg:height="0.5957in" draw:z-index="130"><draw:object xlink:href="./Object 87" xlink:type="simple" xlink:show="embed" xlink:actuate="onLoad"/><draw:image xlink:href="./ObjectReplacements/Object 87" xlink:type="simple" xlink:show="embed" xlink:actuate="onLoad"/></draw:frame>. </text:p>
            </table:table-cell>
            <table:table-cell table:style-name="Table37.A1" office:value-type="string">
              <text:p text:style-name="P33">(<text:sequence text:ref-name="refText31" text:name="Text" text:formula="ooow:Text+1" style:num-format="1">32</text:sequence>)</text:p>
            </table:table-cell>
          </table:table-row>
        </table:table-header-rows>
      </table:table>
      <text:p text:style-name="Standard"/>
      <text:p text:style-name="Standard"/>
      <text:p text:style-name="Text_20_body">The latter is called the Boris' scheme, implemented as step 4 of the algorithm (Eq. (22d)).</text:p>
      <text:p text:style-name="Text_20_body"><text:tab/>So far the<draw:frame draw:style-name="fr3" draw:name="Object114" text:anchor-type="as-char" svg:width="0.2382in" svg:height="0.1839in" draw:z-index="94"><draw:object xlink:href="./Object 114" xlink:type="simple" xlink:show="embed" xlink:actuate="onLoad"/><draw:image xlink:href="./ObjectReplacements/Object 114" xlink:type="simple" xlink:show="embed" xlink:actuate="onLoad"/></draw:frame>has been left without a subscript intentionally. Although we get the values for dielectric permittivity<draw:frame draw:style-name="fr3" draw:name="Object115" text:anchor-type="as-char" svg:width="0.1583in" svg:height="0.1839in" draw:z-index="98"><draw:object xlink:href="./Object 115" xlink:type="simple" xlink:show="embed" xlink:actuate="onLoad"/><draw:image xlink:href="./ObjectReplacements/Object 115" xlink:type="simple" xlink:show="embed" xlink:actuate="onLoad"/></draw:frame>and its gradient<draw:frame draw:style-name="fr3" draw:name="Object116" text:anchor-type="as-char" svg:width="0.3071in" svg:height="0.1839in" draw:z-index="99"><draw:object xlink:href="./Object 116" xlink:type="simple" xlink:show="embed" xlink:actuate="onLoad"/><draw:image xlink:href="./ObjectReplacements/Object 116" xlink:type="simple" xlink:show="embed" xlink:actuate="onLoad"/></draw:frame>at the (<text:span text:style-name="T22">i</text:span>+1/2)-th grid points, the calculated<draw:frame draw:style-name="fr3" draw:name="Object117" text:anchor-type="as-char" svg:width="0.2382in" svg:height="0.1839in" draw:z-index="104"><draw:object xlink:href="./Object 117" xlink:type="simple" xlink:show="embed" xlink:actuate="onLoad"/><draw:image xlink:href="./ObjectReplacements/Object 117" xlink:type="simple" xlink:show="embed" xlink:actuate="onLoad"/></draw:frame>can be related to the <text:span text:style-name="T22">i</text:span>-th point because we have the direction vector<draw:frame draw:style-name="fr3" draw:name="Object119" text:anchor-type="as-char" svg:width="0.1602in" svg:height="0.1839in" draw:z-index="106"><draw:object xlink:href="./Object 119" xlink:type="simple" xlink:show="embed" xlink:actuate="onLoad"/><draw:image xlink:href="./ObjectReplacements/Object 119" xlink:type="simple" xlink:show="embed" xlink:actuate="onLoad"/></draw:frame>at the <text:span text:style-name="T22">i</text:span>-th point:</text:p>
      <table:table table:name="Table38" table:style-name="Table38">
        <table:table-column table:style-name="Table38.A"/>
        <table:table-column table:style-name="Table38.B"/>
        <table:table-header-rows>
          <text:soft-page-break/>
          <table:table-row>
            <table:table-cell table:style-name="Table38.A1" office:value-type="string">
              <text:p text:style-name="P32"><draw:frame draw:style-name="fr3" draw:name="Object98" text:anchor-type="as-char" svg:width="1.9492in" svg:height="0.4425in" draw:z-index="169"><draw:object xlink:href="./Object 98" xlink:type="simple" xlink:show="embed" xlink:actuate="onLoad"/><draw:image xlink:href="./ObjectReplacements/Object 98" xlink:type="simple" xlink:show="embed" xlink:actuate="onLoad"/></draw:frame> </text:p>
            </table:table-cell>
            <table:table-cell table:style-name="Table38.A1" office:value-type="string">
              <text:p text:style-name="P33">(<text:sequence text:ref-name="refText32" text:name="Text" text:formula="ooow:Text+1" style:num-format="1">33</text:sequence>)</text:p>
            </table:table-cell>
          </table:table-row>
        </table:table-header-rows>
      </table:table>
      <text:p text:style-name="Standard"/>
      <text:p text:style-name="Text_20_body"><text:s/>In order to advance<draw:frame draw:style-name="fr3" draw:name="Object121" text:anchor-type="as-char" svg:width="0.1598in" svg:height="0.1839in" draw:z-index="107"><draw:object xlink:href="./Object 121" xlink:type="simple" xlink:show="embed" xlink:actuate="onLoad"/><draw:image xlink:href="./ObjectReplacements/Object 121" xlink:type="simple" xlink:show="embed" xlink:actuate="onLoad"/></draw:frame>by one-half of the step, <text:s/>use difference scheme for Eq. (20b):</text:p>
      <text:p text:style-name="Text_20_body"><text:tab/><text:tab/><text:tab/><text:tab/><text:tab/><draw:frame draw:style-name="fr3" draw:name="Object122" text:anchor-type="as-char" svg:width="1.2618in" svg:height="0.4181in" draw:z-index="108"><draw:object xlink:href="./Object 122" xlink:type="simple" xlink:show="embed" xlink:actuate="onLoad"/><draw:image xlink:href="./ObjectReplacements/Object 122" xlink:type="simple" xlink:show="embed" xlink:actuate="onLoad"/></draw:frame>.</text:p>
      <text:p text:style-name="Text_20_body">Expressing<draw:frame draw:style-name="fr3" draw:name="Object123" text:anchor-type="as-char" svg:width="0.3154in" svg:height="0.2091in" draw:z-index="110"><draw:object xlink:href="./Object 123" xlink:type="simple" xlink:show="embed" xlink:actuate="onLoad"/><draw:image xlink:href="./ObjectReplacements/Object 123" xlink:type="simple" xlink:show="embed" xlink:actuate="onLoad"/></draw:frame>via<draw:frame draw:style-name="fr3" draw:name="Object124" text:anchor-type="as-char" svg:width="0.2217in" svg:height="0.2091in" draw:z-index="111"><draw:object xlink:href="./Object 124" xlink:type="simple" xlink:show="embed" xlink:actuate="onLoad"/><draw:image xlink:href="./ObjectReplacements/Object 124" xlink:type="simple" xlink:show="embed" xlink:actuate="onLoad"/></draw:frame>yields</text:p>
      <text:p text:style-name="Text_20_body"><text:tab/><text:tab/><text:tab/><text:tab/><text:tab/><draw:frame draw:style-name="fr3" draw:name="Object125" text:anchor-type="as-char" svg:width="1.4035in" svg:height="0.328in" draw:z-index="112"><draw:object xlink:href="./Object 125" xlink:type="simple" xlink:show="embed" xlink:actuate="onLoad"/><draw:image xlink:href="./ObjectReplacements/Object 125" xlink:type="simple" xlink:show="embed" xlink:actuate="onLoad"/></draw:frame>,</text:p>
      <text:p text:style-name="Text_20_body">and after substitution it into (28) we arrive at the<draw:frame draw:style-name="fr3" draw:name="Object104" text:anchor-type="as-char" svg:width="0.2374in" svg:height="0.1839in" draw:z-index="131"><draw:object xlink:href="./Object 104" xlink:type="simple" xlink:show="embed" xlink:actuate="onLoad"/><draw:image xlink:href="./ObjectReplacements/Object 104" xlink:type="simple" xlink:show="embed" xlink:actuate="onLoad"/></draw:frame>half-step approximation</text:p>
      <table:table table:name="Table39" table:style-name="Table39">
        <table:table-column table:style-name="Table39.A"/>
        <table:table-column table:style-name="Table39.B"/>
        <table:table-header-rows>
          <table:table-row>
            <table:table-cell table:style-name="Table39.A1" office:value-type="string">
              <text:p text:style-name="P32"><draw:frame draw:style-name="fr3" draw:name="Object103" text:anchor-type="as-char" svg:width="2.1291in" svg:height="0.4425in" draw:z-index="142"><draw:object xlink:href="./Object 103" xlink:type="simple" xlink:show="embed" xlink:actuate="onLoad"/><draw:image xlink:href="./ObjectReplacements/Object 103" xlink:type="simple" xlink:show="embed" xlink:actuate="onLoad"/></draw:frame>. </text:p>
            </table:table-cell>
            <table:table-cell table:style-name="Table39.A1" office:value-type="string">
              <text:p text:style-name="P33">(<text:sequence text:ref-name="refText33" text:name="Text" text:formula="ooow:Text+1" style:num-format="1">34</text:sequence>)</text:p>
            </table:table-cell>
          </table:table-row>
        </table:table-header-rows>
      </table:table>
      <text:p text:style-name="Standard"/>
      <text:p text:style-name="Text_20_body">This is actually step 3 of the algorithm (Eq. (22c)), where the half-step advance is made on the<draw:frame draw:style-name="fr3" draw:name="Object126" text:anchor-type="as-char" svg:width="0.2898in" svg:height="0.2091in" draw:z-index="132"><draw:object xlink:href="./Object 126" xlink:type="simple" xlink:show="embed" xlink:actuate="onLoad"/><draw:image xlink:href="./ObjectReplacements/Object 126" xlink:type="simple" xlink:show="embed" xlink:actuate="onLoad"/></draw:frame>. </text:p>
      <text:p text:style-name="Text_20_body">In order to make the algorithm faster we should reduce the number of multiplications. Notice that all occurrences of<draw:frame draw:style-name="fr3" draw:name="Object127" text:anchor-type="as-char" svg:width="0.2374in" svg:height="0.1839in" draw:z-index="133"><draw:object xlink:href="./Object 127" xlink:type="simple" xlink:show="embed" xlink:actuate="onLoad"/><draw:image xlink:href="./ObjectReplacements/Object 127" xlink:type="simple" xlink:show="embed" xlink:actuate="onLoad"/></draw:frame>in RHS of Eqs. <text:sequence-ref text:reference-format="text" text:ref-name="refText31">(32)</text:sequence-ref> and <text:sequence-ref text:reference-format="text" text:ref-name="refText33">(34)</text:sequence-ref> have the multiplier<draw:frame draw:style-name="fr3" draw:name="Object128" text:anchor-type="as-char" svg:width="0.2366in" svg:height="0.328in" draw:z-index="134"><draw:object xlink:href="./Object 128" xlink:type="simple" xlink:show="embed" xlink:actuate="onLoad"/><draw:image xlink:href="./ObjectReplacements/Object 128" xlink:type="simple" xlink:show="embed" xlink:actuate="onLoad"/></draw:frame>. Therefore it is expedient to include it in the<draw:frame draw:style-name="fr3" draw:name="Object129" text:anchor-type="as-char" svg:width="0.2898in" svg:height="0.2091in" draw:z-index="135"><draw:object xlink:href="./Object 129" xlink:type="simple" xlink:show="embed" xlink:actuate="onLoad"/><draw:image xlink:href="./ObjectReplacements/Object 129" xlink:type="simple" xlink:show="embed" xlink:actuate="onLoad"/></draw:frame>and<draw:frame draw:style-name="fr3" draw:name="Object130" text:anchor-type="as-char" svg:width="0.3827in" svg:height="0.2091in" draw:z-index="136"><draw:object xlink:href="./Object 130" xlink:type="simple" xlink:show="embed" xlink:actuate="onLoad"/><draw:image xlink:href="./ObjectReplacements/Object 130" xlink:type="simple" xlink:show="embed" xlink:actuate="onLoad"/></draw:frame>calculations in steps 2 and 3 of the algorithm (Eqs. (22b), (22c)). This last change completes the algorithm derivation.</text:p>
      <text:h text:style-name="Heading_20_3" text:outline-level="3">Precision control</text:h>
      <text:p text:style-name="Text_20_body">The algorithm maintains the precision of trajectory calculation. Before making an algorithm step, the current ray curvature<text:span text:style-name="T25"><draw:frame draw:style-name="fr3" draw:name="Object56" text:anchor-type="as-char" svg:width="0.1717in" svg:height="0.1839in" draw:z-index="12"><draw:object xlink:href="./Object 56" xlink:type="simple" xlink:show="embed" xlink:actuate="onLoad"/><draw:image xlink:href="./ObjectReplacements/Object 56" xlink:type="simple" xlink:show="embed" xlink:actuate="onLoad"/></draw:frame></text:span>is calculated:</text:p>
      <table:table table:name="Table40" table:style-name="Table40">
        <table:table-column table:style-name="Table40.A"/>
        <table:table-column table:style-name="Table40.B"/>
        <table:table-header-rows>
          <table:table-row>
            <table:table-cell table:style-name="Table40.A1" office:value-type="string">
              <text:p text:style-name="P32"><draw:frame draw:style-name="fr3" draw:name="Object113" text:anchor-type="as-char" svg:width="0.8016in" svg:height="0.3929in" draw:z-index="143"><draw:object xlink:href="./Object 113" xlink:type="simple" xlink:show="embed" xlink:actuate="onLoad"/><draw:image xlink:href="./ObjectReplacements/Object 113" xlink:type="simple" xlink:show="embed" xlink:actuate="onLoad"/></draw:frame> </text:p>
            </table:table-cell>
            <table:table-cell table:style-name="Table40.A1" office:value-type="string">
              <text:p text:style-name="P33">(<text:sequence text:ref-name="refText34" text:name="Text" text:formula="ooow:Text+1" style:num-format="1">35</text:sequence>)</text:p>
            </table:table-cell>
          </table:table-row>
        </table:table-header-rows>
      </table:table>
      <text:p text:style-name="Standard">The curvature by definition is the inverse of the curvature radius,<draw:frame draw:style-name="fr3" draw:name="Object58" text:anchor-type="as-char" svg:width="0.578in" svg:height="0.1839in" draw:z-index="137"><draw:object xlink:href="./Object 58" xlink:type="simple" xlink:show="embed" xlink:actuate="onLoad"/><draw:image xlink:href="./ObjectReplacements/Object 58" xlink:type="simple" xlink:show="embed" xlink:actuate="onLoad"/></draw:frame>, therefore the tolerance <text:span text:style-name="T22">Tol</text:span> expressed as a product<draw:frame draw:style-name="fr3" draw:name="Object118" text:anchor-type="as-char" svg:width="0.3417in" svg:height="0.1839in" draw:z-index="138"><draw:object xlink:href="./Object 118" xlink:type="simple" xlink:show="embed" xlink:actuate="onLoad"/><draw:image xlink:href="./ObjectReplacements/Object 118" xlink:type="simple" xlink:show="embed" xlink:actuate="onLoad"/></draw:frame>,</text:p>
      <table:table table:name="Table41" table:style-name="Table41">
        <table:table-column table:style-name="Table41.A"/>
        <table:table-column table:style-name="Table41.B"/>
        <table:table-header-rows>
          <table:table-row>
            <table:table-cell table:style-name="Table41.A1" office:value-type="string">
              <text:p text:style-name="P32"><draw:frame draw:style-name="fr3" draw:name="Object120" text:anchor-type="as-char" svg:width="1.5547in" svg:height="0.3929in" draw:z-index="156"><draw:object xlink:href="./Object 120" xlink:type="simple" xlink:show="embed" xlink:actuate="onLoad"/><draw:image xlink:href="./ObjectReplacements/Object 120" xlink:type="simple" xlink:show="embed" xlink:actuate="onLoad"/></draw:frame> </text:p>
            </table:table-cell>
            <table:table-cell table:style-name="Table41.A1" office:value-type="string">
              <text:p text:style-name="P33">(<text:sequence text:ref-name="refText35" text:name="Text" text:formula="ooow:Text+1" style:num-format="1">36</text:sequence>)</text:p>
            </table:table-cell>
          </table:table-row>
        </table:table-header-rows>
      </table:table>
      <text:p text:style-name="Standard">has the meaning of inverse number of the steps per one radian of curvature, which is a convenient measure of the calculation precision. For example, the tolerance of 0.1 means that at least 10 steps per one radian of ray curvature is required. If<draw:frame draw:style-name="fr3" draw:name="Object61" text:anchor-type="as-char" svg:width="0.3402in" svg:height="0.1839in" draw:z-index="139"><draw:object xlink:href="./Object 61" xlink:type="simple" xlink:show="embed" xlink:actuate="onLoad"/><draw:image xlink:href="./ObjectReplacements/Object 61" xlink:type="simple" xlink:show="embed" xlink:actuate="onLoad"/></draw:frame>is greater than the tolerance <text:span text:style-name="T22">Tol,</text:span> the step <text:span text:style-name="T22">ds</text:span> is corrected. </text:p>
      <text:p text:style-name="Standard">The <text:span text:style-name="T22">ds</text:span> value that makes the<draw:frame draw:style-name="fr3" draw:name="Object211" text:anchor-type="as-char" svg:width="0.3417in" svg:height="0.1839in" draw:z-index="140"><draw:object xlink:href="./Object 211" xlink:type="simple" xlink:show="embed" xlink:actuate="onLoad"/><draw:image xlink:href="./ObjectReplacements/Object 211" xlink:type="simple" xlink:show="embed" xlink:actuate="onLoad"/></draw:frame>exactly equal <text:span text:style-name="T22">Tol</text:span> is, of course,<draw:frame draw:style-name="fr3" draw:name="Object212" text:anchor-type="as-char" svg:width="0.7654in" svg:height="0.1839in" draw:z-index="141"><draw:object xlink:href="./Object 212" xlink:type="simple" xlink:show="embed" xlink:actuate="onLoad"/><draw:image xlink:href="./ObjectReplacements/Object 212" xlink:type="simple" xlink:show="embed" xlink:actuate="onLoad"/></draw:frame>. However, to ensure the precision is better than the <text:span text:style-name="T22">Tol</text:span> and the new step <text:span text:style-name="T22">ds</text:span>' is less than the previous one, the following correction is used:</text:p>
      <table:table table:name="Table42" table:style-name="Table42">
        <table:table-column table:style-name="Table42.A"/>
        <table:table-column table:style-name="Table42.B"/>
        <table:table-header-rows>
          <table:table-row>
            <table:table-cell table:style-name="Table42.A1" office:value-type="string">
              <text:p text:style-name="P32"><draw:frame draw:style-name="fr3" draw:name="Object57" text:anchor-type="as-char" svg:width="0.9075in" svg:height="0.4075in" draw:z-index="163"><draw:object xlink:href="./Object 57" xlink:type="simple" xlink:show="embed" xlink:actuate="onLoad"/><draw:image xlink:href="./ObjectReplacements/Object 57" xlink:type="simple" xlink:show="embed" xlink:actuate="onLoad"/></draw:frame> </text:p>
            </table:table-cell>
            <table:table-cell table:style-name="Table42.A1" office:value-type="string">
              <text:p text:style-name="P33">(<text:sequence text:ref-name="refText36" text:name="Text" text:formula="ooow:Text+1" style:num-format="1">37</text:sequence>)</text:p>
            </table:table-cell>
          </table:table-row>
        </table:table-header-rows>
      </table:table>
      <text:p text:style-name="Standard">In the used leap-frog scheme the plasma dielectric permittivity and the gradient are available at the middle-step points only, and the curvature is calculated within a half-step distance ds/2 as<draw:frame draw:style-name="fr3" draw:name="Object63" text:anchor-type="as-char" svg:width="0.6339in" svg:height="0.2362in" draw:z-index="164"><draw:object xlink:href="./Object 63" xlink:type="simple" xlink:show="embed" xlink:actuate="onLoad"/><draw:image xlink:href="./ObjectReplacements/Object 63" xlink:type="simple" xlink:show="embed" xlink:actuate="onLoad"/></draw:frame>. <text:soft-page-break/>In the program implementation, to reduce the number of floating-point calculations its approximation is calculated using the identity<draw:frame draw:style-name="fr3" draw:name="Object64" text:anchor-type="as-char" svg:width="1.5693in" svg:height="0.2154in" draw:z-index="165"><draw:object xlink:href="./Object 64" xlink:type="simple" xlink:show="embed" xlink:actuate="onLoad"/><draw:image xlink:href="./ObjectReplacements/Object 64" xlink:type="simple" xlink:show="embed" xlink:actuate="onLoad"/></draw:frame>, reduced due to the condition <draw:frame draw:style-name="fr3" draw:name="Object65" text:anchor-type="as-char" svg:width="0.4437in" svg:height="0.2075in" draw:z-index="166"><draw:object xlink:href="./Object 65" xlink:type="simple" xlink:show="embed" xlink:actuate="onLoad"/><draw:image xlink:href="./ObjectReplacements/Object 65" xlink:type="simple" xlink:show="embed" xlink:actuate="onLoad"/></draw:frame>to<draw:frame draw:style-name="fr3" draw:name="Object66" text:anchor-type="as-char" svg:width="1.411in" svg:height="0.2154in" draw:z-index="167"><draw:object xlink:href="./Object 66" xlink:type="simple" xlink:show="embed" xlink:actuate="onLoad"/><draw:image xlink:href="./ObjectReplacements/Object 66" xlink:type="simple" xlink:show="embed" xlink:actuate="onLoad"/></draw:frame>. The index of refraction <text:span text:style-name="T22">n</text:span> is replaced by the dielectric permittivity<draw:frame draw:style-name="fr3" draw:name="Object239" text:anchor-type="as-char" svg:width="0.1583in" svg:height="0.1839in" draw:z-index="168"><draw:object xlink:href="./Object 239" xlink:type="simple" xlink:show="embed" xlink:actuate="onLoad"/><draw:image xlink:href="./ObjectReplacements/Object 239" xlink:type="simple" xlink:show="embed" xlink:actuate="onLoad"/></draw:frame>according to Eq. <text:sequence-ref text:reference-format="text" text:ref-name="refText6">(7)</text:sequence-ref>:</text:p>
      <text:p text:style-name="Text_20_body"><text:tab/> <text:s/><draw:frame draw:style-name="fr3" draw:name="Object62" text:anchor-type="as-char" svg:width="5.2819in" svg:height="0.561in" draw:z-index="170"><draw:object xlink:href="./Object 62" xlink:type="simple" xlink:show="embed" xlink:actuate="onLoad"/><draw:image xlink:href="./ObjectReplacements/Object 62" xlink:type="simple" xlink:show="embed" xlink:actuate="onLoad"/></draw:frame>, or</text:p>
      <table:table table:name="Table43" table:style-name="Table43">
        <table:table-column table:style-name="Table43.A"/>
        <table:table-column table:style-name="Table43.B"/>
        <table:table-header-rows>
          <table:table-row>
            <table:table-cell table:style-name="Table43.A1" office:value-type="string">
              <text:p text:style-name="P32"><draw:frame draw:style-name="fr3" draw:name="Object59" text:anchor-type="as-char" svg:width="2.6457in" svg:height="0.5598in" draw:z-index="171"><draw:object xlink:href="./Object 59" xlink:type="simple" xlink:show="embed" xlink:actuate="onLoad"/><draw:image xlink:href="./ObjectReplacements/Object 59" xlink:type="simple" xlink:show="embed" xlink:actuate="onLoad"/></draw:frame> </text:p>
            </table:table-cell>
            <table:table-cell table:style-name="Table43.A1" office:value-type="string">
              <text:p text:style-name="P33">(<text:sequence text:ref-name="refText37" text:name="Text" text:formula="ooow:Text+1" style:num-format="1">38</text:sequence>)</text:p>
            </table:table-cell>
          </table:table-row>
        </table:table-header-rows>
      </table:table>
      <text:p text:style-name="Standard"/>
      <text:p text:style-name="Text_20_body">This formula uses the values that have already been calculated by that point of the program and uses no vector values thus accelerating the algorithm. </text:p>
      <text:p text:style-name="Text_20_body">Prior to making the algorithmic step the program checks if</text:p>
      <table:table table:name="Table44" table:style-name="Table44">
        <table:table-column table:style-name="Table44.A"/>
        <table:table-column table:style-name="Table44.B"/>
        <table:table-header-rows>
          <table:table-row>
            <table:table-cell table:style-name="Table44.A1" office:value-type="string">
              <text:p text:style-name="P32"><draw:frame draw:style-name="fr3" draw:name="Object60" text:anchor-type="as-char" svg:width="0.9638in" svg:height="0.4571in" draw:z-index="172"><draw:object xlink:href="./Object 60" xlink:type="simple" xlink:show="embed" xlink:actuate="onLoad"/><draw:image xlink:href="./ObjectReplacements/Object 60" xlink:type="simple" xlink:show="embed" xlink:actuate="onLoad"/></draw:frame>. </text:p>
            </table:table-cell>
            <table:table-cell table:style-name="Table44.A1" office:value-type="string">
              <text:p text:style-name="P33">(<text:sequence text:ref-name="refText38" text:name="Text" text:formula="ooow:Text+1" style:num-format="1">39</text:sequence>)</text:p>
            </table:table-cell>
          </table:table-row>
        </table:table-header-rows>
      </table:table>
      <text:p text:style-name="Standard"/>
      <text:p text:style-name="Text_20_body">If this condition is true, the ray position and direction are advanced by one step by the analog of the Boris' algorithm. Otherwise the step is reduced as shown in <text:sequence-ref text:reference-format="text" text:ref-name="refText36">(37)</text:sequence-ref>.</text:p>
      <text:h text:style-name="Heading_20_3" text:outline-level="3">Adaptive control of step size</text:h>
      <text:p text:style-name="Text_20_body">The raytracing algorithm as it is implemented works on many rays that comprise a beam. Typically, the beam of rays is required to simulate a multi-pixel image. During one call to the program each ray is tested for accuracy and correctness, and only those rays that passed the tests are processed with the Boris's algorithm to calculate new positions and directions. Another portion of the rays, those that are too steep, are switched to the opposite parabola branches (this method is described later). On return they also have new position and direction vectors. </text:p>
      <text:p text:style-name="Text_20_body">The rest are the rays whose step sizes are too large to secure the specified precision. The step size for them is shortened by applying formula <text:sequence-ref text:reference-format="text" text:ref-name="refText36">(37)</text:sequence-ref>. After the step reduction no processing is made on these rays during the current call. The rays with reduced step sizes are thus processed at the next call, during which their positions and directions would be advanced by one step (provided that they meet the precision and correctness criteria). <text:s/></text:p>
      <text:p text:style-name="Text_20_body">The subroutine that provides the plasma density and density gradient at each call also provides the desired new step size <draw:frame draw:style-name="fr3" draw:name="Object210" text:anchor-type="as-char" svg:width="0.3957in" svg:height="0.2083in" draw:z-index="144"><draw:object xlink:href="./Object 210" xlink:type="simple" xlink:show="embed" xlink:actuate="onLoad"/><draw:image xlink:href="./ObjectReplacements/Object 210" xlink:type="simple" xlink:show="embed" xlink:actuate="onLoad"/></draw:frame>for each ray. After the positions and directions for the rays are advanced by the current step sizes, the algorithm increases the steps towards the<draw:frame draw:style-name="fr3" draw:name="Object213" text:anchor-type="as-char" svg:width="0.3957in" svg:height="0.2083in" draw:z-index="145"><draw:object xlink:href="./Object 213" xlink:type="simple" xlink:show="embed" xlink:actuate="onLoad"/><draw:image xlink:href="./ObjectReplacements/Object 213" xlink:type="simple" xlink:show="embed" xlink:actuate="onLoad"/></draw:frame>. It however cannot be fulfilled in one move. The <draw:frame draw:style-name="fr3" draw:name="Object214" text:anchor-type="as-char" svg:width="0.3965in" svg:height="0.2091in" draw:z-index="146"><draw:object xlink:href="./Object 214" xlink:type="simple" xlink:show="embed" xlink:actuate="onLoad"/><draw:image xlink:href="./ObjectReplacements/Object 214" xlink:type="simple" xlink:show="embed" xlink:actuate="onLoad"/></draw:frame>can be greater than the current <text:span text:style-name="T22">ds</text:span> by orders of magnitude, and near the critical surface a simple assignment like <draw:frame draw:style-name="fr3" draw:name="Object215" text:anchor-type="as-char" svg:width="0.6909in" svg:height="0.2091in" draw:z-index="147"><draw:object xlink:href="./Object 215" xlink:type="simple" xlink:show="embed" xlink:actuate="onLoad"/><draw:image xlink:href="./ObjectReplacements/Object 215" xlink:type="simple" xlink:show="embed" xlink:actuate="onLoad"/></draw:frame>would almost inevitably lead to the ray penetration past the critical surface. Therefore the algorithm uses a special method of gradual increase of the step size. It is based on solving a non-linear difference equation which outputs the increased <text:span text:style-name="T22">ds'</text:span> from the current <text:span text:style-name="T22">ds</text:span> and the desired<draw:frame draw:style-name="fr3" draw:name="Object216" text:anchor-type="as-char" svg:width="0.3965in" svg:height="0.2091in" draw:z-index="148"><draw:object xlink:href="./Object 216" xlink:type="simple" xlink:show="embed" xlink:actuate="onLoad"/><draw:image xlink:href="./ObjectReplacements/Object 216" xlink:type="simple" xlink:show="embed" xlink:actuate="onLoad"/></draw:frame>.</text:p>
      <text:p text:style-name="Text_20_body">Consider a difference equation associating two variables, input <text:span text:style-name="T22">x</text:span> and output <text:span text:style-name="T22">y</text:span>, specified at grid nodes ... (<text:span text:style-name="T22">i</text:span>-1), (<text:span text:style-name="T22">i</text:span>), (<text:span text:style-name="T22">i</text:span>+1), (<text:span text:style-name="T22">i</text:span>+2) ... and so on:</text:p>
      <table:table table:name="Table45" table:style-name="Table45">
        <table:table-column table:style-name="Table45.A"/>
        <table:table-column table:style-name="Table45.B"/>
        <table:table-header-rows>
          <text:soft-page-break/>
          <table:table-row>
            <table:table-cell table:style-name="Table45.A1" office:value-type="string">
              <text:p text:style-name="P32"><draw:frame draw:style-name="fr3" draw:name="Object111" text:anchor-type="as-char" svg:width="1.3008in" svg:height="0.2083in" draw:z-index="181"><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33">(<text:sequence text:ref-name="refText39" text:name="Text" text:formula="ooow:Text+1" style:num-format="1">40</text:sequence>)</text:p>
            </table:table-cell>
          </table:table-row>
        </table:table-header-rows>
      </table:table>
      <text:p text:style-name="Standard"/>
      <text:p text:style-name="Text_20_body">For constant input<draw:frame draw:style-name="fr3" draw:name="Object218" text:anchor-type="as-char" svg:width="0.4547in" svg:height="0.2083in" draw:z-index="149"><draw:object xlink:href="./Object 218" xlink:type="simple" xlink:show="embed" xlink:actuate="onLoad"/><draw:image xlink:href="./ObjectReplacements/Object 218" xlink:type="simple" xlink:show="embed" xlink:actuate="onLoad"/></draw:frame>the solution to Eq. <text:sequence-ref text:reference-format="text" text:ref-name="refText39">(40)</text:sequence-ref> can be shown to be stable for any initial condition on the output variable<draw:frame draw:style-name="fr3" draw:name="Object219" text:anchor-type="as-char" svg:width="0.2346in" svg:height="0.2083in" draw:z-index="150"><draw:object xlink:href="./Object 219" xlink:type="simple" xlink:show="embed" xlink:actuate="onLoad"/><draw:image xlink:href="./ObjectReplacements/Object 219" xlink:type="simple" xlink:show="embed" xlink:actuate="onLoad"/></draw:frame>between 0 and <text:span text:style-name="T22">X</text:span>:</text:p>
      <table:table table:name="Table46" table:style-name="Table46">
        <table:table-column table:style-name="Table46.A"/>
        <table:table-column table:style-name="Table46.B"/>
        <table:table-header-rows>
          <table:table-row>
            <table:table-cell table:style-name="Table46.A1" office:value-type="string">
              <text:p text:style-name="P32"><draw:frame draw:style-name="fr3" draw:name="Object217" text:anchor-type="as-char" svg:width="0.8783in" svg:height="0.2189in" draw:z-index="174"><draw:object xlink:href="./Object 217" xlink:type="simple" xlink:show="embed" xlink:actuate="onLoad"/><draw:image xlink:href="./ObjectReplacements/Object 217" xlink:type="simple" xlink:show="embed" xlink:actuate="onLoad"/></draw:frame> </text:p>
            </table:table-cell>
            <table:table-cell table:style-name="Table46.A1" office:value-type="string">
              <text:p text:style-name="P33">(<text:sequence text:ref-name="refText40" text:name="Text" text:formula="ooow:Text+1" style:num-format="1">41</text:sequence>)</text:p>
            </table:table-cell>
          </table:table-row>
        </table:table-header-rows>
      </table:table>
      <text:p text:style-name="Standard">Specifying<draw:frame draw:style-name="fr3" draw:name="Object209" text:anchor-type="as-char" svg:width="0.2346in" svg:height="0.2083in" draw:z-index="173"><draw:object xlink:href="./Object 209" xlink:type="simple" xlink:show="embed" xlink:actuate="onLoad"/><draw:image xlink:href="./ObjectReplacements/Object 209" xlink:type="simple" xlink:show="embed" xlink:actuate="onLoad"/></draw:frame>beyond interval <text:sequence-ref text:reference-format="text" text:ref-name="refText40">(41)</text:sequence-ref> makes the solution unstable and is not used here.</text:p>
      <text:p text:style-name="Text_20_body">In this case the solution to Eq. <text:sequence-ref text:reference-format="text" text:ref-name="refText39">(40)</text:sequence-ref><draw:frame draw:style-name="fr3" draw:name="Object221" text:anchor-type="as-char" svg:width="0.2118in" svg:height="0.2083in" draw:z-index="151"><draw:object xlink:href="./Object 221" xlink:type="simple" xlink:show="embed" xlink:actuate="onLoad"/><draw:image xlink:href="./ObjectReplacements/Object 221" xlink:type="simple" xlink:show="embed" xlink:actuate="onLoad"/></draw:frame>always converges to the value <text:span text:style-name="T22">X</text:span>. Here the useful property of Eq. <text:sequence-ref text:reference-format="text" text:ref-name="refText39">(40)</text:sequence-ref> is that for a small (compared to <text:span text:style-name="T22">X</text:span>) initial condition<draw:frame draw:style-name="fr3" draw:name="Object222" text:anchor-type="as-char" svg:width="0.2346in" svg:height="0.2083in" draw:z-index="152"><draw:object xlink:href="./Object 222" xlink:type="simple" xlink:show="embed" xlink:actuate="onLoad"/><draw:image xlink:href="./ObjectReplacements/Object 222" xlink:type="simple" xlink:show="embed" xlink:actuate="onLoad"/></draw:frame>the solution behaves similar to growing exponential function <draw:frame draw:style-name="fr3" draw:name="Object223" text:anchor-type="as-char" svg:width="0.1898in" svg:height="0.2075in" draw:z-index="153"><draw:object xlink:href="./Object 223" xlink:type="simple" xlink:show="embed" xlink:actuate="onLoad"/><draw:image xlink:href="./ObjectReplacements/Object 223" xlink:type="simple" xlink:show="embed" xlink:actuate="onLoad"/></draw:frame>, while for large values of<draw:frame draw:style-name="fr3" draw:name="Object224" text:anchor-type="as-char" svg:width="0.2346in" svg:height="0.2083in" draw:z-index="154"><draw:object xlink:href="./Object 224" xlink:type="simple" xlink:show="embed" xlink:actuate="onLoad"/><draw:image xlink:href="./ObjectReplacements/Object 224" xlink:type="simple" xlink:show="embed" xlink:actuate="onLoad"/></draw:frame>, i.e. closer to the <text:span text:style-name="T22">X</text:span>, it grows slower and slower similar to the decaying exponent<draw:frame draw:style-name="fr3" draw:name="Object225" text:anchor-type="as-char" svg:width="0.4075in" svg:height="0.2075in" draw:z-index="155"><draw:object xlink:href="./Object 225" xlink:type="simple" xlink:show="embed" xlink:actuate="onLoad"/><draw:image xlink:href="./ObjectReplacements/Object 225" xlink:type="simple" xlink:show="embed" xlink:actuate="onLoad"/></draw:frame>, which converges to <text:s/><text:span text:style-name="T22">X. </text:span><text:span text:style-name="T3">This is illustrated in Fig. 1.</text:span></text:p>
      <text:p text:style-name="P10"><draw:frame draw:style-name="fr1" draw:name="graphics8" text:anchor-type="paragraph" svg:x="0.9957in" svg:y="0.0862in" svg:width="4.9744in" svg:height="3.3965in" draw:z-index="6"><draw:image xlink:href="Pictures/20000002000001A4000001218786FACA.eps"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8"><text:span text:style-name="T5">Figure 1.</text:span><text:span text:style-name="T3"> Solutions to the non-linear difference equation </text:span><text:span text:style-name="T3"><text:sequence-ref text:reference-format="text" text:ref-name="refText39">(40)</text:sequence-ref></text:span><text:span text:style-name="T3"> for four different <text:s/>initial conditions</text:span><text:span text:style-name="T3"><draw:frame draw:style-name="fr3" draw:name="Object226" text:anchor-type="as-char" svg:width="0.2346in" svg:height="0.2083in" draw:z-index="157"><draw:object xlink:href="./Object 226" xlink:type="simple" xlink:show="embed" xlink:actuate="onLoad"/><draw:image xlink:href="./ObjectReplacements/Object 226" xlink:type="simple" xlink:show="embed" xlink:actuate="onLoad"/></draw:frame></text:span><text:span text:style-name="T3">. The input variable is constant:</text:span><text:span text:style-name="T3"><draw:frame draw:style-name="fr3" draw:name="Object227" text:anchor-type="as-char" svg:width="0.4654in" svg:height="0.2091in" draw:z-index="158"><draw:object xlink:href="./Object 227" xlink:type="simple" xlink:show="embed" xlink:actuate="onLoad"/><draw:image xlink:href="./ObjectReplacements/Object 227" xlink:type="simple" xlink:show="embed" xlink:actuate="onLoad"/></draw:frame></text:span><text:span text:style-name="T3">The solutions always converge to </text:span><text:span text:style-name="T3"><draw:frame draw:style-name="fr3" draw:name="Object230" text:anchor-type="as-char" svg:width="0.6909in" svg:height="0.2083in" draw:z-index="159"><draw:object xlink:href="./Object 230" xlink:type="simple" xlink:show="embed" xlink:actuate="onLoad"/><draw:image xlink:href="./ObjectReplacements/Object 230" xlink:type="simple" xlink:show="embed" xlink:actuate="onLoad"/></draw:frame></text:span><text:span text:style-name="T3">. </text:span></text:p>
      <text:p text:style-name="P10"/>
      <text:p text:style-name="Text_20_body"><text:span text:style-name="T3">Notice that reasonably large initial values for</text:span><text:span text:style-name="T3"><draw:frame draw:style-name="fr3" draw:name="Object231" text:anchor-type="as-char" svg:width="0.2346in" svg:height="0.2083in" draw:z-index="160"><draw:object xlink:href="./Object 231" xlink:type="simple" xlink:show="embed" xlink:actuate="onLoad"/><draw:image xlink:href="./ObjectReplacements/Object 231" xlink:type="simple" xlink:show="embed" xlink:actuate="onLoad"/></draw:frame></text:span><text:span text:style-name="T3"> ensure fast convergence: 10 steps for</text:span><text:span text:style-name="T3"><draw:frame draw:style-name="fr3" draw:name="Object229" text:anchor-type="as-char" svg:width="0.8in" svg:height="0.2083in" draw:z-index="161"><draw:object xlink:href="./Object 229" xlink:type="simple" xlink:show="embed" xlink:actuate="onLoad"/><draw:image xlink:href="./ObjectReplacements/Object 229" xlink:type="simple" xlink:show="embed" xlink:actuate="onLoad"/></draw:frame></text:span><text:span text:style-name="T3">, and even 3 steps for </text:span><text:span text:style-name="T3"><draw:frame draw:style-name="fr3" draw:name="Object228" text:anchor-type="as-char" svg:width="0.7193in" svg:height="0.2083in" draw:z-index="162"><draw:object xlink:href="./Object 228" xlink:type="simple" xlink:show="embed" xlink:actuate="onLoad"/><draw:image xlink:href="./ObjectReplacements/Object 228" xlink:type="simple" xlink:show="embed" xlink:actuate="onLoad"/></draw:frame></text:span><text:span text:style-name="T3">to 1% of the range [0..1]. </text:span></text:p>
      <text:p text:style-name="Text_20_body"><text:span text:style-name="T3">The step </text:span><text:span text:style-name="T22">ds</text:span><text:span text:style-name="T3"> is incremented using the Eq. </text:span><text:span text:style-name="T3"><text:sequence-ref text:reference-format="text" text:ref-name="refText39">(40)</text:sequence-ref></text:span><text:span text:style-name="T3"> as the algorithm</text:span></text:p>
      <table:table table:name="Table47" table:style-name="Table47">
        <table:table-column table:style-name="Table47.A"/>
        <table:table-column table:style-name="Table47.B"/>
        <table:table-header-rows>
          <table:table-row>
            <table:table-cell table:style-name="Table47.A1" office:value-type="string">
              <text:p text:style-name="P32"><draw:frame draw:style-name="fr3" draw:name="Object220" text:anchor-type="as-char" svg:width="1.4307in" svg:height="0.2307in" draw:z-index="175"><draw:object xlink:href="./Object 220" xlink:type="simple" xlink:show="embed" xlink:actuate="onLoad"/><draw:image xlink:href="./ObjectReplacements/Object 220" xlink:type="simple" xlink:show="embed" xlink:actuate="onLoad"/></draw:frame>. </text:p>
            </table:table-cell>
            <table:table-cell table:style-name="Table47.A1" office:value-type="string">
              <text:p text:style-name="P33">(<text:sequence text:ref-name="refText41" text:name="Text" text:formula="ooow:Text+1" style:num-format="1">42</text:sequence>)</text:p>
            </table:table-cell>
          </table:table-row>
        </table:table-header-rows>
      </table:table>
      <text:p text:style-name="Standard"><text:span text:style-name="T3">When </text:span><text:span text:style-name="T22">ds</text:span><text:span text:style-name="T3"> is small compared to </text:span><text:span text:style-name="T3"><draw:frame draw:style-name="fr3" draw:name="Object233" text:anchor-type="as-char" svg:width="0.3957in" svg:height="0.2083in" draw:z-index="176"><draw:object xlink:href="./Object 233" xlink:type="simple" xlink:show="embed" xlink:actuate="onLoad"/><draw:image xlink:href="./ObjectReplacements/Object 233" xlink:type="simple" xlink:show="embed" xlink:actuate="onLoad"/></draw:frame></text:span><text:span text:style-name="T3">, each next step value of</text:span><text:span text:style-name="T3"><draw:frame draw:style-name="fr5" draw:name="Object235" text:anchor-type="as-char" svg:y="-0.128in" svg:width="0.2701in" svg:height="0.1839in" draw:z-index="177"><draw:object xlink:href="./Object 232" xlink:type="simple" xlink:show="embed" xlink:actuate="onLoad"/><draw:image xlink:href="./ObjectReplacements/Object 232" xlink:type="simple" xlink:show="embed" xlink:actuate="onLoad"/></draw:frame></text:span><text:span text:style-name="T3">is almost</text:span><text:span text:style-name="T3"><draw:frame draw:style-name="fr3" draw:name="Object234" text:anchor-type="as-char" svg:width="0.3307in" svg:height="0.1839in" draw:z-index="178"><draw:object xlink:href="./Object 234" xlink:type="simple" xlink:show="embed" xlink:actuate="onLoad"/><draw:image xlink:href="./ObjectReplacements/Object 234" xlink:type="simple" xlink:show="embed" xlink:actuate="onLoad"/></draw:frame></text:span><text:span text:style-name="T3">, so the </text:span><text:span text:style-name="T22">ds</text:span><text:span text:style-name="T3"> grows in a geometrical progression. However, as </text:span><text:span text:style-name="T22">ds</text:span><text:span text:style-name="T3"> approaches</text:span><text:span text:style-name="T3"><draw:frame draw:style-name="fr3" draw:name="Object236" text:anchor-type="as-char" svg:width="0.3957in" svg:height="0.2083in" draw:z-index="179"><draw:object xlink:href="./Object 236" xlink:type="simple" xlink:show="embed" xlink:actuate="onLoad"/><draw:image xlink:href="./ObjectReplacements/Object 236" xlink:type="simple" xlink:show="embed" xlink:actuate="onLoad"/></draw:frame></text:span><text:span text:style-name="T3">, its growth rate becomes slower. These features ensure fast and yet smooth adjustment of the </text:span><text:span text:style-name="T22">ds </text:span><text:span text:style-name="T3">in several steps up to the specified</text:span><text:span text:style-name="T3"><draw:frame draw:style-name="fr3" draw:name="Object237" text:anchor-type="as-char" svg:width="0.3957in" svg:height="0.2083in" draw:z-index="180"><draw:object xlink:href="./Object 237" xlink:type="simple" xlink:show="embed" xlink:actuate="onLoad"/><draw:image xlink:href="./ObjectReplacements/Object 237" xlink:type="simple" xlink:show="embed" xlink:actuate="onLoad"/></draw:frame></text:span><text:span text:style-name="T3">value. </text:span></text:p>
      <text:h text:style-name="Heading_20_3" text:outline-level="3"><text:soft-page-break/>Correctness control</text:h>
      <text:p text:style-name="P12"><text:s/>Correctness of the ray path computation is violated if at some step the ray penetrates the critical</text:p>
      <text:p text:style-name="P12">surface. This condition can arise for very steep rays, incident almost normally on the critical</text:p>
      <text:p text:style-name="P15"><text:span text:style-name="T26">surface. </text:span><text:span text:style-name="T26">This is usually prevented before the step is made.</text:span><text:span text:style-name="T26"> </text:span><text:span text:style-name="T26"><text:s/>A too steep ray is approximated by a parabola and it is then switched to the symmetrical point on </text:span>the opposite branch of the parabola. Thus no ray can penetrate the critical surface.</text:p>
      <text:p text:style-name="Text_20_body"><text:span text:style-name="T19">At each moment the algorithm has current values of the dielectric permittivity</text:span><text:span text:style-name="T20"><draw:frame draw:style-name="fr3" draw:name="Object67" text:anchor-type="as-char" svg:width="0.3043in" svg:height="0.2083in" draw:z-index="115"><draw:object xlink:href="./Object 67" xlink:type="simple" xlink:show="embed" xlink:actuate="onLoad"/><draw:image xlink:href="./ObjectReplacements/Object 67" xlink:type="simple" xlink:show="embed" xlink:actuate="onLoad"/></draw:frame></text:span><text:span text:style-name="T20">and its gradient</text:span><text:span text:style-name="T20"><draw:frame draw:style-name="fr3" draw:name="Object68" text:anchor-type="as-char" svg:width="0.452in" svg:height="0.2091in" draw:z-index="116"><draw:object xlink:href="./Object 68" xlink:type="simple" xlink:show="embed" xlink:actuate="onLoad"/><draw:image xlink:href="./ObjectReplacements/Object 68" xlink:type="simple" xlink:show="embed" xlink:actuate="onLoad"/></draw:frame></text:span><text:span text:style-name="T20">. If the ray at next step can occasionally trespass the border then the next value of permittivity </text:span><text:span text:style-name="T20"><draw:frame draw:style-name="fr3" draw:name="Object69" text:anchor-type="as-char" svg:width="0.3047in" svg:height="0.2091in" draw:z-index="117"><draw:object xlink:href="./Object 69" xlink:type="simple" xlink:show="embed" xlink:actuate="onLoad"/><draw:image xlink:href="./ObjectReplacements/Object 69" xlink:type="simple" xlink:show="embed" xlink:actuate="onLoad"/></draw:frame></text:span><text:span text:style-name="T20">should become negative. Therefore, the algorithm must use a criterion for positive</text:span><text:span text:style-name="T20"><draw:frame draw:style-name="fr3" draw:name="Object70" text:anchor-type="as-char" svg:width="0.3047in" svg:height="0.2091in" draw:z-index="118"><draw:object xlink:href="./Object 70" xlink:type="simple" xlink:show="embed" xlink:actuate="onLoad"/><draw:image xlink:href="./ObjectReplacements/Object 70" xlink:type="simple" xlink:show="embed" xlink:actuate="onLoad"/></draw:frame></text:span><text:span text:style-name="T20">based on predictions of the next value of</text:span><text:span text:style-name="T20"><draw:frame draw:style-name="fr3" draw:name="Object232" text:anchor-type="as-char" svg:width="0.3043in" svg:height="0.2083in" draw:z-index="182"><draw:object xlink:href="./Object 235" xlink:type="simple" xlink:show="embed" xlink:actuate="onLoad"/><draw:image xlink:href="./ObjectReplacements/Object 235" xlink:type="simple" xlink:show="embed" xlink:actuate="onLoad"/></draw:frame></text:span><text:span text:style-name="T20">. The prediction here uses a linear mechanism. </text:span></text:p>
      <text:p text:style-name="Text_20_body"><text:span text:style-name="T20">The </text:span><text:span text:style-name="T20"><draw:frame draw:style-name="fr3" draw:name="Object71" text:anchor-type="as-char" svg:width="0.3047in" svg:height="0.2091in" draw:z-index="16"><draw:object xlink:href="./Object 71" xlink:type="simple" xlink:show="embed" xlink:actuate="onLoad"/><draw:image xlink:href="./ObjectReplacements/Object 71" xlink:type="simple" xlink:show="embed" xlink:actuate="onLoad"/></draw:frame></text:span><text:span text:style-name="T20">is positive if</text:span><text:span text:style-name="T20"><draw:frame draw:style-name="fr3" draw:name="Object72" text:anchor-type="as-char" svg:width="0.3043in" svg:height="0.2083in" draw:z-index="17"><draw:object xlink:href="./Object 72" xlink:type="simple" xlink:show="embed" xlink:actuate="onLoad"/><draw:image xlink:href="./ObjectReplacements/Object 72" xlink:type="simple" xlink:show="embed" xlink:actuate="onLoad"/></draw:frame></text:span><text:span text:style-name="T20">&gt; 0 and</text:span></text:p>
      <table:table table:name="Table48" table:style-name="Table48">
        <table:table-column table:style-name="Table48.A"/>
        <table:table-column table:style-name="Table48.B"/>
        <table:table-header-rows>
          <table:table-row>
            <table:table-cell table:style-name="Table48.A1" office:value-type="string">
              <text:p text:style-name="P32"><draw:frame draw:style-name="fr3" draw:name="Object238" text:anchor-type="as-char" svg:width="0.5626in" svg:height="0.411in" draw:z-index="183"><draw:object xlink:href="./Object 238" xlink:type="simple" xlink:show="embed" xlink:actuate="onLoad"/><draw:image xlink:href="./ObjectReplacements/Object 238" xlink:type="simple" xlink:show="embed" xlink:actuate="onLoad"/></draw:frame>. </text:p>
            </table:table-cell>
            <table:table-cell table:style-name="Table48.A1" office:value-type="string">
              <text:p text:style-name="P33">(<text:sequence text:ref-name="refText42" text:name="Text" text:formula="ooow:Text+1" style:num-format="1">43</text:sequence>)</text:p>
            </table:table-cell>
          </table:table-row>
        </table:table-header-rows>
      </table:table>
      <text:p text:style-name="P13">Replace both numerator and denominator of <text:sequence-ref text:reference-format="text" text:ref-name="refText42">(43)</text:sequence-ref> by the linear cuts of their Taylor series:</text:p>
      <text:p text:style-name="P4"><text:tab/><draw:frame draw:style-name="fr5" draw:name="Object74" text:anchor-type="as-char" svg:y="-0.5in" svg:width="5.5937in" svg:height="0.811in" draw:z-index="18"><draw:object xlink:href="./Object 74" xlink:type="simple" xlink:show="embed" xlink:actuate="onLoad"/><draw:image xlink:href="./ObjectReplacements/Object 74" xlink:type="simple" xlink:show="embed" xlink:actuate="onLoad"/></draw:frame></text:p>
      <text:p text:style-name="P4">Rearrange:</text:p>
      <text:p text:style-name="P4"><text:tab/><text:tab/><text:tab/> <text:tab/> <text:s/><draw:frame draw:style-name="fr3" draw:name="Object75" text:anchor-type="as-char" svg:width="1.672in" svg:height="0.6256in" draw:z-index="19"><draw:object xlink:href="./Object 75" xlink:type="simple" xlink:show="embed" xlink:actuate="onLoad"/><draw:image xlink:href="./ObjectReplacements/Object 75" xlink:type="simple" xlink:show="embed" xlink:actuate="onLoad"/></draw:frame>;</text:p>
      <text:p text:style-name="P4"><text:tab/><text:tab/><text:tab/><text:tab/> <text:s/><draw:frame draw:style-name="fr3" draw:name="Object76" text:anchor-type="as-char" svg:width="2.2134in" svg:height="0.3929in" draw:z-index="20"><draw:object xlink:href="./Object 76" xlink:type="simple" xlink:show="embed" xlink:actuate="onLoad"/><draw:image xlink:href="./ObjectReplacements/Object 76" xlink:type="simple" xlink:show="embed" xlink:actuate="onLoad"/></draw:frame>.</text:p>
      <text:p text:style-name="P4">Divide both sides by <draw:frame draw:style-name="fr3" draw:name="Object77" text:anchor-type="as-char" svg:width="0.2102in" svg:height="0.2083in" draw:z-index="21"><draw:object xlink:href="./Object 77" xlink:type="simple" xlink:show="embed" xlink:actuate="onLoad"/><draw:image xlink:href="./ObjectReplacements/Object 77" xlink:type="simple" xlink:show="embed" xlink:actuate="onLoad"/></draw:frame>:</text:p>
      <text:p text:style-name="P4"><text:tab/><text:tab/><text:tab/><text:tab/> <text:s/><draw:frame draw:style-name="fr3" draw:name="Object78" text:anchor-type="as-char" svg:width="2.3756in" svg:height="0.4701in" draw:z-index="22"><draw:object xlink:href="./Object 78" xlink:type="simple" xlink:show="embed" xlink:actuate="onLoad"/><draw:image xlink:href="./ObjectReplacements/Object 78" xlink:type="simple" xlink:show="embed" xlink:actuate="onLoad"/></draw:frame>;</text:p>
      <text:p text:style-name="P4"><text:tab/><text:tab/><text:tab/><text:tab/> <text:s/><draw:frame draw:style-name="fr3" draw:name="Object79" text:anchor-type="as-char" svg:width="1.4484in" svg:height="0.4701in" draw:z-index="23"><draw:object xlink:href="./Object 79" xlink:type="simple" xlink:show="embed" xlink:actuate="onLoad"/><draw:image xlink:href="./ObjectReplacements/Object 79" xlink:type="simple" xlink:show="embed" xlink:actuate="onLoad"/></draw:frame>.</text:p>
      <text:p text:style-name="Text_20_body">Finally we get the correctness criterion :</text:p>
      <table:table table:name="Table49" table:style-name="Table49">
        <table:table-column table:style-name="Table49.A"/>
        <table:table-column table:style-name="Table49.B"/>
        <table:table-header-rows>
          <table:table-row>
            <table:table-cell table:style-name="Table49.A1" office:value-type="string">
              <text:p text:style-name="P32"><draw:frame draw:style-name="fr3" draw:name="Object73" text:anchor-type="as-char" svg:width="1.3807in" svg:height="0.4693in" draw:z-index="184"><draw:object xlink:href="./Object 73" xlink:type="simple" xlink:show="embed" xlink:actuate="onLoad"/><draw:image xlink:href="./ObjectReplacements/Object 73" xlink:type="simple" xlink:show="embed" xlink:actuate="onLoad"/></draw:frame>. </text:p>
            </table:table-cell>
            <table:table-cell table:style-name="Table49.A1" office:value-type="string">
              <text:p text:style-name="P33">(<text:sequence text:ref-name="refText43" text:name="Text" text:formula="ooow:Text+1" style:num-format="1">44</text:sequence>)</text:p>
            </table:table-cell>
          </table:table-row>
        </table:table-header-rows>
      </table:table>
      <text:p text:style-name="P13">If this inequality is true, the next step is safe. If not, the ray is so close to the critical surface and so steep that previous decreases of the step size did not help avoid its penetration past the critical surface. If this is the case, another method is employed.</text:p>
      <text:h text:style-name="Heading_20_3" text:outline-level="3">Parabola switching </text:h>
      <text:p text:style-name="Text_20_body"><text:tab/>Suppose the ray is close to the critical surface, the algorithmic step ds has already been decreased down to the specified absolute minimum step, and yet the next step will penetrate the critical <text:soft-page-break/>surface. In this case the algorithm performs the procedure of its reflection. Provided the step is small enough, the dielectric permittivity gradient can be considered constant along the ray path. In the medium with<draw:frame draw:style-name="fr3" draw:name="Object156" text:anchor-type="as-char" svg:width="0.802in" svg:height="0.1839in" draw:z-index="83"><draw:object xlink:href="./Object 156" xlink:type="simple" xlink:show="embed" xlink:actuate="onLoad"/><draw:image xlink:href="./ObjectReplacements/Object 156" xlink:type="simple" xlink:show="embed" xlink:actuate="onLoad"/></draw:frame>electromagnetic rays have parabolic trajectories, which will be shown further. Knowing the parameters of the parabola, the algorithm calculates the position and direction vectors of the ray on the opposite branch of the parabola. The ray is switched to the opposite parabolic trajectory branch so that instead of approaching the critical surface it starts departing it. </text:p>
      <text:p text:style-name="Text_20_body">Consider a simple 2-dimensional case of a ray traveling in XY-plane, where the dielectric permittivity <text:span text:style-name="T14">changes linearly from </text:span><text:span text:style-name="T7"></text:span><text:span text:style-name="T14"> <text:s/>= 1 at the origin of coordinates down to </text:span><text:span text:style-name="T7"></text:span><text:span text:style-name="T14"> <text:s/>= 0 at some distance L along the X axis, so that</text:span></text:p>
      <table:table table:name="Table50" table:style-name="Table50">
        <table:table-column table:style-name="Table50.A"/>
        <table:table-column table:style-name="Table50.B"/>
        <table:table-header-rows>
          <table:table-row>
            <table:table-cell table:style-name="Table50.A1" office:value-type="string">
              <text:p text:style-name="P32"><draw:frame draw:style-name="fr3" draw:name="Object80" text:anchor-type="as-char" svg:width="0.6575in" svg:height="0.3925in" draw:z-index="187"><draw:object xlink:href="./Object 80" xlink:type="simple" xlink:show="embed" xlink:actuate="onLoad"/><draw:image xlink:href="./ObjectReplacements/Object 80" xlink:type="simple" xlink:show="embed" xlink:actuate="onLoad"/></draw:frame> </text:p>
            </table:table-cell>
            <table:table-cell table:style-name="Table50.A1" office:value-type="string">
              <text:p text:style-name="P33">(<text:sequence text:ref-name="refText44" text:name="Text" text:formula="ooow:Text+1" style:num-format="1">45</text:sequence>)</text:p>
            </table:table-cell>
          </table:table-row>
        </table:table-header-rows>
      </table:table>
      <text:p text:style-name="Standard"><text:span text:style-name="T14">This situation is shown in Fig.</text:span><text:span text:style-name="T10"> 2. </text:span>We shall derive the equation for the ray trajectory going through an arbitrary point<draw:frame draw:style-name="fr3" draw:name="Object132" text:anchor-type="as-char" svg:width="0.5409in" svg:height="0.2091in" draw:z-index="185"><draw:object xlink:href="./Object 158" xlink:type="simple" xlink:show="embed" xlink:actuate="onLoad"/><draw:image xlink:href="./ObjectReplacements/Object 158" xlink:type="simple" xlink:show="embed" xlink:actuate="onLoad"/></draw:frame>. The equation set for the ray trajectory <text:sequence-ref text:reference-format="text" text:ref-name="refText15">(16)</text:sequence-ref> in the two-dimensional geometry consists of two equations. The dielectric permittivity <text:span text:style-name="T7"></text:span> changes in the <text:span text:style-name="T22">X</text:span> direction only, so does the index of refraction <text:span text:style-name="T22">n</text:span>, therefore its gradient along the <text:span text:style-name="T22">Y</text:span> axis is zero:</text:p>
      <text:p text:style-name="Text_20_body"><text:tab/><text:tab/><text:tab/><text:tab/><text:tab/><draw:frame draw:style-name="fr3" draw:name="Object133" text:anchor-type="as-char" svg:width="1.0154in" svg:height="0.3929in" draw:z-index="89"><draw:object xlink:href="./Object 159" xlink:type="simple" xlink:show="embed" xlink:actuate="onLoad"/><draw:image xlink:href="./ObjectReplacements/Object 159" xlink:type="simple" xlink:show="embed" xlink:actuate="onLoad"/></draw:frame>,</text:p>
      <text:p text:style-name="Text_20_body">and from the E.-L. equation for the <text:span text:style-name="T22">y</text:span> <text:s/></text:p>
      <text:p text:style-name="Text_20_body"><text:tab/><text:tab/><text:tab/><text:tab/><text:tab/><draw:frame draw:style-name="fr3" draw:name="Object134" text:anchor-type="as-char" svg:width="1.5791in" svg:height="0.4319in" draw:z-index="186"><draw:object xlink:href="./Object 157" xlink:type="simple" xlink:show="embed" xlink:actuate="onLoad"/><draw:image xlink:href="./ObjectReplacements/Object 157" xlink:type="simple" xlink:show="embed" xlink:actuate="onLoad"/></draw:frame></text:p>
      <text:p text:style-name="Text_20_body">one can see that</text:p>
      <table:table table:name="Table51" table:style-name="Table51">
        <table:table-column table:style-name="Table51.A"/>
        <table:table-column table:style-name="Table51.B"/>
        <table:table-header-rows>
          <table:table-row>
            <table:table-cell table:style-name="Table51.A1" office:value-type="string">
              <text:p text:style-name="P32"><draw:frame draw:style-name="fr3" draw:name="Object186" text:anchor-type="as-char" svg:width="0.9256in" svg:height="0.3925in" draw:z-index="188"><draw:object xlink:href="./Object 186" xlink:type="simple" xlink:show="embed" xlink:actuate="onLoad"/><draw:image xlink:href="./ObjectReplacements/Object 186" xlink:type="simple" xlink:show="embed" xlink:actuate="onLoad"/></draw:frame>. </text:p>
            </table:table-cell>
            <table:table-cell table:style-name="Table51.A1" office:value-type="string">
              <text:p text:style-name="P33">(<text:sequence text:ref-name="refText45" text:name="Text" text:formula="ooow:Text+1" style:num-format="1">46</text:sequence>)</text:p>
            </table:table-cell>
          </table:table-row>
        </table:table-header-rows>
      </table:table>
      <text:p text:style-name="Standard"/>
      <text:p text:style-name="Text_20_body"><draw:frame draw:style-name="fr1" draw:name="graphics2" text:anchor-type="paragraph" svg:x="1.1091in" svg:y="0.0201in" svg:width="4.5in" svg:height="3in" draw:z-index="2"><draw:image xlink:href="Pictures/2000010700002CA600001DC4E4520627.wm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
      <text:p text:style-name="P2"><text:span text:style-name="T1">Figure 2</text:span>. In a medium with linearly changing dielectric permittivity electromagnetic rays have parabolic trajectories.</text:p>
      <text:p text:style-name="Text_20_body"><text:soft-page-break/>Denote the values of <text:span text:style-name="T22">n</text:span> and <text:span text:style-name="T7"></text:span><text:span text:style-name="T8"> </text:span><text:span text:style-name="T12">at the point</text:span><text:span text:style-name="T12"><draw:frame draw:style-name="fr3" draw:name="Object137" text:anchor-type="as-char" svg:width="0.5398in" svg:height="0.2083in" draw:z-index="91"><draw:object xlink:href="./Object 138" xlink:type="simple" xlink:show="embed" xlink:actuate="onLoad"/><draw:image xlink:href="./ObjectReplacements/Object 138" xlink:type="simple" xlink:show="embed" xlink:actuate="onLoad"/></draw:frame></text:span><text:span text:style-name="T12">as</text:span><draw:frame draw:style-name="fr3" draw:name="Object136" text:anchor-type="as-char" svg:width="0.5925in" svg:height="0.2244in" draw:z-index="56"><draw:object xlink:href="./Object 136" xlink:type="simple" xlink:show="embed" xlink:actuate="onLoad"/><draw:image xlink:href="./ObjectReplacements/Object 136" xlink:type="simple" xlink:show="embed" xlink:actuate="onLoad"/></draw:frame><text:span text:style-name="T12">. To find constant </text:span><text:span text:style-name="T12"><text:sequence-ref text:reference-format="text" text:ref-name="refText45">(46)</text:sequence-ref></text:span><text:span text:style-name="T12"> at the point</text:span><text:span text:style-name="T12"><draw:frame draw:style-name="fr3" draw:name="Object139" text:anchor-type="as-char" svg:width="0.5398in" svg:height="0.2083in" draw:z-index="86"><draw:object xlink:href="./Object 139" xlink:type="simple" xlink:show="embed" xlink:actuate="onLoad"/><draw:image xlink:href="./ObjectReplacements/Object 139" xlink:type="simple" xlink:show="embed" xlink:actuate="onLoad"/></draw:frame></text:span><text:span text:style-name="T12">notice that the direction vector </text:span><text:span text:style-name="T16">v</text:span><text:span text:style-name="T12"> can be expressed as</text:span></text:p>
      <table:table table:name="Table52" table:style-name="Table52">
        <table:table-column table:style-name="Table52.A"/>
        <table:table-column table:style-name="Table52.B"/>
        <table:table-header-rows>
          <table:table-row>
            <table:table-cell table:style-name="Table52.A1" office:value-type="string">
              <text:p text:style-name="P32"><draw:frame draw:style-name="fr3" draw:name="Object135" text:anchor-type="as-char" svg:width="1.9874in" svg:height="0.4311in" draw:z-index="191"><draw:object xlink:href="./Object 135" xlink:type="simple" xlink:show="embed" xlink:actuate="onLoad"/><draw:image xlink:href="./ObjectReplacements/Object 135" xlink:type="simple" xlink:show="embed" xlink:actuate="onLoad"/></draw:frame>, </text:p>
            </table:table-cell>
            <table:table-cell table:style-name="Table52.A1" office:value-type="string">
              <text:p text:style-name="P33">(<text:sequence text:ref-name="refText46" text:name="Text" text:formula="ooow:Text+1" style:num-format="1">47</text:sequence>)</text:p>
            </table:table-cell>
          </table:table-row>
        </table:table-header-rows>
      </table:table>
      <text:p text:style-name="Standard"><text:span text:style-name="T12">where </text:span><text:span text:style-name="T8"></text:span><text:span text:style-name="T12"> is the angle between the ray direction </text:span><text:span text:style-name="T16">v</text:span><text:span text:style-name="T12"> and the </text:span><text:span text:style-name="T12"><draw:frame draw:style-name="fr3" draw:name="Object147" text:anchor-type="as-char" svg:width="0.4374in" svg:height="0.1839in" draw:z-index="189"><draw:object xlink:href="./Object 147" xlink:type="simple" xlink:show="embed" xlink:actuate="onLoad"/><draw:image xlink:href="./ObjectReplacements/Object 147" xlink:type="simple" xlink:show="embed" xlink:actuate="onLoad"/></draw:frame></text:span><text:span text:style-name="T12">, which is the </text:span><text:span text:style-name="T15">X</text:span><text:span text:style-name="T12"> axis here (See Fig. 3). Hence </text:span></text:p>
      <text:p text:style-name="Standard"><text:span text:style-name="T12"><text:tab/></text:span><text:span text:style-name="T12"><draw:frame draw:style-name="fr3" draw:name="Object140" text:anchor-type="as-char" svg:width="1.0016in" svg:height="0.3929in" draw:z-index="190"><draw:object xlink:href="./Object 140" xlink:type="simple" xlink:show="embed" xlink:actuate="onLoad"/><draw:image xlink:href="./ObjectReplacements/Object 140" xlink:type="simple" xlink:show="embed" xlink:actuate="onLoad"/></draw:frame></text:span><text:span text:style-name="T12">, or</text:span></text:p>
      <table:table table:name="Table53" table:style-name="Table53">
        <table:table-column table:style-name="Table53.A"/>
        <table:table-column table:style-name="Table53.B"/>
        <table:table-header-rows>
          <table:table-row>
            <table:table-cell table:style-name="Table53.A1" office:value-type="string">
              <text:p text:style-name="P32"><draw:frame draw:style-name="fr3" draw:name="Object138" text:anchor-type="as-char" svg:width="0.9299in" svg:height="0.4173in" draw:z-index="194"><draw:object xlink:href="./Object 137" xlink:type="simple" xlink:show="embed" xlink:actuate="onLoad"/><draw:image xlink:href="./ObjectReplacements/Object 137" xlink:type="simple" xlink:show="embed" xlink:actuate="onLoad"/></draw:frame> </text:p>
            </table:table-cell>
            <table:table-cell table:style-name="Table53.A1" office:value-type="string">
              <text:p text:style-name="P33">(<text:sequence text:ref-name="refText47" text:name="Text" text:formula="ooow:Text+1" style:num-format="1">48</text:sequence>)</text:p>
            </table:table-cell>
          </table:table-row>
        </table:table-header-rows>
      </table:table>
      <text:p text:style-name="Standard"><text:span text:style-name="T12">Now find the relationship between the differentials </text:span><text:span text:style-name="T15">dx</text:span><text:span text:style-name="T12"> and </text:span><text:span text:style-name="T15">dy</text:span><text:span text:style-name="T12">. </text:span></text:p>
      <table:table table:name="Table54" table:style-name="Table54">
        <table:table-column table:style-name="Table54.A"/>
        <table:table-column table:style-name="Table54.B"/>
        <table:table-header-rows>
          <table:table-row>
            <table:table-cell table:style-name="Table54.A1" office:value-type="string">
              <text:p text:style-name="P32"><draw:frame draw:style-name="fr3" draw:name="Object141" text:anchor-type="as-char" svg:width="0.9445in" svg:height="0.4398in" draw:z-index="195"><draw:object xlink:href="./Object 141" xlink:type="simple" xlink:show="embed" xlink:actuate="onLoad"/><draw:image xlink:href="./ObjectReplacements/Object 141" xlink:type="simple" xlink:show="embed" xlink:actuate="onLoad"/></draw:frame>, </text:p>
            </table:table-cell>
            <table:table-cell table:style-name="Table54.A1" office:value-type="string">
              <text:p text:style-name="P33">(<text:sequence text:ref-name="refText48" text:name="Text" text:formula="ooow:Text+1" style:num-format="1">49</text:sequence>)</text:p>
            </table:table-cell>
          </table:table-row>
        </table:table-header-rows>
      </table:table>
      <text:p text:style-name="P18"/>
      <text:p text:style-name="Text_20_body"><text:span text:style-name="T12">whence</text:span><text:span text:style-name="T12"><draw:frame draw:style-name="fr3" draw:name="Object143" text:anchor-type="as-char" svg:width="1.8665in" svg:height="0.4654in" draw:z-index="58"><draw:object xlink:href="./Object 143" xlink:type="simple" xlink:show="embed" xlink:actuate="onLoad"/><draw:image xlink:href="./ObjectReplacements/Object 143" xlink:type="simple" xlink:show="embed" xlink:actuate="onLoad"/></draw:frame></text:span><text:span text:style-name="T12"> and</text:span></text:p>
      <table:table table:name="Table55" table:style-name="Table55">
        <table:table-column table:style-name="Table55.A"/>
        <table:table-column table:style-name="Table55.B"/>
        <table:table-header-rows>
          <table:table-row>
            <table:table-cell table:style-name="Table55.A1" office:value-type="string">
              <text:p text:style-name="P32"><draw:frame draw:style-name="fr3" draw:name="Object142" text:anchor-type="as-char" svg:width="2.3382in" svg:height="0.5055in" draw:z-index="196"><draw:object xlink:href="./Object 142" xlink:type="simple" xlink:show="embed" xlink:actuate="onLoad"/><draw:image xlink:href="./ObjectReplacements/Object 142" xlink:type="simple" xlink:show="embed" xlink:actuate="onLoad"/></draw:frame> </text:p>
            </table:table-cell>
            <table:table-cell table:style-name="Table55.A1" office:value-type="string">
              <text:p text:style-name="P33">(<text:sequence text:ref-name="refText49" text:name="Text" text:formula="ooow:Text+1" style:num-format="1">50</text:sequence>)</text:p>
            </table:table-cell>
          </table:table-row>
        </table:table-header-rows>
      </table:table>
      <text:p text:style-name="Standard"><text:span text:style-name="T12">From </text:span><text:span text:style-name="T12"><text:sequence-ref text:reference-format="text" text:ref-name="refText47">(48)</text:sequence-ref></text:span><text:span text:style-name="T12"> and </text:span><text:span text:style-name="T12"><text:sequence-ref text:reference-format="text" text:ref-name="refText49">(50)</text:sequence-ref></text:span><text:span text:style-name="T12"> find the ratio</text:span></text:p>
      <table:table table:name="Table56" table:style-name="Table56">
        <table:table-column table:style-name="Table56.A"/>
        <table:table-column table:style-name="Table56.B"/>
        <table:table-header-rows>
          <table:table-row>
            <table:table-cell table:style-name="Table56.A1" office:value-type="string">
              <text:p text:style-name="P32"><draw:frame draw:style-name="fr3" draw:name="Object144" text:anchor-type="as-char" svg:width="1.9929in" svg:height="0.4835in" draw:z-index="197"><draw:object xlink:href="./Object 144" xlink:type="simple" xlink:show="embed" xlink:actuate="onLoad"/><draw:image xlink:href="./ObjectReplacements/Object 144" xlink:type="simple" xlink:show="embed" xlink:actuate="onLoad"/></draw:frame>. </text:p>
            </table:table-cell>
            <table:table-cell table:style-name="Table56.A1" office:value-type="string">
              <text:p text:style-name="P33">(<text:sequence text:ref-name="refText50" text:name="Text" text:formula="ooow:Text+1" style:num-format="1">51</text:sequence>)</text:p>
            </table:table-cell>
          </table:table-row>
        </table:table-header-rows>
      </table:table>
      <text:p text:style-name="Standard"><text:span text:style-name="T12">This yields the differential equation associating </text:span><text:span text:style-name="T15">dx</text:span><text:span text:style-name="T12"> and </text:span><text:span text:style-name="T15">dy</text:span><text:span text:style-name="T12">:</text:span></text:p>
      <table:table table:name="Table57" table:style-name="Table57">
        <table:table-column table:style-name="Table57.A"/>
        <table:table-column table:style-name="Table57.B"/>
        <table:table-header-rows>
          <table:table-row>
            <table:table-cell table:style-name="Table57.A1" office:value-type="string">
              <text:p text:style-name="P32"><draw:frame draw:style-name="fr3" draw:name="Object145" text:anchor-type="as-char" svg:width="1.7063in" svg:height="0.4583in" draw:z-index="198"><draw:object xlink:href="./Object 145" xlink:type="simple" xlink:show="embed" xlink:actuate="onLoad"/><draw:image xlink:href="./ObjectReplacements/Object 145" xlink:type="simple" xlink:show="embed" xlink:actuate="onLoad"/></draw:frame> </text:p>
            </table:table-cell>
            <table:table-cell table:style-name="Table57.A1" office:value-type="string">
              <text:p text:style-name="P33">(<text:sequence text:ref-name="refText51" text:name="Text" text:formula="ooow:Text+1" style:num-format="1">52</text:sequence>)</text:p>
            </table:table-cell>
          </table:table-row>
        </table:table-header-rows>
      </table:table>
      <text:p text:style-name="Standard">The linearly changing <text:span text:style-name="T7"></text:span> <text:s/>can be represented through linear terms of its Taylor expansion near the point<draw:frame draw:style-name="fr3" draw:name="Object148" text:anchor-type="as-char" svg:width="0.5398in" svg:height="0.2083in" draw:z-index="192"><draw:object xlink:href="./Object 148" xlink:type="simple" xlink:show="embed" xlink:actuate="onLoad"/><draw:image xlink:href="./ObjectReplacements/Object 148" xlink:type="simple" xlink:show="embed" xlink:actuate="onLoad"/></draw:frame>as</text:p>
      <table:table table:name="Table58" table:style-name="Table58">
        <table:table-column table:style-name="Table58.A"/>
        <table:table-column table:style-name="Table58.B"/>
        <table:table-header-rows>
          <table:table-row>
            <table:table-cell table:style-name="Table58.A1" office:value-type="string">
              <text:p text:style-name="P32"><draw:frame draw:style-name="fr3" draw:name="Object146" text:anchor-type="as-char" svg:width="1.5756in" svg:height="0.2083in" draw:z-index="200"><draw:object xlink:href="./Object 146" xlink:type="simple" xlink:show="embed" xlink:actuate="onLoad"/><draw:image xlink:href="./ObjectReplacements/Object 146" xlink:type="simple" xlink:show="embed" xlink:actuate="onLoad"/></draw:frame> </text:p>
            </table:table-cell>
            <table:table-cell table:style-name="Table58.A1" office:value-type="string">
              <text:p text:style-name="P33">(<text:sequence text:ref-name="refText52" text:name="Text" text:formula="ooow:Text+1" style:num-format="1">53</text:sequence>)</text:p>
            </table:table-cell>
          </table:table-row>
        </table:table-header-rows>
      </table:table>
      <text:p text:style-name="Standard">Notice that the gradient in <text:sequence-ref text:reference-format="text" text:ref-name="refText52">(53)</text:sequence-ref> has the x component only: </text:p>
      <table:table table:name="Table59" table:style-name="Table59">
        <table:table-column table:style-name="Table59.A"/>
        <table:table-column table:style-name="Table59.B"/>
        <table:table-header-rows>
          <table:table-row>
            <table:table-cell table:style-name="Table59.A1" office:value-type="string">
              <text:p text:style-name="P32"><draw:frame draw:style-name="fr3" draw:name="Object149" text:anchor-type="as-char" svg:width="1.7165in" svg:height="0.2083in" draw:z-index="201"><draw:object xlink:href="./Object 149" xlink:type="simple" xlink:show="embed" xlink:actuate="onLoad"/><draw:image xlink:href="./ObjectReplacements/Object 149" xlink:type="simple" xlink:show="embed" xlink:actuate="onLoad"/></draw:frame>, </text:p>
            </table:table-cell>
            <table:table-cell table:style-name="Table59.A1" office:value-type="string">
              <text:p text:style-name="P33">(<text:sequence text:ref-name="refText53" text:name="Text" text:formula="ooow:Text+1" style:num-format="1">54</text:sequence>)</text:p>
            </table:table-cell>
          </table:table-row>
        </table:table-header-rows>
      </table:table>
      <text:p text:style-name="Standard">which we denote as <draw:frame draw:style-name="fr3" draw:name="Object150" text:anchor-type="as-char" svg:width="0.2102in" svg:height="0.2091in" draw:z-index="193"><draw:object xlink:href="./Object 150" xlink:type="simple" xlink:show="embed" xlink:actuate="onLoad"/><draw:image xlink:href="./ObjectReplacements/Object 150" xlink:type="simple" xlink:show="embed" xlink:actuate="onLoad"/></draw:frame>. The expression <text:sequence-ref text:reference-format="text" text:ref-name="refText52">(53)</text:sequence-ref> becomes a scalar<draw:frame draw:style-name="fr3" draw:name="Object154" text:anchor-type="as-char" svg:width="1.4283in" svg:height="0.2091in" draw:z-index="199"><draw:object xlink:href="./Object 154" xlink:type="simple" xlink:show="embed" xlink:actuate="onLoad"/><draw:image xlink:href="./ObjectReplacements/Object 154" xlink:type="simple" xlink:show="embed" xlink:actuate="onLoad"/></draw:frame>, and the expression in the left hand side denominator is converted as</text:p>
      <table:table table:name="Table60" table:style-name="Table60">
        <table:table-column table:style-name="Table60.A"/>
        <table:table-column table:style-name="Table60.B"/>
        <table:table-header-rows>
          <table:table-row>
            <table:table-cell table:style-name="Table60.A1" office:value-type="string">
              <text:p text:style-name="P32"><draw:frame draw:style-name="fr3" draw:name="Object151" text:anchor-type="as-char" svg:width="4.022in" svg:height="0.2319in" draw:z-index="205"><draw:object xlink:href="./Object 151" xlink:type="simple" xlink:show="embed" xlink:actuate="onLoad"/><draw:image xlink:href="./ObjectReplacements/Object 151" xlink:type="simple" xlink:show="embed" xlink:actuate="onLoad"/></draw:frame> </text:p>
            </table:table-cell>
            <table:table-cell table:style-name="Table60.A1" office:value-type="string">
              <text:p text:style-name="P33">(<text:sequence text:ref-name="refText54" text:name="Text" text:formula="ooow:Text+1" style:num-format="1">55</text:sequence>)</text:p>
            </table:table-cell>
          </table:table-row>
        </table:table-header-rows>
      </table:table>
      <text:p text:style-name="Standard">Using <text:sequence-ref text:reference-format="text" text:ref-name="refText54">(55)</text:sequence-ref> equation <text:sequence-ref text:reference-format="text" text:ref-name="refText51">(52)</text:sequence-ref> can be integrated as follows:</text:p>
      <table:table table:name="Table61" table:style-name="Table61">
        <table:table-column table:style-name="Table61.A"/>
        <table:table-column table:style-name="Table61.B"/>
        <table:table-header-rows>
          <table:table-row>
            <table:table-cell table:style-name="Table61.A1" office:value-type="string">
              <text:p text:style-name="P32"><draw:frame draw:style-name="fr3" draw:name="Object153" text:anchor-type="as-char" svg:width="2.6264in" svg:height="0.5063in" draw:z-index="206"><draw:object xlink:href="./Object 153" xlink:type="simple" xlink:show="embed" xlink:actuate="onLoad"/><draw:image xlink:href="./ObjectReplacements/Object 153" xlink:type="simple" xlink:show="embed" xlink:actuate="onLoad"/></draw:frame> </text:p>
            </table:table-cell>
            <table:table-cell table:style-name="Table61.A1" office:value-type="string">
              <text:p text:style-name="P33">(<text:sequence text:ref-name="refText55" text:name="Text" text:formula="ooow:Text+1" style:num-format="1">56</text:sequence>)</text:p>
            </table:table-cell>
          </table:table-row>
        </table:table-header-rows>
      </table:table>
      <text:p text:style-name="Standard"><text:soft-page-break/>Its solution, the ray trajectory equation, is the equation of parabola:</text:p>
      <table:table table:name="Table62" table:style-name="Table62">
        <table:table-column table:style-name="Table62.A"/>
        <table:table-column table:style-name="Table62.B"/>
        <table:table-header-rows>
          <table:table-row>
            <table:table-cell table:style-name="Table62.A1" office:value-type="string">
              <text:p text:style-name="P32"><draw:frame draw:style-name="fr3" draw:name="Object152" text:anchor-type="as-char" svg:width="3.6398in" svg:height="0.5256in" draw:z-index="235"><draw:object xlink:href="./Object 152" xlink:type="simple" xlink:show="embed" xlink:actuate="onLoad"/><draw:image xlink:href="./ObjectReplacements/Object 152" xlink:type="simple" xlink:show="embed" xlink:actuate="onLoad"/></draw:frame> </text:p>
            </table:table-cell>
            <table:table-cell table:style-name="Table62.A1" office:value-type="string">
              <text:p text:style-name="P33">(<text:sequence text:ref-name="refText56" text:name="Text" text:formula="ooow:Text+1" style:num-format="1">57</text:sequence>)</text:p>
            </table:table-cell>
          </table:table-row>
        </table:table-header-rows>
      </table:table>
      <text:p text:style-name="Standard"/>
      <text:p text:style-name="Text_20_body"><draw:frame draw:style-name="fr2" draw:name="graphics1" text:anchor-type="paragraph" svg:width="4.9799in" svg:height="2.85in" draw:z-index="3"><draw:image xlink:href="Pictures/200002B6000022BA000013D874C809D9.wm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7"/>
      <text:p text:style-name="P6"><text:span text:style-name="T1">Figure 3</text:span>. Parabola parameters.</text:p>
      <text:p text:style-name="P19">The coordinates of the parabola extremum,<draw:frame draw:style-name="fr3" draw:name="Object157" text:anchor-type="as-char" svg:width="0.5937in" svg:height="0.1917in" draw:z-index="65"><draw:object xlink:href="./Object 132" xlink:type="simple" xlink:show="embed" xlink:actuate="onLoad"/><draw:image xlink:href="./ObjectReplacements/Object 132" xlink:type="simple" xlink:show="embed" xlink:actuate="onLoad"/></draw:frame>, can be found from the equation <draw:frame draw:style-name="fr3" draw:name="Object158" text:anchor-type="as-char" svg:width="0.711in" svg:height="0.1839in" draw:z-index="66"><draw:object xlink:href="./Object 133" xlink:type="simple" xlink:show="embed" xlink:actuate="onLoad"/><draw:image xlink:href="./ObjectReplacements/Object 133" xlink:type="simple" xlink:show="embed" xlink:actuate="onLoad"/></draw:frame>, where x is the right hand side of equation <text:sequence-ref text:reference-format="text" text:ref-name="refText56">(57)</text:sequence-ref>. It yields:</text:p>
      <table:table table:name="Table63" table:style-name="Table63">
        <table:table-column table:style-name="Table63.A"/>
        <table:table-column table:style-name="Table63.B"/>
        <table:table-header-rows>
          <table:table-row>
            <table:table-cell table:style-name="Table63.A1" office:value-type="string">
              <text:p text:style-name="P34"><text:s text:c="47"/><draw:frame draw:style-name="fr3" draw:name="Object155" text:anchor-type="as-char" svg:width="1.6457in" svg:height="0.4425in" draw:z-index="202"><draw:object xlink:href="./Object 155" xlink:type="simple" xlink:show="embed" xlink:actuate="onLoad"/><draw:image xlink:href="./ObjectReplacements/Object 155" xlink:type="simple" xlink:show="embed" xlink:actuate="onLoad"/></draw:frame> </text:p>
            </table:table-cell>
            <table:table-cell table:style-name="Table63.A1" office:value-type="string">
              <text:p text:style-name="P33">(<text:sequence text:ref-name="refText57" text:name="Text" text:formula="ooow:Text+1" style:num-format="1">58</text:sequence>)</text:p>
            </table:table-cell>
          </table:table-row>
        </table:table-header-rows>
      </table:table>
      <table:table table:name="Table64" table:style-name="Table64">
        <table:table-column table:style-name="Table64.A"/>
        <table:table-column table:style-name="Table64.B"/>
        <table:table-header-rows>
          <table:table-row>
            <table:table-cell table:style-name="Table64.A1" office:value-type="string">
              <text:p text:style-name="P34"><text:s text:c="47"/><draw:frame draw:style-name="fr3" draw:name="Object240" text:anchor-type="as-char" svg:width="1.2291in" svg:height="0.4272in" draw:z-index="203"><draw:object xlink:href="./Object 240" xlink:type="simple" xlink:show="embed" xlink:actuate="onLoad"/><draw:image xlink:href="./ObjectReplacements/Object 240" xlink:type="simple" xlink:show="embed" xlink:actuate="onLoad"/></draw:frame> </text:p>
            </table:table-cell>
            <table:table-cell table:style-name="Table64.A1" office:value-type="string">
              <text:p text:style-name="P33">(<text:sequence text:ref-name="refText58" text:name="Text" text:formula="ooow:Text+1" style:num-format="1">59</text:sequence>)</text:p>
            </table:table-cell>
          </table:table-row>
        </table:table-header-rows>
      </table:table>
      <text:p text:style-name="P29">As seen in Fig. 3, after the parabola reflection the ray starts its trip from the symmetric point at the opposite parabola branch, whose coordinates are obviously<draw:frame draw:style-name="fr3" draw:name="Object161" text:anchor-type="as-char" svg:width="1.3543in" svg:height="0.2083in" draw:z-index="207"><draw:object xlink:href="./Object 161" xlink:type="simple" xlink:show="embed" xlink:actuate="onLoad"/><draw:image xlink:href="./ObjectReplacements/Object 161" xlink:type="simple" xlink:show="embed" xlink:actuate="onLoad"/></draw:frame>. Denote the increment along the <text:span text:style-name="T22">Y</text:span> axis as<text:span text:style-name="T22"><draw:frame draw:style-name="fr3" draw:name="Object248" text:anchor-type="as-char" svg:width="0.5043in" svg:height="0.2043in" draw:z-index="222"><draw:object xlink:href="./Object 249" xlink:type="simple" xlink:show="embed" xlink:actuate="onLoad"/><draw:image xlink:href="./ObjectReplacements/Object 249" xlink:type="simple" xlink:show="embed" xlink:actuate="onLoad"/></draw:frame></text:span>, then after the switching the new position vector<draw:frame draw:style-name="fr3" draw:name="Object192" text:anchor-type="as-char" svg:width="0.1957in" svg:height="0.1839in" draw:z-index="225"><draw:object xlink:href="./Object 164" xlink:type="simple" xlink:show="embed" xlink:actuate="onLoad"/><draw:image xlink:href="./ObjectReplacements/Object 164" xlink:type="simple" xlink:show="embed" xlink:actuate="onLoad"/></draw:frame>will be</text:p>
      <table:table table:name="Table79" table:style-name="Table79">
        <table:table-column table:style-name="Table79.A"/>
        <table:table-column table:style-name="Table79.B"/>
        <table:table-header-rows>
          <table:table-row>
            <table:table-cell table:style-name="Table79.A1" office:value-type="string">
              <text:p text:style-name="P32"><draw:frame draw:style-name="fr3" draw:name="Object247" text:anchor-type="as-char" svg:width="0.9543in" svg:height="0.2043in" draw:z-index="236"><draw:object xlink:href="./Object 248" xlink:type="simple" xlink:show="embed" xlink:actuate="onLoad"/><draw:image xlink:href="./ObjectReplacements/Object 248" xlink:type="simple" xlink:show="embed" xlink:actuate="onLoad"/></draw:frame>.</text:p>
            </table:table-cell>
            <table:table-cell table:style-name="Table79.A1" office:value-type="string">
              <text:p text:style-name="P33">(<text:sequence text:ref-name="refText59" text:name="Text" text:formula="ooow:Text+1" style:num-format="1">60</text:sequence>)</text:p>
            </table:table-cell>
          </table:table-row>
        </table:table-header-rows>
      </table:table>
      <text:p text:style-name="P29">The increment length is</text:p>
      <table:table table:name="Table65" table:style-name="Table65">
        <table:table-column table:style-name="Table65.A"/>
        <table:table-column table:style-name="Table65.B"/>
        <table:table-header-rows>
          <table:table-row>
            <table:table-cell table:style-name="Table65.A1" office:value-type="string">
              <text:p text:style-name="P32"><draw:frame draw:style-name="fr3" draw:name="Object159" text:anchor-type="as-char" svg:width="2.5398in" svg:height="0.4425in" draw:z-index="204"><draw:object xlink:href="./Object 134" xlink:type="simple" xlink:show="embed" xlink:actuate="onLoad"/><draw:image xlink:href="./ObjectReplacements/Object 134" xlink:type="simple" xlink:show="embed" xlink:actuate="onLoad"/></draw:frame>. </text:p>
            </table:table-cell>
            <table:table-cell table:style-name="Table65.A1" office:value-type="string">
              <text:p text:style-name="P33">(<text:sequence text:ref-name="refText60" text:name="Text" text:formula="ooow:Text+1" style:num-format="1">61</text:sequence>)</text:p>
            </table:table-cell>
          </table:table-row>
        </table:table-header-rows>
      </table:table>
      <text:p text:style-name="P29">Find its direction. In the situation of arbitrary ray direction the <text:span text:style-name="T22">X</text:span> axis has the direction of <draw:frame draw:style-name="fr3" draw:name="Object166" text:anchor-type="as-char" svg:width="0.4366in" svg:height="0.1839in" draw:z-index="208"><draw:object xlink:href="./Object 166" xlink:type="simple" xlink:show="embed" xlink:actuate="onLoad"/><draw:image xlink:href="./ObjectReplacements/Object 166" xlink:type="simple" xlink:show="embed" xlink:actuate="onLoad"/></draw:frame>. The <text:span text:style-name="T22">Y</text:span> axis lies in the plane formed by the vectors<draw:frame draw:style-name="fr3" draw:name="Object167" text:anchor-type="as-char" svg:width="0.4366in" svg:height="0.1839in" draw:z-index="209"><draw:object xlink:href="./Object 167" xlink:type="simple" xlink:show="embed" xlink:actuate="onLoad"/><draw:image xlink:href="./ObjectReplacements/Object 167" xlink:type="simple" xlink:show="embed" xlink:actuate="onLoad"/></draw:frame>and <text:span text:style-name="T23">v</text:span><text:span text:style-name="T4">. Decompose the direction vector </text:span><text:span text:style-name="T23">v</text:span><text:span text:style-name="T4"> into two vectors, parallel to the axes. The</text:span><text:span text:style-name="T4"><draw:frame draw:style-name="fr3" draw:name="Object169" text:anchor-type="as-char" svg:width="0.2165in" svg:height="0.2075in" draw:z-index="212"><draw:object xlink:href="./Object 169" xlink:type="simple" xlink:show="embed" xlink:actuate="onLoad"/><draw:image xlink:href="./ObjectReplacements/Object 169" xlink:type="simple" xlink:show="embed" xlink:actuate="onLoad"/></draw:frame></text:span><text:span text:style-name="T4">is directed along </text:span><text:span text:style-name="T4"><draw:frame draw:style-name="fr3" draw:name="Object170" text:anchor-type="as-char" svg:width="0.4366in" svg:height="0.1839in" draw:z-index="215"><draw:object xlink:href="./Object 170" xlink:type="simple" xlink:show="embed" xlink:actuate="onLoad"/><draw:image xlink:href="./ObjectReplacements/Object 170" xlink:type="simple" xlink:show="embed" xlink:actuate="onLoad"/></draw:frame></text:span><text:span text:style-name="T4">and the </text:span><text:span text:style-name="T24">X</text:span><text:span text:style-name="T4"> axis, and the </text:span><text:span text:style-name="T4"><draw:frame draw:style-name="fr3" draw:name="Object171" text:anchor-type="as-char" svg:width="0.2398in" svg:height="0.2283in" draw:z-index="220"><draw:object xlink:href="./Object 171" xlink:type="simple" xlink:show="embed" xlink:actuate="onLoad"/><draw:image xlink:href="./ObjectReplacements/Object 171" xlink:type="simple" xlink:show="embed" xlink:actuate="onLoad"/></draw:frame></text:span><text:span text:style-name="T4">is directed along the </text:span><text:span text:style-name="T24">Y</text:span><text:span text:style-name="T4"> axis:</text:span></text:p>
      <table:table table:name="Table66" table:style-name="Table66">
        <table:table-column table:style-name="Table66.A"/>
        <table:table-column table:style-name="Table66.B"/>
        <table:table-header-rows>
          <table:table-row>
            <table:table-cell table:style-name="Table66.A1" office:value-type="string">
              <text:p text:style-name="P32"><draw:frame draw:style-name="fr3" draw:name="Object160" text:anchor-type="as-char" svg:width="0.7339in" svg:height="0.2283in" draw:z-index="210"><draw:object xlink:href="./Object 160" xlink:type="simple" xlink:show="embed" xlink:actuate="onLoad"/><draw:image xlink:href="./ObjectReplacements/Object 160" xlink:type="simple" xlink:show="embed" xlink:actuate="onLoad"/></draw:frame>. </text:p>
            </table:table-cell>
            <table:table-cell table:style-name="Table66.A1" office:value-type="string">
              <text:p text:style-name="P33">(<text:sequence text:ref-name="refText61" text:name="Text" text:formula="ooow:Text+1" style:num-format="1">62</text:sequence>)</text:p>
            </table:table-cell>
          </table:table-row>
        </table:table-header-rows>
      </table:table>
      <text:p text:style-name="P29"><text:span text:style-name="T4">Notice that since</text:span><text:span text:style-name="T4"><draw:frame draw:style-name="fr3" draw:name="Object173" text:anchor-type="as-char" svg:width="0.4626in" svg:height="0.1846in" draw:z-index="237"><draw:object xlink:href="./Object 173" xlink:type="simple" xlink:show="embed" xlink:actuate="onLoad"/><draw:image xlink:href="./ObjectReplacements/Object 173" xlink:type="simple" xlink:show="embed" xlink:actuate="onLoad"/></draw:frame></text:span><text:span text:style-name="T4">its projections have lengths</text:span></text:p>
      <table:table table:name="Table67" table:style-name="Table67">
        <table:table-column table:style-name="Table67.A"/>
        <table:table-column table:style-name="Table67.B"/>
        <table:table-header-rows>
          <text:soft-page-break/>
          <table:table-row>
            <table:table-cell table:style-name="Table67.A1" office:value-type="string">
              <text:p text:style-name="P32"><draw:frame draw:style-name="fr3" draw:name="Object162" text:anchor-type="as-char" svg:width="0.772in" svg:height="0.4465in" draw:z-index="211"><draw:object xlink:href="./Object 162" xlink:type="simple" xlink:show="embed" xlink:actuate="onLoad"/><draw:image xlink:href="./ObjectReplacements/Object 162" xlink:type="simple" xlink:show="embed" xlink:actuate="onLoad"/></draw:frame> </text:p>
            </table:table-cell>
            <table:table-cell table:style-name="Table67.A1" office:value-type="string">
              <text:p text:style-name="P33">(<text:sequence text:ref-name="refText62" text:name="Text" text:formula="ooow:Text+1" style:num-format="1">63</text:sequence>)</text:p>
            </table:table-cell>
          </table:table-row>
        </table:table-header-rows>
      </table:table>
      <text:p text:style-name="P29"><text:span text:style-name="T4">where </text:span><text:span text:style-name="T9"></text:span><text:span text:style-name="T13"> is the angle between the</text:span><text:span text:style-name="T13"><draw:frame draw:style-name="fr3" draw:name="Object175" text:anchor-type="as-char" svg:width="0.4366in" svg:height="0.1839in" draw:z-index="213"><draw:object xlink:href="./Object 175" xlink:type="simple" xlink:show="embed" xlink:actuate="onLoad"/><draw:image xlink:href="./ObjectReplacements/Object 175" xlink:type="simple" xlink:show="embed" xlink:actuate="onLoad"/></draw:frame></text:span><text:span text:style-name="T13">and </text:span><text:span text:style-name="T17">v</text:span><text:span text:style-name="T13">. I</text:span><text:span text:style-name="T4">n the coordinates related to these vectors, </text:span></text:p>
      <table:table table:name="Table68" table:style-name="Table68">
        <table:table-column table:style-name="Table68.A"/>
        <table:table-column table:style-name="Table68.B"/>
        <table:table-header-rows>
          <table:table-row>
            <table:table-cell table:style-name="Table68.A1" office:value-type="string">
              <text:p text:style-name="P32"><draw:frame draw:style-name="fr3" draw:name="Object172" text:anchor-type="as-char" svg:width="3.2835in" svg:height="0.4827in" draw:z-index="214"><draw:object xlink:href="./Object 172" xlink:type="simple" xlink:show="embed" xlink:actuate="onLoad"/><draw:image xlink:href="./ObjectReplacements/Object 172" xlink:type="simple" xlink:show="embed" xlink:actuate="onLoad"/></draw:frame> </text:p>
            </table:table-cell>
            <table:table-cell table:style-name="Table68.A1" office:value-type="string">
              <text:p text:style-name="P33">(<text:sequence text:ref-name="refText63" text:name="Text" text:formula="ooow:Text+1" style:num-format="1">64</text:sequence>)</text:p>
            </table:table-cell>
          </table:table-row>
        </table:table-header-rows>
      </table:table>
      <text:p text:style-name="P29"><text:span text:style-name="T4">In order to find</text:span><text:span text:style-name="T4"><draw:frame draw:style-name="fr3" draw:name="Object176" text:anchor-type="as-char" svg:width="0.4236in" svg:height="0.1839in" draw:z-index="217"><draw:object xlink:href="./Object 176" xlink:type="simple" xlink:show="embed" xlink:actuate="onLoad"/><draw:image xlink:href="./ObjectReplacements/Object 176" xlink:type="simple" xlink:show="embed" xlink:actuate="onLoad"/></draw:frame></text:span><text:span text:style-name="T4">consider the scalar product</text:span></text:p>
      <table:table table:name="Table69" table:style-name="Table69">
        <table:table-column table:style-name="Table69.A"/>
        <table:table-column table:style-name="Table69.B"/>
        <table:table-header-rows>
          <table:table-row>
            <table:table-cell table:style-name="Table69.A1" office:value-type="string">
              <text:p text:style-name="P32"><draw:frame draw:style-name="fr3" draw:name="Object168" text:anchor-type="as-char" svg:width="2.0217in" svg:height="0.2091in" draw:z-index="216"><draw:object xlink:href="./Object 168" xlink:type="simple" xlink:show="embed" xlink:actuate="onLoad"/><draw:image xlink:href="./ObjectReplacements/Object 168" xlink:type="simple" xlink:show="embed" xlink:actuate="onLoad"/></draw:frame>, </text:p>
            </table:table-cell>
            <table:table-cell table:style-name="Table69.A1" office:value-type="string">
              <text:p text:style-name="P33">(<text:sequence text:ref-name="refText64" text:name="Text" text:formula="ooow:Text+1" style:num-format="1">65</text:sequence>)</text:p>
            </table:table-cell>
          </table:table-row>
        </table:table-header-rows>
      </table:table>
      <text:p text:style-name="P29"><text:span text:style-name="T4">whence the length of </text:span><text:span text:style-name="T4"><draw:frame draw:style-name="fr3" draw:name="Object179" text:anchor-type="as-char" svg:width="0.2165in" svg:height="0.2075in" draw:z-index="221"><draw:object xlink:href="./Object 179" xlink:type="simple" xlink:show="embed" xlink:actuate="onLoad"/><draw:image xlink:href="./ObjectReplacements/Object 179" xlink:type="simple" xlink:show="embed" xlink:actuate="onLoad"/></draw:frame></text:span><text:span text:style-name="T4">, or cos </text:span><text:span text:style-name="T9"></text:span><text:span text:style-name="T13">, </text:span><text:span text:style-name="T4">is</text:span></text:p>
      <table:table table:name="Table70" table:style-name="Table70">
        <table:table-column table:style-name="Table70.A"/>
        <table:table-column table:style-name="Table70.B"/>
        <table:table-header-rows>
          <table:table-row>
            <table:table-cell table:style-name="Table70.A1" office:value-type="string">
              <text:p text:style-name="P32"><draw:frame draw:style-name="fr3" draw:name="Object174" text:anchor-type="as-char" svg:width="1.522in" svg:height="0.4016in" draw:z-index="218"><draw:object xlink:href="./Object 174" xlink:type="simple" xlink:show="embed" xlink:actuate="onLoad"/><draw:image xlink:href="./ObjectReplacements/Object 174" xlink:type="simple" xlink:show="embed" xlink:actuate="onLoad"/></draw:frame> </text:p>
            </table:table-cell>
            <table:table-cell table:style-name="Table70.A1" office:value-type="string">
              <text:p text:style-name="P33">(<text:sequence text:ref-name="refText65" text:name="Text" text:formula="ooow:Text+1" style:num-format="1">66</text:sequence>)</text:p>
            </table:table-cell>
          </table:table-row>
        </table:table-header-rows>
      </table:table>
      <text:p text:style-name="P31">Then the vector step to the opposite parabolic branch is</text:p>
      <table:table table:name="Table71" table:style-name="Table71">
        <table:table-column table:style-name="Table71.A"/>
        <table:table-column table:style-name="Table71.B"/>
        <table:table-header-rows>
          <table:table-row>
            <table:table-cell table:style-name="Table71.A1" office:value-type="string">
              <text:p text:style-name="P32"><draw:frame draw:style-name="fr3" draw:name="Object177" text:anchor-type="as-char" svg:width="1.6756in" svg:height="0.4689in" draw:z-index="219"><draw:object xlink:href="./Object 177" xlink:type="simple" xlink:show="embed" xlink:actuate="onLoad"/><draw:image xlink:href="./ObjectReplacements/Object 177" xlink:type="simple" xlink:show="embed" xlink:actuate="onLoad"/></draw:frame>. </text:p>
            </table:table-cell>
            <table:table-cell table:style-name="Table71.A1" office:value-type="string">
              <text:p text:style-name="P33">(<text:sequence text:ref-name="refText66" text:name="Text" text:formula="ooow:Text+1" style:num-format="1">67</text:sequence>)</text:p>
            </table:table-cell>
          </table:table-row>
        </table:table-header-rows>
      </table:table>
      <text:p text:style-name="P29"><text:span text:style-name="T3">Consider the parenthesized expression in </text:span><text:span text:style-name="T3"><text:sequence-ref text:reference-format="text" text:ref-name="refText66">(67)</text:sequence-ref></text:span><text:span text:style-name="T3">. It is convenient to denote it as a variable </text:span><text:span text:style-name="T3"><draw:frame draw:style-name="fr3" draw:name="Object185" text:anchor-type="as-char" svg:width="0.5437in" svg:height="0.1839in" draw:z-index="233"><draw:object xlink:href="./Object 185" xlink:type="simple" xlink:show="embed" xlink:actuate="onLoad"/><draw:image xlink:href="./ObjectReplacements/Object 185" xlink:type="simple" xlink:show="embed" xlink:actuate="onLoad"/></draw:frame></text:span><text:span text:style-name="T3">so as to use later. From equation </text:span><text:span text:style-name="T3"><text:sequence-ref text:reference-format="text" text:ref-name="refText44">(45)</text:sequence-ref></text:span><text:span text:style-name="T3"> the hypothetical distance along</text:span><text:span text:style-name="T3"><draw:frame draw:style-name="fr3" draw:name="Object178" text:anchor-type="as-char" svg:width="0.4366in" svg:height="0.1839in" draw:z-index="239"><draw:object xlink:href="./Object 178" xlink:type="simple" xlink:show="embed" xlink:actuate="onLoad"/><draw:image xlink:href="./ObjectReplacements/Object 178" xlink:type="simple" xlink:show="embed" xlink:actuate="onLoad"/></draw:frame></text:span><text:span text:style-name="T3">from the point with </text:span><text:span text:style-name="T3"><draw:frame draw:style-name="fr3" draw:name="Object187" text:anchor-type="as-char" svg:width="0.3819in" svg:height="0.1839in" draw:z-index="234"><draw:object xlink:href="./Object 187" xlink:type="simple" xlink:show="embed" xlink:actuate="onLoad"/><draw:image xlink:href="./ObjectReplacements/Object 187" xlink:type="simple" xlink:show="embed" xlink:actuate="onLoad"/></draw:frame></text:span><text:span text:style-name="T3"> to the critical surface, </text:span><text:span text:style-name="T22">L</text:span><text:span text:style-name="T3">, is</text:span></text:p>
      <table:table table:name="Table72" table:style-name="Table72">
        <table:table-column table:style-name="Table72.A"/>
        <table:table-column table:style-name="Table72.B"/>
        <table:table-header-rows>
          <table:table-row>
            <table:table-cell table:style-name="Table72.A1" office:value-type="string">
              <text:p text:style-name="P32"><draw:frame draw:style-name="fr3" draw:name="Object184" text:anchor-type="as-char" svg:width="0.6374in" svg:height="0.3937in" draw:z-index="223"><draw:object xlink:href="./Object 184" xlink:type="simple" xlink:show="embed" xlink:actuate="onLoad"/><draw:image xlink:href="./ObjectReplacements/Object 184" xlink:type="simple" xlink:show="embed" xlink:actuate="onLoad"/></draw:frame>, </text:p>
            </table:table-cell>
            <table:table-cell table:style-name="Table72.A1" office:value-type="string">
              <text:p text:style-name="P33">(<text:sequence text:ref-name="refText67" text:name="Text" text:formula="ooow:Text+1" style:num-format="1">68</text:sequence>)</text:p>
            </table:table-cell>
          </table:table-row>
        </table:table-header-rows>
      </table:table>
      <text:p text:style-name="P30">so</text:p>
      <table:table table:name="Table73" table:style-name="Table73">
        <table:table-column table:style-name="Table73.A"/>
        <table:table-column table:style-name="Table73.B"/>
        <table:table-header-rows>
          <table:table-row>
            <table:table-cell table:style-name="Table73.A1" office:value-type="string">
              <text:p text:style-name="P32"><draw:frame draw:style-name="fr3" draw:name="Object188" text:anchor-type="as-char" svg:width="1.0673in" svg:height="0.3937in" draw:z-index="224"><draw:object xlink:href="./Object 188" xlink:type="simple" xlink:show="embed" xlink:actuate="onLoad"/><draw:image xlink:href="./ObjectReplacements/Object 188" xlink:type="simple" xlink:show="embed" xlink:actuate="onLoad"/></draw:frame> </text:p>
            </table:table-cell>
            <table:table-cell table:style-name="Table73.A1" office:value-type="string">
              <text:p text:style-name="P33">(<text:sequence text:ref-name="refText68" text:name="Text" text:formula="ooow:Text+1" style:num-format="1">69</text:sequence>)</text:p>
            </table:table-cell>
          </table:table-row>
        </table:table-header-rows>
      </table:table>
      <text:p text:style-name="P29"><text:span text:style-name="T3">Then using </text:span><text:span text:style-name="T4">cos </text:span><text:span text:style-name="T9"></text:span><text:span text:style-name="T13"> from Eq.</text:span><text:span text:style-name="T3"> </text:span><text:span text:style-name="T3"><text:sequence-ref text:reference-format="text" text:ref-name="refText65">(66)</text:sequence-ref></text:span><text:span text:style-name="T3"> the</text:span><text:span text:style-name="T3"><draw:frame draw:style-name="fr3" draw:name="Object190" text:anchor-type="as-char" svg:width="0.5437in" svg:height="0.1839in" draw:z-index="238"><draw:object xlink:href="./Object 190" xlink:type="simple" xlink:show="embed" xlink:actuate="onLoad"/><draw:image xlink:href="./ObjectReplacements/Object 190" xlink:type="simple" xlink:show="embed" xlink:actuate="onLoad"/></draw:frame></text:span><text:span text:style-name="T3">can be rendered as</text:span></text:p>
      <table:table table:name="Table74" table:style-name="Table74">
        <table:table-column table:style-name="Table74.A"/>
        <table:table-column table:style-name="Table74.B"/>
        <table:table-header-rows>
          <table:table-row>
            <table:table-cell table:style-name="Table74.A1" office:value-type="string">
              <text:p text:style-name="P32"><draw:frame draw:style-name="fr3" draw:name="Object205" text:anchor-type="as-char" svg:width="1.2138in" svg:height="0.4256in" draw:z-index="226"><draw:object xlink:href="./Object 205" xlink:type="simple" xlink:show="embed" xlink:actuate="onLoad"/><draw:image xlink:href="./ObjectReplacements/Object 205" xlink:type="simple" xlink:show="embed" xlink:actuate="onLoad"/></draw:frame>. </text:p>
            </table:table-cell>
            <table:table-cell table:style-name="Table74.A1" office:value-type="string">
              <text:p text:style-name="P33">(<text:sequence text:ref-name="refText69" text:name="Text" text:formula="ooow:Text+1" style:num-format="1">70</text:sequence>)</text:p>
            </table:table-cell>
          </table:table-row>
        </table:table-header-rows>
      </table:table>
      <text:p text:style-name="P30">Having this notation one can rewrite equation <text:sequence-ref text:reference-format="text" text:ref-name="refText66">(67)</text:sequence-ref> <text:s/>for the step vector as</text:p>
      <table:table table:name="Table75" table:style-name="Table75">
        <table:table-column table:style-name="Table75.A"/>
        <table:table-column table:style-name="Table75.B"/>
        <table:table-header-rows>
          <table:table-row>
            <table:table-cell table:style-name="Table75.A1" office:value-type="string">
              <text:p text:style-name="P32"><draw:frame draw:style-name="fr3" draw:name="Object189" text:anchor-type="as-char" svg:width="1.5043in" svg:height="0.2492in" draw:z-index="227"><draw:object xlink:href="./Object 189" xlink:type="simple" xlink:show="embed" xlink:actuate="onLoad"/><draw:image xlink:href="./ObjectReplacements/Object 189" xlink:type="simple" xlink:show="embed" xlink:actuate="onLoad"/></draw:frame>. </text:p>
            </table:table-cell>
            <table:table-cell table:style-name="Table75.A1" office:value-type="string">
              <text:p text:style-name="P33">(<text:sequence text:ref-name="refText70" text:name="Text" text:formula="ooow:Text+1" style:num-format="1">71</text:sequence>)</text:p>
            </table:table-cell>
          </table:table-row>
        </table:table-header-rows>
      </table:table>
      <text:p text:style-name="P19">The ray direction <text:span text:style-name="T23">v</text:span> should also be changed as shown in Fig. 3. The new direction vector<draw:frame draw:style-name="fr3" draw:name="Object165" text:anchor-type="as-char" svg:width="0.2161in" svg:height="0.1854in" draw:z-index="240"><draw:object xlink:href="./Object 165" xlink:type="simple" xlink:show="embed" xlink:actuate="onLoad"/><draw:image xlink:href="./ObjectReplacements/Object 165" xlink:type="simple" xlink:show="embed" xlink:actuate="onLoad"/></draw:frame>is calculated through the geometrical considerations described in Fig. 4:</text:p>
      <table:table table:name="Table76" table:style-name="Table76">
        <table:table-column table:style-name="Table76.A"/>
        <table:table-column table:style-name="Table76.B"/>
        <table:table-header-rows>
          <table:table-row>
            <table:table-cell table:style-name="Table76.A1" office:value-type="string">
              <text:p text:style-name="P32"><draw:frame draw:style-name="fr3" draw:name="Object191" text:anchor-type="as-char" svg:width="0.8161in" svg:height="0.2098in" draw:z-index="228"><draw:object xlink:href="./Object 191" xlink:type="simple" xlink:show="embed" xlink:actuate="onLoad"/><draw:image xlink:href="./ObjectReplacements/Object 191" xlink:type="simple" xlink:show="embed" xlink:actuate="onLoad"/></draw:frame> </text:p>
            </table:table-cell>
            <table:table-cell table:style-name="Table76.A1" office:value-type="string">
              <text:p text:style-name="P33">(<text:sequence text:ref-name="refText71" text:name="Text" text:formula="ooow:Text+1" style:num-format="1">72</text:sequence>)</text:p>
            </table:table-cell>
          </table:table-row>
        </table:table-header-rows>
      </table:table>
      <text:p text:style-name="P29"><text:span text:style-name="T3">To obtain the vector value of </text:span><text:span text:style-name="T3"><draw:frame draw:style-name="fr3" draw:name="Object181" text:anchor-type="as-char" svg:width="0.2165in" svg:height="0.2075in" draw:z-index="229"><draw:object xlink:href="./Object 181" xlink:type="simple" xlink:show="embed" xlink:actuate="onLoad"/><draw:image xlink:href="./ObjectReplacements/Object 181" xlink:type="simple" xlink:show="embed" xlink:actuate="onLoad"/></draw:frame></text:span><text:span text:style-name="T3">, the </text:span><text:span text:style-name="T3"><draw:frame draw:style-name="fr3" draw:name="Object182" text:anchor-type="as-char" svg:width="0.2957in" svg:height="0.2091in" draw:z-index="230"><draw:object xlink:href="./Object 182" xlink:type="simple" xlink:show="embed" xlink:actuate="onLoad"/><draw:image xlink:href="./ObjectReplacements/Object 182" xlink:type="simple" xlink:show="embed" xlink:actuate="onLoad"/></draw:frame></text:span><text:span text:style-name="T3">should be multiplied by the unity vector along the </text:span><text:span text:style-name="T22">X</text:span><text:span text:style-name="T3"> axis, which is</text:span><text:span text:style-name="T3"><draw:frame draw:style-name="fr3" draw:name="Object180" text:anchor-type="as-char" svg:width="0.5256in" svg:height="0.3945in" draw:z-index="231"><draw:object xlink:href="./Object 183" xlink:type="simple" xlink:show="embed" xlink:actuate="onLoad"/><draw:image xlink:href="./ObjectReplacements/Object 183" xlink:type="simple" xlink:show="embed" xlink:actuate="onLoad"/></draw:frame></text:span><text:span text:style-name="T3">. This yields the result:</text:span></text:p>
      <text:p text:style-name="P30"><draw:frame draw:style-name="fr1" draw:name="graphics3" text:anchor-type="paragraph" svg:x="1.3362in" svg:y="-0.0008in" svg:width="4.1575in" svg:height="2.6984in" draw:z-index="4"><draw:image xlink:href="Pictures/2000012D000022BA000013D8656B01C9.wmf" xlink:type="simple" xlink:show="embed" xlink:actuate="onLoad"/></draw:frame><text:soft-page-break/></text:p>
      <text:p text:style-name="P29"/>
      <text:p text:style-name="P19"/>
      <text:p text:style-name="P19"/>
      <text:p text:style-name="P19"/>
      <text:p text:style-name="P19"/>
      <text:p text:style-name="P19"/>
      <text:p text:style-name="P19"/>
      <text:p text:style-name="P19"/>
      <text:p text:style-name="P19"/>
      <text:p text:style-name="P9"><text:span text:style-name="T28">Figure 4</text:span><text:span text:style-name="T27">. The ray direction</text:span><text:span text:style-name="T27"><draw:frame draw:style-name="fr5" draw:name="Object163" text:anchor-type="as-char" svg:y="-0.1189in" svg:width="0.2075in" svg:height="0.1839in" draw:z-index="247"><draw:object xlink:href="./Object 163" xlink:type="simple" xlink:show="embed" xlink:actuate="onLoad"/><draw:image xlink:href="./ObjectReplacements/Object 163" xlink:type="simple" xlink:show="embed" xlink:actuate="onLoad"/></draw:frame></text:span><text:span text:style-name="T27">at the opposite branch of the parabola after reflection. </text:span></text:p>
      <text:p text:style-name="P9"/>
      <table:table table:name="Table77" table:style-name="Table77">
        <table:table-column table:style-name="Table77.A"/>
        <table:table-column table:style-name="Table77.B"/>
        <table:table-header-rows>
          <table:table-row>
            <table:table-cell table:style-name="Table77.A1" office:value-type="string">
              <text:p text:style-name="P32"><draw:frame draw:style-name="fr3" draw:name="Object164" text:anchor-type="as-char" svg:width="1.1075in" svg:height="0.4335in" draw:z-index="242"><draw:object xlink:href="./Object 250" xlink:type="simple" xlink:show="embed" xlink:actuate="onLoad"/><draw:image xlink:href="./ObjectReplacements/Object 250" xlink:type="simple" xlink:show="embed" xlink:actuate="onLoad"/></draw:frame>, </text:p>
            </table:table-cell>
            <table:table-cell table:style-name="Table77.A1" office:value-type="string">
              <text:p text:style-name="P33">(<text:sequence text:ref-name="refText72" text:name="Text" text:formula="ooow:Text+1" style:num-format="1">73</text:sequence>)</text:p>
            </table:table-cell>
          </table:table-row>
        </table:table-header-rows>
      </table:table>
      <text:p text:style-name="P19"><text:span text:style-name="T3">or with the introduced notation </text:span><text:span text:style-name="T3"><text:sequence-ref text:reference-format="text" text:ref-name="refText69">(70)</text:sequence-ref></text:span><text:span text:style-name="T3">,</text:span></text:p>
      <table:table table:name="Table78" table:style-name="Table78">
        <table:table-column table:style-name="Table78.A"/>
        <table:table-column table:style-name="Table78.B"/>
        <table:table-header-rows>
          <table:table-row>
            <table:table-cell table:style-name="Table78.A1" office:value-type="string">
              <text:p text:style-name="P32"><draw:frame draw:style-name="fr3" draw:name="Object183" text:anchor-type="as-char" svg:width="1.0555in" svg:height="0.2075in" draw:z-index="248"><draw:object xlink:href="./Object 251" xlink:type="simple" xlink:show="embed" xlink:actuate="onLoad"/><draw:image xlink:href="./ObjectReplacements/Object 251" xlink:type="simple" xlink:show="embed" xlink:actuate="onLoad"/></draw:frame>. </text:p>
            </table:table-cell>
            <table:table-cell table:style-name="Table78.A1" office:value-type="string">
              <text:p text:style-name="P33">(<text:sequence text:ref-name="refText73" text:name="Text" text:formula="ooow:Text+1" style:num-format="1">74</text:sequence>)</text:p>
            </table:table-cell>
          </table:table-row>
        </table:table-header-rows>
      </table:table>
      <text:p text:style-name="P19"><text:span text:style-name="T3">An important application of the raytracing algorithm is calculation of the ray intensity via integration of the volumetric emissivity as well as calculation of the absorption along the ray path. The integration is performed at each algorithmic step and uses the current step length </text:span><text:span text:style-name="T22">ds</text:span><text:span text:style-name="T3">. However, in case of the parabolic switching/reflection the ray is terminated at some point and invoked at another. The omitted parabolic path should be included in the integration process as a special step, where the </text:span><text:span text:style-name="T22">ds</text:span><text:span text:style-name="T3"> is changed for the parabola segment length </text:span><text:span text:style-name="T3"><draw:frame draw:style-name="fr3" draw:name="Object203" text:anchor-type="as-char" svg:width="0.2437in" svg:height="0.2083in" draw:z-index="232"><draw:object xlink:href="./Object 203" xlink:type="simple" xlink:show="embed" xlink:actuate="onLoad"/><draw:image xlink:href="./ObjectReplacements/Object 203" xlink:type="simple" xlink:show="embed" xlink:actuate="onLoad"/></draw:frame></text:span><text:span text:style-name="T3">. Unfortunately, direct calculation of the parabola length leads to very complex algebra, so the parabolic trajectory segment should be approximated by straight parabola chords. <text:s/>In Fig. 5 these segments are shown as </text:span><text:span text:style-name="T22">AC</text:span><text:span text:style-name="T3"> and </text:span><text:span text:style-name="T22">CB</text:span><text:span text:style-name="T3">. Obviously, the sum of their lengths is equal</text:span></text:p>
      <text:p text:style-name="P20"><draw:frame draw:style-name="fr1" draw:name="graphics4" text:anchor-type="paragraph" svg:x="1.211in" svg:y="0.2in" svg:width="4.378in" svg:height="2.3764in" draw:z-index="5"><draw:image xlink:href="Pictures/2000028B000022BA000012DAFBB9475F.wmf"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7"><text:span text:style-name="T1">Figure 5</text:span>. The length of parabolic segment <text:span text:style-name="T22">ACB</text:span> can be approximated by the straight line segments <text:span text:style-name="T22">AC</text:span> and <text:span text:style-name="T22">CB</text:span><text:span text:style-name="T3">, which are the parabolic chords.</text:span> The sum of their lengths equals that of the line segment <text:span text:style-name="T22">AD</text:span>.</text:p>
      <text:p text:style-name="P19"><text:soft-page-break/><text:span text:style-name="T3">to the length of straight segment </text:span><text:span text:style-name="T22">AD</text:span><text:span text:style-name="T3">. In order to calculate the</text:span><text:span text:style-name="T3"><draw:frame draw:style-name="fr3" draw:name="Object193" text:anchor-type="as-char" svg:width="0.4161in" svg:height="0.1854in" draw:z-index="249"><draw:object xlink:href="./Object 193" xlink:type="simple" xlink:show="embed" xlink:actuate="onLoad"/><draw:image xlink:href="./ObjectReplacements/Object 193" xlink:type="simple" xlink:show="embed" xlink:actuate="onLoad"/></draw:frame></text:span><text:span text:style-name="T3">one should know the distance from the switching point</text:span><text:span text:style-name="T3"><draw:frame draw:style-name="fr3" draw:name="Object194" text:anchor-type="as-char" svg:width="0.5398in" svg:height="0.2083in" draw:z-index="250"><draw:object xlink:href="./Object 194" xlink:type="simple" xlink:show="embed" xlink:actuate="onLoad"/><draw:image xlink:href="./ObjectReplacements/Object 194" xlink:type="simple" xlink:show="embed" xlink:actuate="onLoad"/></draw:frame></text:span><text:span text:style-name="T3">to the parabola extremum</text:span><text:span text:style-name="T3"><draw:frame draw:style-name="fr3" draw:name="Object195" text:anchor-type="as-char" svg:width="0.5937in" svg:height="0.1917in" draw:z-index="252"><draw:object xlink:href="./Object 195" xlink:type="simple" xlink:show="embed" xlink:actuate="onLoad"/><draw:image xlink:href="./ObjectReplacements/Object 195" xlink:type="simple" xlink:show="embed" xlink:actuate="onLoad"/></draw:frame></text:span><text:span text:style-name="T3">along the </text:span><text:span text:style-name="T22">X</text:span><text:span text:style-name="T3"> axis or, in general case, along the</text:span><text:span text:style-name="T3"><draw:frame draw:style-name="fr3" draw:name="Object196" text:anchor-type="as-char" svg:width="0.4366in" svg:height="0.1839in" draw:z-index="253"><draw:object xlink:href="./Object 196" xlink:type="simple" xlink:show="embed" xlink:actuate="onLoad"/><draw:image xlink:href="./ObjectReplacements/Object 196" xlink:type="simple" xlink:show="embed" xlink:actuate="onLoad"/></draw:frame></text:span><text:span text:style-name="T3">. Denote this distance as </text:span><text:span text:style-name="T22">StepX</text:span><text:span text:style-name="T3">. From Equation </text:span><text:span text:style-name="T3"><text:sequence-ref text:reference-format="text" text:ref-name="refText58">(59)</text:sequence-ref></text:span><text:span text:style-name="T3"> we have</text:span></text:p>
      <table:table table:name="Table80" table:style-name="Table80">
        <table:table-column table:style-name="Table80.A"/>
        <table:table-column table:style-name="Table80.B"/>
        <table:table-header-rows>
          <table:table-row>
            <table:table-cell table:style-name="Table80.A1" office:value-type="string">
              <text:p text:style-name="P32"><draw:frame draw:style-name="fr3" draw:name="Object249" text:anchor-type="as-char" svg:width="1.3484in" svg:height="0.3756in" draw:z-index="241"><draw:object xlink:href="./Object 199" xlink:type="simple" xlink:show="embed" xlink:actuate="onLoad"/><draw:image xlink:href="./ObjectReplacements/Object 199" xlink:type="simple" xlink:show="embed" xlink:actuate="onLoad"/></draw:frame> </text:p>
            </table:table-cell>
            <table:table-cell table:style-name="Table80.A1" office:value-type="string">
              <text:p text:style-name="P33">(<text:sequence text:ref-name="refText74" text:name="Text" text:formula="ooow:Text+1" style:num-format="1">75</text:sequence>)</text:p>
            </table:table-cell>
          </table:table-row>
        </table:table-header-rows>
      </table:table>
      <text:p text:style-name="P29"><text:span text:style-name="T3">The vector representation requires multiplying </text:span><text:span text:style-name="T22">StepX</text:span><text:span text:style-name="T3"> by the unity vector directed along the</text:span><text:span text:style-name="T3"><draw:frame draw:style-name="fr3" draw:name="Object198" text:anchor-type="as-char" svg:width="0.4366in" svg:height="0.1839in" draw:z-index="246"><draw:object xlink:href="./Object 198" xlink:type="simple" xlink:show="embed" xlink:actuate="onLoad"/><draw:image xlink:href="./ObjectReplacements/Object 198" xlink:type="simple" xlink:show="embed" xlink:actuate="onLoad"/></draw:frame></text:span><text:span text:style-name="T3">:</text:span></text:p>
      <table:table table:name="Table81" table:style-name="Table81">
        <table:table-column table:style-name="Table81.A"/>
        <table:table-column table:style-name="Table81.B"/>
        <table:table-header-rows>
          <table:table-row>
            <table:table-cell table:style-name="Table81.A1" office:value-type="string">
              <text:p text:style-name="P32"><draw:frame draw:style-name="fr3" draw:name="Object197" text:anchor-type="as-char" svg:width="2.7992in" svg:height="0.4945in" draw:z-index="243"><draw:object xlink:href="./Object 197" xlink:type="simple" xlink:show="embed" xlink:actuate="onLoad"/><draw:image xlink:href="./ObjectReplacements/Object 197" xlink:type="simple" xlink:show="embed" xlink:actuate="onLoad"/></draw:frame> </text:p>
            </table:table-cell>
            <table:table-cell table:style-name="Table81.A1" office:value-type="string">
              <text:p text:style-name="P33">(<text:sequence text:ref-name="refText75" text:name="Text" text:formula="ooow:Text+1" style:num-format="1">76</text:sequence>)</text:p>
            </table:table-cell>
          </table:table-row>
        </table:table-header-rows>
      </table:table>
      <text:p text:style-name="P29"><text:span text:style-name="T3">From Eq. </text:span><text:span text:style-name="T3"><text:sequence-ref text:reference-format="text" text:ref-name="refText58">(59)</text:sequence-ref></text:span><text:span text:style-name="T3"> one can see that </text:span><text:span text:style-name="T3"><text:sequence-ref text:reference-format="text" text:ref-name="refText75">(76)</text:sequence-ref></text:span><text:span text:style-name="T3"> can be written as</text:span></text:p>
      <table:table table:name="Table82" table:style-name="Table82">
        <table:table-column table:style-name="Table82.A"/>
        <table:table-column table:style-name="Table82.B"/>
        <table:table-header-rows>
          <table:table-row>
            <table:table-cell table:style-name="Table82.A1" office:value-type="string">
              <text:p text:style-name="P32"><draw:frame draw:style-name="fr3" draw:name="Object199" text:anchor-type="as-char" svg:width="1.589in" svg:height="0.2346in" draw:z-index="244"><draw:object xlink:href="./Object 192" xlink:type="simple" xlink:show="embed" xlink:actuate="onLoad"/><draw:image xlink:href="./ObjectReplacements/Object 192" xlink:type="simple" xlink:show="embed" xlink:actuate="onLoad"/></draw:frame> </text:p>
            </table:table-cell>
            <table:table-cell table:style-name="Table82.A1" office:value-type="string">
              <text:p text:style-name="P33">(<text:sequence text:ref-name="refText76" text:name="Text" text:formula="ooow:Text+1" style:num-format="1">77</text:sequence>)</text:p>
            </table:table-cell>
          </table:table-row>
        </table:table-header-rows>
      </table:table>
      <text:p text:style-name="P29"><text:span text:style-name="T3">whence we get the final formula for the </text:span><text:span text:style-name="T22">StepX</text:span><text:span text:style-name="T3"> length:</text:span></text:p>
      <table:table table:name="Table83" table:style-name="Table83">
        <table:table-column table:style-name="Table83.A"/>
        <table:table-column table:style-name="Table83.B"/>
        <table:table-header-rows>
          <table:table-row>
            <table:table-cell table:style-name="Table83.A1" office:value-type="string">
              <text:p text:style-name="P32"><draw:frame draw:style-name="fr3" draw:name="Object200" text:anchor-type="as-char" svg:width="1.639in" svg:height="0.2346in" draw:z-index="245"><draw:object xlink:href="./Object 200" xlink:type="simple" xlink:show="embed" xlink:actuate="onLoad"/><draw:image xlink:href="./ObjectReplacements/Object 200" xlink:type="simple" xlink:show="embed" xlink:actuate="onLoad"/></draw:frame> </text:p>
            </table:table-cell>
            <table:table-cell table:style-name="Table83.A1" office:value-type="string">
              <text:p text:style-name="P33">(<text:sequence text:ref-name="refText77" text:name="Text" text:formula="ooow:Text+1" style:num-format="1">78</text:sequence>)</text:p>
            </table:table-cell>
          </table:table-row>
        </table:table-header-rows>
      </table:table>
      <text:p text:style-name="P29"><text:span text:style-name="T3">The length of the parabola segment</text:span><text:span text:style-name="T3"><draw:frame draw:style-name="fr3" draw:name="Object202" text:anchor-type="as-char" svg:width="0.2437in" svg:height="0.2083in" draw:z-index="256"><draw:object xlink:href="./Object 202" xlink:type="simple" xlink:show="embed" xlink:actuate="onLoad"/><draw:image xlink:href="./ObjectReplacements/Object 202" xlink:type="simple" xlink:show="embed" xlink:actuate="onLoad"/></draw:frame></text:span><text:span text:style-name="T3">along which the integration can be performed is approximated by the expression</text:span></text:p>
      <table:table table:name="Table84" table:style-name="Table84">
        <table:table-column table:style-name="Table84.A"/>
        <table:table-column table:style-name="Table84.B"/>
        <table:table-header-rows>
          <table:table-row>
            <table:table-cell table:style-name="Table84.A1" office:value-type="string">
              <text:p text:style-name="P32"><draw:frame draw:style-name="fr3" draw:name="Object201" text:anchor-type="as-char" svg:width="3.028in" svg:height="0.2492in" draw:z-index="251"><draw:object xlink:href="./Object 180" xlink:type="simple" xlink:show="embed" xlink:actuate="onLoad"/><draw:image xlink:href="./ObjectReplacements/Object 180" xlink:type="simple" xlink:show="embed" xlink:actuate="onLoad"/></draw:frame>. </text:p>
            </table:table-cell>
            <table:table-cell table:style-name="Table84.A1" office:value-type="string">
              <text:p text:style-name="P33">(<text:sequence text:ref-name="refText78" text:name="Text" text:formula="ooow:Text+1" style:num-format="1">79</text:sequence>)</text:p>
            </table:table-cell>
          </table:table-row>
        </table:table-header-rows>
      </table:table>
      <text:p text:style-name="P29"/>
      <text:h text:style-name="P35" text:outline-level="3">Algorithm testing and validation</text:h>
      <text:p text:style-name="P10">The algorithm of raytracing has been implemented in the form of programs written in Fortran 90 and C languages. As an example of the algorithm validation, the ray trajectories in a medium with simple dielectric permittivity distribution have been obtained numerically using the algorithm and compared with the exact solutions for this medium.</text:p>
      <text:p text:style-name="P10">Consider a hypothetic medium where the dielectric permittivity linearly falls off along the <text:span text:style-name="T22">X</text:span> axis starting from 1 at <text:span text:style-name="T22">x</text:span> = 0 down to 0 at some distance <text:span text:style-name="T22">L</text:span>. , as given by Eq. <text:sequence-ref text:reference-format="text" text:ref-name="refText44">(45)</text:sequence-ref>. The ray trajectories in such <text:s/>a medium are shown to be parabolas described by Eq. <text:sequence-ref text:reference-format="text" text:ref-name="refText56">(57)</text:sequence-ref>. We choose the distance L = 100 conditional units (they may be solar radii, for example), and set the point <draw:frame draw:style-name="fr3" draw:name="Object204" text:anchor-type="as-char" svg:width="0.2098in" svg:height="0.2083in" draw:z-index="257"><draw:object xlink:href="./Object 207" xlink:type="simple" xlink:show="embed" xlink:actuate="onLoad"/><draw:image xlink:href="./ObjectReplacements/Object 207" xlink:type="simple" xlink:show="embed" xlink:actuate="onLoad"/></draw:frame>from where the rays start traveling <text:s/>at the coordinate origin (0,0,0). Then the ray equation <text:sequence-ref text:reference-format="text" text:ref-name="refText56">(57)</text:sequence-ref> takes the form</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32"><draw:frame draw:style-name="fr3" draw:name="Object244" text:anchor-type="as-char" svg:width="2.4374in" svg:height="0.4571in" draw:z-index="254"><draw:object xlink:href="./Object 208" xlink:type="simple" xlink:show="embed" xlink:actuate="onLoad"/><draw:image xlink:href="./ObjectReplacements/Object 208" xlink:type="simple" xlink:show="embed" xlink:actuate="onLoad"/></draw:frame>, </text:p>
            </table:table-cell>
            <table:table-cell table:style-name="Tabelle4.A1" office:value-type="string">
              <text:p text:style-name="P33">(<text:sequence text:ref-name="refText79" text:name="Text" text:formula="ooow:Text+1" style:num-format="1">80</text:sequence>)</text:p>
            </table:table-cell>
          </table:table-row>
        </table:table-header-rows>
      </table:table>
      <text:p text:style-name="Standard">where <text:span text:style-name="T6"></text:span><text:span text:style-name="T11"> is the angle of incidence with respect to the critical surface at </text:span><text:span text:style-name="T18">x = L</text:span><text:span text:style-name="T11">. </text:span>The results of comparison are presented in Fig. 6. Four angles <text:span text:style-name="T6"></text:span> were selected:<draw:frame draw:style-name="fr3" draw:name="Object251" text:anchor-type="as-char" svg:width="1.4437in" svg:height="0.2075in" draw:z-index="255"><draw:object xlink:href="./Object 252" xlink:type="simple" xlink:show="embed" xlink:actuate="onLoad"/><draw:image xlink:href="./ObjectReplacements/Object 252" xlink:type="simple" xlink:show="embed" xlink:actuate="onLoad"/></draw:frame>The exact solutions <text:sequence-ref text:reference-format="text" text:ref-name="refText79">(80)</text:sequence-ref> are plotted in black; the ray traces created by the raytracing algorithm are plotted over them. The colored curves completely hide the black ones, so one can conclude the numerical solutions are essentially precise.</text:p>
      <text:p text:style-name="P10">In Fig. 7 the differences between the numerical and exact solutions are more discernible because only a short piece of the trajectory in the vicinity of the parabola focus is shown. </text:p>
      <text:p text:style-name="P10"><draw:frame draw:style-name="fr2" draw:name="graphics9" text:anchor-type="paragraph" svg:width="4.8035in" svg:height="3.7736in" draw:z-index="15"><draw:image xlink:href="Pictures/200000020000028D000002011973E30F.eps"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6"><text:span text:style-name="T1">Figure 6</text:span>. Comparison of the numerically simulated ray trajectories for several angles of incidence<draw:frame draw:style-name="fr3" draw:name="Object250" text:anchor-type="as-char" svg:width="1.3835in" svg:height="0.2075in" draw:z-index="258"><draw:object xlink:href="./Object 245" xlink:type="simple" xlink:show="embed" xlink:actuate="onLoad"/><draw:image xlink:href="./ObjectReplacements/Object 245" xlink:type="simple" xlink:show="embed" xlink:actuate="onLoad"/></draw:frame>with the exact ray traces. The simulated curves completely overlap the exact parabolic solutions, plotted in black, so that the parabolas are not visible.</text:p>
      <text:p text:style-name="P20"><draw:frame draw:style-name="fr1" draw:name="graphics10" text:anchor-type="paragraph" svg:x="2.0154in" svg:y="0.0835in" svg:width="3.1465in" svg:height="3.228in" draw:z-index="25"><draw:image xlink:href="Pictures/20000002000001840000018EC66DD186.eps"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0"><text:span text:style-name="T29">Figure 7</text:span>. A closer view on a ray trajectory from the raytracing algorithm (red, segmented line) and the exact ray trajectory (black, smooth line). A short piece of the trace near the reflection point x = 75 is shown. Notice the scale on the axes.</text:p>
      <text:p text:style-name="P20"/>
      <text:p text:style-name="P20"/>
      <text:p text:style-name="P20"><text:soft-page-break/></text:p>
      <text:h text:style-name="Heading_20_3" text:outline-level="3">Examples of algorithm applications</text:h>
      <text:p text:style-name="P20">The algorithm has been applied for solar studies and shown good results. In the numerical experiments presented here the coronal electron density distribution is approximated by the inverse squares law:</text:p>
      <table:table table:name="Table5" table:style-name="Table5">
        <table:table-column table:style-name="Table5.A"/>
        <table:table-column table:style-name="Table5.B"/>
        <table:table-header-rows>
          <table:table-row>
            <table:table-cell table:style-name="Table5.A1" office:value-type="string">
              <text:p text:style-name="P32"><draw:frame draw:style-name="fr3" draw:name="Object206" text:anchor-type="as-char" svg:width="1.2909in" svg:height="0.4398in" draw:z-index="259"><draw:object xlink:href="./Object 201" xlink:type="simple" xlink:show="embed" xlink:actuate="onLoad"/><draw:image xlink:href="./ObjectReplacements/Object 201" xlink:type="simple" xlink:show="embed" xlink:actuate="onLoad"/></draw:frame> </text:p>
            </table:table-cell>
            <table:table-cell table:style-name="Table5.A1" office:value-type="string">
              <text:p text:style-name="P33">(<text:sequence text:ref-name="refText80" text:name="Text" text:formula="ooow:Text+1" style:num-format="1">81</text:sequence>)</text:p>
            </table:table-cell>
          </table:table-row>
        </table:table-header-rows>
      </table:table>
      <text:p text:style-name="P30">where <text:span text:style-name="T22">r</text:span> is distance from the center of the sun, and<draw:frame draw:style-name="fr3" draw:name="Object207" text:anchor-type="as-char" svg:width="0.2618in" svg:height="0.2083in" draw:z-index="260"><draw:object xlink:href="./Object 204" xlink:type="simple" xlink:show="embed" xlink:actuate="onLoad"/><draw:image xlink:href="./ObjectReplacements/Object 204" xlink:type="simple" xlink:show="embed" xlink:actuate="onLoad"/></draw:frame>is the electron number density in <draw:frame draw:style-name="fr3" draw:name="Object208" text:anchor-type="as-char" svg:width="0.4126in" svg:height="0.2075in" draw:z-index="261"><draw:object xlink:href="./Object 206" xlink:type="simple" xlink:show="embed" xlink:actuate="onLoad"/><draw:image xlink:href="./ObjectReplacements/Object 206" xlink:type="simple" xlink:show="embed" xlink:actuate="onLoad"/></draw:frame>. Figs. (8), (9), and (10) give the ray trajectories in SGI <text:span text:style-name="T22">XZ</text:span>-plane at the frequencies 10 MHz, 20 MHz, and 40MHz, respectively. The observation point is located at the earth, which is not shown. </text:p>
      <text:p text:style-name="P20"><draw:frame draw:style-name="fr1" draw:name="graphics5" text:anchor-type="paragraph" svg:x="1.8402in" svg:y="0.1075in" svg:width="3.498in" svg:height="4.2508in" draw:z-index="7"><draw:image xlink:href="Pictures/200000020000020400000273D54D8137.eps"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
      <text:p text:style-name="P25"><text:span text:style-name="T1">Figure 8</text:span>. The electromagnetic ray traces at 10 MHz. </text:p>
      <text:p text:style-name="P25"/>
      <text:p text:style-name="P20"/>
      <text:p text:style-name="P20"/>
      <text:p text:style-name="P20"/>
      <text:p text:style-name="P20"/>
      <text:p text:style-name="P20"/>
      <text:p text:style-name="P20"/>
      <text:p text:style-name="P20"/>
      <text:p text:style-name="P20"><text:soft-page-break/></text:p>
      <text:p text:style-name="P20"><draw:frame draw:style-name="fr1" draw:name="graphics6" text:anchor-type="paragraph" svg:x="1.5854in" svg:y="0.0417in" svg:width="3.3201in" svg:height="4.322in" draw:z-index="13"><draw:image xlink:href="Pictures/20000002000001F300000277C2F0F084.eps"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p text:style-name="P23"/>
      <text:p text:style-name="P23"/>
      <text:p text:style-name="P23"/>
      <text:p text:style-name="P25"><text:span text:style-name="T1">Figure 9</text:span>. The electromagnetic ray traces at 20 MHz. </text:p>
      <text:p text:style-name="P25"><draw:frame draw:style-name="fr1" draw:name="graphics7" text:anchor-type="paragraph" svg:x="1.4791in" svg:y="0.139in" svg:width="3.9965in" svg:height="3.7528in" draw:z-index="14"><draw:image xlink:href="Pictures/20000002000001FC000001DDE695279F.eps"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1"><text:soft-page-break/><text:span text:style-name="T28">Figure 10</text:span><text:span text:style-name="T27">. The electromagnetic ray traces at 40 MHz. </text:span></text:p>
      <text:h text:style-name="P36" text:outline-level="3">References</text:h>
      <text:p text:style-name="P16">1. Hockney, R. W., and J. W. Eastwood, Computer simulation using particles, <text:span text:style-name="T21">McGraw-Hill</text:span>, 1980.</text:p>
      <text:p text:style-name="P14"/>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pitch="variable" style:font-charset="x-symbol"/>
    <style:font-face style:name="Standard Symbols L" svg:font-family="'Standard Symbols L'" style:font-pitch="variable" style:font-charset="x-symbol"/>
    <style:font-face style:name="BAAAAA+LiberationSans" svg:font-family="BAAAAA+Liberation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3543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WW-Title"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in" fo:margin-right="0in" fo:text-align="start" style:justify-single-word="false" fo:text-indent="-0.3543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Outline_20_2" style:display-name="Outline 2" style:family="paragraph" style:parent-style-name="Outline_20_1">
      <style:paragraph-properties fo:margin-left="0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in" fo:margin-right="0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1-11T16:49:16</meta:creation-date>
    <dc:date>2010-01-05T20:46:15</dc:date>
    <meta:print-date>2009-03-04T17:01:02</meta:print-date>
    <meta:editing-cycles>307</meta:editing-cycles>
    <meta:editing-duration>PT208H05M45S</meta:editing-duration>
    <meta:document-statistic meta:table-count="86" meta:image-count="10" meta:object-count="252" meta:page-count="20" meta:paragraph-count="347" meta:word-count="3838" meta:character-count="224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0/content.xml><?xml version="1.0" encoding="utf-8"?>
<!DOCTYPE math  PUBLIC '-//OpenOffice.org//DTD Modified W3C MathML 1.01//EN'  'math.dtd'>
<math:math xmlns:math="http://www.w3.org/1998/Math/MathML">
  <math:semantics>
    <math:mrow>
      <math:mstyle math:fontsize="9pt">
        <math:mrow>
          <math:mo math:stretchy="false">∇</math:mo>
        </math:mrow>
      </math:mstyle>
      <math:mrow>
        <math:mo math:stretchy="false">ε</math:mo>
        <math:mo math:stretchy="false">=</math:mo>
        <math:mrow>
          <math:mo math:stretchy="false">−</math:mo>
          <math:mfrac>
            <math:mrow>
              <math:mstyle math:fontsize="9pt">
                <math:mrow>
                  <math:mo math:stretchy="false">∇</math:mo>
                </math:mrow>
              </math:mstyle>
              <math:mo math:stretchy="false">ρ</math:mo>
            </math:mrow>
            <math:msub>
              <math:mo math:stretchy="false">ρ</math:mo>
              <math:mi math:fontstyle="italic">cr</math:mi>
            </math:msub>
          </math:mfrac>
        </math:mrow>
      </math:mrow>
    </math:mrow>
    <math:annotation math:encoding="StarMath 5.0">size -3 nabla %epsilon = - {{size -3 nabla %rho} over %rho_cr}</math:annotation>
  </math:semantics>
</math:math>
</file>

<file path=Object 100/content.xml><?xml version="1.0" encoding="utf-8"?>
<!DOCTYPE math  PUBLIC '-//OpenOffice.org//DTD Modified W3C MathML 1.01//EN'  'math.dtd'>
<math:math xmlns:math="http://www.w3.org/1998/Math/MathML">
  <math:semantics>
    <math:mrow>
      <math:mrow>
        <math:msub>
          <math:mstyle math:fontweight="bold">
            <math:mrow>
              <math:mi>v</math:mi>
            </math:mrow>
          </math:mstyle>
          <math:mn>0</math:mn>
        </math:msub>
        <math:mo math:stretchy="false">=</math:mo>
        <math:msub>
          <math:mstyle math:fontweight="bold">
            <math:mrow>
              <math:mi>v</math:mi>
            </math:mrow>
          </math:mstyle>
          <math:mn>0</math:mn>
        </math:msub>
      </math:mrow>
      <math:mfenced math:open="" math:close="">
        <math:mrow>
          <math:mrow>
            <math:mn>1</math:mn>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fenced>
    </math:mrow>
    <math:annotation math:encoding="StarMath 5.0">{bold v}_0 = {bold v}_0 left(1 + left(bold %OMEGA size -2 {ds over 2} right)^2 - left(bold %OMEGA size -2 {ds over 2} right)^2 right)</math:annotation>
  </math:semantics>
</math:math>
</file>

<file path=Object 101/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sub>
          <math:mstyle math:fontweight="bold">
            <math:mrow>
              <math:mi>v</math:mi>
            </math:mrow>
          </math:mstyle>
          <math:mn>0</math:mn>
        </math:msub>
      </math:mrow>
      <math:mrow>
        <math:mfenced math:open="" math:close="">
          <math:mrow>
            <math:mrow>
              <math:mn>1</math:mn>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fenced>
        <math:mo math:stretchy="false">+</math:mo>
        <math:mn>2</math:mn>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row>
          <math:mfenced math:open="" math:close="">
            <math:mrow>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 {bold v}_0 left(1 + left(bold %OMEGA size -2 {ds over 2} right)^2 - left(bold %OMEGA size -2 {ds over 2} right)^2 right) + 2{bold v}_0 times bold %OMEGA size -2 {ds over 2} + left(({bold v}_1 + {bold v}_0) times bold %OMEGA size -2 {ds over 2} right) times bold %OMEGA size -2 {ds over 2}</math:annotation>
  </math:semantics>
</math:math>
</file>

<file path=Object 102/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row>
          <math:msub>
            <math:mstyle math:fontweight="bold">
              <math:mrow>
                <math:mi>v</math:mi>
              </math:mrow>
            </math:mstyle>
            <math:mn>0</math:mn>
          </math:msub>
          <math:mo math:stretchy="false">+</math:mo>
          <math:msub>
            <math:mstyle math:fontweight="bold">
              <math:mrow>
                <math:mi>v</math:mi>
              </math:mrow>
            </math:mstyle>
            <math:mn>0</math:mn>
          </math:msub>
        </math:mrow>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sub>
          <math:mstyle math:fontweight="bold">
            <math:mrow>
              <math:mi>v</math:mi>
            </math:mrow>
          </math:mstyle>
          <math:mn>0</math:mn>
        </math:msub>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n>2</math:mn>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row>
          <math:mfenced math:open="" math:close="">
            <math:mrow>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 {bold v}_0 + {bold v}_0 left(bold %OMEGA size -2 {ds over 2} right)^2 - {bold v}_0  left(bold %OMEGA size -2 {ds over 2} right)^2 + 2{bold v}_0 times bold %OMEGA size -2 {ds over 2} + left(({bold v}_1 + {bold v}_0) times bold %OMEGA size -2 {ds over 2} right) times bold %OMEGA size -2 {ds over 2}</math:annotation>
  </math:semantics>
</math:math>
</file>

<file path=Object 103/content.xml><?xml version="1.0" encoding="utf-8"?>
<!DOCTYPE math  PUBLIC '-//OpenOffice.org//DTD Modified W3C MathML 1.01//EN'  'math.dtd'>
<math:math xmlns:math="http://www.w3.org/1998/Math/MathML">
  <math:semantics>
    <math:mrow>
      <math:msub>
        <math:mstyle math:fontweight="bold">
          <math:mrow>
            <math:mo math:stretchy="false">Ω</math:mo>
          </math:mrow>
        </math:mstyle>
        <math:mrow>
          <math:mn>1</math:mn>
          <math:mo math:stretchy="false">/</math:mo>
          <math:mn>2</math:mn>
        </math:mrow>
      </math:msub>
      <math:mo math:stretchy="false">=</math:mo>
      <math:mrow>
        <math:mfrac>
          <math:msub>
            <math:mrow>
              <math:mstyle math:fontsize="10pt">
                <math:mrow>
                  <math:mo math:stretchy="false">∇</math:mo>
                </math:mrow>
              </math:mstyle>
              <math:mi>n</math:mi>
            </math:mrow>
            <math:mrow>
              <math:mn>1</math:mn>
              <math:mo math:stretchy="false">/</math:mo>
              <math:mn>2</math:mn>
            </math:mrow>
          </math:msub>
          <math:msub>
            <math:mi>n</math:mi>
            <math:mrow>
              <math:mn>1</math:mn>
              <math:mo math:stretchy="false">/</math:mo>
              <math:mn>2</math:mn>
            </math:mrow>
          </math:msub>
        </math:mfrac>
        <math:mo math:stretchy="false">×</math:mo>
        <math:mfenced math:open="" math:close="">
          <math:mrow>
            <math:mrow>
              <math:msub>
                <math:mstyle math:fontweight="bold">
                  <math:mrow>
                    <math:mi>v</math:mi>
                  </math:mrow>
                </math:mstyle>
                <math:mn>0</math:mn>
              </math:msub>
              <math:mo math:stretchy="false">+</math:mo>
              <math:mrow>
                <math:msub>
                  <math:mstyle math:fontweight="bold">
                    <math:mrow>
                      <math:mi>v</math:mi>
                    </math:mrow>
                  </math:mstyle>
                  <math:mn>0</math:mn>
                </math:msub>
                <math:mo math:stretchy="false">×</math:mo>
                <math:msub>
                  <math:mstyle math:fontweight="bold">
                    <math:mrow>
                      <math:mo math:stretchy="false">Ω</math:mo>
                    </math:mrow>
                  </math:mstyle>
                  <math:mn>0</math:mn>
                </math:msub>
              </math:mrow>
            </math:mrow>
            <math:mstyle math:fontsize="10pt">
              <math:mrow>
                <math:mfrac>
                  <math:mi math:fontstyle="italic">ds</math:mi>
                  <math:mn>2</math:mn>
                </math:mfrac>
              </math:mrow>
            </math:mstyle>
          </math:mrow>
        </math:mfenced>
      </math:mrow>
    </math:mrow>
    <math:annotation math:encoding="StarMath 5.0">{bold %OMEGA}_{1/2} = {{size -2 nabla n}_{1/2} over n_{1/2} } times left( {bold v}_0 + {bold v}_0 times {bold %OMEGA}_0 size -2 {ds over 2}right)
</math:annotation>
  </math:semantics>
</math:math>
</file>

<file path=Object 104/content.xml><?xml version="1.0" encoding="utf-8"?>
<!DOCTYPE math  PUBLIC '-//OpenOffice.org//DTD Modified W3C MathML 1.01//EN'  'math.dtd'>
<math:math xmlns:math="http://www.w3.org/1998/Math/MathML">
  <math:semantics>
    <math:mstyle math:fontweight="bold">
      <math:mrow>
        <math:mo math:stretchy="false">Ω</math:mo>
      </math:mrow>
    </math:mstyle>
    <math:annotation math:encoding="StarMath 5.0">bold %OMEGA</math:annotation>
  </math:semantics>
</math:math>
</file>

<file path=Object 105/content.xml><?xml version="1.0" encoding="utf-8"?>
<!DOCTYPE math  PUBLIC '-//OpenOffice.org//DTD Modified W3C MathML 1.01//EN'  'math.dtd'>
<math:math xmlns:math="http://www.w3.org/1998/Math/MathML">
  <math:semantics>
    <math:mrow>
      <math:mrow>
        <math:mfenced math:open="" math:close="">
          <math:mrow>
            <math:mrow>
              <math:msub>
                <math:mstyle math:fontweight="bold">
                  <math:mrow>
                    <math:mi>v</math:mi>
                  </math:mrow>
                </math:mstyle>
                <math:mn>1</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style math:fontweight="bold">
          <math:mrow>
            <math:mo math:stretchy="false">Ω</math:mo>
          </math:mrow>
        </math:mstyle>
      </math:mrow>
      <math:mfenced math:open="" math:close="">
        <math:mrow>
          <math:mstyle math:fontweight="bold">
            <math:mrow>
              <math:mo math:stretchy="false">Ω</math:mo>
            </math:mrow>
          </math:mstyle>
          <math:mo math:stretchy="false">⋅</math:mo>
          <math:mstyle math:fontweight="bold">
            <math:mrow>
              <math:msub>
                <math:mi>v</math:mi>
                <math:mn>1</math:mn>
              </math:msub>
            </math:mrow>
          </math:mstyle>
        </math:mrow>
      </math:mfenced>
      <math:mrow>
        <math:mstyle math:fontsize="10pt">
          <math:mrow>
            <math:mfrac>
              <math:msup>
                <math:mi math:fontstyle="italic">ds</math:mi>
                <math:mn>2</math:mn>
              </math:msup>
              <math:mn>4</math:mn>
            </math:mfrac>
          </math:mrow>
        </math:mstyle>
        <math:mo math:stretchy="false">−</math:mo>
        <math:mstyle math:fontweight="bold">
          <math:mrow>
            <math:msub>
              <math:mi>v</math:mi>
              <math:mn>1</math:mn>
            </math:msub>
          </math:mrow>
        </math:mstyle>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annotation math:encoding="StarMath 5.0">left( {bold v}_1 times bold %OMEGA size -2 {ds over 2} right) times bold %OMEGA size -2 {ds over 2}  = bold %OMEGA left( bold %OMEGA cdot bold v_1 right) size -2 {ds^2 over 4} -
bold v_1 left(bold %OMEGA size -2 {ds over 2} right)^2</math:annotation>
  </math:semantics>
</math:math>
</file>

<file path=Object 106/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row>
          <math:msub>
            <math:mstyle math:fontweight="bold">
              <math:mrow>
                <math:mi>v</math:mi>
              </math:mrow>
            </math:mstyle>
            <math:mn>0</math:mn>
          </math:msub>
          <math:mo math:stretchy="false">+</math:mo>
          <math:msub>
            <math:mstyle math:fontweight="bold">
              <math:mrow>
                <math:mi>v</math:mi>
              </math:mrow>
            </math:mstyle>
            <math:mn>0</math:mn>
          </math:msub>
        </math:mrow>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sub>
          <math:mstyle math:fontweight="bold">
            <math:mrow>
              <math:mi>v</math:mi>
            </math:mrow>
          </math:mstyle>
          <math:mn>0</math:mn>
        </math:msub>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n>2</math:mn>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style math:fontweight="bold">
          <math:mrow>
            <math:mo math:stretchy="false">Ω</math:mo>
          </math:mrow>
        </math:mstyle>
      </math:mrow>
      <math:mfenced math:open="" math:close="">
        <math:mrow>
          <math:mstyle math:fontweight="bold">
            <math:mrow>
              <math:mo math:stretchy="false">Ω</math:mo>
            </math:mrow>
          </math:mstyle>
          <math:mo math:stretchy="false">⋅</math:mo>
          <math:mstyle math:fontweight="bold">
            <math:mrow>
              <math:msub>
                <math:mi>v</math:mi>
                <math:mn>1</math:mn>
              </math:msub>
            </math:mrow>
          </math:mstyle>
        </math:mrow>
      </math:mfenced>
      <math:mrow>
        <math:mstyle math:fontsize="10pt">
          <math:mrow>
            <math:mfrac>
              <math:msup>
                <math:mi math:fontstyle="italic">ds</math:mi>
                <math:mn>2</math:mn>
              </math:msup>
              <math:mn>4</math:mn>
            </math:mfrac>
          </math:mrow>
        </math:mstyle>
        <math:mo math:stretchy="false">−</math:mo>
        <math:mstyle math:fontweight="bold">
          <math:mrow>
            <math:msub>
              <math:mi>v</math:mi>
              <math:mn>1</math:mn>
            </math:msub>
          </math:mrow>
        </math:mstyle>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row>
          <math:mfenced math:open="" math:close="">
            <math:mrow>
              <math:mrow>
                <math:msub>
                  <math:mstyle math:fontweight="bold">
                    <math:mrow>
                      <math:mi>v</math:mi>
                    </math:mrow>
                  </math:mstyle>
                  <math:mn>0</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 {bold v}_0 + {bold v}_0 left(bold %OMEGA size -2 {ds over 2} right)^2 - {bold v}_0  left(bold %OMEGA size -2 {ds over 2} right)^2 + 2{bold v}_0 times bold %OMEGA size -2 {ds over 2} +
bold %OMEGA left( bold %OMEGA cdot bold v_1 right) size -2 {ds^2 over 4} -
bold v_1 left(bold %OMEGA size -2 {ds over 2} right)^2
 + left( {bold v}_0 times bold %OMEGA size -2 {ds over 2} right) times bold %OMEGA size -2 {ds over 2}</math:annotation>
  </math:semantics>
</math:math>
</file>

<file path=Object 107/content.xml><?xml version="1.0" encoding="utf-8"?>
<!DOCTYPE math  PUBLIC '-//OpenOffice.org//DTD Modified W3C MathML 1.01//EN'  'math.dtd'>
<math:math xmlns:math="http://www.w3.org/1998/Math/MathML">
  <math:semantics>
    <math:mrow>
      <math:mstyle math:fontweight="bold">
        <math:mrow>
          <math:mo math:stretchy="false">Ω</math:mo>
        </math:mrow>
      </math:mstyle>
      <math:mo math:stretchy="false">⋅</math:mo>
      <math:mstyle math:fontweight="bold">
        <math:mrow>
          <math:msub>
            <math:mi>v</math:mi>
            <math:mn>1</math:mn>
          </math:msub>
        </math:mrow>
      </math:mstyle>
    </math:mrow>
    <math:annotation math:encoding="StarMath 5.0">bold %OMEGA cdot bold v_1</math:annotation>
  </math:semantics>
</math:math>
</file>

<file path=Object 108/content.xml><?xml version="1.0" encoding="utf-8"?>
<!DOCTYPE math  PUBLIC '-//OpenOffice.org//DTD Modified W3C MathML 1.01//EN'  'math.dtd'>
<math:math xmlns:math="http://www.w3.org/1998/Math/MathML">
  <math:semantics>
    <math:mrow>
      <math:mstyle math:fontweight="bold">
        <math:mrow>
          <math:mo math:stretchy="false">Ω</math:mo>
        </math:mrow>
      </math:mstyle>
      <math:mo math:stretchy="false">⋅</math:mo>
      <math:mstyle math:fontweight="bold">
        <math:mrow>
          <math:msub>
            <math:mi>v</math:mi>
            <math:mn>0</math:mn>
          </math:msub>
        </math:mrow>
      </math:mstyle>
    </math:mrow>
    <math:annotation math:encoding="StarMath 5.0">bold %OMEGA cdot bold v_0</math:annotation>
  </math:semantics>
</math:math>
</file>

<file path=Object 109/content.xml><?xml version="1.0" encoding="utf-8"?>
<!DOCTYPE math  PUBLIC '-//OpenOffice.org//DTD Modified W3C MathML 1.01//EN'  'math.dtd'>
<math:math xmlns:math="http://www.w3.org/1998/Math/MathML">
  <math:semantics>
    <math:mrow>
      <math:mstyle math:fontweight="bold">
        <math:mrow>
          <math:mo math:stretchy="false">Ω</math:mo>
        </math:mrow>
      </math:mstyle>
      <math:mfenced math:open="" math:close="">
        <math:mrow>
          <math:mstyle math:fontweight="bold">
            <math:mrow>
              <math:mo math:stretchy="false">Ω</math:mo>
            </math:mrow>
          </math:mstyle>
          <math:mo math:stretchy="false">⋅</math:mo>
          <math:msub>
            <math:mstyle math:fontweight="bold">
              <math:mrow>
                <math:mi>v</math:mi>
              </math:mrow>
            </math:mstyle>
            <math:mn>0</math:mn>
          </math:msub>
        </math:mrow>
      </math:mfenced>
      <math:mrow>
        <math:mstyle math:fontsize="10pt">
          <math:mrow>
            <math:mfrac>
              <math:msup>
                <math:mi math:fontstyle="italic">ds</math:mi>
                <math:mn>2</math:mn>
              </math:msup>
              <math:mn>4</math:mn>
            </math:mfrac>
          </math:mrow>
        </math:mstyle>
        <math:mo math:stretchy="false">−</math:mo>
        <math:msub>
          <math:mstyle math:fontweight="bold">
            <math:mrow>
              <math:mi>v</math:mi>
            </math:mrow>
          </math:mstyle>
          <math:mn>0</math:mn>
        </math:msub>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row>
          <math:mfenced math:open="" math:close="">
            <math:mrow>
              <math:mrow>
                <math:msub>
                  <math:mstyle math:fontweight="bold">
                    <math:mrow>
                      <math:mi>v</math:mi>
                    </math:mrow>
                  </math:mstyle>
                  <math:mn>0</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OMEGA left( bold %OMEGA cdot {bold v}_0 right) size -2 {ds^2 over 4} 
- {bold v}_0  left(bold %OMEGA size -2 {ds over 2} right)^2 =
left( {bold v}_0 times bold %OMEGA size -2 {ds over 2} right) times bold %OMEGA size -2 {ds over 2}</math:annotation>
  </math:semantics>
</math:math>
</file>

<file path=Object 11/content.xml><?xml version="1.0" encoding="utf-8"?>
<!DOCTYPE math  PUBLIC '-//OpenOffice.org//DTD Modified W3C MathML 1.01//EN'  'math.dtd'>
<math:math xmlns:math="http://www.w3.org/1998/Math/MathML">
  <math:semantics>
    <math:mrow>
      <math:mrow>
        <math:mi>L</math:mi>
        <math:mo math:stretchy="false">=</math:mo>
        <math:mi>L</math:mi>
      </math:mrow>
      <math:mrow>
        <math:mrow>
          <math:mo math:stretchy="false">(</math:mo>
          <math:mrow>
            <math:mstyle math:fontweight="bold">
              <math:mrow>
                <math:mi>r</math:mi>
              </math:mrow>
            </math:mstyle>
            <math:mi>,</math:mi>
            <math:mover math:accent="true">
              <math:mstyle math:fontweight="bold">
                <math:mrow>
                  <math:mi>r</math:mi>
                </math:mrow>
              </math:mstyle>
              <math:mo math:stretchy="false">˙</math:mo>
            </math:mover>
            <math:mi>,</math:mi>
            <math:mo math:stretchy="false">τ</math:mo>
          </math:mrow>
          <math:mo math:stretchy="false">)</math:mo>
        </math:mrow>
        <math:mo math:stretchy="false">=</math:mo>
        <math:mi>n</math:mi>
      </math:mrow>
      <math:mrow>
        <math:mo math:stretchy="false">(</math:mo>
        <math:mstyle math:fontweight="bold">
          <math:mrow>
            <math:mi>r</math:mi>
          </math:mrow>
        </math:mstyle>
        <math:mo math:stretchy="false">)</math:mo>
      </math:mrow>
      <math:msqrt>
        <math:mrow>
          <math:mover math:accent="true">
            <math:mstyle math:fontweight="bold">
              <math:mrow>
                <math:mi>r</math:mi>
              </math:mrow>
            </math:mstyle>
            <math:mo math:stretchy="false">˙</math:mo>
          </math:mover>
          <math:mo math:stretchy="false">⋅</math:mo>
          <math:mover math:accent="true">
            <math:mstyle math:fontweight="bold">
              <math:mrow>
                <math:mi>r</math:mi>
              </math:mrow>
            </math:mstyle>
            <math:mo math:stretchy="false">˙</math:mo>
          </math:mover>
        </math:mrow>
      </math:msqrt>
    </math:mrow>
    <math:annotation math:encoding="StarMath 5.0">L = L({bold r}, dot {bold r}, %tau) = n(bold r) sqrt {dot {bold r} cdot dot {bold r}}</math:annotation>
  </math:semantics>
</math:math>
</file>

<file path=Object 110/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style math:fontweight="bold">
          <math:mrow>
            <math:msub>
              <math:mi>v</math:mi>
              <math:mn>1</math:mn>
            </math:msub>
          </math:mrow>
        </math:mstyle>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row>
          <math:msub>
            <math:mstyle math:fontweight="bold">
              <math:mrow>
                <math:mi>v</math:mi>
              </math:mrow>
            </math:mstyle>
            <math:mn>0</math:mn>
          </math:msub>
          <math:mo math:stretchy="false">+</math:mo>
          <math:msub>
            <math:mstyle math:fontweight="bold">
              <math:mrow>
                <math:mi>v</math:mi>
              </math:mrow>
            </math:mstyle>
            <math:mn>0</math:mn>
          </math:msub>
        </math:mrow>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n>2</math:mn>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n>2</math:mn>
      </math:mrow>
      <math:mrow>
        <math:mfenced math:open="" math:close="">
          <math:mrow>
            <math:mrow>
              <math:msub>
                <math:mstyle math:fontweight="bold">
                  <math:mrow>
                    <math:mi>v</math:mi>
                  </math:mrow>
                </math:mstyle>
                <math:mn>0</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style math:fontsize="10pt">
        <math:mrow>
          <math:mfrac>
            <math:mi math:fontstyle="italic">ds</math:mi>
            <math:mn>2</math:mn>
          </math:mfrac>
        </math:mrow>
      </math:mstyle>
    </math:mrow>
    <math:annotation math:encoding="StarMath 5.0">{bold v}_1 + bold v_1 left(bold %OMEGA size -2 {ds over 2} right)^2 = {bold v}_0 + {bold v}_0 left(bold %OMEGA size -2 {ds over 2} right)^2 + 2{bold v}_0 times bold %OMEGA size -2 {ds over 2}
 + 2 left( {bold v}_0 times bold %OMEGA size -2 {ds over 2} right) times bold %OMEGA size -2 {ds over 2}</math:annotation>
  </math:semantics>
</math:math>
</file>

<file path=Object 111/content.xml><?xml version="1.0" encoding="utf-8"?>
<!DOCTYPE math  PUBLIC '-//OpenOffice.org//DTD Modified W3C MathML 1.01//EN'  'math.dtd'>
<math:math xmlns:math="http://www.w3.org/1998/Math/MathML">
  <math:semantics>
    <math:mrow>
      <math:mrow>
        <math:msub>
          <math:mi>y</math:mi>
          <math:mrow>
            <math:mi>i</math:mi>
            <math:mo math:stretchy="false">+</math:mo>
            <math:mn>1</math:mn>
          </math:mrow>
        </math:msub>
        <math:mo math:stretchy="false">=</math:mo>
        <math:mrow>
          <math:mo math:stretchy="false">(</math:mo>
          <math:mrow>
            <math:mn>2</math:mn>
            <math:mo math:stretchy="false">−</math:mo>
            <math:mrow>
              <math:msub>
                <math:mi>y</math:mi>
                <math:mi>i</math:mi>
              </math:msub>
              <math:mo math:stretchy="false">/</math:mo>
              <math:msub>
                <math:mi>x</math:mi>
                <math:mi>i</math:mi>
              </math:msub>
            </math:mrow>
          </math:mrow>
          <math:mo math:stretchy="false">)</math:mo>
        </math:mrow>
      </math:mrow>
      <math:msub>
        <math:mi>y</math:mi>
        <math:mi>i</math:mi>
      </math:msub>
    </math:mrow>
    <math:annotation math:encoding="StarMath 5.0">y_{i+1} = (2 - y_{i}/x_i) y_i</math:annotation>
  </math:semantics>
</math:math>
</file>

<file path=Object 112/content.xml><?xml version="1.0" encoding="utf-8"?>
<!DOCTYPE math  PUBLIC '-//OpenOffice.org//DTD Modified W3C MathML 1.01//EN'  'math.dtd'>
<math:math xmlns:math="http://www.w3.org/1998/Math/MathML">
  <math:semantics>
    <math:mrow>
      <math:mn>1</math:mn>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annotation math:encoding="StarMath 5.0">1 + left(bold %OMEGA size -2 {ds over 2} right)^2 </math:annotation>
  </math:semantics>
</math:math>
</file>

<file path=Object 113/content.xml><?xml version="1.0" encoding="utf-8"?>
<!DOCTYPE math  PUBLIC '-//OpenOffice.org//DTD Modified W3C MathML 1.01//EN'  'math.dtd'>
<math:math xmlns:math="http://www.w3.org/1998/Math/MathML">
  <math:semantics>
    <math:mrow>
      <math:mo math:stretchy="false">κ</math:mo>
      <math:mo math:stretchy="false">=</math:mo>
      <math:mrow>
        <math:mfrac>
          <math:mrow>
            <math:mstyle math:fontsize="10pt">
              <math:mrow>
                <math:mo math:stretchy="false">∇</math:mo>
              </math:mrow>
            </math:mstyle>
            <math:mi>n</math:mi>
          </math:mrow>
          <math:mi>n</math:mi>
        </math:mfrac>
        <math:mo math:stretchy="false">×</math:mo>
        <math:mstyle math:fontweight="bold">
          <math:mrow>
            <math:mi>v</math:mi>
          </math:mrow>
        </math:mstyle>
      </math:mrow>
    </math:mrow>
    <math:annotation math:encoding="StarMath 5.0">%kappa = {size -2 nabla n} over n times {bold v} </math:annotation>
  </math:semantics>
</math:math>
</file>

<file path=Object 114/content.xml><?xml version="1.0" encoding="utf-8"?>
<!DOCTYPE math  PUBLIC '-//OpenOffice.org//DTD Modified W3C MathML 1.01//EN'  'math.dtd'>
<math:math xmlns:math="http://www.w3.org/1998/Math/MathML">
  <math:semantics>
    <math:mstyle math:fontweight="bold">
      <math:mrow>
        <math:mo math:stretchy="false">Ω</math:mo>
      </math:mrow>
    </math:mstyle>
    <math:annotation math:encoding="StarMath 5.0">bold %OMEGA</math:annotation>
  </math:semantics>
</math:math>
</file>

<file path=Object 115/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6/content.xml><?xml version="1.0" encoding="utf-8"?>
<!DOCTYPE math  PUBLIC '-//OpenOffice.org//DTD Modified W3C MathML 1.01//EN'  'math.dtd'>
<math:math xmlns:math="http://www.w3.org/1998/Math/MathML">
  <math:semantics>
    <math:mrow>
      <math:mstyle math:fontsize="10pt">
        <math:mrow>
          <math:mo math:stretchy="false">∇</math:mo>
        </math:mrow>
      </math:mstyle>
      <math:mo math:stretchy="false">ε</math:mo>
    </math:mrow>
    <math:annotation math:encoding="StarMath 5.0">size -2 nabla %epsilon </math:annotation>
  </math:semantics>
</math:math>
</file>

<file path=Object 117/content.xml><?xml version="1.0" encoding="utf-8"?>
<!DOCTYPE math  PUBLIC '-//OpenOffice.org//DTD Modified W3C MathML 1.01//EN'  'math.dtd'>
<math:math xmlns:math="http://www.w3.org/1998/Math/MathML">
  <math:semantics>
    <math:mstyle math:fontweight="bold">
      <math:mrow>
        <math:mo math:stretchy="false">Ω</math:mo>
      </math:mrow>
    </math:mstyle>
    <math:annotation math:encoding="StarMath 5.0">bold %OMEGA</math:annotation>
  </math:semantics>
</math:math>
</file>

<file path=Object 118/content.xml><?xml version="1.0" encoding="utf-8"?>
<!DOCTYPE math  PUBLIC '-//OpenOffice.org//DTD Modified W3C MathML 1.01//EN'  'math.dtd'>
<math:math xmlns:math="http://www.w3.org/1998/Math/MathML">
  <math:semantics>
    <math:mrow>
      <math:mo math:stretchy="false">κ</math:mo>
      <math:mi math:fontstyle="italic">ds</math:mi>
    </math:mrow>
    <math:annotation math:encoding="StarMath 5.0">%kappa ds</math:annotation>
  </math:semantics>
</math:math>
</file>

<file path=Object 11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12/content.xml><?xml version="1.0" encoding="utf-8"?>
<!DOCTYPE math  PUBLIC '-//OpenOffice.org//DTD Modified W3C MathML 1.01//EN'  'math.dtd'>
<math:math xmlns:math="http://www.w3.org/1998/Math/MathML">
  <math:semantics>
    <math:mrow>
      <math:mrow>
        <math:mrow>
          <math:mfrac>
            <math:mrow>
              <math:mstyle math:fontsize="9pt">
                <math:mrow>
                  <math:mo math:stretchy="false">∇</math:mo>
                </math:mrow>
              </math:mstyle>
              <math:mi>n</math:mi>
            </math:mrow>
            <math:mi>n</math:mi>
          </math:mfrac>
          <math:mo math:stretchy="false">=</math:mo>
          <math:mfrac>
            <math:mrow>
              <math:mstyle math:fontsize="9pt">
                <math:mrow>
                  <math:mo math:stretchy="false">∇</math:mo>
                </math:mrow>
              </math:mstyle>
              <math:mo math:stretchy="false">ε</math:mo>
            </math:mrow>
            <math:mrow>
              <math:mn>2</math:mn>
              <math:mi>n</math:mi>
              <math:msqrt>
                <math:mo math:stretchy="false">ε</math:mo>
              </math:msqrt>
            </math:mrow>
          </math:mfrac>
        </math:mrow>
        <math:mo math:stretchy="false">=</math:mo>
        <math:mfrac>
          <math:mrow>
            <math:mstyle math:fontsize="9pt">
              <math:mrow>
                <math:mo math:stretchy="false">∇</math:mo>
              </math:mrow>
            </math:mstyle>
            <math:mo math:stretchy="false">ε</math:mo>
          </math:mrow>
          <math:mrow>
            <math:mn>2</math:mn>
            <math:msqrt>
              <math:mo math:stretchy="false">ε</math:mo>
            </math:msqrt>
            <math:msqrt>
              <math:mo math:stretchy="false">ε</math:mo>
            </math:msqrt>
          </math:mrow>
        </math:mfrac>
      </math:mrow>
      <math:mo math:stretchy="false">=</math:mo>
      <math:mfrac>
        <math:mrow>
          <math:mstyle math:fontsize="9pt">
            <math:mrow>
              <math:mo math:stretchy="false">∇</math:mo>
            </math:mrow>
          </math:mstyle>
          <math:mo math:stretchy="false">ε</math:mo>
        </math:mrow>
        <math:mrow>
          <math:mn>2</math:mn>
          <math:mo math:stretchy="false">ε</math:mo>
        </math:mrow>
      </math:mfrac>
    </math:mrow>
    <math:annotation math:encoding="StarMath 5.0">{size -3 nabla n} over n = {size -3 nabla %epsilon} over {2 n sqrt {%epsilon}} = {size -3 nabla %epsilon} over {2 sqrt {%epsilon} sqrt {%epsilon} } = {size -3 nabla %epsilon} over {2 %epsilon }</math:annotation>
  </math:semantics>
</math:math>
</file>

<file path=Object 120/content.xml><?xml version="1.0" encoding="utf-8"?>
<!DOCTYPE math  PUBLIC '-//OpenOffice.org//DTD Modified W3C MathML 1.01//EN'  'math.dtd'>
<math:math xmlns:math="http://www.w3.org/1998/Math/MathML">
  <math:semantics>
    <math:mrow>
      <math:mrow>
        <math:mi math:fontstyle="italic">Tol</math:mi>
        <math:mo math:stretchy="false">=</math:mo>
        <math:mo math:stretchy="false">κ</math:mo>
      </math:mrow>
      <math:mrow>
        <math:mrow>
          <math:mi math:fontstyle="italic">ds</math:mi>
          <math:mo math:stretchy="false">=</math:mo>
          <math:mfrac>
            <math:mi math:fontstyle="italic">ds</math:mi>
            <math:mi>R</math:mi>
          </math:mfrac>
        </math:mrow>
        <math:mo math:stretchy="false">=</math:mo>
        <math:mfrac>
          <math:mn>1</math:mn>
          <math:mrow>
            <math:mi>R</math:mi>
            <math:mo math:stretchy="false">/</math:mo>
            <math:mi math:fontstyle="italic">ds</math:mi>
          </math:mrow>
        </math:mfrac>
      </math:mrow>
    </math:mrow>
    <math:annotation math:encoding="StarMath 5.0">Tol = %kappa ds = ds over R = 1 over {R/ds}</math:annotation>
  </math:semantics>
</math:math>
</file>

<file path=Object 121/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122/content.xml><?xml version="1.0" encoding="utf-8"?>
<!DOCTYPE math  PUBLIC '-//OpenOffice.org//DTD Modified W3C MathML 1.01//EN'  'math.dtd'>
<math:math xmlns:math="http://www.w3.org/1998/Math/MathML">
  <math:semantics>
    <math:mrow>
      <math:mfrac>
        <math:mrow>
          <math:msub>
            <math:mstyle math:fontweight="bold">
              <math:mrow>
                <math:mi>v</math:mi>
              </math:mrow>
            </math:mstyle>
            <math:mrow>
              <math:mn>1</math:mn>
              <math:mo math:stretchy="false">/</math:mo>
              <math:mn>2</math:mn>
            </math:mrow>
          </math:msub>
          <math:mo math:stretchy="false">−</math:mo>
          <math:msub>
            <math:mstyle math:fontweight="bold">
              <math:mrow>
                <math:mi>v</math:mi>
              </math:mrow>
            </math:mstyle>
            <math:mn>0</math:mn>
          </math:msub>
        </math:mrow>
        <math:mrow>
          <math:mi math:fontstyle="italic">ds</math:mi>
          <math:mo math:stretchy="false">/</math:mo>
          <math:mn>2</math:mn>
        </math:mrow>
      </math:mfrac>
      <math:mo math:stretchy="false">=</math:mo>
      <math:mrow>
        <math:msub>
          <math:mstyle math:fontweight="bold">
            <math:mrow>
              <math:mi>v</math:mi>
            </math:mrow>
          </math:mstyle>
          <math:mn>0</math:mn>
        </math:msub>
        <math:mo math:stretchy="false">×</math:mo>
        <math:msub>
          <math:mstyle math:fontweight="bold">
            <math:mrow>
              <math:mo math:stretchy="false">Ω</math:mo>
            </math:mrow>
          </math:mstyle>
          <math:mn>0</math:mn>
        </math:msub>
      </math:mrow>
    </math:mrow>
    <math:annotation math:encoding="StarMath 5.0">{{bold v}_{1/2} - {bold v}_0} over {ds/2} = {bold v}_0 times {bold %OMEGA}_0</math:annotation>
  </math:semantics>
</math:math>
</file>

<file path=Object 123/content.xml><?xml version="1.0" encoding="utf-8"?>
<!DOCTYPE math  PUBLIC '-//OpenOffice.org//DTD Modified W3C MathML 1.01//EN'  'math.dtd'>
<math:math xmlns:math="http://www.w3.org/1998/Math/MathML">
  <math:semantics>
    <math:msub>
      <math:mstyle math:fontweight="bold">
        <math:mrow>
          <math:mi>v</math:mi>
        </math:mrow>
      </math:mstyle>
      <math:mrow>
        <math:mn>1</math:mn>
        <math:mo math:stretchy="false">/</math:mo>
        <math:mn>2</math:mn>
      </math:mrow>
    </math:msub>
    <math:annotation math:encoding="StarMath 5.0">{bold v}_{1/2}</math:annotation>
  </math:semantics>
</math:math>
</file>

<file path=Object 124/content.xml><?xml version="1.0" encoding="utf-8"?>
<!DOCTYPE math  PUBLIC '-//OpenOffice.org//DTD Modified W3C MathML 1.01//EN'  'math.dtd'>
<math:math xmlns:math="http://www.w3.org/1998/Math/MathML">
  <math:semantics>
    <math:msub>
      <math:mstyle math:fontweight="bold">
        <math:mrow>
          <math:mi>v</math:mi>
        </math:mrow>
      </math:mstyle>
      <math:mn>0</math:mn>
    </math:msub>
    <math:annotation math:encoding="StarMath 5.0">{bold v}_0</math:annotation>
  </math:semantics>
</math:math>
</file>

<file path=Object 125/content.xml><?xml version="1.0" encoding="utf-8"?>
<!DOCTYPE math  PUBLIC '-//OpenOffice.org//DTD Modified W3C MathML 1.01//EN'  'math.dtd'>
<math:math xmlns:math="http://www.w3.org/1998/Math/MathML">
  <math:semantics>
    <math:mrow>
      <math:mrow>
        <math:msub>
          <math:mstyle math:fontweight="bold">
            <math:mrow>
              <math:mi>v</math:mi>
            </math:mrow>
          </math:mstyle>
          <math:mrow>
            <math:mn>1</math:mn>
            <math:mo math:stretchy="false">/</math:mo>
            <math:mn>2</math:mn>
          </math:mrow>
        </math:msub>
        <math:mo math:stretchy="false">=</math:mo>
        <math:mrow>
          <math:msub>
            <math:mstyle math:fontweight="bold">
              <math:mrow>
                <math:mi>v</math:mi>
              </math:mrow>
            </math:mstyle>
            <math:mn>0</math:mn>
          </math:msub>
          <math:mo math:stretchy="false">+</math:mo>
          <math:mrow>
            <math:msub>
              <math:mstyle math:fontweight="bold">
                <math:mrow>
                  <math:mi>v</math:mi>
                </math:mrow>
              </math:mstyle>
              <math:mn>0</math:mn>
            </math:msub>
            <math:mo math:stretchy="false">×</math:mo>
            <math:msub>
              <math:mstyle math:fontweight="bold">
                <math:mrow>
                  <math:mo math:stretchy="false">Ω</math:mo>
                </math:mrow>
              </math:mstyle>
              <math:mn>0</math:mn>
            </math:msub>
          </math:mrow>
        </math:mrow>
      </math:mrow>
      <math:mstyle math:fontsize="10pt">
        <math:mrow>
          <math:mfrac>
            <math:mi math:fontstyle="italic">ds</math:mi>
            <math:mn>2</math:mn>
          </math:mfrac>
        </math:mrow>
      </math:mstyle>
    </math:mrow>
    <math:annotation math:encoding="StarMath 5.0">{bold v}_{1/2} = {bold v}_0 + {bold v}_0 times {bold %OMEGA}_0 size -2 {ds over 2}</math:annotation>
  </math:semantics>
</math:math>
</file>

<file path=Object 126/content.xml><?xml version="1.0" encoding="utf-8"?>
<!DOCTYPE math  PUBLIC '-//OpenOffice.org//DTD Modified W3C MathML 1.01//EN'  'math.dtd'>
<math:math xmlns:math="http://www.w3.org/1998/Math/MathML">
  <math:semantics>
    <math:msub>
      <math:mstyle math:fontweight="bold">
        <math:mrow>
          <math:mo math:stretchy="false">Ω</math:mo>
        </math:mrow>
      </math:mstyle>
      <math:mn>0</math:mn>
    </math:msub>
    <math:annotation math:encoding="StarMath 5.0">{bold %OMEGA}_0</math:annotation>
  </math:semantics>
</math:math>
</file>

<file path=Object 127/content.xml><?xml version="1.0" encoding="utf-8"?>
<!DOCTYPE math  PUBLIC '-//OpenOffice.org//DTD Modified W3C MathML 1.01//EN'  'math.dtd'>
<math:math xmlns:math="http://www.w3.org/1998/Math/MathML">
  <math:semantics>
    <math:mstyle math:fontweight="bold">
      <math:mrow>
        <math:mo math:stretchy="false">Ω</math:mo>
      </math:mrow>
    </math:mstyle>
    <math:annotation math:encoding="StarMath 5.0">bold %OMEGA</math:annotation>
  </math:semantics>
</math:math>
</file>

<file path=Object 128/content.xml><?xml version="1.0" encoding="utf-8"?>
<!DOCTYPE math  PUBLIC '-//OpenOffice.org//DTD Modified W3C MathML 1.01//EN'  'math.dtd'>
<math:math xmlns:math="http://www.w3.org/1998/Math/MathML">
  <math:semantics>
    <math:mstyle math:fontsize="10pt">
      <math:mrow>
        <math:mfrac>
          <math:mi math:fontstyle="italic">ds</math:mi>
          <math:mn>2</math:mn>
        </math:mfrac>
      </math:mrow>
    </math:mstyle>
    <math:annotation math:encoding="StarMath 5.0">size -2 {ds over 2}</math:annotation>
  </math:semantics>
</math:math>
</file>

<file path=Object 129/content.xml><?xml version="1.0" encoding="utf-8"?>
<!DOCTYPE math  PUBLIC '-//OpenOffice.org//DTD Modified W3C MathML 1.01//EN'  'math.dtd'>
<math:math xmlns:math="http://www.w3.org/1998/Math/MathML">
  <math:semantics>
    <math:msub>
      <math:mstyle math:fontweight="bold">
        <math:mrow>
          <math:mo math:stretchy="false">Ω</math:mo>
        </math:mrow>
      </math:mstyle>
      <math:mn>0</math:mn>
    </math:msub>
    <math:annotation math:encoding="StarMath 5.0">{bold %OMEGA}_0</math:annotation>
  </math:semantics>
</math:math>
</file>

<file path=Object 13/content.xml><?xml version="1.0" encoding="utf-8"?>
<!DOCTYPE math  PUBLIC '-//OpenOffice.org//DTD Modified W3C MathML 1.01//EN'  'math.dtd'>
<math:math xmlns:math="http://www.w3.org/1998/Math/MathML">
  <math:semantics>
    <math:mrow>
      <math:mfrac>
        <math:mi>d</math:mi>
        <math:mrow>
          <math:mi>d</math:mi>
          <math:mo math:stretchy="false">τ</math:mo>
        </math:mrow>
      </math:mfrac>
      <math:mrow>
        <math:mrow>
          <math:mfenced math:open="" math:close="">
            <math:mfrac>
              <math:mrow>
                <math:mo math:stretchy="false">∂</math:mo>
                <math:mi>L</math:mi>
              </math:mrow>
              <math:mrow>
                <math:mo math:stretchy="false">∂</math:mo>
                <math:mover math:accent="true">
                  <math:mstyle math:fontweight="bold">
                    <math:mrow>
                      <math:mi>r</math:mi>
                    </math:mrow>
                  </math:mstyle>
                  <math:mo math:stretchy="false">˙</math:mo>
                </math:mover>
              </math:mrow>
            </math:mfrac>
          </math:mfenced>
          <math:mo math:stretchy="false">−</math:mo>
          <math:mfrac>
            <math:mrow>
              <math:mo math:stretchy="false">∂</math:mo>
              <math:mi>L</math:mi>
            </math:mrow>
            <math:mrow>
              <math:mo math:stretchy="false">∂</math:mo>
              <math:mstyle math:fontweight="bold">
                <math:mrow>
                  <math:mi>r</math:mi>
                </math:mrow>
              </math:mstyle>
            </math:mrow>
          </math:mfrac>
        </math:mrow>
        <math:mo math:stretchy="false">=</math:mo>
        <math:mn>0</math:mn>
      </math:mrow>
    </math:mrow>
    <math:annotation math:encoding="StarMath 5.0">d over {d %tau} left( {partial L} over {partial dot{bold r}} right) - {partial L} over {partial bold r} = 0
</math:annotation>
  </math:semantics>
</math:math>
</file>

<file path=Object 130/content.xml><?xml version="1.0" encoding="utf-8"?>
<!DOCTYPE math  PUBLIC '-//OpenOffice.org//DTD Modified W3C MathML 1.01//EN'  'math.dtd'>
<math:math xmlns:math="http://www.w3.org/1998/Math/MathML">
  <math:semantics>
    <math:msub>
      <math:mstyle math:fontweight="bold">
        <math:mrow>
          <math:mo math:stretchy="false">Ω</math:mo>
        </math:mrow>
      </math:mstyle>
      <math:mrow>
        <math:mn>1</math:mn>
        <math:mo math:stretchy="false">/</math:mo>
        <math:mn>2</math:mn>
      </math:mrow>
    </math:msub>
    <math:annotation math:encoding="StarMath 5.0">{bold %OMEGA}_{1/2}</math:annotation>
  </math:semantics>
</math:math>
</file>

<file path=Object 131/content.xml><?xml version="1.0" encoding="utf-8"?>
<!DOCTYPE math  PUBLIC '-//OpenOffice.org//DTD Modified W3C MathML 1.01//EN'  'math.dtd'>
<math:math xmlns:math="http://www.w3.org/1998/Math/MathML">
  <math:semantics>
    <math:mfrac>
      <math:mrow>
        <math:mstyle math:fontsize="10pt">
          <math:mrow>
            <math:mo math:stretchy="false">∇</math:mo>
          </math:mrow>
        </math:mstyle>
        <math:mi>n</math:mi>
      </math:mrow>
      <math:mi>n</math:mi>
    </math:mfrac>
    <math:annotation math:encoding="StarMath 5.0">{size -2 nabla n} over n</math:annotation>
  </math:semantics>
</math:math>
</file>

<file path=Object 132/content.xml><?xml version="1.0" encoding="utf-8"?>
<!DOCTYPE math  PUBLIC '-//OpenOffice.org//DTD Modified W3C MathML 1.01//EN'  'math.dtd'>
<math:math xmlns:math="http://www.w3.org/1998/Math/MathML">
  <math:semantics>
    <math:mrow>
      <math:mo math:stretchy="false">(</math:mo>
      <math:mrow>
        <math:msup>
          <math:mi>x</math:mi>
          <math:mo math:stretchy="false">✶</math:mo>
        </math:msup>
        <math:mi>,</math:mi>
        <math:msup>
          <math:mi>y</math:mi>
          <math:mo math:stretchy="false">✶</math:mo>
        </math:msup>
      </math:mrow>
      <math:mo math:stretchy="false">)</math:mo>
    </math:mrow>
    <math:annotation math:encoding="StarMath 5.0">(x^%star, y^%star)</math:annotation>
  </math:semantics>
</math:math>
</file>

<file path=Object 133/content.xml><?xml version="1.0" encoding="utf-8"?>
<!DOCTYPE math  PUBLIC '-//OpenOffice.org//DTD Modified W3C MathML 1.01//EN'  'math.dtd'>
<math:math xmlns:math="http://www.w3.org/1998/Math/MathML">
  <math:semantics>
    <math:mrow>
      <math:mrow>
        <math:mi math:fontstyle="italic">dx</math:mi>
        <math:mo math:stretchy="false">/</math:mo>
        <math:mi math:fontstyle="italic">dy</math:mi>
      </math:mrow>
      <math:mo math:stretchy="false">=</math:mo>
      <math:mn>0</math:mn>
    </math:mrow>
    <math:annotation math:encoding="StarMath 5.0">dx / dy = 0</math:annotation>
  </math:semantics>
</math:math>
</file>

<file path=Object 134/content.xml><?xml version="1.0" encoding="utf-8"?>
<!DOCTYPE math  PUBLIC '-//OpenOffice.org//DTD Modified W3C MathML 1.01//EN'  'math.dtd'>
<math:math xmlns:math="http://www.w3.org/1998/Math/MathML">
  <math:semantics>
    <math:mrow>
      <math:mrow>
        <math:mi math:fontstyle="italic">StepY</math:mi>
        <math:mo math:stretchy="false">=</math:mo>
        <math:mn>2</math:mn>
      </math:mrow>
      <math:mrow>
        <math:mrow>
          <math:mo math:stretchy="false">(</math:mo>
          <math:mrow>
            <math:msup>
              <math:mi>y</math:mi>
              <math:mo math:stretchy="false">✶</math:mo>
            </math:msup>
            <math:mo math:stretchy="false">−</math:mo>
            <math:msub>
              <math:mi>y</math:mi>
              <math:mn>0</math:mn>
            </math:msub>
          </math:mrow>
          <math:mo math:stretchy="false">)</math:mo>
        </math:mrow>
        <math:mo math:stretchy="false">=</math:mo>
        <math:mrow>
          <math:mo math:stretchy="false">−</math:mo>
          <math:mrow>
            <math:mfrac>
              <math:mrow>
                <math:mn>4</math:mn>
                <math:msub>
                  <math:mo math:stretchy="false">ε</math:mo>
                  <math:mn>0</math:mn>
                </math:msub>
              </math:mrow>
              <math:msubsup>
                <math:mo math:stretchy="false">ε</math:mo>
                <math:mn>0</math:mn>
                <math:mo math:stretchy="false"></math:mo>
              </math:msubsup>
            </math:mfrac>
            <math:mi>cos</math:mi>
            <math:mo math:stretchy="false">α</math:mo>
            <math:mi>sin</math:mi>
            <math:mo math:stretchy="false">α</math:mo>
          </math:mrow>
        </math:mrow>
      </math:mrow>
    </math:mrow>
    <math:annotation math:encoding="StarMath 5.0">StepY = 2(y^%star - y_0) = - {{4 %epsilon_0} over {%epsilon^%prime_0} cos %alpha sin %alpha}</math:annotation>
  </math:semantics>
</math:math>
</file>

<file path=Object 135/content.xml><?xml version="1.0" encoding="utf-8"?>
<!DOCTYPE math  PUBLIC '-//OpenOffice.org//DTD Modified W3C MathML 1.01//EN'  'math.dtd'>
<math:math xmlns:math="http://www.w3.org/1998/Math/MathML">
  <math:semantics>
    <math:mrow>
      <math:mrow>
        <math:mstyle math:fontweight="bold">
          <math:mrow>
            <math:mi>v</math:mi>
          </math:mrow>
        </math:mstyle>
        <math:mo math:stretchy="false">=</math:mo>
        <math:mfenced math:open="∥" math:close="∥">
          <math:mrow>
            <math:mfrac>
              <math:mi math:fontstyle="italic">dx</math:mi>
              <math:mi math:fontstyle="italic">ds</math:mi>
            </math:mfrac>
            <math:mi>;</math:mi>
            <math:mfrac>
              <math:mi math:fontstyle="italic">dy</math:mi>
              <math:mi math:fontstyle="italic">ds</math:mi>
            </math:mfrac>
          </math:mrow>
        </math:mfenced>
      </math:mrow>
      <math:mo math:stretchy="false">=</math:mo>
      <math:mrow>
        <math:mo math:stretchy="false">∥</math:mo>
        <math:mrow>
          <math:mi>cos</math:mi>
          <math:mo math:stretchy="false">α</math:mo>
          <math:mi>;</math:mi>
          <math:mi>sin</math:mi>
          <math:mo math:stretchy="false">α</math:mo>
        </math:mrow>
        <math:mo math:stretchy="false">∥</math:mo>
      </math:mrow>
    </math:mrow>
    <math:annotation math:encoding="StarMath 5.0">bold v = left ldline {dx} over {ds}; {dy} over {ds} right rdline = ldline cos %alpha; sin %alpha rdline</math:annotation>
  </math:semantics>
</math:math>
</file>

<file path=Object 136/content.xml><?xml version="1.0" encoding="utf-8"?>
<!DOCTYPE math  PUBLIC '-//OpenOffice.org//DTD Modified W3C MathML 1.01//EN'  'math.dtd'>
<math:math xmlns:math="http://www.w3.org/1998/Math/MathML">
  <math:semantics>
    <math:mrow>
      <math:msub>
        <math:mi>n</math:mi>
        <math:mn>0</math:mn>
      </math:msub>
      <math:mo math:stretchy="false">=</math:mo>
      <math:msqrt>
        <math:msub>
          <math:mo math:stretchy="false">ε</math:mo>
          <math:mn>0</math:mn>
        </math:msub>
      </math:msqrt>
    </math:mrow>
    <math:annotation math:encoding="StarMath 5.0">n_0 = sqrt{%epsilon_0}</math:annotation>
  </math:semantics>
</math:math>
</file>

<file path=Object 137/content.xml><?xml version="1.0" encoding="utf-8"?>
<!DOCTYPE math  PUBLIC '-//OpenOffice.org//DTD Modified W3C MathML 1.01//EN'  'math.dtd'>
<math:math xmlns:math="http://www.w3.org/1998/Math/MathML">
  <math:semantics>
    <math:mrow>
      <math:mrow>
        <math:mfrac>
          <math:mi math:fontstyle="italic">dy</math:mi>
          <math:mi math:fontstyle="italic">ds</math:mi>
        </math:mfrac>
        <math:mo math:stretchy="false">=</math:mo>
        <math:mfrac>
          <math:msub>
            <math:mi>n</math:mi>
            <math:mn>0</math:mn>
          </math:msub>
          <math:mi>n</math:mi>
        </math:mfrac>
      </math:mrow>
      <math:mi>sin</math:mi>
      <math:mo math:stretchy="false">α</math:mo>
    </math:mrow>
    <math:annotation math:encoding="StarMath 5.0">{dy over ds} = {n_0 over n} sin %alpha</math:annotation>
  </math:semantics>
</math:math>
</file>

<file path=Object 138/content.xml><?xml version="1.0" encoding="utf-8"?>
<!DOCTYPE math  PUBLIC '-//OpenOffice.org//DTD Modified W3C MathML 1.01//EN'  'math.dtd'>
<math:math xmlns:math="http://www.w3.org/1998/Math/MathML">
  <math:semantics>
    <math:mrow>
      <math:mo math:stretchy="false">(</math:mo>
      <math:mrow>
        <math:msub>
          <math:mi>x</math:mi>
          <math:mn>0,</math:mn>
        </math:msub>
        <math:msub>
          <math:mi>y</math:mi>
          <math:mn>0</math:mn>
        </math:msub>
      </math:mrow>
      <math:mo math:stretchy="false">)</math:mo>
    </math:mrow>
    <math:annotation math:encoding="StarMath 5.0">(x_0,y_0)</math:annotation>
  </math:semantics>
</math:math>
</file>

<file path=Object 139/content.xml><?xml version="1.0" encoding="utf-8"?>
<!DOCTYPE math  PUBLIC '-//OpenOffice.org//DTD Modified W3C MathML 1.01//EN'  'math.dtd'>
<math:math xmlns:math="http://www.w3.org/1998/Math/MathML">
  <math:semantics>
    <math:mrow>
      <math:mo math:stretchy="false">(</math:mo>
      <math:mrow>
        <math:msub>
          <math:mi>x</math:mi>
          <math:mn>0,</math:mn>
        </math:msub>
        <math:msub>
          <math:mi>y</math:mi>
          <math:mn>0</math:mn>
        </math:msub>
      </math:mrow>
      <math:mo math:stretchy="false">)</math:mo>
    </math:mrow>
    <math:annotation math:encoding="StarMath 5.0">(x_0,y_0)</math:annotation>
  </math:semantics>
</math:math>
</file>

<file path=Object 14/content.xml><?xml version="1.0" encoding="utf-8"?>
<!DOCTYPE math  PUBLIC '-//OpenOffice.org//DTD Modified W3C MathML 1.01//EN'  'math.dtd'>
<math:math xmlns:math="http://www.w3.org/1998/Math/MathML">
  <math:semantics>
    <math:mrow>
      <math:mrow>
        <math:mfrac>
          <math:mrow>
            <math:mo math:stretchy="false">∂</math:mo>
            <math:mi>L</math:mi>
          </math:mrow>
          <math:mrow>
            <math:mo math:stretchy="false">∂</math:mo>
            <math:mover math:accent="true">
              <math:mstyle math:fontweight="bold">
                <math:mrow>
                  <math:mi>r</math:mi>
                </math:mrow>
              </math:mstyle>
              <math:mo math:stretchy="false">˙</math:mo>
            </math:mover>
          </math:mrow>
        </math:mfrac>
        <math:mo math:stretchy="false">=</math:mo>
        <math:mi>n</math:mi>
      </math:mrow>
      <math:mfenced math:open="" math:close="">
        <math:mstyle math:fontweight="bold">
          <math:mrow>
            <math:mi>r</math:mi>
          </math:mrow>
        </math:mstyle>
      </math:mfenced>
      <math:mfrac>
        <math:mo math:stretchy="false">∂</math:mo>
        <math:mrow>
          <math:mo math:stretchy="false">∂</math:mo>
          <math:mover math:accent="true">
            <math:mstyle math:fontweight="bold">
              <math:mrow>
                <math:mi>r</math:mi>
              </math:mrow>
            </math:mstyle>
            <math:mo math:stretchy="false">˙</math:mo>
          </math:mover>
        </math:mrow>
      </math:mfrac>
      <math:mrow>
        <math:mrow>
          <math:mrow>
            <math:msup>
              <math:mfenced math:open="" math:close="">
                <math:mrow>
                  <math:mover math:accent="true">
                    <math:mstyle math:fontweight="bold">
                      <math:mrow>
                        <math:mi>r</math:mi>
                      </math:mrow>
                    </math:mstyle>
                    <math:mo math:stretchy="false">˙</math:mo>
                  </math:mover>
                  <math:mo math:stretchy="false">⋅</math:mo>
                  <math:mover math:accent="true">
                    <math:mstyle math:fontweight="bold">
                      <math:mrow>
                        <math:mi>r</math:mi>
                      </math:mrow>
                    </math:mstyle>
                    <math:mo math:stretchy="false">˙</math:mo>
                  </math:mover>
                </math:mrow>
              </math:mfenced>
              <math:mrow>
                <math:mn>1</math:mn>
                <math:mo math:stretchy="false">/</math:mo>
                <math:mn>2</math:mn>
              </math:mrow>
            </math:msup>
            <math:mo math:stretchy="false">=</math:mo>
            <math:mfrac>
              <math:mrow>
                <math:mi>n</math:mi>
                <math:mrow>
                  <math:mo math:stretchy="false">(</math:mo>
                  <math:mstyle math:fontweight="bold">
                    <math:mrow>
                      <math:mi>r</math:mi>
                    </math:mrow>
                  </math:mstyle>
                  <math:mo math:stretchy="false">)</math:mo>
                </math:mrow>
                <math:mfrac>
                  <math:mrow>
                    <math:mi>d</math:mi>
                    <math:mstyle math:fontweight="bold">
                      <math:mrow>
                        <math:mi>r</math:mi>
                      </math:mrow>
                    </math:mstyle>
                  </math:mrow>
                  <math:mrow>
                    <math:mi>d</math:mi>
                    <math:mo math:stretchy="false">τ</math:mo>
                  </math:mrow>
                </math:mfrac>
              </math:mrow>
              <math:msqrt>
                <math:mrow>
                  <math:mfrac>
                    <math:mrow>
                      <math:mi>d</math:mi>
                      <math:mstyle math:fontweight="bold">
                        <math:mrow>
                          <math:mi>r</math:mi>
                        </math:mrow>
                      </math:mstyle>
                    </math:mrow>
                    <math:mrow>
                      <math:mi>d</math:mi>
                      <math:mo math:stretchy="false">τ</math:mo>
                    </math:mrow>
                  </math:mfrac>
                  <math:mo math:stretchy="false">⋅</math:mo>
                  <math:mfrac>
                    <math:mrow>
                      <math:mi>d</math:mi>
                      <math:mstyle math:fontweight="bold">
                        <math:mrow>
                          <math:mi>r</math:mi>
                        </math:mrow>
                      </math:mstyle>
                    </math:mrow>
                    <math:mrow>
                      <math:mi>d</math:mi>
                      <math:mo math:stretchy="false">τ</math:mo>
                    </math:mrow>
                  </math:mfrac>
                </math:mrow>
              </math:msqrt>
            </math:mfrac>
          </math:mrow>
          <math:mo math:stretchy="false">=</math:mo>
          <math:mfrac>
            <math:mrow>
              <math:mi>n</math:mi>
              <math:mrow>
                <math:mo math:stretchy="false">(</math:mo>
                <math:mstyle math:fontweight="bold">
                  <math:mrow>
                    <math:mi>r</math:mi>
                  </math:mrow>
                </math:mstyle>
                <math:mo math:stretchy="false">)</math:mo>
              </math:mrow>
              <math:mrow>
                <math:mi>d</math:mi>
                <math:mstyle math:fontweight="bold">
                  <math:mrow>
                    <math:mi>r</math:mi>
                  </math:mrow>
                </math:mstyle>
              </math:mrow>
            </math:mrow>
            <math:mrow>
              <math:msqrt>
                <math:mrow>
                  <math:mfrac>
                    <math:mrow>
                      <math:mi>d</math:mi>
                      <math:mstyle math:fontweight="bold">
                        <math:mrow>
                          <math:mi>r</math:mi>
                        </math:mrow>
                      </math:mstyle>
                    </math:mrow>
                    <math:mrow>
                      <math:mi>d</math:mi>
                      <math:mo math:stretchy="false">τ</math:mo>
                    </math:mrow>
                  </math:mfrac>
                  <math:mo math:stretchy="false">⋅</math:mo>
                  <math:mfrac>
                    <math:mrow>
                      <math:mi>d</math:mi>
                      <math:mstyle math:fontweight="bold">
                        <math:mrow>
                          <math:mi>r</math:mi>
                        </math:mrow>
                      </math:mstyle>
                    </math:mrow>
                    <math:mrow>
                      <math:mi>d</math:mi>
                      <math:mo math:stretchy="false">τ</math:mo>
                    </math:mrow>
                  </math:mfrac>
                </math:mrow>
              </math:msqrt>
              <math:mi>d</math:mi>
              <math:mstyle math:fontweight="bold">
                <math:mrow>
                  <math:mo math:stretchy="false">τ</math:mo>
                </math:mrow>
              </math:mstyle>
            </math:mrow>
          </math:mfrac>
        </math:mrow>
        <math:mo math:stretchy="false">=</math:mo>
        <math:mi>n</math:mi>
      </math:mrow>
      <math:mrow>
        <math:mo math:stretchy="false">(</math:mo>
        <math:mstyle math:fontweight="bold">
          <math:mrow>
            <math:mi>r</math:mi>
          </math:mrow>
        </math:mstyle>
        <math:mo math:stretchy="false">)</math:mo>
      </math:mrow>
      <math:mfrac>
        <math:mrow>
          <math:mi>d</math:mi>
          <math:mstyle math:fontweight="bold">
            <math:mrow>
              <math:mi>r</math:mi>
            </math:mrow>
          </math:mstyle>
        </math:mrow>
        <math:mrow>
          <math:mi>d</math:mi>
          <math:mi>s</math:mi>
        </math:mrow>
      </math:mfrac>
    </math:mrow>
    <math:annotation math:encoding="StarMath 5.0">{partial L} over {partial dot{bold r}} = n left( {bold r} right) {partial over {partial dot {bold r}}} left( dot {bold r} cdot dot {bold r} right)^{1/2} = {n(bold r) {d bold r} over {d %tau}} over { sqrt {{d bold r} over {d %tau} cdot {{d bold r} over {d %tau} }} } = {n(bold r) {d bold r}} over { sqrt {{d bold r} over {d %tau} cdot {{d bold r} over {d %tau} }} d bold %tau} = n(bold r) {d bold r} over {d s}</math:annotation>
  </math:semantics>
</math:math>
</file>

<file path=Object 140/content.xml><?xml version="1.0" encoding="utf-8"?>
<!DOCTYPE math  PUBLIC '-//OpenOffice.org//DTD Modified W3C MathML 1.01//EN'  'math.dtd'>
<math:math xmlns:math="http://www.w3.org/1998/Math/MathML">
  <math:semantics>
    <math:mrow>
      <math:mi>n</math:mi>
      <math:mrow>
        <math:mfrac>
          <math:mi math:fontstyle="italic">dy</math:mi>
          <math:mi math:fontstyle="italic">ds</math:mi>
        </math:mfrac>
        <math:mo math:stretchy="false">=</math:mo>
        <math:msub>
          <math:mi>n</math:mi>
          <math:mn>0</math:mn>
        </math:msub>
      </math:mrow>
      <math:mi>sin</math:mi>
      <math:mo math:stretchy="false">α</math:mo>
    </math:mrow>
    <math:annotation math:encoding="StarMath 5.0">n{dy over ds} = n_0 sin %alpha</math:annotation>
  </math:semantics>
</math:math>
</file>

<file path=Object 141/content.xml><?xml version="1.0" encoding="utf-8"?>
<!DOCTYPE math  PUBLIC '-//OpenOffice.org//DTD Modified W3C MathML 1.01//EN'  'math.dtd'>
<math:math xmlns:math="http://www.w3.org/1998/Math/MathML">
  <math:semantics>
    <math:mrow>
      <math:mrow>
        <math:mfrac>
          <math:msup>
            <math:mi math:fontstyle="italic">dx</math:mi>
            <math:mn>2</math:mn>
          </math:msup>
          <math:msup>
            <math:mi math:fontstyle="italic">ds</math:mi>
            <math:mn>2</math:mn>
          </math:msup>
        </math:mfrac>
        <math:mo math:stretchy="false">+</math:mo>
        <math:mfrac>
          <math:msup>
            <math:mi math:fontstyle="italic">dy</math:mi>
            <math:mn>2</math:mn>
          </math:msup>
          <math:msup>
            <math:mi math:fontstyle="italic">ds</math:mi>
            <math:mn>2</math:mn>
          </math:msup>
        </math:mfrac>
      </math:mrow>
      <math:mo math:stretchy="false">=</math:mo>
      <math:mn>1</math:mn>
    </math:mrow>
    <math:annotation math:encoding="StarMath 5.0">{dx^2 over ds^2} + {dy^2 over ds^2} = 1</math:annotation>
  </math:semantics>
</math:math>
</file>

<file path=Object 142/content.xml><?xml version="1.0" encoding="utf-8"?>
<!DOCTYPE math  PUBLIC '-//OpenOffice.org//DTD Modified W3C MathML 1.01//EN'  'math.dtd'>
<math:math xmlns:math="http://www.w3.org/1998/Math/MathML">
  <math:semantics>
    <math:mrow>
      <math:mrow>
        <math:mfrac>
          <math:mi math:fontstyle="italic">dx</math:mi>
          <math:mi math:fontstyle="italic">ds</math:mi>
        </math:mfrac>
        <math:mo math:stretchy="false">=</math:mo>
        <math:msqrt>
          <math:mrow>
            <math:mrow>
              <math:mn>1</math:mn>
              <math:mo math:stretchy="false">−</math:mo>
              <math:mfrac>
                <math:msubsup>
                  <math:mi>n</math:mi>
                  <math:mn>0</math:mn>
                  <math:mn>2</math:mn>
                </math:msubsup>
                <math:msup>
                  <math:mi>n</math:mi>
                  <math:mn>2</math:mn>
                </math:msup>
              </math:mfrac>
            </math:mrow>
            <math:msup>
              <math:mi>sin</math:mi>
              <math:mn>2</math:mn>
            </math:msup>
            <math:mo math:stretchy="false">α</math:mo>
          </math:mrow>
        </math:msqrt>
      </math:mrow>
      <math:mo math:stretchy="false">=</math:mo>
      <math:mfrac>
        <math:msqrt>
          <math:mrow>
            <math:mrow>
              <math:msup>
                <math:mi>n</math:mi>
                <math:mn>2</math:mn>
              </math:msup>
              <math:mo math:stretchy="false">−</math:mo>
              <math:msubsup>
                <math:mi>n</math:mi>
                <math:mn>0</math:mn>
                <math:mn>2</math:mn>
              </math:msubsup>
            </math:mrow>
            <math:mi>sin</math:mi>
            <math:mo math:stretchy="false">α</math:mo>
          </math:mrow>
        </math:msqrt>
        <math:mi>n</math:mi>
      </math:mfrac>
    </math:mrow>
    <math:annotation math:encoding="StarMath 5.0">{dx over ds} = sqrt{1 - {n_0^2 over n^2} sin^2 %alpha} = sqrt{n^2 - n_0^2 sin %alpha} over n</math:annotation>
  </math:semantics>
</math:math>
</file>

<file path=Object 143/content.xml><?xml version="1.0" encoding="utf-8"?>
<!DOCTYPE math  PUBLIC '-//OpenOffice.org//DTD Modified W3C MathML 1.01//EN'  'math.dtd'>
<math:math xmlns:math="http://www.w3.org/1998/Math/MathML">
  <math:semantics>
    <math:mrow>
      <math:mrow>
        <math:mrow>
          <math:mfrac>
            <math:msup>
              <math:mi math:fontstyle="italic">dx</math:mi>
              <math:mn>2</math:mn>
            </math:msup>
            <math:msup>
              <math:mi math:fontstyle="italic">ds</math:mi>
              <math:mn>2</math:mn>
            </math:msup>
          </math:mfrac>
          <math:mo math:stretchy="false">=</math:mo>
          <math:mrow>
            <math:mn>1</math:mn>
            <math:mo math:stretchy="false">−</math:mo>
            <math:mfrac>
              <math:msup>
                <math:mi math:fontstyle="italic">dy</math:mi>
                <math:mn>2</math:mn>
              </math:msup>
              <math:msup>
                <math:mi math:fontstyle="italic">ds</math:mi>
                <math:mn>2</math:mn>
              </math:msup>
            </math:mfrac>
          </math:mrow>
        </math:mrow>
        <math:mo math:stretchy="false">=</math:mo>
        <math:mrow>
          <math:mn>1</math:mn>
          <math:mo math:stretchy="false">−</math:mo>
          <math:mfrac>
            <math:msubsup>
              <math:mi>n</math:mi>
              <math:mn>0</math:mn>
              <math:mn>2</math:mn>
            </math:msubsup>
            <math:msup>
              <math:mi>n</math:mi>
              <math:mn>2</math:mn>
            </math:msup>
          </math:mfrac>
        </math:mrow>
      </math:mrow>
      <math:msup>
        <math:mi>sin</math:mi>
        <math:mn>2</math:mn>
      </math:msup>
      <math:mo math:stretchy="false">α</math:mo>
    </math:mrow>
    <math:annotation math:encoding="StarMath 5.0">{dx^2 over ds^2} = 1 - {dy^2 over ds^2} = 1 - {n_0^2 over n^2} sin^2 %alpha</math:annotation>
  </math:semantics>
</math:math>
</file>

<file path=Object 144/content.xml><?xml version="1.0" encoding="utf-8"?>
<!DOCTYPE math  PUBLIC '-//OpenOffice.org//DTD Modified W3C MathML 1.01//EN'  'math.dtd'>
<math:math xmlns:math="http://www.w3.org/1998/Math/MathML">
  <math:semantics>
    <math:mrow>
      <math:mrow>
        <math:mfrac>
          <math:mi math:fontstyle="italic">dx</math:mi>
          <math:mi math:fontstyle="italic">dy</math:mi>
        </math:mfrac>
        <math:mo math:stretchy="false">=</math:mo>
        <math:mrow>
          <math:mfrac>
            <math:mi math:fontstyle="italic">dx</math:mi>
            <math:mi math:fontstyle="italic">ds</math:mi>
          </math:mfrac>
          <math:mo math:stretchy="false">÷</math:mo>
          <math:mfrac>
            <math:mi math:fontstyle="italic">dy</math:mi>
            <math:mi math:fontstyle="italic">ds</math:mi>
          </math:mfrac>
        </math:mrow>
      </math:mrow>
      <math:mo math:stretchy="false">=</math:mo>
      <math:mfrac>
        <math:msqrt>
          <math:mrow>
            <math:mrow>
              <math:msup>
                <math:mi>n</math:mi>
                <math:mn>2</math:mn>
              </math:msup>
              <math:mo math:stretchy="false">−</math:mo>
              <math:msubsup>
                <math:mi>n</math:mi>
                <math:mn>0</math:mn>
                <math:mn>2</math:mn>
              </math:msubsup>
            </math:mrow>
            <math:mi>sin</math:mi>
            <math:mo math:stretchy="false">α</math:mo>
          </math:mrow>
        </math:msqrt>
        <math:mrow>
          <math:msub>
            <math:mi>n</math:mi>
            <math:mn>0</math:mn>
          </math:msub>
          <math:mi>sin</math:mi>
          <math:mo math:stretchy="false">α</math:mo>
        </math:mrow>
      </math:mfrac>
    </math:mrow>
    <math:annotation math:encoding="StarMath 5.0">dx over dy = {dx over ds} div {dy over ds} = sqrt{n^2 - n_0^2 sin %alpha} over {n_0 sin %alpha}</math:annotation>
  </math:semantics>
</math:math>
</file>

<file path=Object 145/content.xml><?xml version="1.0" encoding="utf-8"?>
<!DOCTYPE math  PUBLIC '-//OpenOffice.org//DTD Modified W3C MathML 1.01//EN'  'math.dtd'>
<math:math xmlns:math="http://www.w3.org/1998/Math/MathML">
  <math:semantics>
    <math:mrow>
      <math:mfrac>
        <math:mi math:fontstyle="italic">dx</math:mi>
        <math:msqrt>
          <math:mrow>
            <math:mrow>
              <math:mo math:stretchy="false">ε</math:mo>
              <math:mo math:stretchy="false">−</math:mo>
              <math:msub>
                <math:mo math:stretchy="false">ε</math:mo>
                <math:mn>0</math:mn>
              </math:msub>
            </math:mrow>
            <math:msup>
              <math:mi>sin</math:mi>
              <math:mn>2</math:mn>
            </math:msup>
            <math:mo math:stretchy="false">α</math:mo>
          </math:mrow>
        </math:msqrt>
      </math:mfrac>
      <math:mo math:stretchy="false">=</math:mo>
      <math:mfrac>
        <math:mi math:fontstyle="italic">dy</math:mi>
        <math:mrow>
          <math:msqrt>
            <math:msub>
              <math:mo math:stretchy="false">ε</math:mo>
              <math:mn>0</math:mn>
            </math:msub>
          </math:msqrt>
          <math:mi>sin</math:mi>
          <math:mo math:stretchy="false">α</math:mo>
        </math:mrow>
      </math:mfrac>
    </math:mrow>
    <math:annotation math:encoding="StarMath 5.0">dx over {sqrt{%epsilon - %epsilon_0 sin^2 %alpha}} = dy over {sqrt{%epsilon_0} sin %alpha}</math:annotation>
  </math:semantics>
</math:math>
</file>

<file path=Object 146/content.xml><?xml version="1.0" encoding="utf-8"?>
<!DOCTYPE math  PUBLIC '-//OpenOffice.org//DTD Modified W3C MathML 1.01//EN'  'math.dtd'>
<math:math xmlns:math="http://www.w3.org/1998/Math/MathML">
  <math:semantics>
    <math:mrow>
      <math:mo math:stretchy="false">ε</math:mo>
      <math:mrow>
        <math:mrow>
          <math:mo math:stretchy="false">(</math:mo>
          <math:mstyle math:fontweight="bold">
            <math:mrow>
              <math:mi>r</math:mi>
            </math:mrow>
          </math:mstyle>
          <math:mo math:stretchy="false">)</math:mo>
        </math:mrow>
        <math:mo math:stretchy="false">=</math:mo>
        <math:mrow>
          <math:msub>
            <math:mo math:stretchy="false">ε</math:mo>
            <math:mn>0</math:mn>
          </math:msub>
          <math:mo math:stretchy="false">+</math:mo>
          <math:mrow>
            <math:mrow>
              <math:mo math:stretchy="false">(</math:mo>
              <math:mrow>
                <math:mstyle math:fontweight="bold">
                  <math:mrow>
                    <math:mi>r</math:mi>
                  </math:mrow>
                </math:mstyle>
                <math:mo math:stretchy="false">−</math:mo>
                <math:mstyle math:fontweight="bold">
                  <math:mrow>
                    <math:msub>
                      <math:mi>r</math:mi>
                      <math:mn>0</math:mn>
                    </math:msub>
                  </math:mrow>
                </math:mstyle>
              </math:mrow>
              <math:mo math:stretchy="false">)</math:mo>
            </math:mrow>
            <math:mo math:stretchy="false">⋅</math:mo>
            <math:mstyle math:fontsize="10pt">
              <math:mrow>
                <math:mo math:stretchy="false">∇</math:mo>
              </math:mrow>
            </math:mstyle>
          </math:mrow>
        </math:mrow>
      </math:mrow>
      <math:msub>
        <math:mo math:stretchy="false">ε</math:mo>
        <math:mn>0</math:mn>
      </math:msub>
    </math:mrow>
    <math:annotation math:encoding="StarMath 5.0">%epsilon(bold r) = %epsilon_0 + (bold r - bold r_0) cdot {size -2 nabla} %epsilon_0</math:annotation>
  </math:semantics>
</math:math>
</file>

<file path=Object 147/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48/content.xml><?xml version="1.0" encoding="utf-8"?>
<!DOCTYPE math  PUBLIC '-//OpenOffice.org//DTD Modified W3C MathML 1.01//EN'  'math.dtd'>
<math:math xmlns:math="http://www.w3.org/1998/Math/MathML">
  <math:semantics>
    <math:mrow>
      <math:mo math:stretchy="false">(</math:mo>
      <math:mrow>
        <math:msub>
          <math:mi>x</math:mi>
          <math:mn>0,</math:mn>
        </math:msub>
        <math:msub>
          <math:mi>y</math:mi>
          <math:mn>0</math:mn>
        </math:msub>
      </math:mrow>
      <math:mo math:stretchy="false">)</math:mo>
    </math:mrow>
    <math:annotation math:encoding="StarMath 5.0">(x_0,y_0)</math:annotation>
  </math:semantics>
</math:math>
</file>

<file path=Object 149/content.xml><?xml version="1.0" encoding="utf-8"?>
<!DOCTYPE math  PUBLIC '-//OpenOffice.org//DTD Modified W3C MathML 1.01//EN'  'math.dtd'>
<math:math xmlns:math="http://www.w3.org/1998/Math/MathML">
  <math:semantics>
    <math:mrow>
      <math:mstyle math:fontsize="10pt">
        <math:mrow>
          <math:mo math:stretchy="false">∇</math:mo>
        </math:mrow>
      </math:mstyle>
      <math:mrow>
        <math:msub>
          <math:mo math:stretchy="false">ε</math:mo>
          <math:mn>0</math:mn>
        </math:msub>
        <math:mo math:stretchy="false">=</math:mo>
        <math:mstyle math:fontsize="10pt">
          <math:mrow>
            <math:msub>
              <math:mo math:stretchy="false">∇</math:mo>
              <math:mi>x</math:mi>
            </math:msub>
          </math:mrow>
        </math:mstyle>
      </math:mrow>
      <math:mrow>
        <math:msub>
          <math:mo math:stretchy="false">ε</math:mo>
          <math:mn>0</math:mn>
        </math:msub>
        <math:mo math:stretchy="false">=</math:mo>
        <math:mi>d</math:mi>
      </math:mrow>
      <math:mrow>
        <math:mrow>
          <math:msub>
            <math:mo math:stretchy="false">ε</math:mo>
            <math:mn>0</math:mn>
          </math:msub>
          <math:mo math:stretchy="false">/</math:mo>
          <math:mi math:fontstyle="italic">dx</math:mi>
        </math:mrow>
        <math:mo math:stretchy="false">=</math:mo>
        <math:msubsup>
          <math:mo math:stretchy="false">ε</math:mo>
          <math:mn>0</math:mn>
          <math:mo math:stretchy="false"></math:mo>
        </math:msubsup>
      </math:mrow>
    </math:mrow>
    <math:annotation math:encoding="StarMath 5.0">{size -2 nabla} %epsilon_0 = {size -2 nabla_x} %epsilon_0 = d %epsilon_0 / dx = %epsilon_0^%prime</math:annotation>
  </math:semantics>
</math:math>
</file>

<file path=Object 15/content.xml><?xml version="1.0" encoding="utf-8"?>
<!DOCTYPE math  PUBLIC '-//OpenOffice.org//DTD Modified W3C MathML 1.01//EN'  'math.dtd'>
<math:math xmlns:math="http://www.w3.org/1998/Math/MathML">
  <math:semantics>
    <math:mrow>
      <math:mrow>
        <math:mfrac>
          <math:mrow>
            <math:mo math:stretchy="false">∂</math:mo>
            <math:mi>L</math:mi>
          </math:mrow>
          <math:mrow>
            <math:mo math:stretchy="false">∂</math:mo>
            <math:mstyle math:fontweight="bold">
              <math:mrow>
                <math:mi>r</math:mi>
              </math:mrow>
            </math:mstyle>
          </math:mrow>
        </math:mfrac>
        <math:mo math:stretchy="false">=</math:mo>
        <math:mfrac>
          <math:mrow>
            <math:mo math:stretchy="false">∂</math:mo>
            <math:mi>n</math:mi>
            <math:mrow>
              <math:mo math:stretchy="false">(</math:mo>
              <math:mstyle math:fontweight="bold">
                <math:mrow>
                  <math:mi>r</math:mi>
                </math:mrow>
              </math:mstyle>
              <math:mo math:stretchy="false">)</math:mo>
            </math:mrow>
          </math:mrow>
          <math:mrow>
            <math:mo math:stretchy="false">∂</math:mo>
            <math:mstyle math:fontweight="bold">
              <math:mrow>
                <math:mi>r</math:mi>
              </math:mrow>
            </math:mstyle>
          </math:mrow>
        </math:mfrac>
      </math:mrow>
      <math:mrow>
        <math:msqrt>
          <math:mrow>
            <math:mover math:accent="true">
              <math:mstyle math:fontweight="bold">
                <math:mrow>
                  <math:mi>r</math:mi>
                </math:mrow>
              </math:mstyle>
              <math:mo math:stretchy="false">˙</math:mo>
            </math:mover>
            <math:mo math:stretchy="false">⋅</math:mo>
            <math:mover math:accent="true">
              <math:mstyle math:fontweight="bold">
                <math:mrow>
                  <math:mi>r</math:mi>
                </math:mrow>
              </math:mstyle>
              <math:mo math:stretchy="false">˙</math:mo>
            </math:mover>
          </math:mrow>
        </math:msqrt>
        <math:mo math:stretchy="false">=</math:mo>
        <math:mo math:stretchy="false">∇</math:mo>
      </math:mrow>
      <math:mi>n</math:mi>
      <math:mrow>
        <math:msqrt>
          <math:mrow>
            <math:mover math:accent="true">
              <math:mstyle math:fontweight="bold">
                <math:mrow>
                  <math:mi>r</math:mi>
                </math:mrow>
              </math:mstyle>
              <math:mo math:stretchy="false">˙</math:mo>
            </math:mover>
            <math:mo math:stretchy="false">⋅</math:mo>
            <math:mover math:accent="true">
              <math:mstyle math:fontweight="bold">
                <math:mrow>
                  <math:mi>r</math:mi>
                </math:mrow>
              </math:mstyle>
              <math:mo math:stretchy="false">˙</math:mo>
            </math:mover>
          </math:mrow>
        </math:msqrt>
        <math:mo math:stretchy="false">=</math:mo>
        <math:mo math:stretchy="false">∇</math:mo>
      </math:mrow>
      <math:mi>n</math:mi>
      <math:mfrac>
        <math:mrow>
          <math:mi>d</math:mi>
          <math:mi>s</math:mi>
        </math:mrow>
        <math:mrow>
          <math:mi>d</math:mi>
          <math:mo math:stretchy="false">τ</math:mo>
        </math:mrow>
      </math:mfrac>
    </math:mrow>
    <math:annotation math:encoding="StarMath 5.0">{partial L} over {partial bold r} = {partial n(bold r)} over {partial bold r} sqrt { dot {bold r} cdot dot {bold r} } = nabla n sqrt { dot {bold r} cdot dot {bold r} } = nabla n {d s} over {d %tau}</math:annotation>
  </math:semantics>
</math:math>
</file>

<file path=Object 150/content.xml><?xml version="1.0" encoding="utf-8"?>
<!DOCTYPE math  PUBLIC '-//OpenOffice.org//DTD Modified W3C MathML 1.01//EN'  'math.dtd'>
<math:math xmlns:math="http://www.w3.org/1998/Math/MathML">
  <math:semantics>
    <math:msubsup>
      <math:mo math:stretchy="false">ε</math:mo>
      <math:mn>0</math:mn>
      <math:mo math:stretchy="false"></math:mo>
    </math:msubsup>
    <math:annotation math:encoding="StarMath 5.0">%epsilon_0^%prime</math:annotation>
  </math:semantics>
</math:math>
</file>

<file path=Object 151/content.xml><?xml version="1.0" encoding="utf-8"?>
<!DOCTYPE math  PUBLIC '-//OpenOffice.org//DTD Modified W3C MathML 1.01//EN'  'math.dtd'>
<math:math xmlns:math="http://www.w3.org/1998/Math/MathML">
  <math:semantics>
    <math:mrow>
      <math:mrow>
        <math:mo math:stretchy="false">ε</math:mo>
        <math:mo math:stretchy="false">−</math:mo>
        <math:msub>
          <math:mo math:stretchy="false">ε</math:mo>
          <math:mn>0</math:mn>
        </math:msub>
      </math:mrow>
      <math:msup>
        <math:mi>sin</math:mi>
        <math:mn>2</math:mn>
      </math:msup>
      <math:mrow>
        <math:mo math:stretchy="false">α</math:mo>
        <math:mo math:stretchy="false">=</math:mo>
        <math:mrow>
          <math:msub>
            <math:mo math:stretchy="false">ε</math:mo>
            <math:mn>0</math:mn>
          </math:msub>
          <math:mo math:stretchy="false">+</math:mo>
          <math:msubsup>
            <math:mo math:stretchy="false">ε</math:mo>
            <math:mn>0</math:mn>
            <math:mo math:stretchy="false"></math:mo>
          </math:msubsup>
        </math:mrow>
      </math:mrow>
      <math:mrow>
        <math:mrow>
          <math:mo math:stretchy="false">(</math:mo>
          <math:mrow>
            <math:mi>x</math:mi>
            <math:mo math:stretchy="false">−</math:mo>
            <math:msub>
              <math:mi>x</math:mi>
              <math:mn>0</math:mn>
            </math:msub>
          </math:mrow>
          <math:mo math:stretchy="false">)</math:mo>
        </math:mrow>
        <math:mo math:stretchy="false">−</math:mo>
        <math:msub>
          <math:mo math:stretchy="false">ε</math:mo>
          <math:mn>0</math:mn>
        </math:msub>
      </math:mrow>
      <math:msup>
        <math:mi>sin</math:mi>
        <math:mn>2</math:mn>
      </math:msup>
      <math:mrow>
        <math:mo math:stretchy="false">α</math:mo>
        <math:mo math:stretchy="false">=</math:mo>
        <math:msubsup>
          <math:mo math:stretchy="false">ε</math:mo>
          <math:mn>0</math:mn>
          <math:mo math:stretchy="false"></math:mo>
        </math:msubsup>
      </math:mrow>
      <math:mrow>
        <math:mi>x</math:mi>
        <math:mo math:stretchy="false">+</math:mo>
        <math:msubsup>
          <math:mo math:stretchy="false">ε</math:mo>
          <math:mn>0</math:mn>
          <math:mo math:stretchy="false"></math:mo>
        </math:msubsup>
      </math:mrow>
      <math:mrow>
        <math:msub>
          <math:mi>x</math:mi>
          <math:mn>0</math:mn>
        </math:msub>
        <math:mo math:stretchy="false">−</math:mo>
        <math:msub>
          <math:mo math:stretchy="false">ε</math:mo>
          <math:mn>0</math:mn>
        </math:msub>
      </math:mrow>
      <math:msup>
        <math:mi>cos</math:mi>
        <math:mn>2</math:mn>
      </math:msup>
      <math:mo math:stretchy="false">α</math:mo>
    </math:mrow>
    <math:annotation math:encoding="StarMath 5.0">%epsilon - %epsilon_0 sin^2 %alpha = 
%epsilon_0 + %epsilon_0^%prime(x - x_0) - %epsilon_0 sin^2 %alpha = %epsilon_0^%prime x + %epsilon_0^%prime x_0 - %epsilon_0 cos^2 %alpha
</math:annotation>
  </math:semantics>
</math:math>
</file>

<file path=Object 152/content.xml><?xml version="1.0" encoding="utf-8"?>
<!DOCTYPE math  PUBLIC '-//OpenOffice.org//DTD Modified W3C MathML 1.01//EN'  'math.dtd'>
<math:math xmlns:math="http://www.w3.org/1998/Math/MathML">
  <math:semantics>
    <math:mrow>
      <math:mrow>
        <math:mi>x</math:mi>
        <math:mo math:stretchy="false">=</math:mo>
        <math:mrow>
          <math:msub>
            <math:mi>x</math:mi>
            <math:mn>0</math:mn>
          </math:msub>
          <math:mo math:stretchy="false">−</math:mo>
          <math:mfrac>
            <math:msub>
              <math:mo math:stretchy="false">ε</math:mo>
              <math:mn>0</math:mn>
            </math:msub>
            <math:msubsup>
              <math:mo math:stretchy="false">ε</math:mo>
              <math:mn>0</math:mn>
              <math:mo math:stretchy="false"></math:mo>
            </math:msubsup>
          </math:mfrac>
        </math:mrow>
      </math:mrow>
      <math:msup>
        <math:mi>cos</math:mi>
        <math:mn>2</math:mn>
      </math:msup>
      <math:mrow>
        <math:mo math:stretchy="false">α</math:mo>
        <math:mo math:stretchy="false">+</math:mo>
        <math:mfrac>
          <math:mn>1</math:mn>
          <math:msubsup>
            <math:mo math:stretchy="false">ε</math:mo>
            <math:mn>0</math:mn>
            <math:mo math:stretchy="false"></math:mo>
          </math:msubsup>
        </math:mfrac>
      </math:mrow>
      <math:msup>
        <math:mfenced math:open="" math:close="">
          <math:mrow>
            <math:msqrt>
              <math:msub>
                <math:mo math:stretchy="false">ε</math:mo>
                <math:mn>0</math:mn>
              </math:msub>
            </math:msqrt>
            <math:mi>cos</math:mi>
            <math:mrow>
              <math:mo math:stretchy="false">α</math:mo>
              <math:mo math:stretchy="false">+</math:mo>
              <math:mfrac>
                <math:msubsup>
                  <math:mo math:stretchy="false">ε</math:mo>
                  <math:mn>0</math:mn>
                  <math:mo math:stretchy="false"></math:mo>
                </math:msubsup>
                <math:mrow>
                  <math:mn>2</math:mn>
                  <math:msqrt>
                    <math:msub>
                      <math:mo math:stretchy="false">ε</math:mo>
                      <math:mn>0</math:mn>
                    </math:msub>
                  </math:msqrt>
                  <math:mi>sin</math:mi>
                  <math:mo math:stretchy="false">α</math:mo>
                </math:mrow>
              </math:mfrac>
            </math:mrow>
            <math:mrow>
              <math:mo math:stretchy="false">(</math:mo>
              <math:mrow>
                <math:mi>y</math:mi>
                <math:mo math:stretchy="false">−</math:mo>
                <math:msub>
                  <math:mi>y</math:mi>
                  <math:mn>0</math:mn>
                </math:msub>
              </math:mrow>
              <math:mo math:stretchy="false">)</math:mo>
            </math:mrow>
          </math:mrow>
        </math:mfenced>
        <math:mn>2</math:mn>
      </math:msup>
    </math:mrow>
    <math:annotation math:encoding="StarMath 5.0">x = x_0 - {%epsilon_0 over %epsilon_0^%prime} cos^2 %alpha + {1 over {%epsilon_0^%prime}} left( sqrt{%epsilon_0} cos %alpha + {{%epsilon_0^%prime} over {2 sqrt{%epsilon_0} sin %alpha}} (y - y_0) right)^2</math:annotation>
  </math:semantics>
</math:math>
</file>

<file path=Object 153/content.xml><?xml version="1.0" encoding="utf-8"?>
<!DOCTYPE math  PUBLIC '-//OpenOffice.org//DTD Modified W3C MathML 1.01//EN'  'math.dtd'>
<math:math xmlns:math="http://www.w3.org/1998/Math/MathML">
  <math:semantics>
    <math:mrow>
      <math:mrow>
        <math:munderover>
          <math:mo math:stretchy="false">∫</math:mo>
          <math:msub>
            <math:mi>x</math:mi>
            <math:mn>0</math:mn>
          </math:msub>
          <math:mi>x</math:mi>
        </math:munderover>
        <math:mfrac>
          <math:mi math:fontstyle="italic">dx</math:mi>
          <math:msqrt>
            <math:mrow>
              <math:msubsup>
                <math:mo math:stretchy="false">ε</math:mo>
                <math:mn>0</math:mn>
                <math:mo math:stretchy="false"></math:mo>
              </math:msubsup>
              <math:mrow>
                <math:mi>x</math:mi>
                <math:mo math:stretchy="false">+</math:mo>
                <math:msubsup>
                  <math:mo math:stretchy="false">ε</math:mo>
                  <math:mn>0</math:mn>
                  <math:mo math:stretchy="false"></math:mo>
                </math:msubsup>
              </math:mrow>
              <math:mrow>
                <math:msub>
                  <math:mi>x</math:mi>
                  <math:mn>0</math:mn>
                </math:msub>
                <math:mo math:stretchy="false">−</math:mo>
                <math:msub>
                  <math:mo math:stretchy="false">ε</math:mo>
                  <math:mn>0</math:mn>
                </math:msub>
              </math:mrow>
              <math:msup>
                <math:mi>cos</math:mi>
                <math:mn>2</math:mn>
              </math:msup>
              <math:mo math:stretchy="false">α</math:mo>
            </math:mrow>
          </math:msqrt>
        </math:mfrac>
      </math:mrow>
      <math:mo math:stretchy="false">=</math:mo>
      <math:mrow>
        <math:munderover>
          <math:mo math:stretchy="false">∫</math:mo>
          <math:msub>
            <math:mi>y</math:mi>
            <math:mn>0</math:mn>
          </math:msub>
          <math:mi>y</math:mi>
        </math:munderover>
        <math:mfrac>
          <math:mi math:fontstyle="italic">dy</math:mi>
          <math:mrow>
            <math:msqrt>
              <math:msub>
                <math:mo math:stretchy="false">ε</math:mo>
                <math:mn>0</math:mn>
              </math:msub>
            </math:msqrt>
            <math:mi>sin</math:mi>
            <math:mo math:stretchy="false">α</math:mo>
          </math:mrow>
        </math:mfrac>
      </math:mrow>
    </math:mrow>
    <math:annotation math:encoding="StarMath 5.0">int from {x_0} to {x} {dx over {sqrt{%epsilon_0^%prime x + %epsilon_0^%prime x_0 - %epsilon_0 cos^2 %alpha}}} = int from {y_0} to {y}  {dy over {sqrt{%epsilon_0} sin %alpha}}</math:annotation>
  </math:semantics>
</math:math>
</file>

<file path=Object 154/content.xml><?xml version="1.0" encoding="utf-8"?>
<!DOCTYPE math  PUBLIC '-//OpenOffice.org//DTD Modified W3C MathML 1.01//EN'  'math.dtd'>
<math:math xmlns:math="http://www.w3.org/1998/Math/MathML">
  <math:semantics>
    <math:mrow>
      <math:mo math:stretchy="false">ε</math:mo>
      <math:mrow>
        <math:mrow>
          <math:mo math:stretchy="false">(</math:mo>
          <math:mi>x</math:mi>
          <math:mo math:stretchy="false">)</math:mo>
        </math:mrow>
        <math:mo math:stretchy="false">=</math:mo>
        <math:mrow>
          <math:msub>
            <math:mo math:stretchy="false">ε</math:mo>
            <math:mn>0</math:mn>
          </math:msub>
          <math:mo math:stretchy="false">+</math:mo>
          <math:mrow>
            <math:mo math:stretchy="false">(</math:mo>
            <math:mrow>
              <math:mi>x</math:mi>
              <math:mo math:stretchy="false">−</math:mo>
              <math:msub>
                <math:mi>x</math:mi>
                <math:mn>0</math:mn>
              </math:msub>
            </math:mrow>
            <math:mo math:stretchy="false">)</math:mo>
          </math:mrow>
        </math:mrow>
      </math:mrow>
      <math:msubsup>
        <math:mo math:stretchy="false">ε</math:mo>
        <math:mn>0</math:mn>
        <math:mo math:stretchy="false"></math:mo>
      </math:msubsup>
    </math:mrow>
    <math:annotation math:encoding="StarMath 5.0">%epsilon(x) = %epsilon_0 + (x - x_0) %epsilon_0^%prime</math:annotation>
  </math:semantics>
</math:math>
</file>

<file path=Object 155/content.xml><?xml version="1.0" encoding="utf-8"?>
<!DOCTYPE math  PUBLIC '-//OpenOffice.org//DTD Modified W3C MathML 1.01//EN'  'math.dtd'>
<math:math xmlns:math="http://www.w3.org/1998/Math/MathML">
  <math:semantics>
    <math:mrow>
      <math:mrow>
        <math:msup>
          <math:mi>y</math:mi>
          <math:mo math:stretchy="false">✶</math:mo>
        </math:msup>
        <math:mo math:stretchy="false">=</math:mo>
        <math:mrow>
          <math:msub>
            <math:mi>y</math:mi>
            <math:mn>0</math:mn>
          </math:msub>
          <math:mo math:stretchy="false">−</math:mo>
          <math:mfrac>
            <math:mrow>
              <math:mn>2</math:mn>
              <math:msub>
                <math:mo math:stretchy="false">ε</math:mo>
                <math:mn>0</math:mn>
              </math:msub>
            </math:mrow>
            <math:msubsup>
              <math:mo math:stretchy="false">ε</math:mo>
              <math:mn>0</math:mn>
              <math:mo math:stretchy="false"></math:mo>
            </math:msubsup>
          </math:mfrac>
        </math:mrow>
      </math:mrow>
      <math:mi>cos</math:mi>
      <math:mo math:stretchy="false">α</math:mo>
      <math:mi>sin</math:mi>
      <math:mo math:stretchy="false">α</math:mo>
    </math:mrow>
    <math:annotation math:encoding="StarMath 5.0">y^%star = y_0 - {2 %epsilon_0} over {%epsilon^%prime_0} cos %alpha sin %alpha</math:annotation>
  </math:semantics>
</math:math>
</file>

<file path=Object 156/content.xml><?xml version="1.0" encoding="utf-8"?>
<!DOCTYPE math  PUBLIC '-//OpenOffice.org//DTD Modified W3C MathML 1.01//EN'  'math.dtd'>
<math:math xmlns:math="http://www.w3.org/1998/Math/MathML">
  <math:semantics>
    <math:mrow>
      <math:mstyle math:fontsize="10pt">
        <math:mrow>
          <math:mo math:stretchy="false">∇</math:mo>
        </math:mrow>
      </math:mstyle>
      <math:mrow>
        <math:mo math:stretchy="false">ε</math:mo>
        <math:mo math:stretchy="false">=</math:mo>
        <math:mi math:fontstyle="italic">const</math:mi>
      </math:mrow>
    </math:mrow>
    <math:annotation math:encoding="StarMath 5.0">{size -2 nabla} %epsilon = const
</math:annotation>
  </math:semantics>
</math:math>
</file>

<file path=Object 157/content.xml><?xml version="1.0" encoding="utf-8"?>
<!DOCTYPE math  PUBLIC '-//OpenOffice.org//DTD Modified W3C MathML 1.01//EN'  'math.dtd'>
<math:math xmlns:math="http://www.w3.org/1998/Math/MathML">
  <math:semantics>
    <math:mrow>
      <math:mrow>
        <math:mo math:stretchy="false">−</math:mo>
        <math:msub>
          <math:mstyle math:fontsize="10pt">
            <math:mrow>
              <math:mo math:stretchy="false">∇</math:mo>
            </math:mrow>
          </math:mstyle>
          <math:mi>y</math:mi>
        </math:msub>
      </math:mrow>
      <math:mrow>
        <math:mi>n</math:mi>
        <math:mo math:stretchy="false">=</math:mo>
        <math:mfrac>
          <math:mi>d</math:mi>
          <math:mrow>
            <math:mi>d</math:mi>
            <math:mi>s</math:mi>
          </math:mrow>
        </math:mfrac>
      </math:mrow>
      <math:mrow>
        <math:mfenced math:open="" math:close="">
          <math:mrow>
            <math:mi>n</math:mi>
            <math:mfrac>
              <math:mrow>
                <math:mi>d</math:mi>
                <math:mi>y</math:mi>
              </math:mrow>
              <math:mrow>
                <math:mi>d</math:mi>
                <math:mi>s</math:mi>
              </math:mrow>
            </math:mfrac>
          </math:mrow>
        </math:mfenced>
        <math:mo math:stretchy="false">=</math:mo>
        <math:mn>0</math:mn>
      </math:mrow>
    </math:mrow>
    <math:annotation math:encoding="StarMath 5.0">- {size -2 nabla}_y n = {d over {d s} } left( n {d y} over {d s} right) = 0</math:annotation>
  </math:semantics>
</math:math>
</file>

<file path=Object 158/content.xml><?xml version="1.0" encoding="utf-8"?>
<!DOCTYPE math  PUBLIC '-//OpenOffice.org//DTD Modified W3C MathML 1.01//EN'  'math.dtd'>
<math:math xmlns:math="http://www.w3.org/1998/Math/MathML">
  <math:semantics>
    <math:mrow>
      <math:mo math:stretchy="false">(</math:mo>
      <math:mrow>
        <math:msub>
          <math:mi>x</math:mi>
          <math:mn>0,</math:mn>
        </math:msub>
        <math:msub>
          <math:mi>y</math:mi>
          <math:mn>0</math:mn>
        </math:msub>
      </math:mrow>
      <math:mo math:stretchy="false">)</math:mo>
    </math:mrow>
    <math:annotation math:encoding="StarMath 5.0">(x_0,y_0)</math:annotation>
  </math:semantics>
</math:math>
</file>

<file path=Object 159/content.xml><?xml version="1.0" encoding="utf-8"?>
<!DOCTYPE math  PUBLIC '-//OpenOffice.org//DTD Modified W3C MathML 1.01//EN'  'math.dtd'>
<math:math xmlns:math="http://www.w3.org/1998/Math/MathML">
  <math:semantics>
    <math:mrow>
      <math:msub>
        <math:mo math:stretchy="false">∇</math:mo>
        <math:mi>y</math:mi>
      </math:msub>
      <math:mrow>
        <math:mrow>
          <math:mi>n</math:mi>
          <math:mo math:stretchy="false">=</math:mo>
          <math:mfrac>
            <math:mrow>
              <math:mo math:stretchy="false">∂</math:mo>
              <math:mi>n</math:mi>
            </math:mrow>
            <math:mrow>
              <math:mo math:stretchy="false">∂</math:mo>
              <math:mi>y</math:mi>
            </math:mrow>
          </math:mfrac>
        </math:mrow>
        <math:mo math:stretchy="false">=</math:mo>
        <math:mn>0</math:mn>
      </math:mrow>
    </math:mrow>
    <math:annotation math:encoding="StarMath 5.0">nabla_y n = {partial n} over {partial y} = 0</math:annotation>
  </math:semantics>
</math:math>
</file>

<file path=Object 16/content.xml><?xml version="1.0" encoding="utf-8"?>
<!DOCTYPE math  PUBLIC '-//OpenOffice.org//DTD Modified W3C MathML 1.01//EN'  'math.dtd'>
<math:math xmlns:math="http://www.w3.org/1998/Math/MathML">
  <math:semantics>
    <math:mrow>
      <math:mfrac>
        <math:mi>d</math:mi>
        <math:mrow>
          <math:mi>d</math:mi>
          <math:mi>s</math:mi>
        </math:mrow>
      </math:mfrac>
      <math:mrow>
        <math:mfenced math:open="" math:close="">
          <math:mrow>
            <math:mi>n</math:mi>
            <math:mfrac>
              <math:mrow>
                <math:mi>d</math:mi>
                <math:mstyle math:fontweight="bold">
                  <math:mrow>
                    <math:mi>r</math:mi>
                  </math:mrow>
                </math:mstyle>
              </math:mrow>
              <math:mrow>
                <math:mi>d</math:mi>
                <math:mi>s</math:mi>
              </math:mrow>
            </math:mfrac>
          </math:mrow>
        </math:mfenced>
        <math:mo math:stretchy="false">−</math:mo>
        <math:mstyle math:fontsize="10pt">
          <math:mrow>
            <math:mo math:stretchy="false">∇</math:mo>
          </math:mrow>
        </math:mstyle>
      </math:mrow>
      <math:mrow>
        <math:mi>n</math:mi>
        <math:mo math:stretchy="false">=</math:mo>
        <math:mn>0</math:mn>
      </math:mrow>
    </math:mrow>
    <math:annotation math:encoding="StarMath 5.0">{d over {d s} } left( n {d bold r} over {d s} right) - {size -2 nabla} n = 0</math:annotation>
  </math:semantics>
</math:math>
</file>

<file path=Object 160/content.xml><?xml version="1.0" encoding="utf-8"?>
<!DOCTYPE math  PUBLIC '-//OpenOffice.org//DTD Modified W3C MathML 1.01//EN'  'math.dtd'>
<math:math xmlns:math="http://www.w3.org/1998/Math/MathML">
  <math:semantics>
    <math:mrow>
      <math:mstyle math:fontweight="bold">
        <math:mrow>
          <math:mi>v</math:mi>
        </math:mrow>
      </math:mstyle>
      <math:mo math:stretchy="false">=</math:mo>
      <math:mrow>
        <math:msub>
          <math:mstyle math:fontweight="bold">
            <math:mrow>
              <math:mi>v</math:mi>
            </math:mrow>
          </math:mstyle>
          <math:mo math:stretchy="false">∥</math:mo>
        </math:msub>
        <math:mo math:stretchy="false">+</math:mo>
        <math:msub>
          <math:mstyle math:fontweight="bold">
            <math:mrow>
              <math:mi>v</math:mi>
            </math:mrow>
          </math:mstyle>
          <math:mo math:stretchy="false"></math:mo>
        </math:msub>
      </math:mrow>
    </math:mrow>
    <math:annotation math:encoding="StarMath 5.0">bold v = {bold v}_%paral + {bold v}_%perp</math:annotation>
  </math:semantics>
</math:math>
</file>

<file path=Object 161/content.xml><?xml version="1.0" encoding="utf-8"?>
<!DOCTYPE math  PUBLIC '-//OpenOffice.org//DTD Modified W3C MathML 1.01//EN'  'math.dtd'>
<math:math xmlns:math="http://www.w3.org/1998/Math/MathML">
  <math:semantics>
    <math:mrow>
      <math:mo math:stretchy="false">(</math:mo>
      <math:mrow>
        <math:msub>
          <math:mi>x</math:mi>
          <math:mn>0,</math:mn>
        </math:msub>
        <math:mrow>
          <math:msub>
            <math:mi>y</math:mi>
            <math:mn>0</math:mn>
          </math:msub>
          <math:mo math:stretchy="false">+</math:mo>
          <math:mn>2</math:mn>
        </math:mrow>
        <math:mrow>
          <math:mo math:stretchy="false">(</math:mo>
          <math:mrow>
            <math:msup>
              <math:mi>y</math:mi>
              <math:mo math:stretchy="false">✶</math:mo>
            </math:msup>
            <math:mo math:stretchy="false">−</math:mo>
            <math:msub>
              <math:mi>y</math:mi>
              <math:mn>0</math:mn>
            </math:msub>
          </math:mrow>
          <math:mo math:stretchy="false">)</math:mo>
        </math:mrow>
      </math:mrow>
      <math:mo math:stretchy="false">)</math:mo>
    </math:mrow>
    <math:annotation math:encoding="StarMath 5.0">(x_0, y_0 + 2(y^%star - y_0))</math:annotation>
  </math:semantics>
</math:math>
</file>

<file path=Object 162/content.xml><?xml version="1.0" encoding="utf-8"?>
<!DOCTYPE math  PUBLIC '-//OpenOffice.org//DTD Modified W3C MathML 1.01//EN'  'math.dtd'>
<math:math xmlns:math="http://www.w3.org/1998/Math/MathML">
  <math:semantics>
    <math:mtable>
      <math:mtr>
        <math:mrow>
          <math:mrow>
            <math:mfenced math:open="∣" math:close="∣">
              <math:msub>
                <math:mstyle math:fontweight="bold">
                  <math:mrow>
                    <math:mi>v</math:mi>
                  </math:mrow>
                </math:mstyle>
                <math:mo math:stretchy="false">∥</math:mo>
              </math:msub>
            </math:mfenced>
            <math:mo math:stretchy="false">=</math:mo>
            <math:mi>cos</math:mi>
          </math:mrow>
          <math:mo math:stretchy="false">α</math:mo>
        </math:mrow>
      </math:mtr>
      <math:mtr>
        <math:mrow>
          <math:mrow>
            <math:mfenced math:open="∣" math:close="∣">
              <math:msub>
                <math:mstyle math:fontweight="bold">
                  <math:mrow>
                    <math:mi>v</math:mi>
                  </math:mrow>
                </math:mstyle>
                <math:mo math:stretchy="false"></math:mo>
              </math:msub>
            </math:mfenced>
            <math:mo math:stretchy="false">=</math:mo>
            <math:mi>sin</math:mi>
          </math:mrow>
          <math:mo math:stretchy="false">α</math:mo>
        </math:mrow>
      </math:mtr>
    </math:mtable>
    <math:annotation math:encoding="StarMath 5.0">abs{{bold v}_%paral} = cos %alpha newline
abs{{bold v}_%perp} = sin %alpha</math:annotation>
  </math:semantics>
</math:math>
</file>

<file path=Object 163/content.xml><?xml version="1.0" encoding="utf-8"?>
<!DOCTYPE math  PUBLIC '-//OpenOffice.org//DTD Modified W3C MathML 1.01//EN'  'math.dtd'>
<math:math xmlns:math="http://www.w3.org/1998/Math/MathML">
  <math:semantics>
    <math:msup>
      <math:mstyle math:fontweight="bold">
        <math:mrow>
          <math:mi>v</math:mi>
        </math:mrow>
      </math:mstyle>
      <math:mo math:stretchy="false"></math:mo>
    </math:msup>
    <math:annotation math:encoding="StarMath 5.0">{bold v}^%prime</math:annotation>
  </math:semantics>
</math:math>
</file>

<file path=Object 164/content.xml><?xml version="1.0" encoding="utf-8"?>
<!DOCTYPE math  PUBLIC '-//OpenOffice.org//DTD Modified W3C MathML 1.01//EN'  'math.dtd'>
<math:math xmlns:math="http://www.w3.org/1998/Math/MathML">
  <math:semantics>
    <math:msup>
      <math:mstyle math:fontweight="bold">
        <math:mrow>
          <math:mi>r</math:mi>
        </math:mrow>
      </math:mstyle>
      <math:mo math:stretchy="false"></math:mo>
    </math:msup>
    <math:annotation math:encoding="StarMath 5.0">{bold r}^%prime</math:annotation>
  </math:semantics>
</math:math>
</file>

<file path=Object 165/content.xml><?xml version="1.0" encoding="utf-8"?>
<!DOCTYPE math  PUBLIC '-//OpenOffice.org//DTD Modified W3C MathML 1.01//EN'  'math.dtd'>
<math:math xmlns:math="http://www.w3.org/1998/Math/MathML">
  <math:semantics>
    <math:mstyle math:fontweight="bold">
      <math:mrow>
        <math:msup>
          <math:mi>v</math:mi>
          <math:mo math:stretchy="false"></math:mo>
        </math:msup>
      </math:mrow>
    </math:mstyle>
    <math:annotation math:encoding="StarMath 5.0">bold v^%prime</math:annotation>
  </math:semantics>
</math:math>
</file>

<file path=Object 166/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67/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68/content.xml><?xml version="1.0" encoding="utf-8"?>
<!DOCTYPE math  PUBLIC '-//OpenOffice.org//DTD Modified W3C MathML 1.01//EN'  'math.dtd'>
<math:math xmlns:math="http://www.w3.org/1998/Math/MathML">
  <math:semantics>
    <math:mrow>
      <math:mrow>
        <math:mrow>
          <math:mstyle math:fontweight="bold">
            <math:mrow>
              <math:mi>v</math:mi>
            </math:mrow>
          </math:mstyle>
          <math:mo math:stretchy="false">⋅</math:mo>
          <math:mrow>
            <math:mstyle math:fontsize="10pt">
              <math:mrow>
                <math:mo math:stretchy="false">∇</math:mo>
              </math:mrow>
            </math:mstyle>
            <math:mo math:stretchy="false">ε</math:mo>
          </math:mrow>
        </math:mrow>
        <math:mo math:stretchy="false">=</math:mo>
        <math:mfenced math:open="∣" math:close="∣">
          <math:mstyle math:fontweight="bold">
            <math:mrow>
              <math:mi>v</math:mi>
            </math:mrow>
          </math:mstyle>
        </math:mfenced>
      </math:mrow>
      <math:mfenced math:open="∣" math:close="∣">
        <math:mrow>
          <math:mstyle math:fontsize="10pt">
            <math:mrow>
              <math:mo math:stretchy="false">∇</math:mo>
            </math:mrow>
          </math:mstyle>
          <math:mo math:stretchy="false">ε</math:mo>
        </math:mrow>
      </math:mfenced>
      <math:mi>cos</math:mi>
      <math:mrow>
        <math:mo math:stretchy="false">α</math:mo>
        <math:mo math:stretchy="false">=</math:mo>
        <math:mfenced math:open="∣" math:close="∣">
          <math:msub>
            <math:mstyle math:fontweight="bold">
              <math:mrow>
                <math:mi>v</math:mi>
              </math:mrow>
            </math:mstyle>
            <math:mo math:stretchy="false">∥</math:mo>
          </math:msub>
        </math:mfenced>
      </math:mrow>
      <math:mfenced math:open="∣" math:close="∣">
        <math:mrow>
          <math:mstyle math:fontsize="10pt">
            <math:mrow>
              <math:mo math:stretchy="false">∇</math:mo>
            </math:mrow>
          </math:mstyle>
          <math:mo math:stretchy="false">ε</math:mo>
        </math:mrow>
      </math:mfenced>
    </math:mrow>
    <math:annotation math:encoding="StarMath 5.0">{bold v} cdot {{size -2 nabla} %epsilon} = abs{bold v} abs{{size -2 nabla} %epsilon} cos %alpha =
abs{{bold v}_%paral} abs{{size -2 nabla} %epsilon}</math:annotation>
  </math:semantics>
</math:math>
</file>

<file path=Object 169/content.xml><?xml version="1.0" encoding="utf-8"?>
<!DOCTYPE math  PUBLIC '-//OpenOffice.org//DTD Modified W3C MathML 1.01//EN'  'math.dtd'>
<math:math xmlns:math="http://www.w3.org/1998/Math/MathML">
  <math:semantics>
    <math:msub>
      <math:mstyle math:fontweight="bold">
        <math:mrow>
          <math:mi>v</math:mi>
        </math:mrow>
      </math:mstyle>
      <math:mo math:stretchy="false">∥</math:mo>
    </math:msub>
    <math:annotation math:encoding="StarMath 5.0">{bold v}_%paral</math:annotation>
  </math:semantics>
</math:math>
</file>

<file path=Object 17/content.xml><?xml version="1.0" encoding="utf-8"?>
<!DOCTYPE math  PUBLIC '-//OpenOffice.org//DTD Modified W3C MathML 1.01//EN'  'math.dtd'>
<math:math xmlns:math="http://www.w3.org/1998/Math/MathML">
  <math:semantics>
    <math:mrow>
      <math:mrow>
        <math:mfrac>
          <math:mrow>
            <math:mi>d</math:mi>
            <math:mi>n</math:mi>
          </math:mrow>
          <math:mrow>
            <math:mi>d</math:mi>
            <math:mi>s</math:mi>
          </math:mrow>
        </math:mfrac>
        <math:mo math:stretchy="false">=</math:mo>
        <math:mfrac>
          <math:mrow>
            <math:mo math:stretchy="false">∂</math:mo>
            <math:mi>n</math:mi>
          </math:mrow>
          <math:mrow>
            <math:mo math:stretchy="false">∂</math:mo>
            <math:mi>x</math:mi>
          </math:mrow>
        </math:mfrac>
      </math:mrow>
      <math:mrow>
        <math:mfrac>
          <math:mrow>
            <math:mi>d</math:mi>
            <math:mi>x</math:mi>
          </math:mrow>
          <math:mrow>
            <math:mi>d</math:mi>
            <math:mi>s</math:mi>
          </math:mrow>
        </math:mfrac>
        <math:mo math:stretchy="false">+</math:mo>
        <math:mfrac>
          <math:mrow>
            <math:mo math:stretchy="false">∂</math:mo>
            <math:mi>n</math:mi>
          </math:mrow>
          <math:mrow>
            <math:mo math:stretchy="false">∂</math:mo>
            <math:mi>y</math:mi>
          </math:mrow>
        </math:mfrac>
      </math:mrow>
      <math:mrow>
        <math:mfrac>
          <math:mrow>
            <math:mi>d</math:mi>
            <math:mi>y</math:mi>
          </math:mrow>
          <math:mrow>
            <math:mi>d</math:mi>
            <math:mi>s</math:mi>
          </math:mrow>
        </math:mfrac>
        <math:mo math:stretchy="false">+</math:mo>
        <math:mfrac>
          <math:mrow>
            <math:mo math:stretchy="false">∂</math:mo>
            <math:mi>n</math:mi>
          </math:mrow>
          <math:mrow>
            <math:mo math:stretchy="false">∂</math:mo>
            <math:mi>z</math:mi>
          </math:mrow>
        </math:mfrac>
      </math:mrow>
      <math:mrow>
        <math:mfrac>
          <math:mrow>
            <math:mi>d</math:mi>
            <math:mi>z</math:mi>
          </math:mrow>
          <math:mrow>
            <math:mi>d</math:mi>
            <math:mi>s</math:mi>
          </math:mrow>
        </math:mfrac>
        <math:mo math:stretchy="false">=</math:mo>
        <math:mstyle math:fontsize="10pt">
          <math:mrow>
            <math:mo math:stretchy="false">∇</math:mo>
          </math:mrow>
        </math:mstyle>
      </math:mrow>
      <math:mrow>
        <math:mi>n</math:mi>
        <math:mo math:stretchy="false">⋅</math:mo>
        <math:mfrac>
          <math:mrow>
            <math:mi>d</math:mi>
            <math:mstyle math:fontweight="bold">
              <math:mrow>
                <math:mi>r</math:mi>
              </math:mrow>
            </math:mstyle>
          </math:mrow>
          <math:mrow>
            <math:mi>d</math:mi>
            <math:mi>s</math:mi>
          </math:mrow>
        </math:mfrac>
      </math:mrow>
    </math:mrow>
    <math:annotation math:encoding="StarMath 5.0">{d n} over {d s} = {partial n} over {partial x} {d x} over {d s} + {partial n} over {partial y} {d y} over {d s} + {partial n} over {partial z} {d z} over {d s} =
{size -2 nabla} n cdot {{d bold r} over {d s}}</math:annotation>
  </math:semantics>
</math:math>
</file>

<file path=Object 170/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71/content.xml><?xml version="1.0" encoding="utf-8"?>
<!DOCTYPE math  PUBLIC '-//OpenOffice.org//DTD Modified W3C MathML 1.01//EN'  'math.dtd'>
<math:math xmlns:math="http://www.w3.org/1998/Math/MathML">
  <math:semantics>
    <math:msub>
      <math:mstyle math:fontweight="bold">
        <math:mrow>
          <math:mi>v</math:mi>
        </math:mrow>
      </math:mstyle>
      <math:mo math:stretchy="false"></math:mo>
    </math:msub>
    <math:annotation math:encoding="StarMath 5.0">{bold v}_%perp</math:annotation>
  </math:semantics>
</math:math>
</file>

<file path=Object 172/content.xml><?xml version="1.0" encoding="utf-8"?>
<!DOCTYPE math  PUBLIC '-//OpenOffice.org//DTD Modified W3C MathML 1.01//EN'  'math.dtd'>
<math:math xmlns:math="http://www.w3.org/1998/Math/MathML">
  <math:semantics>
    <math:mrow>
      <math:mrow>
        <math:mover math:accent="true">
          <math:mtext>StepY</math:mtext>
          <math:mo math:stretchy="false">→</math:mo>
        </math:mover>
        <math:mo math:stretchy="false">=</math:mo>
        <math:mrow>
          <math:mo math:stretchy="false">−</math:mo>
          <math:mn>4</math:mn>
        </math:mrow>
      </math:mrow>
      <math:mfrac>
        <math:mo math:stretchy="false">ε</math:mo>
        <math:mrow>
          <math:mstyle math:fontsize="10pt">
            <math:mrow>
              <math:mo math:stretchy="false">∇</math:mo>
            </math:mrow>
          </math:mstyle>
          <math:mo math:stretchy="false">ε</math:mo>
        </math:mrow>
      </math:mfrac>
      <math:mi>cos</math:mi>
      <math:mo math:stretchy="false">α</math:mo>
      <math:mi>sin</math:mi>
      <math:mo math:stretchy="false">α</math:mo>
      <math:mrow>
        <math:mfrac>
          <math:msub>
            <math:mstyle math:fontweight="bold">
              <math:mrow>
                <math:mi>v</math:mi>
              </math:mrow>
            </math:mstyle>
            <math:mo math:stretchy="false"></math:mo>
          </math:msub>
          <math:mfenced math:open="∣" math:close="∣">
            <math:msub>
              <math:mstyle math:fontweight="bold">
                <math:mrow>
                  <math:mi>v</math:mi>
                </math:mrow>
              </math:mstyle>
              <math:mo math:stretchy="false"></math:mo>
            </math:msub>
          </math:mfenced>
        </math:mfrac>
        <math:mo math:stretchy="false">=</math:mo>
        <math:mrow>
          <math:mo math:stretchy="false">−</math:mo>
          <math:mn>4</math:mn>
        </math:mrow>
      </math:mrow>
      <math:mfrac>
        <math:mo math:stretchy="false">ε</math:mo>
        <math:mrow>
          <math:mstyle math:fontsize="10pt">
            <math:mrow>
              <math:mo math:stretchy="false">∇</math:mo>
            </math:mrow>
          </math:mstyle>
          <math:mo math:stretchy="false">ε</math:mo>
        </math:mrow>
      </math:mfrac>
      <math:mi>cos</math:mi>
      <math:mo math:stretchy="false">α</math:mo>
      <math:msub>
        <math:mstyle math:fontweight="bold">
          <math:mrow>
            <math:mi>v</math:mi>
          </math:mrow>
        </math:mstyle>
        <math:mo math:stretchy="false"></math:mo>
      </math:msub>
    </math:mrow>
    <math:annotation math:encoding="StarMath 5.0">widevec "StepY" = - 4{%epsilon} over {{size -2 nabla}%epsilon} cos %alpha sin %alpha
{{bold v}_%perp} over  abs{{bold v}_%perp}  = 
- 4{%epsilon} over {{size -2 nabla}%epsilon} cos %alpha {bold v}_%perp</math:annotation>
  </math:semantics>
</math:math>
</file>

<file path=Object 173/content.xml><?xml version="1.0" encoding="utf-8"?>
<!DOCTYPE math  PUBLIC '-//OpenOffice.org//DTD Modified W3C MathML 1.01//EN'  'math.dtd'>
<math:math xmlns:math="http://www.w3.org/1998/Math/MathML">
  <math:semantics>
    <math:mrow>
      <math:mfenced math:open="∣" math:close="∣">
        <math:mstyle math:fontweight="bold">
          <math:mrow>
            <math:mi>v</math:mi>
          </math:mrow>
        </math:mstyle>
      </math:mfenced>
      <math:mo math:stretchy="false">=</math:mo>
      <math:mn>1</math:mn>
    </math:mrow>
    <math:annotation math:encoding="StarMath 5.0">abs{bold v} = 1</math:annotation>
  </math:semantics>
</math:math>
</file>

<file path=Object 174/content.xml><?xml version="1.0" encoding="utf-8"?>
<!DOCTYPE math  PUBLIC '-//OpenOffice.org//DTD Modified W3C MathML 1.01//EN'  'math.dtd'>
<math:math xmlns:math="http://www.w3.org/1998/Math/MathML">
  <math:semantics>
    <math:mrow>
      <math:mi>cos</math:mi>
      <math:mrow>
        <math:mrow>
          <math:mo math:stretchy="false">α</math:mo>
          <math:mo math:stretchy="false">=</math:mo>
          <math:mfenced math:open="∣" math:close="∣">
            <math:msub>
              <math:mstyle math:fontweight="bold">
                <math:mrow>
                  <math:mi>v</math:mi>
                </math:mrow>
              </math:mstyle>
              <math:mo math:stretchy="false">∥</math:mo>
            </math:msub>
          </math:mfenced>
        </math:mrow>
        <math:mo math:stretchy="false">=</math:mo>
        <math:mfrac>
          <math:mrow>
            <math:mstyle math:fontweight="bold">
              <math:mrow>
                <math:mi>v</math:mi>
              </math:mrow>
            </math:mstyle>
            <math:mo math:stretchy="false">⋅</math:mo>
            <math:mrow>
              <math:mo math:stretchy="false">(</math:mo>
              <math:mrow>
                <math:mrow>
                  <math:mo math:stretchy="false">−</math:mo>
                  <math:mstyle math:fontsize="10pt">
                    <math:mrow>
                      <math:mo math:stretchy="false">∇</math:mo>
                    </math:mrow>
                  </math:mstyle>
                </math:mrow>
                <math:mo math:stretchy="false">ε</math:mo>
              </math:mrow>
              <math:mo math:stretchy="false">)</math:mo>
            </math:mrow>
          </math:mrow>
          <math:mfenced math:open="∣" math:close="∣">
            <math:mrow>
              <math:mstyle math:fontsize="10pt">
                <math:mrow>
                  <math:mo math:stretchy="false">∇</math:mo>
                </math:mrow>
              </math:mstyle>
              <math:mo math:stretchy="false">ε</math:mo>
            </math:mrow>
          </math:mfenced>
        </math:mfrac>
      </math:mrow>
    </math:mrow>
    <math:annotation math:encoding="StarMath 5.0">cos %alpha = abs{{bold v}_%paral} = {bold v} cdot (-{size -2 nabla} %epsilon) over abs{{size -2 nabla} %epsilon}</math:annotation>
  </math:semantics>
</math:math>
</file>

<file path=Object 175/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76/content.xml><?xml version="1.0" encoding="utf-8"?>
<!DOCTYPE math  PUBLIC '-//OpenOffice.org//DTD Modified W3C MathML 1.01//EN'  'math.dtd'>
<math:math xmlns:math="http://www.w3.org/1998/Math/MathML">
  <math:semantics>
    <math:mrow>
      <math:mi>cos</math:mi>
      <math:mo math:stretchy="false">α</math:mo>
    </math:mrow>
    <math:annotation math:encoding="StarMath 5.0">cos %alpha</math:annotation>
  </math:semantics>
</math:math>
</file>

<file path=Object 177/content.xml><?xml version="1.0" encoding="utf-8"?>
<!DOCTYPE math  PUBLIC '-//OpenOffice.org//DTD Modified W3C MathML 1.01//EN'  'math.dtd'>
<math:math xmlns:math="http://www.w3.org/1998/Math/MathML">
  <math:semantics>
    <math:mrow>
      <math:mrow>
        <math:mover math:accent="true">
          <math:mtext>StepY</math:mtext>
          <math:mo math:stretchy="false">→</math:mo>
        </math:mover>
        <math:mo math:stretchy="false">=</math:mo>
        <math:mn>4</math:mn>
      </math:mrow>
      <math:mo math:stretchy="false">ε</math:mo>
      <math:mfenced math:open="" math:close="">
        <math:mrow>
          <math:mo math:stretchy="false">−</math:mo>
          <math:mfrac>
            <math:mrow>
              <math:mrow>
                <math:mstyle math:fontweight="bold">
                  <math:mrow>
                    <math:mi>v</math:mi>
                  </math:mrow>
                </math:mstyle>
                <math:mo math:stretchy="false">⋅</math:mo>
                <math:mstyle math:fontsize="10pt">
                  <math:mrow>
                    <math:mo math:stretchy="false">∇</math:mo>
                  </math:mrow>
                </math:mstyle>
              </math:mrow>
              <math:mo math:stretchy="false">ε</math:mo>
            </math:mrow>
            <math:msup>
              <math:mfenced math:open="∣" math:close="∣">
                <math:mrow>
                  <math:mstyle math:fontsize="10pt">
                    <math:mrow>
                      <math:mo math:stretchy="false">∇</math:mo>
                    </math:mrow>
                  </math:mstyle>
                  <math:mo math:stretchy="false">ε</math:mo>
                </math:mrow>
              </math:mfenced>
              <math:mn>2</math:mn>
            </math:msup>
          </math:mfrac>
        </math:mrow>
      </math:mfenced>
      <math:msub>
        <math:mstyle math:fontweight="bold">
          <math:mrow>
            <math:mi>v</math:mi>
          </math:mrow>
        </math:mstyle>
        <math:mo math:stretchy="false"></math:mo>
      </math:msub>
    </math:mrow>
    <math:annotation math:encoding="StarMath 5.0">widevec "StepY" = 4{%epsilon} left( - {{{bold v} cdot {size -2 nabla} %epsilon} over {abs{{size -2 nabla} %epsilon}}^2 }right) {bold v}_%perp</math:annotation>
  </math:semantics>
</math:math>
</file>

<file path=Object 178/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79/content.xml><?xml version="1.0" encoding="utf-8"?>
<!DOCTYPE math  PUBLIC '-//OpenOffice.org//DTD Modified W3C MathML 1.01//EN'  'math.dtd'>
<math:math xmlns:math="http://www.w3.org/1998/Math/MathML">
  <math:semantics>
    <math:msub>
      <math:mstyle math:fontweight="bold">
        <math:mrow>
          <math:mi>v</math:mi>
        </math:mrow>
      </math:mstyle>
      <math:mo math:stretchy="false">∥</math:mo>
    </math:msub>
    <math:annotation math:encoding="StarMath 5.0">{bold v}_%paral</math:annotation>
  </math:semantics>
</math:math>
</file>

<file path=Object 18/content.xml><?xml version="1.0" encoding="utf-8"?>
<!DOCTYPE math  PUBLIC '-//OpenOffice.org//DTD Modified W3C MathML 1.01//EN'  'math.dtd'>
<math:math xmlns:math="http://www.w3.org/1998/Math/MathML">
  <math:semantics>
    <math:mrow>
      <math:mfrac>
        <math:mi>d</math:mi>
        <math:mrow>
          <math:mi>d</math:mi>
          <math:mi>s</math:mi>
        </math:mrow>
      </math:mfrac>
      <math:mrow>
        <math:mfenced math:open="" math:close="">
          <math:mrow>
            <math:mi>n</math:mi>
            <math:mfrac>
              <math:mrow>
                <math:mi>d</math:mi>
                <math:mstyle math:fontweight="bold">
                  <math:mrow>
                    <math:mi>r</math:mi>
                  </math:mrow>
                </math:mstyle>
              </math:mrow>
              <math:mrow>
                <math:mi>d</math:mi>
                <math:mi>s</math:mi>
              </math:mrow>
            </math:mfrac>
          </math:mrow>
        </math:mfenced>
        <math:mo math:stretchy="false">=</math:mo>
        <math:mfrac>
          <math:mrow>
            <math:mi>d</math:mi>
            <math:mstyle math:fontweight="bold">
              <math:mrow>
                <math:mi>r</math:mi>
              </math:mrow>
            </math:mstyle>
          </math:mrow>
          <math:mrow>
            <math:mi>d</math:mi>
            <math:mi>s</math:mi>
          </math:mrow>
        </math:mfrac>
      </math:mrow>
      <math:mrow>
        <math:mfenced math:open="" math:close="">
          <math:mrow>
            <math:mrow>
              <math:mfrac>
                <math:mrow>
                  <math:mi>d</math:mi>
                  <math:mstyle math:fontweight="bold">
                    <math:mrow>
                      <math:mi>r</math:mi>
                    </math:mrow>
                  </math:mstyle>
                </math:mrow>
                <math:mrow>
                  <math:mi>d</math:mi>
                  <math:mi>s</math:mi>
                </math:mrow>
              </math:mfrac>
              <math:mo math:stretchy="false">⋅</math:mo>
              <math:mstyle math:fontsize="10pt">
                <math:mrow>
                  <math:mo math:stretchy="false">∇</math:mo>
                </math:mrow>
              </math:mstyle>
            </math:mrow>
            <math:mi>n</math:mi>
          </math:mrow>
        </math:mfenced>
        <math:mo math:stretchy="false">+</math:mo>
        <math:mi>n</math:mi>
      </math:mrow>
      <math:mfrac>
        <math:mrow>
          <math:msup>
            <math:mi>d</math:mi>
            <math:mn>2</math:mn>
          </math:msup>
          <math:mstyle math:fontweight="bold">
            <math:mrow>
              <math:mi>r</math:mi>
            </math:mrow>
          </math:mstyle>
        </math:mrow>
        <math:mrow>
          <math:mi>d</math:mi>
          <math:msup>
            <math:mi>s</math:mi>
            <math:mn>2</math:mn>
          </math:msup>
        </math:mrow>
      </math:mfrac>
    </math:mrow>
    <math:annotation math:encoding="StarMath 5.0">{d over {d s} } left( n {d bold r} over {d s} right) = 
{d bold r} over {d s} left( {{d bold r} over {d s}} cdot {size -2 nabla} n right) + n {d^2 bold r} over {d s^2}</math:annotation>
  </math:semantics>
</math:math>
</file>

<file path=Object 180/content.xml><?xml version="1.0" encoding="utf-8"?>
<!DOCTYPE math  PUBLIC '-//OpenOffice.org//DTD Modified W3C MathML 1.01//EN'  'math.dtd'>
<math:math xmlns:math="http://www.w3.org/1998/Math/MathML">
  <math:semantics>
    <math:mrow>
      <math:mrow>
        <math:mrow>
          <math:msub>
            <math:mi>L</math:mi>
            <math:mi>p</math:mi>
          </math:msub>
          <math:mo math:stretchy="false">=</math:mo>
          <math:mrow>
            <math:mfenced math:open="∣" math:close="∣">
              <math:mi math:fontstyle="italic">AC</math:mi>
            </math:mfenced>
            <math:mo math:stretchy="false">+</math:mo>
            <math:mfenced math:open="∣" math:close="∣">
              <math:mi math:fontstyle="italic">CB</math:mi>
            </math:mfenced>
          </math:mrow>
        </math:mrow>
        <math:mo math:stretchy="false">=</math:mo>
        <math:mfenced math:open="∣" math:close="∣">
          <math:mi math:fontstyle="italic">AD</math:mi>
        </math:mfenced>
      </math:mrow>
      <math:mo math:stretchy="false">=</math:mo>
      <math:msqrt>
        <math:mrow>
          <math:msup>
            <math:mrow>
              <math:mo math:stretchy="false">(</math:mo>
              <math:mrow>
                <math:mn>2</math:mn>
                <math:mi math:fontstyle="italic">StepX</math:mi>
              </math:mrow>
              <math:mo math:stretchy="false">)</math:mo>
            </math:mrow>
            <math:mn>2</math:mn>
          </math:msup>
          <math:mo math:stretchy="false">+</math:mo>
          <math:msup>
            <math:mi math:fontstyle="italic">StepY</math:mi>
            <math:mn>2</math:mn>
          </math:msup>
        </math:mrow>
      </math:msqrt>
    </math:mrow>
    <math:annotation math:encoding="StarMath 5.0">L_p = abs{AC} + abs{CB} = abs{AD} = sqrt{(2 StepX)^2 + StepY^2}</math:annotation>
  </math:semantics>
</math:math>
</file>

<file path=Object 181/content.xml><?xml version="1.0" encoding="utf-8"?>
<!DOCTYPE math  PUBLIC '-//OpenOffice.org//DTD Modified W3C MathML 1.01//EN'  'math.dtd'>
<math:math xmlns:math="http://www.w3.org/1998/Math/MathML">
  <math:semantics>
    <math:msub>
      <math:mstyle math:fontweight="bold">
        <math:mrow>
          <math:mi>v</math:mi>
        </math:mrow>
      </math:mstyle>
      <math:mo math:stretchy="false">∥</math:mo>
    </math:msub>
    <math:annotation math:encoding="StarMath 5.0">{bold v}_%paral</math:annotation>
  </math:semantics>
</math:math>
</file>

<file path=Object 182/content.xml><?xml version="1.0" encoding="utf-8"?>
<!DOCTYPE math  PUBLIC '-//OpenOffice.org//DTD Modified W3C MathML 1.01//EN'  'math.dtd'>
<math:math xmlns:math="http://www.w3.org/1998/Math/MathML">
  <math:semantics>
    <math:mfenced math:open="∣" math:close="∣">
      <math:msub>
        <math:mstyle math:fontweight="bold">
          <math:mrow>
            <math:mi>v</math:mi>
          </math:mrow>
        </math:mstyle>
        <math:mo math:stretchy="false">∥</math:mo>
      </math:msub>
    </math:mfenced>
    <math:annotation math:encoding="StarMath 5.0">abs{{bold v}_%paral}</math:annotation>
  </math:semantics>
</math:math>
</file>

<file path=Object 183/content.xml><?xml version="1.0" encoding="utf-8"?>
<!DOCTYPE math  PUBLIC '-//OpenOffice.org//DTD Modified W3C MathML 1.01//EN'  'math.dtd'>
<math:math xmlns:math="http://www.w3.org/1998/Math/MathML">
  <math:semantics>
    <math:mrow>
      <math:mo math:stretchy="false">−</math:mo>
      <math:mfrac>
        <math:mrow>
          <math:mstyle math:fontsize="10pt">
            <math:mrow>
              <math:mo math:stretchy="false">∇</math:mo>
            </math:mrow>
          </math:mstyle>
          <math:mo math:stretchy="false">ε</math:mo>
        </math:mrow>
        <math:mfenced math:open="∣" math:close="∣">
          <math:mrow>
            <math:mstyle math:fontsize="10pt">
              <math:mrow>
                <math:mo math:stretchy="false">∇</math:mo>
              </math:mrow>
            </math:mstyle>
            <math:mo math:stretchy="false">ε</math:mo>
          </math:mrow>
        </math:mfenced>
      </math:mfrac>
    </math:mrow>
    <math:annotation math:encoding="StarMath 5.0">-{{{size -2 nabla} %epsilon} over abs{{size -2 nabla} %epsilon}}</math:annotation>
  </math:semantics>
</math:math>
</file>

<file path=Object 184/content.xml><?xml version="1.0" encoding="utf-8"?>
<!DOCTYPE math  PUBLIC '-//OpenOffice.org//DTD Modified W3C MathML 1.01//EN'  'math.dtd'>
<math:math xmlns:math="http://www.w3.org/1998/Math/MathML">
  <math:semantics>
    <math:mrow>
      <math:mi>L</math:mi>
      <math:mo math:stretchy="false">=</math:mo>
      <math:mfrac>
        <math:mn>1</math:mn>
        <math:mfenced math:open="∣" math:close="∣">
          <math:mrow>
            <math:mstyle math:fontsize="10pt">
              <math:mrow>
                <math:mo math:stretchy="false">∇</math:mo>
              </math:mrow>
            </math:mstyle>
            <math:mo math:stretchy="false">ε</math:mo>
          </math:mrow>
        </math:mfenced>
      </math:mfrac>
    </math:mrow>
    <math:annotation math:encoding="StarMath 5.0">L = 1 over abs{{size -2 nabla} %epsilon}</math:annotation>
  </math:semantics>
</math:math>
</file>

<file path=Object 185/content.xml><?xml version="1.0" encoding="utf-8"?>
<!DOCTYPE math  PUBLIC '-//OpenOffice.org//DTD Modified W3C MathML 1.01//EN'  'math.dtd'>
<math:math xmlns:math="http://www.w3.org/1998/Math/MathML">
  <math:semantics>
    <math:mrow>
      <math:mi>L</math:mi>
      <math:mi>cos</math:mi>
      <math:mo math:stretchy="false">α</math:mo>
    </math:mrow>
    <math:annotation math:encoding="StarMath 5.0">L cos %alpha</math:annotation>
  </math:semantics>
</math:math>
</file>

<file path=Object 186/content.xml><?xml version="1.0" encoding="utf-8"?>
<!DOCTYPE math  PUBLIC '-//OpenOffice.org//DTD Modified W3C MathML 1.01//EN'  'math.dtd'>
<math:math xmlns:math="http://www.w3.org/1998/Math/MathML">
  <math:semantics>
    <math:mrow>
      <math:mi>n</math:mi>
      <math:mrow>
        <math:mfrac>
          <math:mrow>
            <math:mi>d</math:mi>
            <math:mi>y</math:mi>
          </math:mrow>
          <math:mrow>
            <math:mi>d</math:mi>
            <math:mi>s</math:mi>
          </math:mrow>
        </math:mfrac>
        <math:mo math:stretchy="false">=</math:mo>
        <math:mi math:fontstyle="italic">const</math:mi>
      </math:mrow>
    </math:mrow>
    <math:annotation math:encoding="StarMath 5.0">n {d y} over {d s} = const</math:annotation>
  </math:semantics>
</math:math>
</file>

<file path=Object 187/content.xml><?xml version="1.0" encoding="utf-8"?>
<!DOCTYPE math  PUBLIC '-//OpenOffice.org//DTD Modified W3C MathML 1.01//EN'  'math.dtd'>
<math:math xmlns:math="http://www.w3.org/1998/Math/MathML">
  <math:semantics>
    <math:mrow>
      <math:mo math:stretchy="false">ε</math:mo>
      <math:mo math:stretchy="false">=</math:mo>
      <math:mn>1</math:mn>
    </math:mrow>
    <math:annotation math:encoding="StarMath 5.0">%epsilon = 1</math:annotation>
  </math:semantics>
</math:math>
</file>

<file path=Object 188/content.xml><?xml version="1.0" encoding="utf-8"?>
<!DOCTYPE math  PUBLIC '-//OpenOffice.org//DTD Modified W3C MathML 1.01//EN'  'math.dtd'>
<math:math xmlns:math="http://www.w3.org/1998/Math/MathML">
  <math:semantics>
    <math:mrow>
      <math:mi>L</math:mi>
      <math:mi>cos</math:mi>
      <math:mrow>
        <math:mo math:stretchy="false">α</math:mo>
        <math:mo math:stretchy="false">=</math:mo>
        <math:mfrac>
          <math:mrow>
            <math:mi>cos</math:mi>
            <math:mo math:stretchy="false">α</math:mo>
          </math:mrow>
          <math:mfenced math:open="∣" math:close="∣">
            <math:mrow>
              <math:mstyle math:fontsize="10pt">
                <math:mrow>
                  <math:mo math:stretchy="false">∇</math:mo>
                </math:mrow>
              </math:mstyle>
              <math:mo math:stretchy="false">ε</math:mo>
            </math:mrow>
          </math:mfenced>
        </math:mfrac>
      </math:mrow>
    </math:mrow>
    <math:annotation math:encoding="StarMath 5.0">L cos %alpha = {cos %alpha} over abs{{size -2 nabla} %epsilon}</math:annotation>
  </math:semantics>
</math:math>
</file>

<file path=Object 189/content.xml><?xml version="1.0" encoding="utf-8"?>
<!DOCTYPE math  PUBLIC '-//OpenOffice.org//DTD Modified W3C MathML 1.01//EN'  'math.dtd'>
<math:math xmlns:math="http://www.w3.org/1998/Math/MathML">
  <math:semantics>
    <math:mrow>
      <math:mrow>
        <math:mover math:accent="true">
          <math:mtext>StepY</math:mtext>
          <math:mo math:stretchy="false">→</math:mo>
        </math:mover>
        <math:mo math:stretchy="false">=</math:mo>
        <math:mn>4</math:mn>
      </math:mrow>
      <math:mo math:stretchy="false">ε</math:mo>
      <math:mi>L</math:mi>
      <math:mi>cos</math:mi>
      <math:mo math:stretchy="false">α</math:mo>
      <math:msub>
        <math:mstyle math:fontweight="bold">
          <math:mrow>
            <math:mi>v</math:mi>
          </math:mrow>
        </math:mstyle>
        <math:mo math:stretchy="false"></math:mo>
      </math:msub>
    </math:mrow>
    <math:annotation math:encoding="StarMath 5.0">widevec "StepY" = 4{%epsilon} L cos %alpha {bold v}_%perp</math:annotation>
  </math:semantics>
</math:math>
</file>

<file path=Object 19/content.xml><?xml version="1.0" encoding="utf-8"?>
<!DOCTYPE math  PUBLIC '-//OpenOffice.org//DTD Modified W3C MathML 1.01//EN'  'math.dtd'>
<math:math xmlns:math="http://www.w3.org/1998/Math/MathML">
  <math:semantics>
    <math:mrow>
      <math:mrow>
        <math:mstyle math:fontweight="bold">
          <math:mrow>
            <math:msub>
              <math:mo math:stretchy="false">Ω</math:mo>
              <math:mrow>
                <math:mn>1</math:mn>
                <math:mo math:stretchy="false">/</math:mo>
                <math:mn>2</math:mn>
              </math:mrow>
            </math:msub>
          </math:mrow>
        </math:mstyle>
        <math:mo math:stretchy="false">=</math:mo>
        <math:mrow>
          <math:msub>
            <math:mfenced math:open="" math:close="">
              <math:mfrac>
                <math:mrow>
                  <math:mstyle math:fontsize="8pt">
                    <math:mrow>
                      <math:mo math:stretchy="false">∇</math:mo>
                    </math:mrow>
                  </math:mstyle>
                  <math:mi>n</math:mi>
                </math:mrow>
                <math:mi>n</math:mi>
              </math:mfrac>
            </math:mfenced>
            <math:mfrac>
              <math:mn>1</math:mn>
              <math:mn>2</math:mn>
            </math:mfrac>
          </math:msub>
          <math:mo math:stretchy="false">×</math:mo>
          <math:mfenced math:open="" math:close="">
            <math:mrow>
              <math:mstyle math:fontweight="bold">
                <math:mrow>
                  <math:msub>
                    <math:mi>v</math:mi>
                    <math:mn>0</math:mn>
                  </math:msub>
                </math:mrow>
              </math:mstyle>
              <math:mo math:stretchy="false">+</math:mo>
              <math:mrow>
                <math:mstyle math:fontweight="bold">
                  <math:mrow>
                    <math:msub>
                      <math:mi>v</math:mi>
                      <math:mn>0</math:mn>
                    </math:msub>
                  </math:mrow>
                </math:mstyle>
                <math:mo math:stretchy="false">×</math:mo>
                <math:mstyle math:fontweight="bold">
                  <math:mrow>
                    <math:msub>
                      <math:mo math:stretchy="false">Ω</math:mo>
                      <math:mn>0</math:mn>
                    </math:msub>
                  </math:mrow>
                </math:mstyle>
              </math:mrow>
            </math:mrow>
          </math:mfenced>
        </math:mrow>
      </math:mrow>
      <math:mstyle math:fontsize="10pt">
        <math:mrow>
          <math:mfrac>
            <math:mi math:fontstyle="italic">ds</math:mi>
            <math:mn>2</math:mn>
          </math:mfrac>
        </math:mrow>
      </math:mstyle>
    </math:mrow>
    <math:annotation math:encoding="StarMath 5.0">bold %OMEGA_{1/2} =  left({{size -4 nabla n} over n} right)_{1 over 2} times left( bold v_0 + bold v_0 times bold %OMEGA_0 right) size -2 {ds over 2}</math:annotation>
  </math:semantics>
</math:math>
</file>

<file path=Object 190/content.xml><?xml version="1.0" encoding="utf-8"?>
<!DOCTYPE math  PUBLIC '-//OpenOffice.org//DTD Modified W3C MathML 1.01//EN'  'math.dtd'>
<math:math xmlns:math="http://www.w3.org/1998/Math/MathML">
  <math:semantics>
    <math:mrow>
      <math:mi>L</math:mi>
      <math:mi>cos</math:mi>
      <math:mo math:stretchy="false">α</math:mo>
    </math:mrow>
    <math:annotation math:encoding="StarMath 5.0">L cos %alpha</math:annotation>
  </math:semantics>
</math:math>
</file>

<file path=Object 191/content.xml><?xml version="1.0" encoding="utf-8"?>
<!DOCTYPE math  PUBLIC '-//OpenOffice.org//DTD Modified W3C MathML 1.01//EN'  'math.dtd'>
<math:math xmlns:math="http://www.w3.org/1998/Math/MathML">
  <math:semantics>
    <math:mrow>
      <math:mrow>
        <math:mstyle math:fontweight="bold">
          <math:mrow>
            <math:msup>
              <math:mi>v</math:mi>
              <math:mo math:stretchy="false"></math:mo>
            </math:msup>
          </math:mrow>
        </math:mstyle>
        <math:mo math:stretchy="false">=</math:mo>
        <math:mrow>
          <math:mstyle math:fontweight="bold">
            <math:mrow>
              <math:mi>v</math:mi>
            </math:mrow>
          </math:mstyle>
          <math:mo math:stretchy="false">−</math:mo>
          <math:mn>2</math:mn>
        </math:mrow>
      </math:mrow>
      <math:msub>
        <math:mstyle math:fontweight="bold">
          <math:mrow>
            <math:mi>v</math:mi>
          </math:mrow>
        </math:mstyle>
        <math:mo math:stretchy="false">∥</math:mo>
      </math:msub>
    </math:mrow>
    <math:annotation math:encoding="StarMath 5.0">bold v^%prime = bold v - 2 {bold v}_%paral</math:annotation>
  </math:semantics>
</math:math>
</file>

<file path=Object 192/content.xml><?xml version="1.0" encoding="utf-8"?>
<!DOCTYPE math  PUBLIC '-//OpenOffice.org//DTD Modified W3C MathML 1.01//EN'  'math.dtd'>
<math:math xmlns:math="http://www.w3.org/1998/Math/MathML">
  <math:semantics>
    <math:mrow>
      <math:mrow>
        <math:mover math:accent="true">
          <math:mtext>StepX</math:mtext>
          <math:mo math:stretchy="false">→</math:mo>
        </math:mover>
        <math:mo math:stretchy="false">=</math:mo>
        <math:mo math:stretchy="false">ε</math:mo>
      </math:mrow>
      <math:msup>
        <math:mfenced math:open="" math:close="">
          <math:mrow>
            <math:mi>L</math:mi>
            <math:mi>cos</math:mi>
            <math:mo math:stretchy="false">α</math:mo>
          </math:mrow>
        </math:mfenced>
        <math:mn>2</math:mn>
      </math:msup>
      <math:mstyle math:fontsize="10pt">
        <math:mrow>
          <math:mo math:stretchy="false">∇</math:mo>
        </math:mrow>
      </math:mstyle>
      <math:mo math:stretchy="false">ε</math:mo>
    </math:mrow>
    <math:annotation math:encoding="StarMath 5.0">widevec "StepX" = %epsilon left( L cos %alpha right)^2 {size -2 nabla}%epsilon</math:annotation>
  </math:semantics>
</math:math>
</file>

<file path=Object 193/content.xml><?xml version="1.0" encoding="utf-8"?>
<!DOCTYPE math  PUBLIC '-//OpenOffice.org//DTD Modified W3C MathML 1.01//EN'  'math.dtd'>
<math:math xmlns:math="http://www.w3.org/1998/Math/MathML">
  <math:semantics>
    <math:mfenced math:open="∣" math:close="∣">
      <math:mi math:fontstyle="italic">AD</math:mi>
    </math:mfenced>
    <math:annotation math:encoding="StarMath 5.0">abs{AD}</math:annotation>
  </math:semantics>
</math:math>
</file>

<file path=Object 194/content.xml><?xml version="1.0" encoding="utf-8"?>
<!DOCTYPE math  PUBLIC '-//OpenOffice.org//DTD Modified W3C MathML 1.01//EN'  'math.dtd'>
<math:math xmlns:math="http://www.w3.org/1998/Math/MathML">
  <math:semantics>
    <math:mrow>
      <math:mo math:stretchy="false">(</math:mo>
      <math:mrow>
        <math:msub>
          <math:mi>x</math:mi>
          <math:mn>0,</math:mn>
        </math:msub>
        <math:msub>
          <math:mi>y</math:mi>
          <math:mn>0</math:mn>
        </math:msub>
      </math:mrow>
      <math:mo math:stretchy="false">)</math:mo>
    </math:mrow>
    <math:annotation math:encoding="StarMath 5.0">(x_0,y_0)</math:annotation>
  </math:semantics>
</math:math>
</file>

<file path=Object 195/content.xml><?xml version="1.0" encoding="utf-8"?>
<!DOCTYPE math  PUBLIC '-//OpenOffice.org//DTD Modified W3C MathML 1.01//EN'  'math.dtd'>
<math:math xmlns:math="http://www.w3.org/1998/Math/MathML">
  <math:semantics>
    <math:mrow>
      <math:mo math:stretchy="false">(</math:mo>
      <math:mrow>
        <math:msup>
          <math:mi>x</math:mi>
          <math:mo math:stretchy="false">✶</math:mo>
        </math:msup>
        <math:mi>,</math:mi>
        <math:msup>
          <math:mi>y</math:mi>
          <math:mo math:stretchy="false">✶</math:mo>
        </math:msup>
      </math:mrow>
      <math:mo math:stretchy="false">)</math:mo>
    </math:mrow>
    <math:annotation math:encoding="StarMath 5.0">(x^%star, y^%star)</math:annotation>
  </math:semantics>
</math:math>
</file>

<file path=Object 196/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97/content.xml><?xml version="1.0" encoding="utf-8"?>
<!DOCTYPE math  PUBLIC '-//OpenOffice.org//DTD Modified W3C MathML 1.01//EN'  'math.dtd'>
<math:math xmlns:math="http://www.w3.org/1998/Math/MathML">
  <math:semantics>
    <math:mrow>
      <math:mrow>
        <math:mover math:accent="true">
          <math:mtext>StepX</math:mtext>
          <math:mo math:stretchy="false">→</math:mo>
        </math:mover>
        <math:mo math:stretchy="false">=</math:mo>
        <math:mfrac>
          <math:mrow>
            <math:mo math:stretchy="false">−</math:mo>
            <math:mo math:stretchy="false">ε</math:mo>
          </math:mrow>
          <math:mfenced math:open="∣" math:close="∣">
            <math:mrow>
              <math:mstyle math:fontsize="10pt">
                <math:mrow>
                  <math:mo math:stretchy="false">∇</math:mo>
                </math:mrow>
              </math:mstyle>
              <math:mo math:stretchy="false">ε</math:mo>
            </math:mrow>
          </math:mfenced>
        </math:mfrac>
      </math:mrow>
      <math:msup>
        <math:mi>cos</math:mi>
        <math:mn>2</math:mn>
      </math:msup>
      <math:mo math:stretchy="false">α</math:mo>
      <math:mrow>
        <math:mfrac>
          <math:mrow>
            <math:mrow>
              <math:mo math:stretchy="false">−</math:mo>
              <math:mstyle math:fontsize="10pt">
                <math:mrow>
                  <math:mo math:stretchy="false">∇</math:mo>
                </math:mrow>
              </math:mstyle>
            </math:mrow>
            <math:mo math:stretchy="false">ε</math:mo>
          </math:mrow>
          <math:mfenced math:open="∣" math:close="∣">
            <math:mrow>
              <math:mstyle math:fontsize="10pt">
                <math:mrow>
                  <math:mo math:stretchy="false">∇</math:mo>
                </math:mrow>
              </math:mstyle>
              <math:mo math:stretchy="false">ε</math:mo>
            </math:mrow>
          </math:mfenced>
        </math:mfrac>
        <math:mo math:stretchy="false">=</math:mo>
        <math:mo math:stretchy="false">ε</math:mo>
      </math:mrow>
      <math:mfenced math:open="" math:close="">
        <math:mfrac>
          <math:mrow>
            <math:msup>
              <math:mi>cos</math:mi>
              <math:mn>2</math:mn>
            </math:msup>
            <math:mo math:stretchy="false">α</math:mo>
          </math:mrow>
          <math:msup>
            <math:mfenced math:open="∣" math:close="∣">
              <math:mrow>
                <math:mstyle math:fontsize="10pt">
                  <math:mrow>
                    <math:mo math:stretchy="false">∇</math:mo>
                  </math:mrow>
                </math:mstyle>
                <math:mo math:stretchy="false">ε</math:mo>
              </math:mrow>
            </math:mfenced>
            <math:mn>2</math:mn>
          </math:msup>
        </math:mfrac>
      </math:mfenced>
      <math:mstyle math:fontsize="10pt">
        <math:mrow>
          <math:mo math:stretchy="false">∇</math:mo>
        </math:mrow>
      </math:mstyle>
      <math:mo math:stretchy="false">ε</math:mo>
    </math:mrow>
    <math:annotation math:encoding="StarMath 5.0">widevec "StepX" = - %epsilon over abs{{size -2 nabla}%epsilon} cos^2 %alpha {-{size -2 nabla}%epsilon} over abs{{size -2 nabla}%epsilon} = 
%epsilon left( {cos^2 %alpha} over {abs{{size -2 nabla}%epsilon}}^2 right) {size -2 nabla}%epsilon</math:annotation>
  </math:semantics>
</math:math>
</file>

<file path=Object 198/content.xml><?xml version="1.0" encoding="utf-8"?>
<!DOCTYPE math  PUBLIC '-//OpenOffice.org//DTD Modified W3C MathML 1.01//EN'  'math.dtd'>
<math:math xmlns:math="http://www.w3.org/1998/Math/MathML">
  <math:semantics>
    <math:mrow>
      <math:mrow>
        <math:mo math:stretchy="false">−</math:mo>
        <math:mstyle math:fontsize="10pt">
          <math:mrow>
            <math:mo math:stretchy="false">∇</math:mo>
          </math:mrow>
        </math:mstyle>
      </math:mrow>
      <math:mo math:stretchy="false">ε</math:mo>
    </math:mrow>
    <math:annotation math:encoding="StarMath 5.0">- {size -2 nabla} %epsilon</math:annotation>
  </math:semantics>
</math:math>
</file>

<file path=Object 199/content.xml><?xml version="1.0" encoding="utf-8"?>
<!DOCTYPE math  PUBLIC '-//OpenOffice.org//DTD Modified W3C MathML 1.01//EN'  'math.dtd'>
<math:math xmlns:math="http://www.w3.org/1998/Math/MathML">
  <math:semantics>
    <math:mrow>
      <math:mrow>
        <math:mi math:fontstyle="italic">StepX</math:mi>
        <math:mo math:stretchy="false">=</math:mo>
        <math:mfrac>
          <math:mrow>
            <math:mo math:stretchy="false">−</math:mo>
            <math:mo math:stretchy="false">ε</math:mo>
          </math:mrow>
          <math:mfenced math:open="∣" math:close="∣">
            <math:mrow>
              <math:mstyle math:fontsize="10pt">
                <math:mrow>
                  <math:mo math:stretchy="false">∇</math:mo>
                </math:mrow>
              </math:mstyle>
              <math:mo math:stretchy="false">ε</math:mo>
            </math:mrow>
          </math:mfenced>
        </math:mfrac>
      </math:mrow>
      <math:msup>
        <math:mi>cos</math:mi>
        <math:mn>2</math:mn>
      </math:msup>
      <math:mo math:stretchy="false">α</math:mo>
    </math:mrow>
    <math:annotation math:encoding="StarMath 5.0">StepX = - %epsilon over abs{{size -2 nabla}%epsilon} cos^2 %alpha </math:annotation>
  </math:semantics>
</math:math>
</file>

<file path=Object 2/content.xml><?xml version="1.0" encoding="utf-8"?>
<!DOCTYPE math  PUBLIC '-//OpenOffice.org//DTD Modified W3C MathML 1.01//EN'  'math.dtd'>
<math:math xmlns:math="http://www.w3.org/1998/Math/MathML">
  <math:semantics>
    <math:mrow>
      <math:mo math:stretchy="false">δ</math:mo>
      <math:mrow>
        <math:mrow>
          <math:munderover>
            <math:mo math:stretchy="false">∫</math:mo>
            <math:msub>
              <math:mi>P</math:mi>
              <math:mn>1</math:mn>
            </math:msub>
            <math:msub>
              <math:mi>P</math:mi>
              <math:mn>2</math:mn>
            </math:msub>
          </math:munderover>
          <math:mi math:fontstyle="italic">nds</math:mi>
        </math:mrow>
        <math:mo math:stretchy="false">=</math:mo>
        <math:mn>0</math:mn>
      </math:mrow>
    </math:mrow>
    <math:annotation math:encoding="StarMath 5.0">%delta Int cSub {P_1}  cSup {P_2}  {nds} = 0</math:annotation>
  </math:semantics>
</math:math>
</file>

<file path=Object 20/content.xml><?xml version="1.0" encoding="utf-8"?>
<!DOCTYPE math  PUBLIC '-//OpenOffice.org//DTD Modified W3C MathML 1.01//EN'  'math.dtd'>
<math:math xmlns:math="http://www.w3.org/1998/Math/MathML">
  <math:semantics>
    <math:mrow>
      <math:mrow>
        <math:mstyle math:fontweight="bold">
          <math:mrow>
            <math:msub>
              <math:mi>v</math:mi>
              <math:mn>1</math:mn>
            </math:msub>
          </math:mrow>
        </math:mstyle>
        <math:mo math:stretchy="false">=</math:mo>
        <math:mrow>
          <math:mstyle math:fontweight="bold">
            <math:mrow>
              <math:msub>
                <math:mi>v</math:mi>
                <math:mn>0</math:mn>
              </math:msub>
            </math:mrow>
          </math:mstyle>
          <math:mo math:stretchy="false">+</math:mo>
          <math:mfrac>
            <math:mn>2</math:mn>
            <math:mrow>
              <math:mn>1</math:mn>
              <math:mo math:stretchy="false">+</math:mo>
              <math:msup>
                <math:mfenced math:open="∣" math:close="∣">
                  <math:mstyle math:fontweight="bold">
                    <math:mrow>
                      <math:msub>
                        <math:mo math:stretchy="false">Ω</math:mo>
                        <math:mrow>
                          <math:mn>1</math:mn>
                          <math:mo math:stretchy="false">/</math:mo>
                          <math:mn>2</math:mn>
                        </math:mrow>
                      </math:msub>
                    </math:mrow>
                  </math:mstyle>
                </math:mfenced>
                <math:mn>2</math:mn>
              </math:msup>
            </math:mrow>
          </math:mfrac>
        </math:mrow>
      </math:mrow>
      <math:mrow>
        <math:mfenced math:open="" math:close="">
          <math:mrow>
            <math:mstyle math:fontweight="bold">
              <math:mrow>
                <math:msub>
                  <math:mi>v</math:mi>
                  <math:mn>0</math:mn>
                </math:msub>
              </math:mrow>
            </math:mstyle>
            <math:mo math:stretchy="false">+</math:mo>
            <math:mrow>
              <math:mstyle math:fontweight="bold">
                <math:mrow>
                  <math:msub>
                    <math:mi>v</math:mi>
                    <math:mn>0</math:mn>
                  </math:msub>
                </math:mrow>
              </math:mstyle>
              <math:mo math:stretchy="false">×</math:mo>
              <math:mstyle math:fontweight="bold">
                <math:mrow>
                  <math:msub>
                    <math:mo math:stretchy="false">Ω</math:mo>
                    <math:mrow>
                      <math:mn>1</math:mn>
                      <math:mo math:stretchy="false">/</math:mo>
                      <math:mn>2</math:mn>
                    </math:mrow>
                  </math:msub>
                </math:mrow>
              </math:mstyle>
            </math:mrow>
          </math:mrow>
        </math:mfenced>
        <math:mo math:stretchy="false">×</math:mo>
        <math:mstyle math:fontweight="bold">
          <math:mrow>
            <math:msub>
              <math:mo math:stretchy="false">Ω</math:mo>
              <math:mrow>
                <math:mn>1</math:mn>
                <math:mo math:stretchy="false">/</math:mo>
                <math:mn>2</math:mn>
              </math:mrow>
            </math:msub>
          </math:mrow>
        </math:mstyle>
      </math:mrow>
    </math:mrow>
    <math:annotation math:encoding="StarMath 5.0">bold v_1 = bold v_0 + 2 over {1 + {abs {bold %OMEGA_{1/2}}}^2} left( bold v_0 + bold v_0 times bold %OMEGA_{1/2} right) times bold %OMEGA_{1/2}</math:annotation>
  </math:semantics>
</math:math>
</file>

<file path=Object 200/content.xml><?xml version="1.0" encoding="utf-8"?>
<!DOCTYPE math  PUBLIC '-//OpenOffice.org//DTD Modified W3C MathML 1.01//EN'  'math.dtd'>
<math:math xmlns:math="http://www.w3.org/1998/Math/MathML">
  <math:semantics>
    <math:mrow>
      <math:mrow>
        <math:mi math:fontstyle="italic">StepX</math:mi>
        <math:mo math:stretchy="false">=</math:mo>
        <math:mo math:stretchy="false">ε</math:mo>
      </math:mrow>
      <math:msup>
        <math:mfenced math:open="" math:close="">
          <math:mrow>
            <math:mi>L</math:mi>
            <math:mi>cos</math:mi>
            <math:mo math:stretchy="false">α</math:mo>
          </math:mrow>
        </math:mfenced>
        <math:mn>2</math:mn>
      </math:msup>
      <math:mfenced math:open="∣" math:close="∣">
        <math:mrow>
          <math:mstyle math:fontsize="10pt">
            <math:mrow>
              <math:mo math:stretchy="false">∇</math:mo>
            </math:mrow>
          </math:mstyle>
          <math:mo math:stretchy="false">ε</math:mo>
        </math:mrow>
      </math:mfenced>
    </math:mrow>
    <math:annotation math:encoding="StarMath 5.0">StepX = %epsilon left( L cos %alpha right)^2 abs{{size -2 nabla}%epsilon}</math:annotation>
  </math:semantics>
</math:math>
</file>

<file path=Object 201/content.xml><?xml version="1.0" encoding="utf-8"?>
<!DOCTYPE math  PUBLIC '-//OpenOffice.org//DTD Modified W3C MathML 1.01//EN'  'math.dtd'>
<math:math xmlns:math="http://www.w3.org/1998/Math/MathML">
  <math:semantics>
    <math:mrow>
      <math:mrow>
        <math:msub>
          <math:mi>N</math:mi>
          <math:mi>e</math:mi>
        </math:msub>
        <math:mo math:stretchy="false">=</math:mo>
        <math:mfrac>
          <math:mrow>
            <math:mn>2</math:mn>
            <math:mo math:stretchy="false">×</math:mo>
            <math:msup>
              <math:mn>10</math:mn>
              <math:mrow>
                <math:mo math:stretchy="false">−</math:mo>
                <math:mn>8</math:mn>
              </math:mrow>
            </math:msup>
          </math:mrow>
          <math:msup>
            <math:mi>r</math:mi>
            <math:mn>2</math:mn>
          </math:msup>
        </math:mfrac>
      </math:mrow>
      <math:msup>
        <math:mtext>cm</math:mtext>
        <math:mrow>
          <math:mo math:stretchy="false">−</math:mo>
          <math:mn>3</math:mn>
        </math:mrow>
      </math:msup>
    </math:mrow>
    <math:annotation math:encoding="StarMath 5.0">N_e = {2 times 10^-8} over {r^2} "cm"^{-3}</math:annotation>
  </math:semantics>
</math:math>
</file>

<file path=Object 202/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20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204/content.xml><?xml version="1.0" encoding="utf-8"?>
<!DOCTYPE math  PUBLIC '-//OpenOffice.org//DTD Modified W3C MathML 1.01//EN'  'math.dtd'>
<math:math xmlns:math="http://www.w3.org/1998/Math/MathML">
  <math:semantics>
    <math:msub>
      <math:mi>N</math:mi>
      <math:mi>e</math:mi>
    </math:msub>
    <math:annotation math:encoding="StarMath 5.0">N_e</math:annotation>
  </math:semantics>
</math:math>
</file>

<file path=Object 205/content.xml><?xml version="1.0" encoding="utf-8"?>
<!DOCTYPE math  PUBLIC '-//OpenOffice.org//DTD Modified W3C MathML 1.01//EN'  'math.dtd'>
<math:math xmlns:math="http://www.w3.org/1998/Math/MathML">
  <math:semantics>
    <math:mrow>
      <math:mi>L</math:mi>
      <math:mi>cos</math:mi>
      <math:mrow>
        <math:mo math:stretchy="false">α</math:mo>
        <math:mo math:stretchy="false">=</math:mo>
        <math:mrow>
          <math:mo math:stretchy="false">−</math:mo>
          <math:mfrac>
            <math:mrow>
              <math:mrow>
                <math:mstyle math:fontweight="bold">
                  <math:mrow>
                    <math:mi>v</math:mi>
                  </math:mrow>
                </math:mstyle>
                <math:mo math:stretchy="false">⋅</math:mo>
                <math:mstyle math:fontsize="10pt">
                  <math:mrow>
                    <math:mo math:stretchy="false">∇</math:mo>
                  </math:mrow>
                </math:mstyle>
              </math:mrow>
              <math:mo math:stretchy="false">ε</math:mo>
            </math:mrow>
            <math:msup>
              <math:mfenced math:open="∣" math:close="∣">
                <math:mrow>
                  <math:mstyle math:fontsize="10pt">
                    <math:mrow>
                      <math:mo math:stretchy="false">∇</math:mo>
                    </math:mrow>
                  </math:mstyle>
                  <math:mo math:stretchy="false">ε</math:mo>
                </math:mrow>
              </math:mfenced>
              <math:mn>2</math:mn>
            </math:msup>
          </math:mfrac>
        </math:mrow>
      </math:mrow>
    </math:mrow>
    <math:annotation math:encoding="StarMath 5.0">L cos %alpha = - {{{bold v} cdot {size -2 nabla} %epsilon} over {abs{{size -2 nabla} %epsilon}}^2 }</math:annotation>
  </math:semantics>
</math:math>
</file>

<file path=Object 206/content.xml><?xml version="1.0" encoding="utf-8"?>
<!DOCTYPE math  PUBLIC '-//OpenOffice.org//DTD Modified W3C MathML 1.01//EN'  'math.dtd'>
<math:math xmlns:math="http://www.w3.org/1998/Math/MathML">
  <math:semantics>
    <math:msup>
      <math:mtext>cm</math:mtext>
      <math:mrow>
        <math:mo math:stretchy="false">−</math:mo>
        <math:mn>3</math:mn>
      </math:mrow>
    </math:msup>
    <math:annotation math:encoding="StarMath 5.0">"cm"^-3</math:annotation>
  </math:semantics>
</math:math>
</file>

<file path=Object 207/content.xml><?xml version="1.0" encoding="utf-8"?>
<!DOCTYPE math  PUBLIC '-//OpenOffice.org//DTD Modified W3C MathML 1.01//EN'  'math.dtd'>
<math:math xmlns:math="http://www.w3.org/1998/Math/MathML">
  <math:semantics>
    <math:msub>
      <math:mstyle math:fontweight="bold">
        <math:mrow>
          <math:mi>r</math:mi>
        </math:mrow>
      </math:mstyle>
      <math:mn>0</math:mn>
    </math:msub>
    <math:annotation math:encoding="StarMath 5.0">{bold r}_0</math:annotation>
  </math:semantics>
</math:math>
</file>

<file path=Object 208/content.xml><?xml version="1.0" encoding="utf-8"?>
<!DOCTYPE math  PUBLIC '-//OpenOffice.org//DTD Modified W3C MathML 1.01//EN'  'math.dtd'>
<math:math xmlns:math="http://www.w3.org/1998/Math/MathML">
  <math:semantics>
    <math:mrow>
      <math:mrow>
        <math:mi>x</math:mi>
        <math:mo math:stretchy="false">=</math:mo>
        <math:mi>L</math:mi>
      </math:mrow>
      <math:msup>
        <math:mi>cos</math:mi>
        <math:mn>2</math:mn>
      </math:msup>
      <math:mrow>
        <math:mo math:stretchy="false">α</math:mo>
        <math:mo math:stretchy="false">−</math:mo>
        <math:mi>L</math:mi>
      </math:mrow>
      <math:msup>
        <math:mfenced math:open="" math:close="">
          <math:mrow>
            <math:mi>cos</math:mi>
            <math:mrow>
              <math:mo math:stretchy="false">α</math:mo>
              <math:mo math:stretchy="false">−</math:mo>
              <math:mfrac>
                <math:mn>1</math:mn>
                <math:mrow>
                  <math:mn>2</math:mn>
                  <math:mi>L</math:mi>
                  <math:mi>sin</math:mi>
                  <math:mo math:stretchy="false">α</math:mo>
                </math:mrow>
              </math:mfrac>
            </math:mrow>
            <math:mi>y</math:mi>
          </math:mrow>
        </math:mfenced>
        <math:mn>2</math:mn>
      </math:msup>
    </math:mrow>
    <math:annotation math:encoding="StarMath 5.0">x = L cos^2 %alpha - L left( cos %alpha - 1 over{2 L sin %alpha} y right)^2</math:annotation>
  </math:semantics>
</math:math>
</file>

<file path=Object 209/content.xml><?xml version="1.0" encoding="utf-8"?>
<!DOCTYPE math  PUBLIC '-//OpenOffice.org//DTD Modified W3C MathML 1.01//EN'  'math.dtd'>
<math:math xmlns:math="http://www.w3.org/1998/Math/MathML">
  <math:semantics>
    <math:msub>
      <math:mi>y</math:mi>
      <math:mn>0</math:mn>
    </math:msub>
    <math:annotation math:encoding="StarMath 5.0">y_0</math:annotation>
  </math:semantics>
</math:math>
</file>

<file path=Object 21/content.xml><?xml version="1.0" encoding="utf-8"?>
<!DOCTYPE math  PUBLIC '-//OpenOffice.org//DTD Modified W3C MathML 1.01//EN'  'math.dtd'>
<math:math xmlns:math="http://www.w3.org/1998/Math/MathML">
  <math:semantics>
    <math:mrow>
      <math:mrow>
        <math:mstyle math:fontweight="bold">
          <math:mrow>
            <math:msub>
              <math:mi>r</math:mi>
              <math:mn>1</math:mn>
            </math:msub>
          </math:mrow>
        </math:mstyle>
        <math:mo math:stretchy="false">=</math:mo>
        <math:mrow>
          <math:mstyle math:fontweight="bold">
            <math:mrow>
              <math:msub>
                <math:mi>r</math:mi>
                <math:mrow>
                  <math:mn>1</math:mn>
                  <math:mo math:stretchy="false">/</math:mo>
                  <math:mn>2</math:mn>
                </math:mrow>
              </math:msub>
            </math:mrow>
          </math:mstyle>
          <math:mo math:stretchy="false">+</math:mo>
          <math:mstyle math:fontweight="bold">
            <math:mrow>
              <math:msub>
                <math:mi>v</math:mi>
                <math:mn>1</math:mn>
              </math:msub>
            </math:mrow>
          </math:mstyle>
        </math:mrow>
      </math:mrow>
      <math:mstyle math:fontsize="10pt">
        <math:mrow>
          <math:mfrac>
            <math:mi math:fontstyle="italic">ds</math:mi>
            <math:mn>2</math:mn>
          </math:mfrac>
        </math:mrow>
      </math:mstyle>
    </math:mrow>
    <math:annotation math:encoding="StarMath 5.0">bold r_1 = bold r_{1/2} + bold v_1 size -2 {ds over 2} </math:annotation>
  </math:semantics>
</math:math>
</file>

<file path=Object 210/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11/content.xml><?xml version="1.0" encoding="utf-8"?>
<!DOCTYPE math  PUBLIC '-//OpenOffice.org//DTD Modified W3C MathML 1.01//EN'  'math.dtd'>
<math:math xmlns:math="http://www.w3.org/1998/Math/MathML">
  <math:semantics>
    <math:mrow>
      <math:mo math:stretchy="false">κ</math:mo>
      <math:mi math:fontstyle="italic">ds</math:mi>
    </math:mrow>
    <math:annotation math:encoding="StarMath 5.0">%kappa ds</math:annotation>
  </math:semantics>
</math:math>
</file>

<file path=Object 212/content.xml><?xml version="1.0" encoding="utf-8"?>
<!DOCTYPE math  PUBLIC '-//OpenOffice.org//DTD Modified W3C MathML 1.01//EN'  'math.dtd'>
<math:math xmlns:math="http://www.w3.org/1998/Math/MathML">
  <math:semantics>
    <math:mrow>
      <math:mi math:fontstyle="italic">ds</math:mi>
      <math:mo math:stretchy="false">=</math:mo>
      <math:mrow>
        <math:mi math:fontstyle="italic">Tol</math:mi>
        <math:mo math:stretchy="false">/</math:mo>
        <math:mo math:stretchy="false">κ</math:mo>
      </math:mrow>
    </math:mrow>
    <math:annotation math:encoding="StarMath 5.0">ds = Tol/%kappa </math:annotation>
  </math:semantics>
</math:math>
</file>

<file path=Object 213/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14/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15/content.xml><?xml version="1.0" encoding="utf-8"?>
<!DOCTYPE math  PUBLIC '-//OpenOffice.org//DTD Modified W3C MathML 1.01//EN'  'math.dtd'>
<math:math xmlns:math="http://www.w3.org/1998/Math/MathML">
  <math:semantics>
    <math:mrow>
      <math:mi math:fontstyle="italic">ds</math:mi>
      <math:mo math:stretchy="false">=</math:mo>
      <math:msub>
        <math:mi math:fontstyle="italic">ds</math:mi>
        <math:mi math:fontstyle="italic">new</math:mi>
      </math:msub>
    </math:mrow>
    <math:annotation math:encoding="StarMath 5.0">ds = ds_{new}</math:annotation>
  </math:semantics>
</math:math>
</file>

<file path=Object 216/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17/content.xml><?xml version="1.0" encoding="utf-8"?>
<!DOCTYPE math  PUBLIC '-//OpenOffice.org//DTD Modified W3C MathML 1.01//EN'  'math.dtd'>
<math:math xmlns:math="http://www.w3.org/1998/Math/MathML">
  <math:semantics>
    <math:mrow>
      <math:msub>
        <math:mi>y</math:mi>
        <math:mn>0</math:mn>
      </math:msub>
      <math:mo math:stretchy="false">∈</math:mo>
      <math:mfenced math:open="[" math:close="]">
        <math:mrow>
          <math:mn>0</math:mn>
          <math:mn>..</math:mn>
          <math:mn>2</math:mn>
          <math:mi>X</math:mi>
        </math:mrow>
      </math:mfenced>
    </math:mrow>
    <math:annotation math:encoding="StarMath 5.0">y_0 in left[0 .. 2 X right] </math:annotation>
  </math:semantics>
</math:math>
</file>

<file path=Object 218/content.xml><?xml version="1.0" encoding="utf-8"?>
<!DOCTYPE math  PUBLIC '-//OpenOffice.org//DTD Modified W3C MathML 1.01//EN'  'math.dtd'>
<math:math xmlns:math="http://www.w3.org/1998/Math/MathML">
  <math:semantics>
    <math:mrow>
      <math:msub>
        <math:mi>x</math:mi>
        <math:mi>i</math:mi>
      </math:msub>
      <math:mo math:stretchy="false">=</math:mo>
      <math:mi>X</math:mi>
    </math:mrow>
    <math:annotation math:encoding="StarMath 5.0">x_i = X</math:annotation>
  </math:semantics>
</math:math>
</file>

<file path=Object 219/content.xml><?xml version="1.0" encoding="utf-8"?>
<!DOCTYPE math  PUBLIC '-//OpenOffice.org//DTD Modified W3C MathML 1.01//EN'  'math.dtd'>
<math:math xmlns:math="http://www.w3.org/1998/Math/MathML">
  <math:semantics>
    <math:msub>
      <math:mi>y</math:mi>
      <math:mn>0</math:mn>
    </math:msub>
    <math:annotation math:encoding="StarMath 5.0">y_0</math:annotation>
  </math:semantics>
</math:math>
</file>

<file path=Object 22/content.xml><?xml version="1.0" encoding="utf-8"?>
<!DOCTYPE math  PUBLIC '-//OpenOffice.org//DTD Modified W3C MathML 1.01//EN'  'math.dtd'>
<math:math xmlns:math="http://www.w3.org/1998/Math/MathML">
  <math:semantics>
    <math:mrow>
      <math:mfrac>
        <math:mrow>
          <math:mi>d</math:mi>
          <math:mstyle math:fontweight="bold">
            <math:mrow>
              <math:mi>v</math:mi>
            </math:mrow>
          </math:mstyle>
        </math:mrow>
        <math:mi math:fontstyle="italic">ds</math:mi>
      </math:mfrac>
      <math:mo math:stretchy="false">=</math:mo>
      <math:mrow>
        <math:mstyle math:fontweight="bold">
          <math:mrow>
            <math:mi>v</math:mi>
          </math:mrow>
        </math:mstyle>
        <math:mo math:stretchy="false">×</math:mo>
        <math:mo math:stretchy="false">Ω</math:mo>
      </math:mrow>
    </math:mrow>
    <math:annotation math:encoding="StarMath 5.0">{d bold v} over ds = bold v times %OMEGA</math:annotation>
  </math:semantics>
</math:math>
</file>

<file path=Object 220/content.xml><?xml version="1.0" encoding="utf-8"?>
<!DOCTYPE math  PUBLIC '-//OpenOffice.org//DTD Modified W3C MathML 1.01//EN'  'math.dtd'>
<math:math xmlns:math="http://www.w3.org/1998/Math/MathML">
  <math:semantics>
    <math:mrow>
      <math:mrow>
        <math:msup>
          <math:mi math:fontstyle="italic">ds</math:mi>
          <math:mo math:stretchy="false"></math:mo>
        </math:msup>
        <math:mo math:stretchy="false">=</math:mo>
        <math:mfenced math:open="" math:close="">
          <math:mrow>
            <math:mn>2</math:mn>
            <math:mo math:stretchy="false">−</math:mo>
            <math:mrow>
              <math:mi math:fontstyle="italic">ds</math:mi>
              <math:mo math:stretchy="false">/</math:mo>
              <math:msub>
                <math:mi math:fontstyle="italic">ds</math:mi>
                <math:mi math:fontstyle="italic">new</math:mi>
              </math:msub>
            </math:mrow>
          </math:mrow>
        </math:mfenced>
      </math:mrow>
      <math:mi math:fontstyle="italic">ds</math:mi>
    </math:mrow>
    <math:annotation math:encoding="StarMath 5.0">ds^%prime = left( 2 - ds/ds_new right) ds</math:annotation>
  </math:semantics>
</math:math>
</file>

<file path=Object 2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222/content.xml><?xml version="1.0" encoding="utf-8"?>
<!DOCTYPE math  PUBLIC '-//OpenOffice.org//DTD Modified W3C MathML 1.01//EN'  'math.dtd'>
<math:math xmlns:math="http://www.w3.org/1998/Math/MathML">
  <math:semantics>
    <math:msub>
      <math:mi>y</math:mi>
      <math:mn>0</math:mn>
    </math:msub>
    <math:annotation math:encoding="StarMath 5.0">y_0</math:annotation>
  </math:semantics>
</math:math>
</file>

<file path=Object 223/content.xml><?xml version="1.0" encoding="utf-8"?>
<!DOCTYPE math  PUBLIC '-//OpenOffice.org//DTD Modified W3C MathML 1.01//EN'  'math.dtd'>
<math:math xmlns:math="http://www.w3.org/1998/Math/MathML">
  <math:semantics>
    <math:msup>
      <math:mi>e</math:mi>
      <math:mi>t</math:mi>
    </math:msup>
    <math:annotation math:encoding="StarMath 5.0">e^t</math:annotation>
  </math:semantics>
</math:math>
</file>

<file path=Object 224/content.xml><?xml version="1.0" encoding="utf-8"?>
<!DOCTYPE math  PUBLIC '-//OpenOffice.org//DTD Modified W3C MathML 1.01//EN'  'math.dtd'>
<math:math xmlns:math="http://www.w3.org/1998/Math/MathML">
  <math:semantics>
    <math:msub>
      <math:mi>y</math:mi>
      <math:mn>0</math:mn>
    </math:msub>
    <math:annotation math:encoding="StarMath 5.0">y_0</math:annotation>
  </math:semantics>
</math:math>
</file>

<file path=Object 225/content.xml><?xml version="1.0" encoding="utf-8"?>
<!DOCTYPE math  PUBLIC '-//OpenOffice.org//DTD Modified W3C MathML 1.01//EN'  'math.dtd'>
<math:math xmlns:math="http://www.w3.org/1998/Math/MathML">
  <math:semantics>
    <math:mrow>
      <math:mi>X</math:mi>
      <math:msup>
        <math:mi>e</math:mi>
        <math:mrow>
          <math:mo math:stretchy="false">−</math:mo>
          <math:mi>t</math:mi>
        </math:mrow>
      </math:msup>
    </math:mrow>
    <math:annotation math:encoding="StarMath 5.0">X e^{-t}</math:annotation>
  </math:semantics>
</math:math>
</file>

<file path=Object 226/content.xml><?xml version="1.0" encoding="utf-8"?>
<!DOCTYPE math  PUBLIC '-//OpenOffice.org//DTD Modified W3C MathML 1.01//EN'  'math.dtd'>
<math:math xmlns:math="http://www.w3.org/1998/Math/MathML">
  <math:semantics>
    <math:msub>
      <math:mi>y</math:mi>
      <math:mn>0</math:mn>
    </math:msub>
    <math:annotation math:encoding="StarMath 5.0">y_0</math:annotation>
  </math:semantics>
</math:math>
</file>

<file path=Object 227/content.xml><?xml version="1.0" encoding="utf-8"?>
<!DOCTYPE math  PUBLIC '-//OpenOffice.org//DTD Modified W3C MathML 1.01//EN'  'math.dtd'>
<math:math xmlns:math="http://www.w3.org/1998/Math/MathML">
  <math:semantics>
    <math:mrow>
      <math:msub>
        <math:mi>x</math:mi>
        <math:mi>i</math:mi>
      </math:msub>
      <math:mo math:stretchy="false">=</math:mo>
      <math:mn>1.</math:mn>
    </math:mrow>
    <math:annotation math:encoding="StarMath 5.0">x_i = 1.</math:annotation>
  </math:semantics>
</math:math>
</file>

<file path=Object 228/content.xml><?xml version="1.0" encoding="utf-8"?>
<!DOCTYPE math  PUBLIC '-//OpenOffice.org//DTD Modified W3C MathML 1.01//EN'  'math.dtd'>
<math:math xmlns:math="http://www.w3.org/1998/Math/MathML">
  <math:semantics>
    <math:mrow>
      <math:mrow>
        <math:msub>
          <math:mi>y</math:mi>
          <math:mn>0</math:mn>
        </math:msub>
        <math:mo math:stretchy="false">=</math:mo>
        <math:mn>0.5</math:mn>
      </math:mrow>
      <math:mi>X</math:mi>
    </math:mrow>
    <math:annotation math:encoding="StarMath 5.0">y_0=0.5 X</math:annotation>
  </math:semantics>
</math:math>
</file>

<file path=Object 229/content.xml><?xml version="1.0" encoding="utf-8"?>
<!DOCTYPE math  PUBLIC '-//OpenOffice.org//DTD Modified W3C MathML 1.01//EN'  'math.dtd'>
<math:math xmlns:math="http://www.w3.org/1998/Math/MathML">
  <math:semantics>
    <math:mrow>
      <math:mrow>
        <math:msub>
          <math:mi>y</math:mi>
          <math:mn>0</math:mn>
        </math:msub>
        <math:mo math:stretchy="false">=</math:mo>
        <math:mn>0.01</math:mn>
      </math:mrow>
      <math:mi>X</math:mi>
    </math:mrow>
    <math:annotation math:encoding="StarMath 5.0">y_0 = 0.01 X</math:annotation>
  </math:semantics>
</math:math>
</file>

<file path=Object 23/content.xml><?xml version="1.0" encoding="utf-8"?>
<!DOCTYPE math  PUBLIC '-//OpenOffice.org//DTD Modified W3C MathML 1.01//EN'  'math.dtd'>
<math:math xmlns:math="http://www.w3.org/1998/Math/MathML">
  <math:semantics>
    <math:mrow>
      <math:mfrac>
        <math:mrow>
          <math:msub>
            <math:mstyle math:fontweight="bold">
              <math:mrow>
                <math:mi>v</math:mi>
              </math:mrow>
            </math:mstyle>
            <math:mn>1</math:mn>
          </math:msub>
          <math:mo math:stretchy="false">−</math:mo>
          <math:msub>
            <math:mstyle math:fontweight="bold">
              <math:mrow>
                <math:mi>v</math:mi>
              </math:mrow>
            </math:mstyle>
            <math:mn>0</math:mn>
          </math:msub>
        </math:mrow>
        <math:mi math:fontstyle="italic">ds</math:mi>
      </math:mfrac>
      <math:mo math:stretchy="false">=</math:mo>
      <math:mrow>
        <math:msub>
          <math:mstyle math:fontweight="bold">
            <math:mrow>
              <math:mi>v</math:mi>
            </math:mrow>
          </math:mstyle>
          <math:mrow>
            <math:mn>1</math:mn>
            <math:mo math:stretchy="false">/</math:mo>
            <math:mn>2</math:mn>
          </math:mrow>
        </math:msub>
        <math:mo math:stretchy="false">×</math:mo>
        <math:mstyle math:fontweight="bold">
          <math:mrow>
            <math:mo math:stretchy="false">Ω</math:mo>
          </math:mrow>
        </math:mstyle>
      </math:mrow>
    </math:mrow>
    <math:annotation math:encoding="StarMath 5.0">{{bold v}_1 - {bold v}_0} over ds = {bold v}_{1/2} times bold %OMEGA</math:annotation>
  </math:semantics>
</math:math>
</file>

<file path=Object 230/content.xml><?xml version="1.0" encoding="utf-8"?>
<!DOCTYPE math  PUBLIC '-//OpenOffice.org//DTD Modified W3C MathML 1.01//EN'  'math.dtd'>
<math:math xmlns:math="http://www.w3.org/1998/Math/MathML">
  <math:semantics>
    <math:mrow>
      <math:mrow>
        <math:msub>
          <math:mi>x</math:mi>
          <math:mi>i</math:mi>
        </math:msub>
        <math:mo math:stretchy="false">=</math:mo>
        <math:mi>X</math:mi>
      </math:mrow>
      <math:mo math:stretchy="false">=</math:mo>
      <math:mn>1</math:mn>
    </math:mrow>
    <math:annotation math:encoding="StarMath 5.0">x_i = X = 1</math:annotation>
  </math:semantics>
</math:math>
</file>

<file path=Object 231/content.xml><?xml version="1.0" encoding="utf-8"?>
<!DOCTYPE math  PUBLIC '-//OpenOffice.org//DTD Modified W3C MathML 1.01//EN'  'math.dtd'>
<math:math xmlns:math="http://www.w3.org/1998/Math/MathML">
  <math:semantics>
    <math:msub>
      <math:mi>y</math:mi>
      <math:mn>0</math:mn>
    </math:msub>
    <math:annotation math:encoding="StarMath 5.0">y_0</math:annotation>
  </math:semantics>
</math:math>
</file>

<file path=Object 232/content.xml><?xml version="1.0" encoding="utf-8"?>
<!DOCTYPE math  PUBLIC '-//OpenOffice.org//DTD Modified W3C MathML 1.01//EN'  'math.dtd'>
<math:math xmlns:math="http://www.w3.org/1998/Math/MathML">
  <math:semantics>
    <math:msup>
      <math:mi math:fontstyle="italic">ds</math:mi>
      <math:mo math:stretchy="false"></math:mo>
    </math:msup>
    <math:annotation math:encoding="StarMath 5.0">ds^%prime</math:annotation>
  </math:semantics>
</math:math>
</file>

<file path=Object 233/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34/content.xml><?xml version="1.0" encoding="utf-8"?>
<!DOCTYPE math  PUBLIC '-//OpenOffice.org//DTD Modified W3C MathML 1.01//EN'  'math.dtd'>
<math:math xmlns:math="http://www.w3.org/1998/Math/MathML">
  <math:semantics>
    <math:mrow>
      <math:mn>2</math:mn>
      <math:mi math:fontstyle="italic">ds</math:mi>
    </math:mrow>
    <math:annotation math:encoding="StarMath 5.0">2 ds</math:annotation>
  </math:semantics>
</math:math>
</file>

<file path=Object 235/content.xml><?xml version="1.0" encoding="utf-8"?>
<!DOCTYPE math  PUBLIC '-//OpenOffice.org//DTD Modified W3C MathML 1.01//EN'  'math.dtd'>
<math:math xmlns:math="http://www.w3.org/1998/Math/MathML">
  <math:semantics>
    <math:msub>
      <math:mo math:stretchy="false">ε</math:mo>
      <math:mrow>
        <math:mn>1</math:mn>
        <math:mo math:stretchy="false">/</math:mo>
        <math:mn>2</math:mn>
      </math:mrow>
    </math:msub>
    <math:annotation math:encoding="StarMath 5.0">%epsilon_{1/2}</math:annotation>
  </math:semantics>
</math:math>
</file>

<file path=Object 236/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37/content.xml><?xml version="1.0" encoding="utf-8"?>
<!DOCTYPE math  PUBLIC '-//OpenOffice.org//DTD Modified W3C MathML 1.01//EN'  'math.dtd'>
<math:math xmlns:math="http://www.w3.org/1998/Math/MathML">
  <math:semantics>
    <math:msub>
      <math:mi math:fontstyle="italic">ds</math:mi>
      <math:mi math:fontstyle="italic">new</math:mi>
    </math:msub>
    <math:annotation math:encoding="StarMath 5.0">ds_new</math:annotation>
  </math:semantics>
</math:math>
</file>

<file path=Object 238/content.xml><?xml version="1.0" encoding="utf-8"?>
<!DOCTYPE math  PUBLIC '-//OpenOffice.org//DTD Modified W3C MathML 1.01//EN'  'math.dtd'>
<math:math xmlns:math="http://www.w3.org/1998/Math/MathML">
  <math:semantics>
    <math:mrow>
      <math:mfrac>
        <math:msub>
          <math:mo math:stretchy="false">ε</math:mo>
          <math:mrow>
            <math:mn>3</math:mn>
            <math:mo math:stretchy="false">/</math:mo>
            <math:mn>2</math:mn>
          </math:mrow>
        </math:msub>
        <math:msub>
          <math:mo math:stretchy="false">ε</math:mo>
          <math:mrow>
            <math:mn>1</math:mn>
            <math:mo math:stretchy="false">/</math:mo>
            <math:mn>2</math:mn>
          </math:mrow>
        </math:msub>
      </math:mfrac>
      <math:mo math:stretchy="false">&gt;</math:mo>
      <math:mn>0</math:mn>
    </math:mrow>
    <math:annotation math:encoding="StarMath 5.0">%epsilon_{3/2} over %epsilon_{1/2} &gt; 0</math:annotation>
  </math:semantics>
</math:math>
</file>

<file path=Object 2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4/content.xml><?xml version="1.0" encoding="utf-8"?>
<!DOCTYPE math  PUBLIC '-//OpenOffice.org//DTD Modified W3C MathML 1.01//EN'  'math.dtd'>
<math:math xmlns:math="http://www.w3.org/1998/Math/MathML">
  <math:semantics>
    <math:mrow>
      <math:mstyle math:fontweight="bold">
        <math:mrow>
          <math:mi>v</math:mi>
        </math:mrow>
      </math:mstyle>
      <math:mo math:stretchy="false">=</math:mo>
      <math:mrow>
        <math:mrow>
          <math:mi>d</math:mi>
          <math:mstyle math:fontweight="bold">
            <math:mrow>
              <math:mi>r</math:mi>
            </math:mrow>
          </math:mstyle>
        </math:mrow>
        <math:mo math:stretchy="false">/</math:mo>
        <math:mi math:fontstyle="italic">ds</math:mi>
      </math:mrow>
    </math:mrow>
    <math:annotation math:encoding="StarMath 5.0">bold v = {d bold r} / {ds}</math:annotation>
  </math:semantics>
</math:math>
</file>

<file path=Object 240/content.xml><?xml version="1.0" encoding="utf-8"?>
<!DOCTYPE math  PUBLIC '-//OpenOffice.org//DTD Modified W3C MathML 1.01//EN'  'math.dtd'>
<math:math xmlns:math="http://www.w3.org/1998/Math/MathML">
  <math:semantics>
    <math:mrow>
      <math:mrow>
        <math:msup>
          <math:mi>x</math:mi>
          <math:mo math:stretchy="false">✶</math:mo>
        </math:msup>
        <math:mo math:stretchy="false">=</math:mo>
        <math:mrow>
          <math:msub>
            <math:mi>x</math:mi>
            <math:mn>0</math:mn>
          </math:msub>
          <math:mo math:stretchy="false">−</math:mo>
          <math:mfrac>
            <math:msub>
              <math:mo math:stretchy="false">ε</math:mo>
              <math:mn>0</math:mn>
            </math:msub>
            <math:msubsup>
              <math:mo math:stretchy="false">ε</math:mo>
              <math:mn>0</math:mn>
              <math:mo math:stretchy="false"></math:mo>
            </math:msubsup>
          </math:mfrac>
        </math:mrow>
      </math:mrow>
      <math:msup>
        <math:mi>cos</math:mi>
        <math:mn>2</math:mn>
      </math:msup>
      <math:mo math:stretchy="false">α</math:mo>
    </math:mrow>
    <math:annotation math:encoding="StarMath 5.0">x^%star = x_0 - %epsilon_0 over {%epsilon^%prime_0} cos^2 %alpha </math:annotation>
  </math:semantics>
</math:math>
</file>

<file path=Object 241/content.xml><?xml version="1.0" encoding="utf-8"?>
<!DOCTYPE math  PUBLIC '-//OpenOffice.org//DTD Modified W3C MathML 1.01//EN'  'math.dtd'>
<math:math xmlns:math="http://www.w3.org/1998/Math/MathML">
  <math:semantics>
    <math:mrow>
      <math:mi>n</math:mi>
      <math:mo math:stretchy="false">=</math:mo>
      <math:msqrt>
        <math:mo math:stretchy="false">ε</math:mo>
      </math:msqrt>
    </math:mrow>
    <math:annotation math:encoding="StarMath 5.0">n = sqrt { %epsilon }</math:annotation>
  </math:semantics>
</math:math>
</file>

<file path=Object 242/content.xml><?xml version="1.0" encoding="utf-8"?>
<!DOCTYPE math  PUBLIC '-//OpenOffice.org//DTD Modified W3C MathML 1.01//EN'  'math.dtd'>
<math:math xmlns:math="http://www.w3.org/1998/Math/MathML">
  <math:semantics>
    <math:mrow>
      <math:msub>
        <math:mo math:stretchy="false">ω</math:mo>
        <math:mi>p</math:mi>
      </math:msub>
      <math:mo math:stretchy="false">=</math:mo>
      <math:msqrt>
        <math:mfrac>
          <math:mrow>
            <math:mn>4</math:mn>
            <math:mo math:stretchy="false">π</math:mo>
            <math:msup>
              <math:mi>e</math:mi>
              <math:mn>2</math:mn>
            </math:msup>
            <math:msub>
              <math:mi>n</math:mi>
              <math:mi>e</math:mi>
            </math:msub>
          </math:mrow>
          <math:msub>
            <math:mi>m</math:mi>
            <math:mi>e</math:mi>
          </math:msub>
        </math:mfrac>
      </math:msqrt>
    </math:mrow>
    <math:annotation math:encoding="StarMath 5.0">%omega_p = sqrt {{4%pi e^2 n_e} over {m_e}}</math:annotation>
  </math:semantics>
</math:math>
</file>

<file path=Object 243/content.xml><?xml version="1.0" encoding="utf-8"?>
<!DOCTYPE math  PUBLIC '-//OpenOffice.org//DTD Modified W3C MathML 1.01//EN'  'math.dtd'>
<math:math xmlns:math="http://www.w3.org/1998/Math/MathML">
  <math:semantics>
    <math:mrow>
      <math:mo math:stretchy="false">ε</math:mo>
      <math:mo math:stretchy="false">=</math:mo>
      <math:mrow>
        <math:mn>1</math:mn>
        <math:mo math:stretchy="false">−</math:mo>
        <math:mfrac>
          <math:msubsup>
            <math:mo math:stretchy="false">ω</math:mo>
            <math:mi>p</math:mi>
            <math:mn>2</math:mn>
          </math:msubsup>
          <math:msup>
            <math:mo math:stretchy="false">ω</math:mo>
            <math:mn>2</math:mn>
          </math:msup>
        </math:mfrac>
      </math:mrow>
    </math:mrow>
    <math:annotation math:encoding="StarMath 5.0">%epsilon = 1 -{%omega_p^2 } over {%omega^2}</math:annotation>
  </math:semantics>
</math:math>
</file>

<file path=Object 244/content.xml><?xml version="1.0" encoding="utf-8"?>
<!DOCTYPE math  PUBLIC '-//OpenOffice.org//DTD Modified W3C MathML 1.01//EN'  'math.dtd'>
<math:math xmlns:math="http://www.w3.org/1998/Math/MathML">
  <math:semantics>
    <math:mrow>
      <math:mo math:stretchy="false">ε</math:mo>
      <math:mo math:stretchy="false">=</math:mo>
      <math:mrow>
        <math:mn>1</math:mn>
        <math:mo math:stretchy="false">−</math:mo>
        <math:mfrac>
          <math:mo math:stretchy="false">ρ</math:mo>
          <math:msub>
            <math:mo math:stretchy="false">ρ</math:mo>
            <math:mi math:fontstyle="italic">cr</math:mi>
          </math:msub>
        </math:mfrac>
      </math:mrow>
    </math:mrow>
    <math:annotation math:encoding="StarMath 5.0">%epsilon = 1 - %rho over {%rho_cr}</math:annotation>
  </math:semantics>
</math:math>
</file>

<file path=Object 245/content.xml><?xml version="1.0" encoding="utf-8"?>
<!DOCTYPE math  PUBLIC '-//OpenOffice.org//DTD Modified W3C MathML 1.01//EN'  'math.dtd'>
<math:math xmlns:math="http://www.w3.org/1998/Math/MathML">
  <math:semantics>
    <math:mrow>
      <math:msup>
        <math:mn>1</math:mn>
        <math:mi>o</math:mi>
      </math:msup>
      <math:mi>,</math:mi>
      <math:msup>
        <math:mn>10</math:mn>
        <math:mi>o</math:mi>
      </math:msup>
      <math:mi>,</math:mi>
      <math:msup>
        <math:mn>30</math:mn>
        <math:mi>o</math:mi>
      </math:msup>
      <math:mi>,</math:mi>
      <math:mtext>and</math:mtext>
      <math:msup>
        <math:mn>60</math:mn>
        <math:mi>o</math:mi>
      </math:msup>
    </math:mrow>
    <math:annotation math:encoding="StarMath 5.0">1^o, 10^o, 30^o, "and" {60^o}</math:annotation>
  </math:semantics>
</math:math>
</file>

<file path=Object 246/content.xml><?xml version="1.0" encoding="utf-8"?>
<!DOCTYPE math  PUBLIC '-//OpenOffice.org//DTD Modified W3C MathML 1.01//EN'  'math.dtd'>
<math:math xmlns:math="http://www.w3.org/1998/Math/MathML">
  <math:semantics>
    <math:mrow>
      <math:mstyle math:fontsize="9pt">
        <math:mrow>
          <math:mo math:stretchy="false">∇</math:mo>
        </math:mrow>
      </math:mstyle>
      <math:mrow>
        <math:mi>n</math:mi>
        <math:mo math:stretchy="false">=</math:mo>
        <math:mstyle math:fontsize="9pt">
          <math:mrow>
            <math:mo math:stretchy="false">∇</math:mo>
          </math:mrow>
        </math:mstyle>
      </math:mrow>
      <math:mrow>
        <math:msqrt>
          <math:mo math:stretchy="false">ε</math:mo>
        </math:msqrt>
        <math:mo math:stretchy="false">=</math:mo>
        <math:mfrac>
          <math:mrow>
            <math:mstyle math:fontsize="9pt">
              <math:mrow>
                <math:mo math:stretchy="false">∇</math:mo>
              </math:mrow>
            </math:mstyle>
            <math:mo math:stretchy="false">ε</math:mo>
          </math:mrow>
          <math:mrow>
            <math:mn>2</math:mn>
            <math:msqrt>
              <math:mo math:stretchy="false">ε</math:mo>
            </math:msqrt>
          </math:mrow>
        </math:mfrac>
      </math:mrow>
    </math:mrow>
    <math:annotation math:encoding="StarMath 5.0">size -3 nabla n = size -3 nabla {sqrt {%epsilon}} = {size -3 nabla %epsilon} over {2 sqrt {%epsilon}}</math:annotation>
  </math:semantics>
</math:math>
</file>

<file path=Object 247/content.xml><?xml version="1.0" encoding="utf-8"?>
<!DOCTYPE math  PUBLIC '-//OpenOffice.org//DTD Modified W3C MathML 1.01//EN'  'math.dtd'>
<math:math xmlns:math="http://www.w3.org/1998/Math/MathML">
  <math:semantics>
    <math:mrow>
      <math:mfrac>
        <math:mrow>
          <math:mstyle math:fontsize="9pt">
            <math:mrow>
              <math:mo math:stretchy="false">∇</math:mo>
            </math:mrow>
          </math:mstyle>
          <math:mi>n</math:mi>
        </math:mrow>
        <math:mi>n</math:mi>
      </math:mfrac>
      <math:mo math:stretchy="false">=</math:mo>
      <math:mfrac>
        <math:mrow>
          <math:mstyle math:fontsize="9pt">
            <math:mrow>
              <math:mo math:stretchy="false">∇</math:mo>
            </math:mrow>
          </math:mstyle>
          <math:mo math:stretchy="false">ε</math:mo>
        </math:mrow>
        <math:mrow>
          <math:mn>2</math:mn>
          <math:mo math:stretchy="false">ε</math:mo>
        </math:mrow>
      </math:mfrac>
    </math:mrow>
    <math:annotation math:encoding="StarMath 5.0">{size -3 nabla n} over n =  {size -3 nabla %epsilon} over {2 %epsilon }</math:annotation>
  </math:semantics>
</math:math>
</file>

<file path=Object 248/content.xml><?xml version="1.0" encoding="utf-8"?>
<!DOCTYPE math  PUBLIC '-//OpenOffice.org//DTD Modified W3C MathML 1.01//EN'  'math.dtd'>
<math:math xmlns:math="http://www.w3.org/1998/Math/MathML">
  <math:semantics>
    <math:mrow>
      <math:msup>
        <math:mstyle math:fontweight="bold">
          <math:mrow>
            <math:mi>r</math:mi>
          </math:mrow>
        </math:mstyle>
        <math:mo math:stretchy="false"></math:mo>
      </math:msup>
      <math:mo math:stretchy="false">=</math:mo>
      <math:mrow>
        <math:mstyle math:fontweight="bold">
          <math:mrow>
            <math:mi>r</math:mi>
          </math:mrow>
        </math:mstyle>
        <math:mo math:stretchy="false">+</math:mo>
        <math:mover math:accent="true">
          <math:mi math:fontstyle="italic">StepY</math:mi>
          <math:mo math:stretchy="false">→</math:mo>
        </math:mover>
      </math:mrow>
    </math:mrow>
    <math:annotation math:encoding="StarMath 5.0">{bold r}^%prime = bold r + widevec StepY</math:annotation>
  </math:semantics>
</math:math>
</file>

<file path=Object 249/content.xml><?xml version="1.0" encoding="utf-8"?>
<!DOCTYPE math  PUBLIC '-//OpenOffice.org//DTD Modified W3C MathML 1.01//EN'  'math.dtd'>
<math:math xmlns:math="http://www.w3.org/1998/Math/MathML">
  <math:semantics>
    <math:mover math:accent="true">
      <math:mi math:fontstyle="italic">StepY</math:mi>
      <math:mo math:stretchy="false">→</math:mo>
    </math:mover>
    <math:annotation math:encoding="StarMath 5.0">widevec StepY</math:annotation>
  </math:semantics>
</math:math>
</file>

<file path=Object 25/content.xml><?xml version="1.0" encoding="utf-8"?>
<!DOCTYPE math  PUBLIC '-//OpenOffice.org//DTD Modified W3C MathML 1.01//EN'  'math.dtd'>
<math:math xmlns:math="http://www.w3.org/1998/Math/MathML">
  <math:semantics>
    <math:mstyle math:fontweight="bold">
      <math:mrow>
        <math:mo math:stretchy="false">Ω</math:mo>
      </math:mrow>
    </math:mstyle>
    <math:annotation math:encoding="StarMath 5.0">bold %OMEGA</math:annotation>
  </math:semantics>
</math:math>
</file>

<file path=Object 250/content.xml><?xml version="1.0" encoding="utf-8"?>
<!DOCTYPE math  PUBLIC '-//OpenOffice.org//DTD Modified W3C MathML 1.01//EN'  'math.dtd'>
<math:math xmlns:math="http://www.w3.org/1998/Math/MathML">
  <math:semantics>
    <math:mrow>
      <math:mrow>
        <math:msub>
          <math:mstyle math:fontweight="bold">
            <math:mrow>
              <math:mi>v</math:mi>
            </math:mrow>
          </math:mstyle>
          <math:mo math:stretchy="false">∥</math:mo>
        </math:msub>
        <math:mo math:stretchy="false">=</math:mo>
        <math:mfrac>
          <math:mrow>
            <math:mo math:stretchy="false">(</math:mo>
            <math:mrow>
              <math:mrow>
                <math:mstyle math:fontweight="bold">
                  <math:mrow>
                    <math:mi>v</math:mi>
                  </math:mrow>
                </math:mstyle>
                <math:mo math:stretchy="false">⋅</math:mo>
                <math:mstyle math:fontsize="10pt">
                  <math:mrow>
                    <math:mo math:stretchy="false">∇</math:mo>
                  </math:mrow>
                </math:mstyle>
              </math:mrow>
              <math:mo math:stretchy="false">ε</math:mo>
            </math:mrow>
            <math:mo math:stretchy="false">)</math:mo>
          </math:mrow>
          <math:msup>
            <math:mfenced math:open="∣" math:close="∣">
              <math:mrow>
                <math:mstyle math:fontsize="10pt">
                  <math:mrow>
                    <math:mo math:stretchy="false">∇</math:mo>
                  </math:mrow>
                </math:mstyle>
                <math:mo math:stretchy="false">ε</math:mo>
              </math:mrow>
            </math:mfenced>
            <math:mn>2</math:mn>
          </math:msup>
        </math:mfrac>
      </math:mrow>
      <math:mstyle math:fontsize="10pt">
        <math:mrow>
          <math:mo math:stretchy="false">∇</math:mo>
        </math:mrow>
      </math:mstyle>
      <math:mo math:stretchy="false">ε</math:mo>
    </math:mrow>
    <math:annotation math:encoding="StarMath 5.0">{bold v}_%paral = ({bold v} cdot {size -2 nabla} %epsilon) over {abs{{size -2 nabla} %epsilon}}^2 {size -2 nabla} %epsilon</math:annotation>
  </math:semantics>
</math:math>
</file>

<file path=Object 251/content.xml><?xml version="1.0" encoding="utf-8"?>
<!DOCTYPE math  PUBLIC '-//OpenOffice.org//DTD Modified W3C MathML 1.01//EN'  'math.dtd'>
<math:math xmlns:math="http://www.w3.org/1998/Math/MathML">
  <math:semantics>
    <math:mrow>
      <math:mrow>
        <math:msub>
          <math:mstyle math:fontweight="bold">
            <math:mrow>
              <math:mi>v</math:mi>
            </math:mrow>
          </math:mstyle>
          <math:mo math:stretchy="false">∥</math:mo>
        </math:msub>
        <math:mo math:stretchy="false">=</math:mo>
        <math:mi>L</math:mi>
      </math:mrow>
      <math:mi>cos</math:mi>
      <math:mo math:stretchy="false">α</math:mo>
      <math:mstyle math:fontsize="10pt">
        <math:mrow>
          <math:mo math:stretchy="false">∇</math:mo>
        </math:mrow>
      </math:mstyle>
      <math:mo math:stretchy="false">ε</math:mo>
    </math:mrow>
    <math:annotation math:encoding="StarMath 5.0">{bold v}_%paral = L cos %alpha {size -2 nabla} %epsilon</math:annotation>
  </math:semantics>
</math:math>
</file>

<file path=Object 252/content.xml><?xml version="1.0" encoding="utf-8"?>
<!DOCTYPE math  PUBLIC '-//OpenOffice.org//DTD Modified W3C MathML 1.01//EN'  'math.dtd'>
<math:math xmlns:math="http://www.w3.org/1998/Math/MathML">
  <math:semantics>
    <math:mrow>
      <math:msup>
        <math:mn>1</math:mn>
        <math:mi>o</math:mi>
      </math:msup>
      <math:mi>,</math:mi>
      <math:msup>
        <math:mn>10</math:mn>
        <math:mi>o</math:mi>
      </math:msup>
      <math:mi>,</math:mi>
      <math:msup>
        <math:mn>30</math:mn>
        <math:mi>o</math:mi>
      </math:msup>
      <math:mi>,</math:mi>
      <math:mtext>and</math:mtext>
      <math:msup>
        <math:mn>60</math:mn>
        <math:mi>o</math:mi>
      </math:msup>
      <math:mn>.</math:mn>
    </math:mrow>
    <math:annotation math:encoding="StarMath 5.0">1^o, 10^o, 30^o, "and" {60^o}.</math:annotation>
  </math:semantics>
</math:math>
</file>

<file path=Object 26/content.xml><?xml version="1.0" encoding="utf-8"?>
<!DOCTYPE math  PUBLIC '-//OpenOffice.org//DTD Modified W3C MathML 1.01//EN'  'math.dtd'>
<math:math xmlns:math="http://www.w3.org/1998/Math/MathML">
  <math:semantics>
    <math:mrow>
      <math:mstyle math:fontweight="bold">
        <math:mrow>
          <math:mi>v</math:mi>
        </math:mrow>
      </math:mstyle>
      <math:mo math:stretchy="false">=</math:mo>
      <math:mrow>
        <math:mrow>
          <math:mi>d</math:mi>
          <math:mstyle math:fontweight="bold">
            <math:mrow>
              <math:mi>r</math:mi>
            </math:mrow>
          </math:mstyle>
        </math:mrow>
        <math:mo math:stretchy="false">/</math:mo>
        <math:mi math:fontstyle="italic">dt</math:mi>
      </math:mrow>
    </math:mrow>
    <math:annotation math:encoding="StarMath 5.0">bold v = {d bold r} / {dt}</math:annotation>
  </math:semantics>
</math:math>
</file>

<file path=Object 27/content.xml><?xml version="1.0" encoding="utf-8"?>
<!DOCTYPE math  PUBLIC '-//OpenOffice.org//DTD Modified W3C MathML 1.01//EN'  'math.dtd'>
<math:math xmlns:math="http://www.w3.org/1998/Math/MathML">
  <math:semantics>
    <math:mrow>
      <math:msup>
        <math:mi math:fontstyle="italic">ds</math:mi>
        <math:mn>2</math:mn>
      </math:msup>
      <math:mo math:stretchy="false">=</math:mo>
      <math:mrow>
        <math:mrow>
          <math:msup>
            <math:mi math:fontstyle="italic">dx</math:mi>
            <math:mn>2</math:mn>
          </math:msup>
          <math:mo math:stretchy="false">+</math:mo>
          <math:msup>
            <math:mi math:fontstyle="italic">dy</math:mi>
            <math:mn>2</math:mn>
          </math:msup>
        </math:mrow>
        <math:mo math:stretchy="false">+</math:mo>
        <math:msup>
          <math:mi math:fontstyle="italic">dz</math:mi>
          <math:mn>2</math:mn>
        </math:msup>
      </math:mrow>
    </math:mrow>
    <math:annotation math:encoding="StarMath 5.0">ds^2 = dx^2 + dy^2 + dz^2</math:annotation>
  </math:semantics>
</math:math>
</file>

<file path=Object 28/content.xml><?xml version="1.0" encoding="utf-8"?>
<!DOCTYPE math  PUBLIC '-//OpenOffice.org//DTD Modified W3C MathML 1.01//EN'  'math.dtd'>
<math:math xmlns:math="http://www.w3.org/1998/Math/MathML">
  <math:semantics>
    <math:mstyle math:fontweight="bold">
      <math:mrow>
        <math:msub>
          <math:mi>r</math:mi>
          <math:mn>0</math:mn>
        </math:msub>
      </math:mrow>
    </math:mstyle>
    <math:annotation math:encoding="StarMath 5.0">bold r_0</math:annotation>
  </math:semantics>
</math:math>
</file>

<file path=Object 29/content.xml><?xml version="1.0" encoding="utf-8"?>
<!DOCTYPE math  PUBLIC '-//OpenOffice.org//DTD Modified W3C MathML 1.01//EN'  'math.dtd'>
<math:math xmlns:math="http://www.w3.org/1998/Math/MathML">
  <math:semantics>
    <math:mstyle math:fontweight="bold">
      <math:mrow>
        <math:msub>
          <math:mi>v</math:mi>
          <math:mn>0</math:mn>
        </math:msub>
      </math:mrow>
    </math:mstyle>
    <math:annotation math:encoding="StarMath 5.0">bold v_0</math:annotation>
  </math:semantics>
</math:math>
</file>

<file path=Object 3/content.xml><?xml version="1.0" encoding="utf-8"?>
<!DOCTYPE math  PUBLIC '-//OpenOffice.org//DTD Modified W3C MathML 1.01//EN'  'math.dtd'>
<math:math xmlns:math="http://www.w3.org/1998/Math/MathML">
  <math:semantics>
    <math:mrow>
      <math:mrow>
        <math:mrow>
          <math:msup>
            <math:mi math:fontstyle="italic">ds</math:mi>
            <math:mn>2</math:mn>
          </math:msup>
          <math:mo math:stretchy="false">=</math:mo>
          <math:mrow>
            <math:mrow>
              <math:msup>
                <math:mi math:fontstyle="italic">dx</math:mi>
                <math:mn>2</math:mn>
              </math:msup>
              <math:mo math:stretchy="false">+</math:mo>
              <math:msup>
                <math:mi math:fontstyle="italic">dy</math:mi>
                <math:mn>2</math:mn>
              </math:msup>
            </math:mrow>
            <math:mo math:stretchy="false">+</math:mo>
            <math:msup>
              <math:mi math:fontstyle="italic">dz</math:mi>
              <math:mn>2</math:mn>
            </math:msup>
          </math:mrow>
        </math:mrow>
        <math:mo math:stretchy="false">=</math:mo>
        <math:mfenced math:open="" math:close="">
          <math:mrow>
            <math:mrow>
              <math:mfrac>
                <math:msup>
                  <math:mi math:fontstyle="italic">dx</math:mi>
                  <math:mn>2</math:mn>
                </math:msup>
                <math:mrow>
                  <math:mi>d</math:mi>
                  <math:msup>
                    <math:mo math:stretchy="false">τ</math:mo>
                    <math:mn>2</math:mn>
                  </math:msup>
                </math:mrow>
              </math:mfrac>
              <math:mo math:stretchy="false">+</math:mo>
              <math:mfrac>
                <math:msup>
                  <math:mi math:fontstyle="italic">dx</math:mi>
                  <math:mn>2</math:mn>
                </math:msup>
                <math:mrow>
                  <math:mi>d</math:mi>
                  <math:msup>
                    <math:mo math:stretchy="false">τ</math:mo>
                    <math:mn>2</math:mn>
                  </math:msup>
                </math:mrow>
              </math:mfrac>
            </math:mrow>
            <math:mo math:stretchy="false">+</math:mo>
            <math:mfrac>
              <math:msup>
                <math:mi math:fontstyle="italic">dx</math:mi>
                <math:mn>2</math:mn>
              </math:msup>
              <math:mrow>
                <math:mi>d</math:mi>
                <math:msup>
                  <math:mo math:stretchy="false">τ</math:mo>
                  <math:mn>2</math:mn>
                </math:msup>
              </math:mrow>
            </math:mfrac>
          </math:mrow>
        </math:mfenced>
      </math:mrow>
      <math:mi>d</math:mi>
      <math:mrow>
        <math:msup>
          <math:mo math:stretchy="false">τ</math:mo>
          <math:mn>2</math:mn>
        </math:msup>
        <math:mo math:stretchy="false">=</math:mo>
        <math:mfenced math:open="" math:close="">
          <math:mrow>
            <math:mrow>
              <math:mover math:accent="true">
                <math:msup>
                  <math:mi>x</math:mi>
                  <math:mn>2</math:mn>
                </math:msup>
                <math:mo math:stretchy="false">˙</math:mo>
              </math:mover>
              <math:mo math:stretchy="false">+</math:mo>
              <math:mover math:accent="true">
                <math:msup>
                  <math:mi>y</math:mi>
                  <math:mn>2</math:mn>
                </math:msup>
                <math:mo math:stretchy="false">˙</math:mo>
              </math:mover>
            </math:mrow>
            <math:mo math:stretchy="false">+</math:mo>
            <math:mover math:accent="true">
              <math:msup>
                <math:mi>z</math:mi>
                <math:mn>2</math:mn>
              </math:msup>
              <math:mo math:stretchy="false">˙</math:mo>
            </math:mover>
          </math:mrow>
        </math:mfenced>
      </math:mrow>
      <math:mi>d</math:mi>
      <math:msup>
        <math:mo math:stretchy="false">τ</math:mo>
        <math:mn>2</math:mn>
      </math:msup>
    </math:mrow>
    <math:annotation math:encoding="StarMath 5.0">ds^2 = dx^2 + dy^2 + dz^2 = left({dx^2} over {d%tau^2} + {dx^2} over {d%tau^2} + {dx^2} over {d%tau^2} right) d%tau^2 = left( dot x^2 + dot y^2 + dot z^2 right) d%tau^2</math:annotation>
  </math:semantics>
</math:math>
</file>

<file path=Object 30/content.xml><?xml version="1.0" encoding="utf-8"?>
<!DOCTYPE math  PUBLIC '-//OpenOffice.org//DTD Modified W3C MathML 1.01//EN'  'math.dtd'>
<math:math xmlns:math="http://www.w3.org/1998/Math/MathML">
  <math:semantics>
    <math:mstyle math:fontweight="bold">
      <math:mrow>
        <math:msub>
          <math:mi>r</math:mi>
          <math:mn>1</math:mn>
        </math:msub>
      </math:mrow>
    </math:mstyle>
    <math:annotation math:encoding="StarMath 5.0">bold r_1</math:annotation>
  </math:semantics>
</math:math>
</file>

<file path=Object 31/content.xml><?xml version="1.0" encoding="utf-8"?>
<!DOCTYPE math  PUBLIC '-//OpenOffice.org//DTD Modified W3C MathML 1.01//EN'  'math.dtd'>
<math:math xmlns:math="http://www.w3.org/1998/Math/MathML">
  <math:semantics>
    <math:mstyle math:fontweight="bold">
      <math:mrow>
        <math:msub>
          <math:mi>v</math:mi>
          <math:mn>1</math:mn>
        </math:msub>
      </math:mrow>
    </math:mstyle>
    <math:annotation math:encoding="StarMath 5.0">bold v_1</math:annotation>
  </math:semantics>
</math:math>
</file>

<file path=Object 32/content.xml><?xml version="1.0" encoding="utf-8"?>
<!DOCTYPE math  PUBLIC '-//OpenOffice.org//DTD Modified W3C MathML 1.01//EN'  'math.dtd'>
<math:math xmlns:math="http://www.w3.org/1998/Math/MathML">
  <math:semantics>
    <math:mi math:fontstyle="italic">ds</math:mi>
    <math:annotation math:encoding="StarMath 5.0">ds</math:annotation>
  </math:semantics>
</math:math>
</file>

<file path=Object 33/content.xml><?xml version="1.0" encoding="utf-8"?>
<!DOCTYPE math  PUBLIC '-//OpenOffice.org//DTD Modified W3C MathML 1.01//EN'  'math.dtd'>
<math:math xmlns:math="http://www.w3.org/1998/Math/MathML">
  <math:semantics>
    <math:mrow>
      <math:mi math:fontstyle="italic">ds</math:mi>
      <math:mo math:stretchy="false">/</math:mo>
      <math:mn>2</math:mn>
    </math:mrow>
    <math:annotation math:encoding="StarMath 5.0">{ds / 2}</math:annotation>
  </math:semantics>
</math:math>
</file>

<file path=Object 34/content.xml><?xml version="1.0" encoding="utf-8"?>
<!DOCTYPE math  PUBLIC '-//OpenOffice.org//DTD Modified W3C MathML 1.01//EN'  'math.dtd'>
<math:math xmlns:math="http://www.w3.org/1998/Math/MathML">
  <math:semantics>
    <math:mrow>
      <math:mi>n</math:mi>
      <math:mrow>
        <math:mo math:stretchy="false">(</math:mo>
        <math:mrow>
          <math:mstyle math:fontweight="bold">
            <math:mrow>
              <math:mi>r</math:mi>
            </math:mrow>
          </math:mstyle>
          <math:mi>,</math:mi>
          <math:mo math:stretchy="false">ω</math:mo>
        </math:mrow>
        <math:mo math:stretchy="false">)</math:mo>
      </math:mrow>
    </math:mrow>
    <math:annotation math:encoding="StarMath 5.0">n(bold r, %omega)</math:annotation>
  </math:semantics>
</math:math>
</file>

<file path=Object 35/content.xml><?xml version="1.0" encoding="utf-8"?>
<!DOCTYPE math  PUBLIC '-//OpenOffice.org//DTD Modified W3C MathML 1.01//EN'  'math.dtd'>
<math:math xmlns:math="http://www.w3.org/1998/Math/MathML">
  <math:semantics>
    <math:mrow>
      <math:mstyle math:fontweight="bold">
        <math:mrow>
          <math:mi>r</math:mi>
        </math:mrow>
      </math:mstyle>
      <math:mo math:stretchy="false">=</math:mo>
      <math:mrow>
        <math:mo math:stretchy="false">∥</math:mo>
        <math:mrow>
          <math:mi>x</math:mi>
          <math:mi>,</math:mi>
          <math:mi>y</math:mi>
          <math:mi>,</math:mi>
          <math:mi>z</math:mi>
        </math:mrow>
        <math:mo math:stretchy="false">∥</math:mo>
      </math:mrow>
    </math:mrow>
    <math:annotation math:encoding="StarMath 5.0">bold r = ldline {x, y, z} rdline</math:annotation>
  </math:semantics>
</math:math>
</file>

<file path=Object 36/content.xml><?xml version="1.0" encoding="utf-8"?>
<!DOCTYPE math  PUBLIC '-//OpenOffice.org//DTD Modified W3C MathML 1.01//EN'  'math.dtd'>
<math:math xmlns:math="http://www.w3.org/1998/Math/MathML">
  <math:semantics>
    <math:mrow>
      <math:mo math:stretchy="false">ρ</math:mo>
      <math:mrow>
        <math:mo math:stretchy="false">(</math:mo>
        <math:mstyle math:fontweight="bold">
          <math:mrow>
            <math:mi>r</math:mi>
          </math:mrow>
        </math:mstyle>
        <math:mo math:stretchy="false">)</math:mo>
      </math:mrow>
    </math:mrow>
    <math:annotation math:encoding="StarMath 5.0">%rho(bold r)</math:annotation>
  </math:semantics>
</math:math>
</file>

<file path=Object 37/content.xml><?xml version="1.0" encoding="utf-8"?>
<!DOCTYPE math  PUBLIC '-//OpenOffice.org//DTD Modified W3C MathML 1.01//EN'  'math.dtd'>
<math:math xmlns:math="http://www.w3.org/1998/Math/MathML">
  <math:semantics>
    <math:mrow>
      <math:mfrac>
        <math:mrow>
          <math:msup>
            <math:mi>d</math:mi>
            <math:mn>2</math:mn>
          </math:msup>
          <math:mstyle math:fontweight="bold">
            <math:mrow>
              <math:mi>r</math:mi>
            </math:mrow>
          </math:mstyle>
        </math:mrow>
        <math:msup>
          <math:mi math:fontstyle="italic">ds</math:mi>
          <math:mn>2</math:mn>
        </math:msup>
      </math:mfrac>
      <math:mo math:stretchy="false">=</math:mo>
      <math:mrow>
        <math:mfrac>
          <math:mrow>
            <math:mi>d</math:mi>
            <math:mstyle math:fontweight="bold">
              <math:mrow>
                <math:mi>r</math:mi>
              </math:mrow>
            </math:mstyle>
          </math:mrow>
          <math:mi math:fontstyle="italic">ds</math:mi>
        </math:mfrac>
        <math:mo math:stretchy="false">×</math:mo>
        <math:mfenced math:open="" math:close="">
          <math:mrow>
            <math:mfrac>
              <math:mrow>
                <math:mstyle math:fontsize="9pt">
                  <math:mrow>
                    <math:mo math:stretchy="false">∇</math:mo>
                  </math:mrow>
                </math:mstyle>
                <math:mi>n</math:mi>
              </math:mrow>
              <math:mi>n</math:mi>
            </math:mfrac>
            <math:mo math:stretchy="false">×</math:mo>
            <math:mfrac>
              <math:mrow>
                <math:mi>d</math:mi>
                <math:mstyle math:fontweight="bold">
                  <math:mrow>
                    <math:mi>r</math:mi>
                  </math:mrow>
                </math:mstyle>
              </math:mrow>
              <math:mi math:fontstyle="italic">ds</math:mi>
            </math:mfrac>
          </math:mrow>
        </math:mfenced>
      </math:mrow>
    </math:mrow>
    <math:annotation math:encoding="StarMath 5.0">{d^2 bold r} over {ds^2} = { {d bold r} over {ds} } times left( {{size -3 nabla n} over n} times {{d bold r} over {ds}} right) </math:annotation>
  </math:semantics>
</math:math>
</file>

<file path=Object 38/content.xml><?xml version="1.0" encoding="utf-8"?>
<!DOCTYPE math  PUBLIC '-//OpenOffice.org//DTD Modified W3C MathML 1.01//EN'  'math.dtd'>
<math:math xmlns:math="http://www.w3.org/1998/Math/MathML">
  <math:semantics>
    <math:mrow>
      <math:mrow>
        <math:mi>x</math:mi>
        <math:mo math:stretchy="false">=</math:mo>
        <math:mi>x</math:mi>
      </math:mrow>
      <math:mrow>
        <math:mo math:stretchy="false">(</math:mo>
        <math:mo math:stretchy="false">τ</math:mo>
        <math:mo math:stretchy="false">)</math:mo>
      </math:mrow>
      <math:mi>;</math:mi>
      <math:mrow>
        <math:mi>y</math:mi>
        <math:mo math:stretchy="false">=</math:mo>
        <math:mi>y</math:mi>
      </math:mrow>
      <math:mrow>
        <math:mo math:stretchy="false">(</math:mo>
        <math:mo math:stretchy="false">τ</math:mo>
        <math:mo math:stretchy="false">)</math:mo>
      </math:mrow>
      <math:mi>;</math:mi>
      <math:mrow>
        <math:mi>z</math:mi>
        <math:mo math:stretchy="false">=</math:mo>
        <math:mi>z</math:mi>
      </math:mrow>
      <math:mrow>
        <math:mo math:stretchy="false">(</math:mo>
        <math:mo math:stretchy="false">τ</math:mo>
        <math:mo math:stretchy="false">)</math:mo>
      </math:mrow>
    </math:mrow>
    <math:annotation math:encoding="StarMath 5.0">x = x(%tau); y = y(%tau); z = z(%tau)</math:annotation>
  </math:semantics>
</math:math>
</file>

<file path=Object 39/content.xml><?xml version="1.0" encoding="utf-8"?>
<!DOCTYPE math  PUBLIC '-//OpenOffice.org//DTD Modified W3C MathML 1.01//EN'  'math.dtd'>
<math:math xmlns:math="http://www.w3.org/1998/Math/MathML">
  <math:semantics>
    <math:mstyle math:fontweight="bold">
      <math:mrow>
        <math:mi>r</math:mi>
      </math:mrow>
    </math:mstyle>
    <math:annotation math:encoding="StarMath 5.0">bold r</math:annotation>
  </math:semantics>
</math:math>
</file>

<file path=Object 4/content.xml><?xml version="1.0" encoding="utf-8"?>
<!DOCTYPE math  PUBLIC '-//OpenOffice.org//DTD Modified W3C MathML 1.01//EN'  'math.dtd'>
<math:math xmlns:math="http://www.w3.org/1998/Math/MathML">
  <math:semantics>
    <math:msub>
      <math:mo math:stretchy="false">ω</math:mo>
      <math:mi>p</math:mi>
    </math:msub>
    <math:annotation math:encoding="StarMath 5.0">%omega_p</math:annotation>
  </math:semantics>
</math:math>
</file>

<file path=Object 40/content.xml><?xml version="1.0" encoding="utf-8"?>
<!DOCTYPE math  PUBLIC '-//OpenOffice.org//DTD Modified W3C MathML 1.01//EN'  'math.dtd'>
<math:math xmlns:math="http://www.w3.org/1998/Math/MathML">
  <math:semantics>
    <math:mrow>
      <math:mfrac>
        <math:mrow>
          <math:mi>d</math:mi>
          <math:mstyle math:fontweight="bold">
            <math:mrow>
              <math:mi>r</math:mi>
            </math:mrow>
          </math:mstyle>
        </math:mrow>
        <math:mi math:fontstyle="italic">ds</math:mi>
      </math:mfrac>
      <math:mo math:stretchy="false">=</math:mo>
      <math:mstyle math:fontweight="bold">
        <math:mrow>
          <math:mi>v</math:mi>
        </math:mrow>
      </math:mstyle>
    </math:mrow>
    <math:annotation math:encoding="StarMath 5.0">{d bold r} over ds = bold v</math:annotation>
  </math:semantics>
</math:math>
</file>

<file path=Object 41/content.xml><?xml version="1.0" encoding="utf-8"?>
<!DOCTYPE math  PUBLIC '-//OpenOffice.org//DTD Modified W3C MathML 1.01//EN'  'math.dtd'>
<math:math xmlns:math="http://www.w3.org/1998/Math/MathML">
  <math:semantics>
    <math:mrow>
      <math:mfrac>
        <math:mrow>
          <math:mi>d</math:mi>
          <math:mstyle math:fontweight="bold">
            <math:mrow>
              <math:mi>v</math:mi>
            </math:mrow>
          </math:mstyle>
        </math:mrow>
        <math:mi math:fontstyle="italic">ds</math:mi>
      </math:mfrac>
      <math:mo math:stretchy="false">=</math:mo>
      <math:mrow>
        <math:mstyle math:fontweight="bold">
          <math:mrow>
            <math:mi>v</math:mi>
          </math:mrow>
        </math:mstyle>
        <math:mo math:stretchy="false">×</math:mo>
        <math:mfenced math:open="" math:close="">
          <math:mrow>
            <math:mfrac>
              <math:mrow>
                <math:mstyle math:fontsize="9pt">
                  <math:mrow>
                    <math:mo math:stretchy="false">∇</math:mo>
                  </math:mrow>
                </math:mstyle>
                <math:mi>n</math:mi>
              </math:mrow>
              <math:mi>n</math:mi>
            </math:mfrac>
            <math:mo math:stretchy="false">×</math:mo>
            <math:mstyle math:fontweight="bold">
              <math:mrow>
                <math:mi>v</math:mi>
              </math:mrow>
            </math:mstyle>
          </math:mrow>
        </math:mfenced>
      </math:mrow>
    </math:mrow>
    <math:annotation math:encoding="StarMath 5.0">{d bold v} over ds = {bold v} times left( {size -3 nabla n} over n times {bold v} right)</math:annotation>
  </math:semantics>
</math:math>
</file>

<file path=Object 42/content.xml><?xml version="1.0" encoding="utf-8"?>
<!DOCTYPE math  PUBLIC '-//OpenOffice.org//DTD Modified W3C MathML 1.01//EN'  'math.dtd'>
<math:math xmlns:math="http://www.w3.org/1998/Math/MathML">
  <math:semantics>
    <math:mrow>
      <math:mrow>
        <math:mrow>
          <math:mrow>
            <math:msup>
              <math:mstyle math:fontweight="bold">
                <math:mrow>
                  <math:mi>v</math:mi>
                </math:mrow>
              </math:mstyle>
              <math:mn>2</math:mn>
            </math:msup>
            <math:mo math:stretchy="false">=</math:mo>
            <math:msup>
              <math:mfenced math:open="" math:close="">
                <math:mfrac>
                  <math:mrow>
                    <math:mi>d</math:mi>
                    <math:mstyle math:fontweight="bold">
                      <math:mrow>
                        <math:mi>r</math:mi>
                      </math:mrow>
                    </math:mstyle>
                  </math:mrow>
                  <math:mrow>
                    <math:mi>d</math:mi>
                    <math:mi>s</math:mi>
                  </math:mrow>
                </math:mfrac>
              </math:mfenced>
              <math:mn>2</math:mn>
            </math:msup>
          </math:mrow>
          <math:mo math:stretchy="false">=</math:mo>
          <math:mfrac>
            <math:mrow>
              <math:mi>d</math:mi>
              <math:mrow>
                <math:msup>
                  <math:mi>x</math:mi>
                  <math:mn>2</math:mn>
                </math:msup>
                <math:mo math:stretchy="false">+</math:mo>
                <math:mi>d</math:mi>
              </math:mrow>
              <math:mrow>
                <math:msup>
                  <math:mi>y</math:mi>
                  <math:mn>2</math:mn>
                </math:msup>
                <math:mo math:stretchy="false">+</math:mo>
                <math:mi>d</math:mi>
              </math:mrow>
              <math:msup>
                <math:mi>z</math:mi>
                <math:mn>2</math:mn>
              </math:msup>
            </math:mrow>
            <math:mrow>
              <math:mi>d</math:mi>
              <math:msup>
                <math:mi>s</math:mi>
                <math:mn>2</math:mn>
              </math:msup>
            </math:mrow>
          </math:mfrac>
        </math:mrow>
        <math:mo math:stretchy="false">=</math:mo>
        <math:msup>
          <math:mfenced math:open="" math:close="">
            <math:mfrac>
              <math:mrow>
                <math:mi>d</math:mi>
                <math:mi>s</math:mi>
              </math:mrow>
              <math:mrow>
                <math:mi>d</math:mi>
                <math:mi>s</math:mi>
              </math:mrow>
            </math:mfrac>
          </math:mfenced>
          <math:mn>2</math:mn>
        </math:msup>
      </math:mrow>
      <math:mo math:stretchy="false">=</math:mo>
      <math:mn>1</math:mn>
    </math:mrow>
    <math:annotation math:encoding="StarMath 5.0">{bold v}^2 = left( {d bold r} over {d s} right)^2 = {d x^2 + d y^2 + d z^2} over {d s^2} = left( {d s} over {d s} right)^2 = 1</math:annotation>
  </math:semantics>
</math:math>
</file>

<file path=Object 43/content.xml><?xml version="1.0" encoding="utf-8"?>
<!DOCTYPE math  PUBLIC '-//OpenOffice.org//DTD Modified W3C MathML 1.01//EN'  'math.dtd'>
<math:math xmlns:math="http://www.w3.org/1998/Math/MathML">
  <math:semantics>
    <math:mrow>
      <math:mrow>
        <math:mstyle math:fontweight="bold">
          <math:mrow>
            <math:msub>
              <math:mi>r</math:mi>
              <math:mrow>
                <math:mn>1</math:mn>
                <math:mo math:stretchy="false">/</math:mo>
                <math:mn>2</math:mn>
              </math:mrow>
            </math:msub>
          </math:mrow>
        </math:mstyle>
        <math:mo math:stretchy="false">=</math:mo>
        <math:mrow>
          <math:mstyle math:fontweight="bold">
            <math:mrow>
              <math:msub>
                <math:mi>r</math:mi>
                <math:mn>0</math:mn>
              </math:msub>
            </math:mrow>
          </math:mstyle>
          <math:mo math:stretchy="false">+</math:mo>
          <math:mstyle math:fontweight="bold">
            <math:mrow>
              <math:msub>
                <math:mi>v</math:mi>
                <math:mn>0</math:mn>
              </math:msub>
            </math:mrow>
          </math:mstyle>
        </math:mrow>
      </math:mrow>
      <math:mstyle math:fontsize="10pt">
        <math:mrow>
          <math:mfrac>
            <math:mi math:fontstyle="italic">ds</math:mi>
            <math:mn>2</math:mn>
          </math:mfrac>
        </math:mrow>
      </math:mstyle>
    </math:mrow>
    <math:annotation math:encoding="StarMath 5.0">bold r_{1/2} = bold r_0 + bold v_0 size -2 {ds over 2}</math:annotation>
  </math:semantics>
</math:math>
</file>

<file path=Object 44/content.xml><?xml version="1.0" encoding="utf-8"?>
<!DOCTYPE math  PUBLIC '-//OpenOffice.org//DTD Modified W3C MathML 1.01//EN'  'math.dtd'>
<math:math xmlns:math="http://www.w3.org/1998/Math/MathML">
  <math:semantics>
    <math:mrow>
      <math:mstyle math:fontweight="bold">
        <math:mrow>
          <math:mi>v</math:mi>
        </math:mrow>
      </math:mstyle>
      <math:mo math:stretchy="false">=</math:mo>
      <math:mrow>
        <math:mrow>
          <math:mi>d</math:mi>
          <math:mstyle math:fontweight="bold">
            <math:mrow>
              <math:mi>r</math:mi>
            </math:mrow>
          </math:mstyle>
        </math:mrow>
        <math:mo math:stretchy="false">/</math:mo>
        <math:mi math:fontstyle="italic">ds</math:mi>
      </math:mrow>
    </math:mrow>
    <math:annotation math:encoding="StarMath 5.0">bold v = {d bold r} / {ds}</math:annotation>
  </math:semantics>
</math:math>
</file>

<file path=Object 45/content.xml><?xml version="1.0" encoding="utf-8"?>
<!DOCTYPE math  PUBLIC '-//OpenOffice.org//DTD Modified W3C MathML 1.01//EN'  'math.dtd'>
<math:math xmlns:math="http://www.w3.org/1998/Math/MathML">
  <math:semantics>
    <math:mrow>
      <math:mrow>
        <math:mstyle math:fontweight="bold">
          <math:mrow>
            <math:msub>
              <math:mo math:stretchy="false">Ω</math:mo>
              <math:mn>0</math:mn>
            </math:msub>
          </math:mrow>
        </math:mstyle>
        <math:mo math:stretchy="false">=</math:mo>
        <math:mrow>
          <math:msub>
            <math:mfenced math:open="" math:close="">
              <math:mfrac>
                <math:mrow>
                  <math:mstyle math:fontsize="8pt">
                    <math:mrow>
                      <math:mo math:stretchy="false">∇</math:mo>
                    </math:mrow>
                  </math:mstyle>
                  <math:mi>n</math:mi>
                </math:mrow>
                <math:mi>n</math:mi>
              </math:mfrac>
            </math:mfenced>
            <math:mfrac>
              <math:mn>1</math:mn>
              <math:mn>2</math:mn>
            </math:mfrac>
          </math:msub>
          <math:mo math:stretchy="false">×</math:mo>
          <math:mstyle math:fontweight="bold">
            <math:mrow>
              <math:msub>
                <math:mi>v</math:mi>
                <math:mn>0</math:mn>
              </math:msub>
            </math:mrow>
          </math:mstyle>
        </math:mrow>
      </math:mrow>
      <math:mstyle math:fontsize="10pt">
        <math:mrow>
          <math:mfrac>
            <math:mi math:fontstyle="italic">ds</math:mi>
            <math:mn>2</math:mn>
          </math:mfrac>
        </math:mrow>
      </math:mstyle>
    </math:mrow>
    <math:annotation math:encoding="StarMath 5.0">bold %OMEGA_0 = {left({size -4 nabla n} over n right)_{1 over 2}} times bold v_0 size -2 {ds over 2}</math:annotation>
  </math:semantics>
</math:math>
</file>

<file path=Object 46/content.xml><?xml version="1.0" encoding="utf-8"?>
<!DOCTYPE math  PUBLIC '-//OpenOffice.org//DTD Modified W3C MathML 1.01//EN'  'math.dtd'>
<math:math xmlns:math="http://www.w3.org/1998/Math/MathML">
  <math:semantics>
    <math:mrow>
      <math:mrow>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 {bold v}_0} = ({bold v}_1 + {bold v}_0) times bold %OMEGA size -2 {ds over 2}</math:annotation>
  </math:semantics>
</math:math>
</file>

<file path=Object 47/content.xml><?xml version="1.0" encoding="utf-8"?>
<!DOCTYPE math  PUBLIC '-//OpenOffice.org//DTD Modified W3C MathML 1.01//EN'  'math.dtd'>
<math:math xmlns:math="http://www.w3.org/1998/Math/MathML">
  <math:semantics>
    <math:msup>
      <math:mstyle math:fontweight="bold">
        <math:mrow>
          <math:mi>v</math:mi>
        </math:mrow>
      </math:mstyle>
      <math:mn>2</math:mn>
    </math:msup>
    <math:annotation math:encoding="StarMath 5.0">{bold v}^2</math:annotation>
  </math:semantics>
</math:math>
</file>

<file path=Object 48/content.xml><?xml version="1.0" encoding="utf-8"?>
<!DOCTYPE math  PUBLIC '-//OpenOffice.org//DTD Modified W3C MathML 1.01//EN'  'math.dtd'>
<math:math xmlns:math="http://www.w3.org/1998/Math/MathML">
  <math:semantics>
    <math:msup>
      <math:mstyle math:fontweight="bold">
        <math:mrow>
          <math:mi>v</math:mi>
        </math:mrow>
      </math:mstyle>
      <math:mn>2</math:mn>
    </math:msup>
    <math:annotation math:encoding="StarMath 5.0">{bold v}^2</math:annotation>
  </math:semantics>
</math:math>
</file>

<file path=Object 49/content.xml><?xml version="1.0" encoding="utf-8"?>
<!DOCTYPE math  PUBLIC '-//OpenOffice.org//DTD Modified W3C MathML 1.01//EN'  'math.dtd'>
<math:math xmlns:math="http://www.w3.org/1998/Math/MathML">
  <math:semantics>
    <math:mrow>
      <math:msup>
        <math:mstyle math:fontweight="bold">
          <math:mrow>
            <math:mi>v</math:mi>
          </math:mrow>
        </math:mstyle>
        <math:mn>2</math:mn>
      </math:msup>
      <math:mo math:stretchy="false">=</math:mo>
      <math:mn>1</math:mn>
    </math:mrow>
    <math:annotation math:encoding="StarMath 5.0">{bold v}^2 = 1</math:annotation>
  </math:semantics>
</math:math>
</file>

<file path=Object 5/content.xml><?xml version="1.0" encoding="utf-8"?>
<!DOCTYPE math  PUBLIC '-//OpenOffice.org//DTD Modified W3C MathML 1.01//EN'  'math.dtd'>
<math:math xmlns:math="http://www.w3.org/1998/Math/MathML">
  <math:semantics>
    <math:mrow>
      <math:mrow>
        <math:mi math:fontstyle="italic">ds</math:mi>
        <math:mo math:stretchy="false">=</math:mo>
        <math:msqrt>
          <math:mrow>
            <math:mover math:accent="true">
              <math:mstyle math:fontweight="bold">
                <math:mrow>
                  <math:mi>r</math:mi>
                </math:mrow>
              </math:mstyle>
              <math:mo math:stretchy="false">˙</math:mo>
            </math:mover>
            <math:mo math:stretchy="false">⋅</math:mo>
            <math:mover math:accent="true">
              <math:mstyle math:fontweight="bold">
                <math:mrow>
                  <math:mi>r</math:mi>
                </math:mrow>
              </math:mstyle>
              <math:mo math:stretchy="false">˙</math:mo>
            </math:mover>
          </math:mrow>
        </math:msqrt>
      </math:mrow>
      <math:mi>d</math:mi>
      <math:mo math:stretchy="false">τ</math:mo>
    </math:mrow>
    <math:annotation math:encoding="StarMath 5.0">ds = sqrt {dot {bold r} cdot dot {bold r}} d%tau</math:annotation>
  </math:semantics>
</math:math>
</file>

<file path=Object 50/content.xml><?xml version="1.0" encoding="utf-8"?>
<!DOCTYPE math  PUBLIC '-//OpenOffice.org//DTD Modified W3C MathML 1.01//EN'  'math.dtd'>
<math:math xmlns:math="http://www.w3.org/1998/Math/MathML">
  <math:semantics>
    <math:mrow>
      <math:mrow>
        <math:mfrac>
          <math:mrow>
            <math:msub>
              <math:mstyle math:fontweight="bold">
                <math:mrow>
                  <math:mi>v</math:mi>
                </math:mrow>
              </math:mstyle>
              <math:mn>1</math:mn>
            </math:msub>
            <math:mo math:stretchy="false">−</math:mo>
            <math:msub>
              <math:mstyle math:fontweight="bold">
                <math:mrow>
                  <math:mi>v</math:mi>
                </math:mrow>
              </math:mstyle>
              <math:mn>0</math:mn>
            </math:msub>
          </math:mrow>
          <math:mi math:fontstyle="italic">ds</math:mi>
        </math:mfrac>
        <math:mo math:stretchy="false">=</math:mo>
        <math:mfrac>
          <math:mn>1</math:mn>
          <math:mn>2</math:mn>
        </math:mfrac>
      </math:mrow>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row>
    <math:annotation math:encoding="StarMath 5.0">{{bold v}_1 - {bold v}_0} over ds = {1 over 2}({bold v}_1 + {bold v}_0) times bold %OMEGA</math:annotation>
  </math:semantics>
</math:math>
</file>

<file path=Object 51/content.xml><?xml version="1.0" encoding="utf-8"?>
<!DOCTYPE math  PUBLIC '-//OpenOffice.org//DTD Modified W3C MathML 1.01//EN'  'math.dtd'>
<math:math xmlns:math="http://www.w3.org/1998/Math/MathML">
  <math:semantics>
    <math:mrow>
      <math:mstyle math:fontweight="bold">
        <math:mrow>
          <math:mi>B</math:mi>
        </math:mrow>
      </math:mstyle>
      <math:mrow>
        <math:mrow>
          <math:mo math:stretchy="false">(</math:mo>
          <math:mrow>
            <math:mstyle math:fontweight="bold">
              <math:mrow>
                <math:mi>A</math:mi>
              </math:mrow>
            </math:mstyle>
            <math:mo math:stretchy="false">⋅</math:mo>
            <math:mstyle math:fontweight="bold">
              <math:mrow>
                <math:mi>C</math:mi>
              </math:mrow>
            </math:mstyle>
          </math:mrow>
          <math:mo math:stretchy="false">)</math:mo>
        </math:mrow>
        <math:mo math:stretchy="false">−</math:mo>
        <math:mstyle math:fontweight="bold">
          <math:mrow>
            <math:mi>C</math:mi>
          </math:mrow>
        </math:mstyle>
      </math:mrow>
      <math:mrow>
        <math:mrow>
          <math:mo math:stretchy="false">(</math:mo>
          <math:mrow>
            <math:mstyle math:fontweight="bold">
              <math:mrow>
                <math:mi>A</math:mi>
              </math:mrow>
            </math:mstyle>
            <math:mo math:stretchy="false">⋅</math:mo>
            <math:mstyle math:fontweight="bold">
              <math:mrow>
                <math:mi>B</math:mi>
              </math:mrow>
            </math:mstyle>
          </math:mrow>
          <math:mo math:stretchy="false">)</math:mo>
        </math:mrow>
        <math:mo math:stretchy="false">=</math:mo>
        <math:mrow>
          <math:mstyle math:fontweight="bold">
            <math:mrow>
              <math:mi>A</math:mi>
            </math:mrow>
          </math:mstyle>
          <math:mo math:stretchy="false">×</math:mo>
          <math:mrow>
            <math:mo math:stretchy="false">(</math:mo>
            <math:mrow>
              <math:mstyle math:fontweight="bold">
                <math:mrow>
                  <math:mi>B</math:mi>
                </math:mrow>
              </math:mstyle>
              <math:mo math:stretchy="false">×</math:mo>
              <math:mstyle math:fontweight="bold">
                <math:mrow>
                  <math:mi>C</math:mi>
                </math:mrow>
              </math:mstyle>
            </math:mrow>
            <math:mo math:stretchy="false">)</math:mo>
          </math:mrow>
        </math:mrow>
      </math:mrow>
    </math:mrow>
    <math:annotation math:encoding="StarMath 5.0">bold B(bold A cdot bold C) - bold C(bold A cdot bold B) = bold A times (bold B times bold C)</math:annotation>
  </math:semantics>
</math:math>
</file>

<file path=Object 52/content.xml><?xml version="1.0" encoding="utf-8"?>
<!DOCTYPE math  PUBLIC '-//OpenOffice.org//DTD Modified W3C MathML 1.01//EN'  'math.dtd'>
<math:math xmlns:math="http://www.w3.org/1998/Math/MathML">
  <math:semantics>
    <math:mrow>
      <math:mfrac>
        <math:mrow>
          <math:mi>d</math:mi>
          <math:mstyle math:fontweight="bold">
            <math:mrow>
              <math:mi>r</math:mi>
            </math:mrow>
          </math:mstyle>
        </math:mrow>
        <math:mrow>
          <math:mi>d</math:mi>
          <math:mi>s</math:mi>
        </math:mrow>
      </math:mfrac>
      <math:mrow>
        <math:mfenced math:open="" math:close="">
          <math:mrow>
            <math:mrow>
              <math:mfrac>
                <math:mrow>
                  <math:mi>d</math:mi>
                  <math:mstyle math:fontweight="bold">
                    <math:mrow>
                      <math:mi>r</math:mi>
                    </math:mrow>
                  </math:mstyle>
                </math:mrow>
                <math:mrow>
                  <math:mi>d</math:mi>
                  <math:mi>s</math:mi>
                </math:mrow>
              </math:mfrac>
              <math:mo math:stretchy="false">⋅</math:mo>
              <math:mstyle math:fontsize="10pt">
                <math:mrow>
                  <math:mo math:stretchy="false">∇</math:mo>
                </math:mrow>
              </math:mstyle>
            </math:mrow>
            <math:mi>n</math:mi>
          </math:mrow>
        </math:mfenced>
        <math:mo math:stretchy="false">=</math:mo>
        <math:mstyle math:fontsize="10pt">
          <math:mrow>
            <math:mo math:stretchy="false">∇</math:mo>
          </math:mrow>
        </math:mstyle>
      </math:mrow>
      <math:mi>n</math:mi>
      <math:mrow>
        <math:mrow>
          <math:mfenced math:open="" math:close="">
            <math:mrow>
              <math:mfrac>
                <math:mrow>
                  <math:mi>d</math:mi>
                  <math:mstyle math:fontweight="bold">
                    <math:mrow>
                      <math:mi>r</math:mi>
                    </math:mrow>
                  </math:mstyle>
                </math:mrow>
                <math:mrow>
                  <math:mi>d</math:mi>
                  <math:mi>s</math:mi>
                </math:mrow>
              </math:mfrac>
              <math:mo math:stretchy="false">⋅</math:mo>
              <math:mfrac>
                <math:mrow>
                  <math:mi>d</math:mi>
                  <math:mstyle math:fontweight="bold">
                    <math:mrow>
                      <math:mi>r</math:mi>
                    </math:mrow>
                  </math:mstyle>
                </math:mrow>
                <math:mrow>
                  <math:mi>d</math:mi>
                  <math:mi>s</math:mi>
                </math:mrow>
              </math:mfrac>
            </math:mrow>
          </math:mfenced>
          <math:mo math:stretchy="false">+</math:mo>
          <math:mrow>
            <math:mfrac>
              <math:mrow>
                <math:mi>d</math:mi>
                <math:mstyle math:fontweight="bold">
                  <math:mrow>
                    <math:mi>r</math:mi>
                  </math:mrow>
                </math:mstyle>
              </math:mrow>
              <math:mrow>
                <math:mi>d</math:mi>
                <math:mi>s</math:mi>
              </math:mrow>
            </math:mfrac>
            <math:mo math:stretchy="false">×</math:mo>
            <math:mfenced math:open="" math:close="">
              <math:mrow>
                <math:mrow>
                  <math:mfrac>
                    <math:mrow>
                      <math:mi>d</math:mi>
                      <math:mstyle math:fontweight="bold">
                        <math:mrow>
                          <math:mi>r</math:mi>
                        </math:mrow>
                      </math:mstyle>
                    </math:mrow>
                    <math:mrow>
                      <math:mi>d</math:mi>
                      <math:mi>s</math:mi>
                    </math:mrow>
                  </math:mfrac>
                  <math:mo math:stretchy="false">×</math:mo>
                  <math:mstyle math:fontsize="10pt">
                    <math:mrow>
                      <math:mo math:stretchy="false">∇</math:mo>
                    </math:mrow>
                  </math:mstyle>
                </math:mrow>
                <math:mi>n</math:mi>
              </math:mrow>
            </math:mfenced>
          </math:mrow>
        </math:mrow>
        <math:mo math:stretchy="false">=</math:mo>
        <math:mstyle math:fontsize="10pt">
          <math:mrow>
            <math:mo math:stretchy="false">∇</math:mo>
          </math:mrow>
        </math:mstyle>
      </math:mrow>
      <math:mrow>
        <math:mi>n</math:mi>
        <math:mo math:stretchy="false">+</math:mo>
        <math:mrow>
          <math:mfrac>
            <math:mrow>
              <math:mi>d</math:mi>
              <math:mstyle math:fontweight="bold">
                <math:mrow>
                  <math:mi>r</math:mi>
                </math:mrow>
              </math:mstyle>
            </math:mrow>
            <math:mrow>
              <math:mi>d</math:mi>
              <math:mi>s</math:mi>
            </math:mrow>
          </math:mfrac>
          <math:mo math:stretchy="false">×</math:mo>
          <math:mfenced math:open="" math:close="">
            <math:mrow>
              <math:mrow>
                <math:mfrac>
                  <math:mrow>
                    <math:mi>d</math:mi>
                    <math:mstyle math:fontweight="bold">
                      <math:mrow>
                        <math:mi>r</math:mi>
                      </math:mrow>
                    </math:mstyle>
                  </math:mrow>
                  <math:mrow>
                    <math:mi>d</math:mi>
                    <math:mi>s</math:mi>
                  </math:mrow>
                </math:mfrac>
                <math:mo math:stretchy="false">×</math:mo>
                <math:mstyle math:fontsize="10pt">
                  <math:mrow>
                    <math:mo math:stretchy="false">∇</math:mo>
                  </math:mrow>
                </math:mstyle>
              </math:mrow>
              <math:mi>n</math:mi>
            </math:mrow>
          </math:mfenced>
        </math:mrow>
      </math:mrow>
    </math:mrow>
    <math:annotation math:encoding="StarMath 5.0">{d bold r} over {d s} left( {{d bold r} over {d s}} cdot {size -2 nabla} n right) = 
{size -2 nabla} n left( {{d bold r} over {d s}} cdot {{d bold r} over {d s}} right) + {{d bold r} over {d s}} times left({{d bold r} over {d s}} times {size -2 nabla} n right) =
{size -2 nabla} n + {{d bold r} over {d s}} times left({{d bold r} over {d s}} times {size -2 nabla} n right)</math:annotation>
  </math:semantics>
</math:math>
</file>

<file path=Object 53/content.xml><?xml version="1.0" encoding="utf-8"?>
<!DOCTYPE math  PUBLIC '-//OpenOffice.org//DTD Modified W3C MathML 1.01//EN'  'math.dtd'>
<math:math xmlns:math="http://www.w3.org/1998/Math/MathML">
  <math:semantics>
    <math:mrow>
      <math:mfrac>
        <math:mi>d</math:mi>
        <math:mrow>
          <math:mi>d</math:mi>
          <math:mi>s</math:mi>
        </math:mrow>
      </math:mfrac>
      <math:mrow>
        <math:mfenced math:open="" math:close="">
          <math:mrow>
            <math:mi>n</math:mi>
            <math:mfrac>
              <math:mrow>
                <math:mi>d</math:mi>
                <math:mstyle math:fontweight="bold">
                  <math:mrow>
                    <math:mi>r</math:mi>
                  </math:mrow>
                </math:mstyle>
              </math:mrow>
              <math:mrow>
                <math:mi>d</math:mi>
                <math:mi>s</math:mi>
              </math:mrow>
            </math:mfrac>
          </math:mrow>
        </math:mfenced>
        <math:mo math:stretchy="false">−</math:mo>
        <math:mstyle math:fontsize="9pt">
          <math:mrow>
            <math:mo math:stretchy="false">∇</math:mo>
          </math:mrow>
        </math:mstyle>
      </math:mrow>
      <math:mrow>
        <math:mi>n</math:mi>
        <math:mo math:stretchy="false">=</math:mo>
        <math:mstyle math:fontsize="9pt">
          <math:mrow>
            <math:mo math:stretchy="false">∇</math:mo>
          </math:mrow>
        </math:mstyle>
      </math:mrow>
      <math:mrow>
        <math:mrow>
          <math:mi>n</math:mi>
          <math:mo math:stretchy="false">+</math:mo>
          <math:mrow>
            <math:mfrac>
              <math:mrow>
                <math:mi>d</math:mi>
                <math:mstyle math:fontweight="bold">
                  <math:mrow>
                    <math:mi>r</math:mi>
                  </math:mrow>
                </math:mstyle>
              </math:mrow>
              <math:mrow>
                <math:mi>d</math:mi>
                <math:mi>s</math:mi>
              </math:mrow>
            </math:mfrac>
            <math:mo math:stretchy="false">×</math:mo>
            <math:mfenced math:open="" math:close="">
              <math:mrow>
                <math:mrow>
                  <math:mfrac>
                    <math:mrow>
                      <math:mi>d</math:mi>
                      <math:mstyle math:fontweight="bold">
                        <math:mrow>
                          <math:mi>r</math:mi>
                        </math:mrow>
                      </math:mstyle>
                    </math:mrow>
                    <math:mrow>
                      <math:mi>d</math:mi>
                      <math:mi>s</math:mi>
                    </math:mrow>
                  </math:mfrac>
                  <math:mo math:stretchy="false">×</math:mo>
                  <math:mstyle math:fontsize="9pt">
                    <math:mrow>
                      <math:mo math:stretchy="false">∇</math:mo>
                    </math:mrow>
                  </math:mstyle>
                </math:mrow>
                <math:mi>n</math:mi>
              </math:mrow>
            </math:mfenced>
          </math:mrow>
        </math:mrow>
        <math:mo math:stretchy="false">+</math:mo>
        <math:mi>n</math:mi>
      </math:mrow>
      <math:mrow>
        <math:mfrac>
          <math:mrow>
            <math:msup>
              <math:mi>d</math:mi>
              <math:mn>2</math:mn>
            </math:msup>
            <math:mstyle math:fontweight="bold">
              <math:mrow>
                <math:mi>r</math:mi>
              </math:mrow>
            </math:mstyle>
          </math:mrow>
          <math:mrow>
            <math:mi>d</math:mi>
            <math:msup>
              <math:mi>s</math:mi>
              <math:mn>2</math:mn>
            </math:msup>
          </math:mrow>
        </math:mfrac>
        <math:mo math:stretchy="false">−</math:mo>
        <math:mstyle math:fontsize="9pt">
          <math:mrow>
            <math:mo math:stretchy="false">∇</math:mo>
          </math:mrow>
        </math:mstyle>
      </math:mrow>
      <math:mrow>
        <math:mi>n</math:mi>
        <math:mo math:stretchy="false">=</math:mo>
        <math:mn>0</math:mn>
      </math:mrow>
    </math:mrow>
    <math:annotation math:encoding="StarMath 5.0">{d over {d s} } left( n {d bold r} over {d s} right) - size -3 nabla n = 
size -3 nabla n + {{d bold r} over {d s}} times left({{d bold r} over {d s}} times size -3 nabla n right) + n {d^2 bold r} over {d s^2} - size -3 nabla n = 0
</math:annotation>
  </math:semantics>
</math:math>
</file>

<file path=Object 54/content.xml><?xml version="1.0" encoding="utf-8"?>
<!DOCTYPE math  PUBLIC '-//OpenOffice.org//DTD Modified W3C MathML 1.01//EN'  'math.dtd'>
<math:math xmlns:math="http://www.w3.org/1998/Math/MathML">
  <math:semantics>
    <math:mrow>
      <math:mrow>
        <math:mrow>
          <math:mrow>
            <math:mo math:stretchy="false">−</math:mo>
            <math:mfrac>
              <math:mrow>
                <math:mi>d</math:mi>
                <math:mstyle math:fontweight="bold">
                  <math:mrow>
                    <math:mi>r</math:mi>
                  </math:mrow>
                </math:mstyle>
              </math:mrow>
              <math:mrow>
                <math:mi>d</math:mi>
                <math:mi>s</math:mi>
              </math:mrow>
            </math:mfrac>
          </math:mrow>
          <math:mo math:stretchy="false">×</math:mo>
          <math:mfenced math:open="" math:close="">
            <math:mrow>
              <math:mstyle math:fontsize="9pt">
                <math:mrow>
                  <math:mo math:stretchy="false">∇</math:mo>
                </math:mrow>
              </math:mstyle>
              <math:mrow>
                <math:mi>n</math:mi>
                <math:mo math:stretchy="false">×</math:mo>
                <math:mfrac>
                  <math:mrow>
                    <math:mi>d</math:mi>
                    <math:mstyle math:fontweight="bold">
                      <math:mrow>
                        <math:mi>r</math:mi>
                      </math:mrow>
                    </math:mstyle>
                  </math:mrow>
                  <math:mrow>
                    <math:mi>d</math:mi>
                    <math:mi>s</math:mi>
                  </math:mrow>
                </math:mfrac>
              </math:mrow>
            </math:mrow>
          </math:mfenced>
        </math:mrow>
        <math:mo math:stretchy="false">+</math:mo>
        <math:mi>n</math:mi>
      </math:mrow>
      <math:mrow>
        <math:mfrac>
          <math:mrow>
            <math:msup>
              <math:mi>d</math:mi>
              <math:mn>2</math:mn>
            </math:msup>
            <math:mstyle math:fontweight="bold">
              <math:mrow>
                <math:mi>r</math:mi>
              </math:mrow>
            </math:mstyle>
          </math:mrow>
          <math:mrow>
            <math:mi>d</math:mi>
            <math:msup>
              <math:mi>s</math:mi>
              <math:mn>2</math:mn>
            </math:msup>
          </math:mrow>
        </math:mfrac>
        <math:mo math:stretchy="false">=</math:mo>
        <math:mn>0</math:mn>
      </math:mrow>
    </math:mrow>
    <math:annotation math:encoding="StarMath 5.0">-{{d bold r} over {d s}} times left( size -3 nabla n times {{d bold r} over {d s}} right) + n {d^2 bold r} over {d s^2} = 0
</math:annotation>
  </math:semantics>
</math:math>
</file>

<file path=Object 55/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style math:fontweight="bold">
          <math:mrow>
            <math:mo math:stretchy="false">Ω</math:mo>
          </math:mrow>
        </math:mstyle>
      </math:mrow>
      <math:mo math:stretchy="false">=</math:mo>
      <math:mrow>
        <math:msub>
          <math:mstyle math:fontweight="bold">
            <math:mrow>
              <math:mi>v</math:mi>
            </math:mrow>
          </math:mstyle>
          <math:mn>0</math:mn>
        </math:msub>
        <math:mo math:stretchy="false">⋅</math:mo>
        <math:mstyle math:fontweight="bold">
          <math:mrow>
            <math:mo math:stretchy="false">Ω</math:mo>
          </math:mrow>
        </math:mstyle>
      </math:mrow>
    </math:mrow>
    <math:annotation math:encoding="StarMath 5.0">{bold v}_1 cdot {bold %OMEGA} = {bold v}_0  cdot {bold %OMEGA}</math:annotation>
  </math:semantics>
</math:math>
</file>

<file path=Object 56/content.xml><?xml version="1.0" encoding="utf-8"?>
<!DOCTYPE math  PUBLIC '-//OpenOffice.org//DTD Modified W3C MathML 1.01//EN'  'math.dtd'>
<math:math xmlns:math="http://www.w3.org/1998/Math/MathML">
  <math:semantics>
    <math:mo math:stretchy="false">κ</math:mo>
    <math:annotation math:encoding="StarMath 5.0">%kappa</math:annotation>
  </math:semantics>
</math:math>
</file>

<file path=Object 57/content.xml><?xml version="1.0" encoding="utf-8"?>
<!DOCTYPE math  PUBLIC '-//OpenOffice.org//DTD Modified W3C MathML 1.01//EN'  'math.dtd'>
<math:math xmlns:math="http://www.w3.org/1998/Math/MathML">
  <math:semantics>
    <math:mrow>
      <math:mrow>
        <math:msup>
          <math:mi math:fontstyle="italic">ds</math:mi>
          <math:mo math:stretchy="false"></math:mo>
        </math:msup>
        <math:mo math:stretchy="false">=</math:mo>
        <math:mfrac>
          <math:mi math:fontstyle="italic">Tol</math:mi>
          <math:mrow>
            <math:mn>2</math:mn>
            <math:msqrt>
              <math:mo math:stretchy="false">κ</math:mo>
            </math:msqrt>
          </math:mrow>
        </math:mfrac>
      </math:mrow>
      <math:mi math:fontstyle="italic">ds</math:mi>
    </math:mrow>
    <math:annotation math:encoding="StarMath 5.0">ds^%prime = Tol over {2 sqrt{%kappa}} ds</math:annotation>
  </math:semantics>
</math:math>
</file>

<file path=Object 58/content.xml><?xml version="1.0" encoding="utf-8"?>
<!DOCTYPE math  PUBLIC '-//OpenOffice.org//DTD Modified W3C MathML 1.01//EN'  'math.dtd'>
<math:math xmlns:math="http://www.w3.org/1998/Math/MathML">
  <math:semantics>
    <math:mrow>
      <math:mo math:stretchy="false">κ</math:mo>
      <math:mo math:stretchy="false">=</math:mo>
      <math:mrow>
        <math:mn>1</math:mn>
        <math:mo math:stretchy="false">/</math:mo>
        <math:mi>R</math:mi>
      </math:mrow>
    </math:mrow>
    <math:annotation math:encoding="StarMath 5.0">%kappa = 1/R</math:annotation>
  </math:semantics>
</math:math>
</file>

<file path=Object 59/content.xml><?xml version="1.0" encoding="utf-8"?>
<!DOCTYPE math  PUBLIC '-//OpenOffice.org//DTD Modified W3C MathML 1.01//EN'  'math.dtd'>
<math:math xmlns:math="http://www.w3.org/1998/Math/MathML">
  <math:semantics>
    <math:mrow>
      <math:mrow>
        <math:msup>
          <math:mfenced math:open="" math:close="">
            <math:mrow>
              <math:mo math:stretchy="false">κ</math:mo>
              <math:mfrac>
                <math:mi math:fontstyle="italic">ds</math:mi>
                <math:mn>2</math:mn>
              </math:mfrac>
            </math:mrow>
          </math:mfenced>
          <math:mn>2</math:mn>
        </math:msup>
        <math:mo math:stretchy="false">=</math:mo>
        <math:msup>
          <math:mfenced math:open="" math:close="">
            <math:mfrac>
              <math:mi math:fontstyle="italic">ds</math:mi>
              <math:mn>2</math:mn>
            </math:mfrac>
          </math:mfenced>
          <math:mn>2</math:mn>
        </math:msup>
      </math:mrow>
      <math:mfenced math:open="[" math:close="]">
        <math:mrow>
          <math:msup>
            <math:mfenced math:open="" math:close="">
              <math:mfrac>
                <math:mrow>
                  <math:mstyle math:fontsize="10pt">
                    <math:mrow>
                      <math:mo math:stretchy="false">∇</math:mo>
                    </math:mrow>
                  </math:mstyle>
                  <math:msub>
                    <math:mo math:stretchy="false">ε</math:mo>
                    <math:mrow>
                      <math:mn>1</math:mn>
                      <math:mo math:stretchy="false">/</math:mo>
                      <math:mn>2</math:mn>
                    </math:mrow>
                  </math:msub>
                </math:mrow>
                <math:mrow>
                  <math:mn>2</math:mn>
                  <math:msub>
                    <math:mo math:stretchy="false">ε</math:mo>
                    <math:mrow>
                      <math:mn>1</math:mn>
                      <math:mo math:stretchy="false">/</math:mo>
                      <math:mn>2</math:mn>
                    </math:mrow>
                  </math:msub>
                </math:mrow>
              </math:mfrac>
            </math:mfenced>
            <math:mn>2</math:mn>
          </math:msup>
          <math:mo math:stretchy="false">−</math:mo>
          <math:msup>
            <math:mfenced math:open="" math:close="">
              <math:mrow>
                <math:mfrac>
                  <math:mrow>
                    <math:mstyle math:fontsize="10pt">
                      <math:mrow>
                        <math:mo math:stretchy="false">∇</math:mo>
                      </math:mrow>
                    </math:mstyle>
                    <math:msub>
                      <math:mo math:stretchy="false">ε</math:mo>
                      <math:mrow>
                        <math:mn>1</math:mn>
                        <math:mo math:stretchy="false">/</math:mo>
                        <math:mn>2</math:mn>
                      </math:mrow>
                    </math:msub>
                  </math:mrow>
                  <math:mrow>
                    <math:mn>2</math:mn>
                    <math:msub>
                      <math:mo math:stretchy="false">ε</math:mo>
                      <math:mrow>
                        <math:mn>1</math:mn>
                        <math:mo math:stretchy="false">/</math:mo>
                        <math:mn>2</math:mn>
                      </math:mrow>
                    </math:msub>
                  </math:mrow>
                </math:mfrac>
                <math:mo math:stretchy="false">⋅</math:mo>
                <math:msub>
                  <math:mstyle math:fontweight="bold">
                    <math:mrow>
                      <math:mi>v</math:mi>
                    </math:mrow>
                  </math:mstyle>
                  <math:mn>0</math:mn>
                </math:msub>
              </math:mrow>
            </math:mfenced>
            <math:mn>2</math:mn>
          </math:msup>
        </math:mrow>
      </math:mfenced>
    </math:mrow>
    <math:annotation math:encoding="StarMath 5.0">left(%kappa ds over 2 right)^2 = 
left( {ds over 2} right)^2 left[ left( {size -2 nabla %epsilon_{1/2}} over {2 %epsilon_{1/2}}  right)^2 - left( {size -2 nabla %epsilon_{1/2}} over {2 %epsilon_{1/2}} cdot {bold v}_0 right)^2 right]</math:annotation>
  </math:semantics>
</math:math>
</file>

<file path=Object 6/content.xml><?xml version="1.0" encoding="utf-8"?>
<!DOCTYPE math  PUBLIC '-//OpenOffice.org//DTD Modified W3C MathML 1.01//EN'  'math.dtd'>
<math:math xmlns:math="http://www.w3.org/1998/Math/MathML">
  <math:semantics>
    <math:mrow>
      <math:mrow>
        <math:mo math:stretchy="false">ρ</math:mo>
        <math:mo math:stretchy="false">=</math:mo>
        <math:msub>
          <math:mi>m</math:mi>
          <math:mi>p</math:mi>
        </math:msub>
      </math:mrow>
      <math:msub>
        <math:mi>n</math:mi>
        <math:mi>e</math:mi>
      </math:msub>
    </math:mrow>
    <math:annotation math:encoding="StarMath 5.0">%rho = m_p n_e</math:annotation>
  </math:semantics>
</math:math>
</file>

<file path=Object 60/content.xml><?xml version="1.0" encoding="utf-8"?>
<!DOCTYPE math  PUBLIC '-//OpenOffice.org//DTD Modified W3C MathML 1.01//EN'  'math.dtd'>
<math:math xmlns:math="http://www.w3.org/1998/Math/MathML">
  <math:semantics>
    <math:mrow>
      <math:msup>
        <math:mfenced math:open="" math:close="">
          <math:mrow>
            <math:mo math:stretchy="false">κ</math:mo>
            <math:mfrac>
              <math:mi math:fontstyle="italic">ds</math:mi>
              <math:mn>2</math:mn>
            </math:mfrac>
          </math:mrow>
        </math:mfenced>
        <math:mn>2</math:mn>
      </math:msup>
      <math:mo math:stretchy="false">&lt;</math:mo>
      <math:msup>
        <math:mi math:fontstyle="italic">Tol</math:mi>
        <math:mn>2</math:mn>
      </math:msup>
    </math:mrow>
    <math:annotation math:encoding="StarMath 5.0">left(%kappa ds over 2 right)^2 &lt; Tol^2</math:annotation>
  </math:semantics>
</math:math>
</file>

<file path=Object 61/content.xml><?xml version="1.0" encoding="utf-8"?>
<!DOCTYPE math  PUBLIC '-//OpenOffice.org//DTD Modified W3C MathML 1.01//EN'  'math.dtd'>
<math:math xmlns:math="http://www.w3.org/1998/Math/MathML">
  <math:semantics>
    <math:mrow>
      <math:mo math:stretchy="false">κ</math:mo>
      <math:mi math:fontstyle="italic">ds</math:mi>
    </math:mrow>
    <math:annotation math:encoding="StarMath 5.0">%kappa ds</math:annotation>
  </math:semantics>
</math:math>
</file>

<file path=Object 62/content.xml><?xml version="1.0" encoding="utf-8"?>
<!DOCTYPE math  PUBLIC '-//OpenOffice.org//DTD Modified W3C MathML 1.01//EN'  'math.dtd'>
<math:math xmlns:math="http://www.w3.org/1998/Math/MathML">
  <math:semantics>
    <math:mrow>
      <math:mrow>
        <math:mrow>
          <math:mrow>
            <math:msup>
              <math:mfenced math:open="" math:close="">
                <math:mrow>
                  <math:mo math:stretchy="false">κ</math:mo>
                  <math:mfrac>
                    <math:mi math:fontstyle="italic">ds</math:mi>
                    <math:mn>2</math:mn>
                  </math:mfrac>
                </math:mrow>
              </math:mfenced>
              <math:mn>2</math:mn>
            </math:msup>
            <math:mo math:stretchy="false">=</math:mo>
            <math:msup>
              <math:mfenced math:open="" math:close="">
                <math:mrow>
                  <math:mfrac>
                    <math:mi math:fontstyle="italic">ds</math:mi>
                    <math:mn>2</math:mn>
                  </math:mfrac>
                  <math:mrow>
                    <math:mfenced math:open="" math:close="">
                      <math:mfrac>
                        <math:mrow>
                          <math:mstyle math:fontsize="10pt">
                            <math:mrow>
                              <math:mo math:stretchy="false">∇</math:mo>
                            </math:mrow>
                          </math:mstyle>
                          <math:msub>
                            <math:mi>n</math:mi>
                            <math:mrow>
                              <math:mn>1</math:mn>
                              <math:mo math:stretchy="false">/</math:mo>
                              <math:mn>2</math:mn>
                            </math:mrow>
                          </math:msub>
                        </math:mrow>
                        <math:msub>
                          <math:mi>n</math:mi>
                          <math:mrow>
                            <math:mn>1</math:mn>
                            <math:mo math:stretchy="false">/</math:mo>
                            <math:mn>2</math:mn>
                          </math:mrow>
                        </math:msub>
                      </math:mfrac>
                    </math:mfenced>
                    <math:mo math:stretchy="false">×</math:mo>
                    <math:msub>
                      <math:mstyle math:fontweight="bold">
                        <math:mrow>
                          <math:mi>v</math:mi>
                        </math:mrow>
                      </math:mstyle>
                      <math:mn>0</math:mn>
                    </math:msub>
                  </math:mrow>
                </math:mrow>
              </math:mfenced>
              <math:mn>2</math:mn>
            </math:msup>
          </math:mrow>
          <math:mo math:stretchy="false">=</math:mo>
          <math:msup>
            <math:mfenced math:open="" math:close="">
              <math:mrow>
                <math:mfrac>
                  <math:mi math:fontstyle="italic">ds</math:mi>
                  <math:mn>2</math:mn>
                </math:mfrac>
                <math:mrow>
                  <math:mfenced math:open="" math:close="">
                    <math:mfrac>
                      <math:mrow>
                        <math:mstyle math:fontsize="10pt">
                          <math:mrow>
                            <math:mo math:stretchy="false">∇</math:mo>
                          </math:mrow>
                        </math:mstyle>
                        <math:msub>
                          <math:mo math:stretchy="false">ε</math:mo>
                          <math:mrow>
                            <math:mn>1</math:mn>
                            <math:mo math:stretchy="false">/</math:mo>
                            <math:mn>2</math:mn>
                          </math:mrow>
                        </math:msub>
                      </math:mrow>
                      <math:mrow>
                        <math:mn>2</math:mn>
                        <math:msub>
                          <math:mo math:stretchy="false">ε</math:mo>
                          <math:mrow>
                            <math:mn>1</math:mn>
                            <math:mo math:stretchy="false">/</math:mo>
                            <math:mn>2</math:mn>
                          </math:mrow>
                        </math:msub>
                      </math:mrow>
                    </math:mfrac>
                  </math:mfenced>
                  <math:mo math:stretchy="false">×</math:mo>
                  <math:msub>
                    <math:mstyle math:fontweight="bold">
                      <math:mrow>
                        <math:mi>v</math:mi>
                      </math:mrow>
                    </math:mstyle>
                    <math:mn>0</math:mn>
                  </math:msub>
                </math:mrow>
              </math:mrow>
            </math:mfenced>
            <math:mn>2</math:mn>
          </math:msup>
        </math:mrow>
        <math:mo math:stretchy="false">=</math:mo>
        <math:msup>
          <math:mfenced math:open="" math:close="">
            <math:mfrac>
              <math:mi math:fontstyle="italic">ds</math:mi>
              <math:mn>2</math:mn>
            </math:mfrac>
          </math:mfenced>
          <math:mn>2</math:mn>
        </math:msup>
      </math:mrow>
      <math:mfenced math:open="[" math:close="]">
        <math:mrow>
          <math:msup>
            <math:mfenced math:open="" math:close="">
              <math:mfrac>
                <math:mrow>
                  <math:mstyle math:fontsize="10pt">
                    <math:mrow>
                      <math:mo math:stretchy="false">∇</math:mo>
                    </math:mrow>
                  </math:mstyle>
                  <math:msub>
                    <math:mo math:stretchy="false">ε</math:mo>
                    <math:mrow>
                      <math:mn>1</math:mn>
                      <math:mo math:stretchy="false">/</math:mo>
                      <math:mn>2</math:mn>
                    </math:mrow>
                  </math:msub>
                </math:mrow>
                <math:mrow>
                  <math:mn>2</math:mn>
                  <math:msub>
                    <math:mo math:stretchy="false">ε</math:mo>
                    <math:mrow>
                      <math:mn>1</math:mn>
                      <math:mo math:stretchy="false">/</math:mo>
                      <math:mn>2</math:mn>
                    </math:mrow>
                  </math:msub>
                </math:mrow>
              </math:mfrac>
            </math:mfenced>
            <math:mn>2</math:mn>
          </math:msup>
          <math:mo math:stretchy="false">−</math:mo>
          <math:msup>
            <math:mfenced math:open="" math:close="">
              <math:mrow>
                <math:mfrac>
                  <math:mrow>
                    <math:mstyle math:fontsize="10pt">
                      <math:mrow>
                        <math:mo math:stretchy="false">∇</math:mo>
                      </math:mrow>
                    </math:mstyle>
                    <math:msub>
                      <math:mo math:stretchy="false">ε</math:mo>
                      <math:mrow>
                        <math:mn>1</math:mn>
                        <math:mo math:stretchy="false">/</math:mo>
                        <math:mn>2</math:mn>
                      </math:mrow>
                    </math:msub>
                  </math:mrow>
                  <math:mrow>
                    <math:mn>2</math:mn>
                    <math:msub>
                      <math:mo math:stretchy="false">ε</math:mo>
                      <math:mrow>
                        <math:mn>1</math:mn>
                        <math:mo math:stretchy="false">/</math:mo>
                        <math:mn>2</math:mn>
                      </math:mrow>
                    </math:msub>
                  </math:mrow>
                </math:mfrac>
                <math:mo math:stretchy="false">⋅</math:mo>
                <math:msub>
                  <math:mstyle math:fontweight="bold">
                    <math:mrow>
                      <math:mi>v</math:mi>
                    </math:mrow>
                  </math:mstyle>
                  <math:mn>0</math:mn>
                </math:msub>
              </math:mrow>
            </math:mfenced>
            <math:mn>2</math:mn>
          </math:msup>
        </math:mrow>
      </math:mfenced>
    </math:mrow>
    <math:annotation math:encoding="StarMath 5.0">left(%kappa ds over 2 right)^2 = 
left( ds over 2 left( {size -2 nabla n_{1/2}} over {n_{1/2}} right) times {bold v}_0 right)^2 =
left( ds over 2 left( {size -2 nabla %epsilon_{1/2}} over {2 %epsilon_{1/2}} right) times {bold v}_0 right)^2 =
left( {ds over 2} right)^2 left[ left( {size -2 nabla %epsilon_{1/2}} over {2 %epsilon_{1/2}}  right)^2 - left( {size -2 nabla %epsilon_{1/2}} over {2 %epsilon_{1/2}} cdot {bold v}_0 right)^2 right]</math:annotation>
  </math:semantics>
</math:math>
</file>

<file path=Object 63/content.xml><?xml version="1.0" encoding="utf-8"?>
<!DOCTYPE math  PUBLIC '-//OpenOffice.org//DTD Modified W3C MathML 1.01//EN'  'math.dtd'>
<math:math xmlns:math="http://www.w3.org/1998/Math/MathML">
  <math:semantics>
    <math:msup>
      <math:mfenced math:open="" math:close="">
        <math:mrow>
          <math:mo math:stretchy="false">κ</math:mo>
          <math:mrow>
            <math:mi math:fontstyle="italic">ds</math:mi>
            <math:mo math:stretchy="false">/</math:mo>
            <math:mn>2</math:mn>
          </math:mrow>
        </math:mrow>
      </math:mfenced>
      <math:mn>2</math:mn>
    </math:msup>
    <math:annotation math:encoding="StarMath 5.0">left( %kappa ds/2 right)^2</math:annotation>
  </math:semantics>
</math:math>
</file>

<file path=Object 64/content.xml><?xml version="1.0" encoding="utf-8"?>
<!DOCTYPE math  PUBLIC '-//OpenOffice.org//DTD Modified W3C MathML 1.01//EN'  'math.dtd'>
<math:math xmlns:math="http://www.w3.org/1998/Math/MathML">
  <math:semantics>
    <math:mrow>
      <math:mrow>
        <math:msup>
          <math:mrow>
            <math:mo math:stretchy="false">(</math:mo>
            <math:mrow>
              <math:mstyle math:fontweight="bold">
                <math:mrow>
                  <math:mi>u</math:mi>
                </math:mrow>
              </math:mstyle>
              <math:mo math:stretchy="false">×</math:mo>
              <math:mstyle math:fontweight="bold">
                <math:mrow>
                  <math:mi>v</math:mi>
                </math:mrow>
              </math:mstyle>
            </math:mrow>
            <math:mo math:stretchy="false">)</math:mo>
          </math:mrow>
          <math:mn>2</math:mn>
        </math:msup>
        <math:mo math:stretchy="false">=</math:mo>
        <math:msup>
          <math:mstyle math:fontweight="bold">
            <math:mrow>
              <math:mi>u</math:mi>
            </math:mrow>
          </math:mstyle>
          <math:mn>2</math:mn>
        </math:msup>
      </math:mrow>
      <math:mrow>
        <math:msup>
          <math:mstyle math:fontweight="bold">
            <math:mrow>
              <math:mi>v</math:mi>
            </math:mrow>
          </math:mstyle>
          <math:mn>2</math:mn>
        </math:msup>
        <math:mo math:stretchy="false">−</math:mo>
        <math:msup>
          <math:mrow>
            <math:mo math:stretchy="false">(</math:mo>
            <math:mrow>
              <math:mstyle math:fontweight="bold">
                <math:mrow>
                  <math:mi>u</math:mi>
                </math:mrow>
              </math:mstyle>
              <math:mo math:stretchy="false">⋅</math:mo>
              <math:mstyle math:fontweight="bold">
                <math:mrow>
                  <math:mi>v</math:mi>
                </math:mrow>
              </math:mstyle>
            </math:mrow>
            <math:mo math:stretchy="false">)</math:mo>
          </math:mrow>
          <math:mn>2</math:mn>
        </math:msup>
      </math:mrow>
    </math:mrow>
    <math:annotation math:encoding="StarMath 5.0">({bold u} times {bold v})^2 = {bold u}^2{bold v}^2 - ({bold u} cdot {bold v})^2</math:annotation>
  </math:semantics>
</math:math>
</file>

<file path=Object 65/content.xml><?xml version="1.0" encoding="utf-8"?>
<!DOCTYPE math  PUBLIC '-//OpenOffice.org//DTD Modified W3C MathML 1.01//EN'  'math.dtd'>
<math:math xmlns:math="http://www.w3.org/1998/Math/MathML">
  <math:semantics>
    <math:mrow>
      <math:mstyle math:fontweight="bold">
        <math:mrow>
          <math:msup>
            <math:mi>v</math:mi>
            <math:mn>2</math:mn>
          </math:msup>
        </math:mrow>
      </math:mstyle>
      <math:mo math:stretchy="false">=</math:mo>
      <math:mn>1</math:mn>
    </math:mrow>
    <math:annotation math:encoding="StarMath 5.0">bold v^2 = 1</math:annotation>
  </math:semantics>
</math:math>
</file>

<file path=Object 66/content.xml><?xml version="1.0" encoding="utf-8"?>
<!DOCTYPE math  PUBLIC '-//OpenOffice.org//DTD Modified W3C MathML 1.01//EN'  'math.dtd'>
<math:math xmlns:math="http://www.w3.org/1998/Math/MathML">
  <math:semantics>
    <math:mrow>
      <math:msup>
        <math:mrow>
          <math:mo math:stretchy="false">(</math:mo>
          <math:mrow>
            <math:mstyle math:fontweight="bold">
              <math:mrow>
                <math:mi>u</math:mi>
              </math:mrow>
            </math:mstyle>
            <math:mo math:stretchy="false">×</math:mo>
            <math:mstyle math:fontweight="bold">
              <math:mrow>
                <math:mi>v</math:mi>
              </math:mrow>
            </math:mstyle>
          </math:mrow>
          <math:mo math:stretchy="false">)</math:mo>
        </math:mrow>
        <math:mn>2</math:mn>
      </math:msup>
      <math:mo math:stretchy="false">=</math:mo>
      <math:mrow>
        <math:msup>
          <math:mstyle math:fontweight="bold">
            <math:mrow>
              <math:mi>u</math:mi>
            </math:mrow>
          </math:mstyle>
          <math:mn>2</math:mn>
        </math:msup>
        <math:mo math:stretchy="false">−</math:mo>
        <math:msup>
          <math:mrow>
            <math:mo math:stretchy="false">(</math:mo>
            <math:mrow>
              <math:mstyle math:fontweight="bold">
                <math:mrow>
                  <math:mi>u</math:mi>
                </math:mrow>
              </math:mstyle>
              <math:mo math:stretchy="false">⋅</math:mo>
              <math:mstyle math:fontweight="bold">
                <math:mrow>
                  <math:mi>v</math:mi>
                </math:mrow>
              </math:mstyle>
            </math:mrow>
            <math:mo math:stretchy="false">)</math:mo>
          </math:mrow>
          <math:mn>2</math:mn>
        </math:msup>
      </math:mrow>
    </math:mrow>
    <math:annotation math:encoding="StarMath 5.0">({bold u} times {bold v})^2 = {bold u}^2 - ({bold u} cdot {bold v})^2</math:annotation>
  </math:semantics>
</math:math>
</file>

<file path=Object 67/content.xml><?xml version="1.0" encoding="utf-8"?>
<!DOCTYPE math  PUBLIC '-//OpenOffice.org//DTD Modified W3C MathML 1.01//EN'  'math.dtd'>
<math:math xmlns:math="http://www.w3.org/1998/Math/MathML">
  <math:semantics>
    <math:msub>
      <math:mo math:stretchy="false">ε</math:mo>
      <math:mrow>
        <math:mn>1</math:mn>
        <math:mo math:stretchy="false">/</math:mo>
        <math:mn>2</math:mn>
      </math:mrow>
    </math:msub>
    <math:annotation math:encoding="StarMath 5.0">%epsilon_{1/2}</math:annotation>
  </math:semantics>
</math:math>
</file>

<file path=Object 68/content.xml><?xml version="1.0" encoding="utf-8"?>
<!DOCTYPE math  PUBLIC '-//OpenOffice.org//DTD Modified W3C MathML 1.01//EN'  'math.dtd'>
<math:math xmlns:math="http://www.w3.org/1998/Math/MathML">
  <math:semantics>
    <math:mrow>
      <math:mstyle math:fontsize="10pt">
        <math:mrow>
          <math:mo math:stretchy="false">∇</math:mo>
        </math:mrow>
      </math:mstyle>
      <math:msub>
        <math:mo math:stretchy="false">ε</math:mo>
        <math:mrow>
          <math:mn>1</math:mn>
          <math:mo math:stretchy="false">/</math:mo>
          <math:mn>2</math:mn>
        </math:mrow>
      </math:msub>
    </math:mrow>
    <math:annotation math:encoding="StarMath 5.0">size -2 nabla %epsilon_{1/2}</math:annotation>
  </math:semantics>
</math:math>
</file>

<file path=Object 69/content.xml><?xml version="1.0" encoding="utf-8"?>
<!DOCTYPE math  PUBLIC '-//OpenOffice.org//DTD Modified W3C MathML 1.01//EN'  'math.dtd'>
<math:math xmlns:math="http://www.w3.org/1998/Math/MathML">
  <math:semantics>
    <math:msub>
      <math:mo math:stretchy="false">ε</math:mo>
      <math:mrow>
        <math:mn>3</math:mn>
        <math:mo math:stretchy="false">/</math:mo>
        <math:mn>2</math:mn>
      </math:mrow>
    </math:msub>
    <math:annotation math:encoding="StarMath 5.0">%epsilon_{3/2}</math:annotation>
  </math:semantics>
</math:math>
</file>

<file path=Object 7/content.xml><?xml version="1.0" encoding="utf-8"?>
<!DOCTYPE math  PUBLIC '-//OpenOffice.org//DTD Modified W3C MathML 1.01//EN'  'math.dtd'>
<math:math xmlns:math="http://www.w3.org/1998/Math/MathML">
  <math:semantics>
    <math:msub>
      <math:mo math:stretchy="false">ρ</math:mo>
      <math:mi math:fontstyle="italic">cr</math:mi>
    </math:msub>
    <math:annotation math:encoding="StarMath 5.0">%rho_cr</math:annotation>
  </math:semantics>
</math:math>
</file>

<file path=Object 70/content.xml><?xml version="1.0" encoding="utf-8"?>
<!DOCTYPE math  PUBLIC '-//OpenOffice.org//DTD Modified W3C MathML 1.01//EN'  'math.dtd'>
<math:math xmlns:math="http://www.w3.org/1998/Math/MathML">
  <math:semantics>
    <math:msub>
      <math:mo math:stretchy="false">ε</math:mo>
      <math:mrow>
        <math:mn>3</math:mn>
        <math:mo math:stretchy="false">/</math:mo>
        <math:mn>2</math:mn>
      </math:mrow>
    </math:msub>
    <math:annotation math:encoding="StarMath 5.0">%epsilon_{3/2}</math:annotation>
  </math:semantics>
</math:math>
</file>

<file path=Object 71/content.xml><?xml version="1.0" encoding="utf-8"?>
<!DOCTYPE math  PUBLIC '-//OpenOffice.org//DTD Modified W3C MathML 1.01//EN'  'math.dtd'>
<math:math xmlns:math="http://www.w3.org/1998/Math/MathML">
  <math:semantics>
    <math:msub>
      <math:mo math:stretchy="false">ε</math:mo>
      <math:mrow>
        <math:mn>3</math:mn>
        <math:mo math:stretchy="false">/</math:mo>
        <math:mn>2</math:mn>
      </math:mrow>
    </math:msub>
    <math:annotation math:encoding="StarMath 5.0">%epsilon_{3/2}</math:annotation>
  </math:semantics>
</math:math>
</file>

<file path=Object 72/content.xml><?xml version="1.0" encoding="utf-8"?>
<!DOCTYPE math  PUBLIC '-//OpenOffice.org//DTD Modified W3C MathML 1.01//EN'  'math.dtd'>
<math:math xmlns:math="http://www.w3.org/1998/Math/MathML">
  <math:semantics>
    <math:msub>
      <math:mo math:stretchy="false">ε</math:mo>
      <math:mrow>
        <math:mn>1</math:mn>
        <math:mo math:stretchy="false">/</math:mo>
        <math:mn>2</math:mn>
      </math:mrow>
    </math:msub>
    <math:annotation math:encoding="StarMath 5.0">%epsilon_{1/2}</math:annotation>
  </math:semantics>
</math:math>
</file>

<file path=Object 73/content.xml><?xml version="1.0" encoding="utf-8"?>
<!DOCTYPE math  PUBLIC '-//OpenOffice.org//DTD Modified W3C MathML 1.01//EN'  'math.dtd'>
<math:math xmlns:math="http://www.w3.org/1998/Math/MathML">
  <math:semantics>
    <math:mrow>
      <math:mfrac>
        <math:mi math:fontstyle="italic">ds</math:mi>
        <math:mn>2</math:mn>
      </math:mfrac>
      <math:mrow>
        <math:mfenced math:open="" math:close="">
          <math:mrow>
            <math:msub>
              <math:mstyle math:fontweight="bold">
                <math:mrow>
                  <math:mi>v</math:mi>
                </math:mrow>
              </math:mstyle>
              <math:mn>0</math:mn>
            </math:msub>
            <math:mo math:stretchy="false">⋅</math:mo>
            <math:mfrac>
              <math:mrow>
                <math:mstyle math:fontsize="10pt">
                  <math:mrow>
                    <math:mo math:stretchy="false">∇</math:mo>
                  </math:mrow>
                </math:mstyle>
                <math:msub>
                  <math:mo math:stretchy="false">ε</math:mo>
                  <math:mrow>
                    <math:mn>1</math:mn>
                    <math:mo math:stretchy="false">/</math:mo>
                    <math:mn>2</math:mn>
                  </math:mrow>
                </math:msub>
              </math:mrow>
              <math:msub>
                <math:mo math:stretchy="false">ε</math:mo>
                <math:mn>0</math:mn>
              </math:msub>
            </math:mfrac>
          </math:mrow>
        </math:mfenced>
        <math:mo math:stretchy="false">&gt;</math:mo>
        <math:mrow>
          <math:mo math:stretchy="false">−</math:mo>
          <math:mfrac>
            <math:mn>1</math:mn>
            <math:mn>3</math:mn>
          </math:mfrac>
        </math:mrow>
      </math:mrow>
    </math:mrow>
    <math:annotation math:encoding="StarMath 5.0">{ds over 2} left( {bold v}_0 cdot {{size -2 nabla %epsilon_{1/2}} over %epsilon_0} right)  &gt; - {1 over 3} </math:annotation>
  </math:semantics>
</math:math>
</file>

<file path=Object 74/content.xml><?xml version="1.0" encoding="utf-8"?>
<!DOCTYPE math  PUBLIC '-//OpenOffice.org//DTD Modified W3C MathML 1.01//EN'  'math.dtd'>
<math:math xmlns:math="http://www.w3.org/1998/Math/MathML">
  <math:semantics>
    <math:mrow>
      <math:mrow>
        <math:mrow>
          <math:mrow>
            <math:mfrac>
              <math:msub>
                <math:mo math:stretchy="false">ε</math:mo>
                <math:mrow>
                  <math:mn>3</math:mn>
                  <math:mo math:stretchy="false">/</math:mo>
                  <math:mn>2</math:mn>
                </math:mrow>
              </math:msub>
              <math:msub>
                <math:mo math:stretchy="false">ε</math:mo>
                <math:mrow>
                  <math:mn>1</math:mn>
                  <math:mo math:stretchy="false">/</math:mo>
                  <math:mn>2</math:mn>
                </math:mrow>
              </math:msub>
            </math:mfrac>
            <math:mo math:stretchy="false">=</math:mo>
            <math:mfrac>
              <math:mrow>
                <math:mrow>
                  <math:msub>
                    <math:mo math:stretchy="false">ε</math:mo>
                    <math:mn>0</math:mn>
                  </math:msub>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frac>
                  <math:mrow>
                    <math:mn>3</math:mn>
                    <math:mi math:fontstyle="italic">ds</math:mi>
                  </math:mrow>
                  <math:mn>2</math:mn>
                </math:mfrac>
              </math:mrow>
              <math:mrow>
                <math:mrow>
                  <math:msub>
                    <math:mo math:stretchy="false">ε</math:mo>
                    <math:mn>0</math:mn>
                  </math:msub>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frac>
                  <math:mi math:fontstyle="italic">ds</math:mi>
                  <math:mn>2</math:mn>
                </math:mfrac>
              </math:mrow>
            </math:mfrac>
          </math:mrow>
          <math:mo math:stretchy="false">=</math:mo>
          <math:mfrac>
            <math:mrow>
              <math:mrow>
                <math:msub>
                  <math:mo math:stretchy="false">ε</math:mo>
                  <math:mn>0</math:mn>
                </math:msub>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row>
                <math:mfrac>
                  <math:mi math:fontstyle="italic">ds</math:mi>
                  <math:mn>2</math:mn>
                </math:mfrac>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i math:fontstyle="italic">ds</math:mi>
            </math:mrow>
            <math:mrow>
              <math:mrow>
                <math:msub>
                  <math:mo math:stretchy="false">ε</math:mo>
                  <math:mn>0</math:mn>
                </math:msub>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frac>
                <math:mi math:fontstyle="italic">ds</math:mi>
                <math:mn>2</math:mn>
              </math:mfrac>
            </math:mrow>
          </math:mfrac>
        </math:mrow>
        <math:mo math:stretchy="false">=</math:mo>
        <math:mrow>
          <math:mn>1</math:mn>
          <math:mo math:stretchy="false">+</math:mo>
          <math:mfrac>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row>
                <math:msub>
                  <math:mo math:stretchy="false">ε</math:mo>
                  <math:mn>0</math:mn>
                </math:msub>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frac>
                <math:mi math:fontstyle="italic">ds</math:mi>
                <math:mn>2</math:mn>
              </math:mfrac>
            </math:mrow>
          </math:mfrac>
        </math:mrow>
      </math:mrow>
      <math:mrow>
        <math:mi math:fontstyle="italic">ds</math:mi>
        <math:mo math:stretchy="false">&gt;</math:mo>
        <math:mn>0</math:mn>
      </math:mrow>
    </math:mrow>
    <math:annotation math:encoding="StarMath 5.0">%epsilon_{3/2} over %epsilon_{1/2} = 
{%epsilon_0 + {bold v}_0 cdot {size -2 nabla %epsilon_{1/2}} {{3 ds} over 2}} over {%epsilon_0 + {bold v}_0 cdot {size -2 nabla %epsilon_{1/2}}{ds over 2}} =
{%epsilon_0 + {bold v}_0 cdot {size -2 nabla %epsilon_{1/2}} {ds over 2} + {bold v}_0 cdot {size -2 nabla %epsilon_{1/2}} ds} over {%epsilon_0 + {bold v}_0 cdot {size -2 nabla %epsilon_{1/2}}{ds over 2}} = 
1 + {bold v}_0 cdot {size -2 nabla %epsilon_{1/2}} over {%epsilon_0 + {bold v}_0 cdot {size -2 nabla %epsilon_{1/2}}{ds over 2}} ds &gt; 0</math:annotation>
  </math:semantics>
</math:math>
</file>

<file path=Object 75/content.xml><?xml version="1.0" encoding="utf-8"?>
<!DOCTYPE math  PUBLIC '-//OpenOffice.org//DTD Modified W3C MathML 1.01//EN'  'math.dtd'>
<math:math xmlns:math="http://www.w3.org/1998/Math/MathML">
  <math:semantics>
    <math:mrow>
      <math:mi math:fontstyle="italic">ds</math:mi>
      <math:mrow>
        <math:mfrac>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row>
              <math:msub>
                <math:mo math:stretchy="false">ε</math:mo>
                <math:mn>0</math:mn>
              </math:msub>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frac>
              <math:mi math:fontstyle="italic">ds</math:mi>
              <math:mn>2</math:mn>
            </math:mfrac>
          </math:mrow>
        </math:mfrac>
        <math:mo math:stretchy="false">&gt;</math:mo>
        <math:mrow>
          <math:mo math:stretchy="false">−</math:mo>
          <math:mn>1</math:mn>
        </math:mrow>
      </math:mrow>
    </math:mrow>
    <math:annotation math:encoding="StarMath 5.0">ds {bold v}_0 cdot {size -2 nabla %epsilon_{1/2}} over {%epsilon_0 + {bold v}_0 cdot {size -2 nabla %epsilon_{1/2}}{ds over 2}} &gt; -1</math:annotation>
  </math:semantics>
</math:math>
</file>

<file path=Object 76/content.xml><?xml version="1.0" encoding="utf-8"?>
<!DOCTYPE math  PUBLIC '-//OpenOffice.org//DTD Modified W3C MathML 1.01//EN'  'math.dtd'>
<math:math xmlns:math="http://www.w3.org/1998/Math/MathML">
  <math:semantics>
    <math:mrow>
      <math:mi math:fontstyle="italic">ds</math:mi>
      <math:mrow>
        <math:mfenced math:open="" math:close="">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fenced>
        <math:mo math:stretchy="false">&gt;</math:mo>
        <math:mrow>
          <math:mrow>
            <math:mo math:stretchy="false">−</math:mo>
            <math:msub>
              <math:mo math:stretchy="false">ε</math:mo>
              <math:mn>0</math:mn>
            </math:msub>
          </math:mrow>
          <math:mo math:stretchy="false">−</math:mo>
          <math:mrow>
            <math:msub>
              <math:mstyle math:fontweight="bold">
                <math:mrow>
                  <math:mi>v</math:mi>
                </math:mrow>
              </math:mstyle>
              <math:mn>0</math:mn>
            </math:msub>
            <math:mo math:stretchy="false">⋅</math:mo>
            <math:mrow>
              <math:mstyle math:fontsize="10pt">
                <math:mrow>
                  <math:mo math:stretchy="false">∇</math:mo>
                </math:mrow>
              </math:mstyle>
              <math:msub>
                <math:mo math:stretchy="false">ε</math:mo>
                <math:mrow>
                  <math:mn>1</math:mn>
                  <math:mo math:stretchy="false">/</math:mo>
                  <math:mn>2</math:mn>
                </math:mrow>
              </math:msub>
            </math:mrow>
          </math:mrow>
        </math:mrow>
      </math:mrow>
      <math:mfrac>
        <math:mi math:fontstyle="italic">ds</math:mi>
        <math:mn>2</math:mn>
      </math:mfrac>
    </math:mrow>
    <math:annotation math:encoding="StarMath 5.0">ds left( {bold v}_0 cdot {size -2 nabla %epsilon_{1/2}} right)  &gt; - %epsilon_0 - {bold v}_0 cdot {size -2 nabla %epsilon_{1/2}}{ds over 2}</math:annotation>
  </math:semantics>
</math:math>
</file>

<file path=Object 77/content.xml><?xml version="1.0" encoding="utf-8"?>
<!DOCTYPE math  PUBLIC '-//OpenOffice.org//DTD Modified W3C MathML 1.01//EN'  'math.dtd'>
<math:math xmlns:math="http://www.w3.org/1998/Math/MathML">
  <math:semantics>
    <math:msub>
      <math:mo math:stretchy="false">ε</math:mo>
      <math:mn>0</math:mn>
    </math:msub>
    <math:annotation math:encoding="StarMath 5.0">%epsilon_0</math:annotation>
  </math:semantics>
</math:math>
</file>

<file path=Object 78/content.xml><?xml version="1.0" encoding="utf-8"?>
<!DOCTYPE math  PUBLIC '-//OpenOffice.org//DTD Modified W3C MathML 1.01//EN'  'math.dtd'>
<math:math xmlns:math="http://www.w3.org/1998/Math/MathML">
  <math:semantics>
    <math:mrow>
      <math:mi math:fontstyle="italic">ds</math:mi>
      <math:mrow>
        <math:mfenced math:open="" math:close="">
          <math:mrow>
            <math:msub>
              <math:mstyle math:fontweight="bold">
                <math:mrow>
                  <math:mi>v</math:mi>
                </math:mrow>
              </math:mstyle>
              <math:mn>0</math:mn>
            </math:msub>
            <math:mo math:stretchy="false">⋅</math:mo>
            <math:mfrac>
              <math:mrow>
                <math:mstyle math:fontsize="10pt">
                  <math:mrow>
                    <math:mo math:stretchy="false">∇</math:mo>
                  </math:mrow>
                </math:mstyle>
                <math:msub>
                  <math:mo math:stretchy="false">ε</math:mo>
                  <math:mrow>
                    <math:mn>1</math:mn>
                    <math:mo math:stretchy="false">/</math:mo>
                    <math:mn>2</math:mn>
                  </math:mrow>
                </math:msub>
              </math:mrow>
              <math:msub>
                <math:mo math:stretchy="false">ε</math:mo>
                <math:mn>0</math:mn>
              </math:msub>
            </math:mfrac>
          </math:mrow>
        </math:mfenced>
        <math:mo math:stretchy="false">&gt;</math:mo>
        <math:mrow>
          <math:mrow>
            <math:mo math:stretchy="false">−</math:mo>
            <math:mn>1</math:mn>
          </math:mrow>
          <math:mo math:stretchy="false">−</math:mo>
          <math:mfenced math:open="" math:close="">
            <math:mrow>
              <math:msub>
                <math:mstyle math:fontweight="bold">
                  <math:mrow>
                    <math:mi>v</math:mi>
                  </math:mrow>
                </math:mstyle>
                <math:mn>0</math:mn>
              </math:msub>
              <math:mo math:stretchy="false">⋅</math:mo>
              <math:mfrac>
                <math:mrow>
                  <math:mstyle math:fontsize="10pt">
                    <math:mrow>
                      <math:mo math:stretchy="false">∇</math:mo>
                    </math:mrow>
                  </math:mstyle>
                  <math:msub>
                    <math:mo math:stretchy="false">ε</math:mo>
                    <math:mrow>
                      <math:mn>1</math:mn>
                      <math:mo math:stretchy="false">/</math:mo>
                      <math:mn>2</math:mn>
                    </math:mrow>
                  </math:msub>
                </math:mrow>
                <math:msub>
                  <math:mo math:stretchy="false">ε</math:mo>
                  <math:mn>0</math:mn>
                </math:msub>
              </math:mfrac>
            </math:mrow>
          </math:mfenced>
        </math:mrow>
      </math:mrow>
      <math:mfrac>
        <math:mi math:fontstyle="italic">ds</math:mi>
        <math:mn>2</math:mn>
      </math:mfrac>
    </math:mrow>
    <math:annotation math:encoding="StarMath 5.0">ds left( {bold v}_0 cdot {{size -2 nabla %epsilon_{1/2}} over %epsilon_0} right)  &gt; - 1 - left( {bold v}_0 cdot {{size -2 nabla %epsilon_{1/2}} over %epsilon_0} right) {ds over 2}</math:annotation>
  </math:semantics>
</math:math>
</file>

<file path=Object 79/content.xml><?xml version="1.0" encoding="utf-8"?>
<!DOCTYPE math  PUBLIC '-//OpenOffice.org//DTD Modified W3C MathML 1.01//EN'  'math.dtd'>
<math:math xmlns:math="http://www.w3.org/1998/Math/MathML">
  <math:semantics>
    <math:mrow>
      <math:mfrac>
        <math:mn>3</math:mn>
        <math:mn>2</math:mn>
      </math:mfrac>
      <math:mi math:fontstyle="italic">ds</math:mi>
      <math:mrow>
        <math:mfenced math:open="" math:close="">
          <math:mrow>
            <math:msub>
              <math:mstyle math:fontweight="bold">
                <math:mrow>
                  <math:mi>v</math:mi>
                </math:mrow>
              </math:mstyle>
              <math:mn>0</math:mn>
            </math:msub>
            <math:mo math:stretchy="false">⋅</math:mo>
            <math:mfrac>
              <math:mrow>
                <math:mstyle math:fontsize="10pt">
                  <math:mrow>
                    <math:mo math:stretchy="false">∇</math:mo>
                  </math:mrow>
                </math:mstyle>
                <math:msub>
                  <math:mo math:stretchy="false">ε</math:mo>
                  <math:mrow>
                    <math:mn>1</math:mn>
                    <math:mo math:stretchy="false">/</math:mo>
                    <math:mn>2</math:mn>
                  </math:mrow>
                </math:msub>
              </math:mrow>
              <math:msub>
                <math:mo math:stretchy="false">ε</math:mo>
                <math:mn>0</math:mn>
              </math:msub>
            </math:mfrac>
          </math:mrow>
        </math:mfenced>
        <math:mo math:stretchy="false">&gt;</math:mo>
        <math:mrow>
          <math:mo math:stretchy="false">−</math:mo>
          <math:mn>1</math:mn>
        </math:mrow>
      </math:mrow>
    </math:mrow>
    <math:annotation math:encoding="StarMath 5.0">{3 over 2} ds left( {bold v}_0 cdot {{size -2 nabla %epsilon_{1/2}} over %epsilon_0} right)  &gt; - 1 </math:annotation>
  </math:semantics>
</math:math>
</file>

<file path=Object 8/content.xml><?xml version="1.0" encoding="utf-8"?>
<!DOCTYPE math  PUBLIC '-//OpenOffice.org//DTD Modified W3C MathML 1.01//EN'  'math.dtd'>
<math:math xmlns:math="http://www.w3.org/1998/Math/MathML">
  <math:semantics>
    <math:mrow>
      <math:mrow>
        <math:mrow>
          <math:mrow>
            <math:mrow>
              <math:mo math:stretchy="false">ε</math:mo>
              <math:mo math:stretchy="false">=</math:mo>
              <math:mrow>
                <math:mn>1</math:mn>
                <math:mo math:stretchy="false">−</math:mo>
                <math:mfrac>
                  <math:msubsup>
                    <math:mo math:stretchy="false">ω</math:mo>
                    <math:mi>p</math:mi>
                    <math:mn>2</math:mn>
                  </math:msubsup>
                  <math:msup>
                    <math:mo math:stretchy="false">ω</math:mo>
                    <math:mn>2</math:mn>
                  </math:msup>
                </math:mfrac>
              </math:mrow>
            </math:mrow>
            <math:mo math:stretchy="false">=</math:mo>
            <math:mrow>
              <math:mn>1</math:mn>
              <math:mo math:stretchy="false">−</math:mo>
              <math:mfrac>
                <math:mrow>
                  <math:mn>4</math:mn>
                  <math:mo math:stretchy="false">π</math:mo>
                  <math:msub>
                    <math:mi>n</math:mi>
                    <math:mi>e</math:mi>
                  </math:msub>
                  <math:msup>
                    <math:mi>e</math:mi>
                    <math:mn>2</math:mn>
                  </math:msup>
                </math:mrow>
                <math:mrow>
                  <math:msub>
                    <math:mi>m</math:mi>
                    <math:mi>e</math:mi>
                  </math:msub>
                  <math:msup>
                    <math:mo math:stretchy="false">ω</math:mo>
                    <math:mn>2</math:mn>
                  </math:msup>
                </math:mrow>
              </math:mfrac>
            </math:mrow>
          </math:mrow>
          <math:mo math:stretchy="false">=</math:mo>
          <math:mrow>
            <math:mn>1</math:mn>
            <math:mo math:stretchy="false">−</math:mo>
            <math:mfrac>
              <math:mn>1</math:mn>
              <math:mfrac>
                <math:mrow>
                  <math:msub>
                    <math:mi>m</math:mi>
                    <math:mi>e</math:mi>
                  </math:msub>
                  <math:msup>
                    <math:mo math:stretchy="false">ω</math:mo>
                    <math:mn>2</math:mn>
                  </math:msup>
                </math:mrow>
                <math:mrow>
                  <math:mn>4</math:mn>
                  <math:mo math:stretchy="false">π</math:mo>
                  <math:msub>
                    <math:mi>n</math:mi>
                    <math:mi>e</math:mi>
                  </math:msub>
                  <math:msup>
                    <math:mi>e</math:mi>
                    <math:mn>2</math:mn>
                  </math:msup>
                </math:mrow>
              </math:mfrac>
            </math:mfrac>
          </math:mrow>
        </math:mrow>
        <math:mo math:stretchy="false">=</math:mo>
        <math:mrow>
          <math:mn>1</math:mn>
          <math:mo math:stretchy="false">−</math:mo>
          <math:mfrac>
            <math:mrow>
              <math:msub>
                <math:mi>m</math:mi>
                <math:mi>p</math:mi>
              </math:msub>
              <math:msub>
                <math:mi>n</math:mi>
                <math:mi>e</math:mi>
              </math:msub>
            </math:mrow>
            <math:mfrac>
              <math:mrow>
                <math:msub>
                  <math:mi>m</math:mi>
                  <math:mi>p</math:mi>
                </math:msub>
                <math:msub>
                  <math:mi>m</math:mi>
                  <math:mi>e</math:mi>
                </math:msub>
                <math:msup>
                  <math:mo math:stretchy="false">ω</math:mo>
                  <math:mn>2</math:mn>
                </math:msup>
              </math:mrow>
              <math:mrow>
                <math:mn>4</math:mn>
                <math:mo math:stretchy="false">π</math:mo>
                <math:msup>
                  <math:mi>e</math:mi>
                  <math:mn>2</math:mn>
                </math:msup>
              </math:mrow>
            </math:mfrac>
          </math:mfrac>
        </math:mrow>
      </math:mrow>
      <math:mo math:stretchy="false">=</math:mo>
      <math:mrow>
        <math:mn>1</math:mn>
        <math:mo math:stretchy="false">−</math:mo>
        <math:mfrac>
          <math:mo math:stretchy="false">ρ</math:mo>
          <math:msub>
            <math:mo math:stretchy="false">ρ</math:mo>
            <math:mi math:fontstyle="italic">cr</math:mi>
          </math:msub>
        </math:mfrac>
      </math:mrow>
    </math:mrow>
    <math:annotation math:encoding="StarMath 5.0">%epsilon = 1 -{%omega_p^2 } over {%omega^2} = 1 - {4 %pi n_e e^2} over {m_e %omega^2} = 1 - {1} over {{m_e %omega^2} over {4 %pi n_e e^2}} = 1 - {m_p n_e} over {{m_p m_e %omega^2} over {4 %pi e^2}} = 1 - %rho over {%rho_cr}</math:annotation>
  </math:semantics>
</math:math>
</file>

<file path=Object 80/content.xml><?xml version="1.0" encoding="utf-8"?>
<!DOCTYPE math  PUBLIC '-//OpenOffice.org//DTD Modified W3C MathML 1.01//EN'  'math.dtd'>
<math:math xmlns:math="http://www.w3.org/1998/Math/MathML">
  <math:semantics>
    <math:mrow>
      <math:mo math:stretchy="false">ε</math:mo>
      <math:mo math:stretchy="false">=</math:mo>
      <math:mrow>
        <math:mn>1</math:mn>
        <math:mo math:stretchy="false">−</math:mo>
        <math:mfrac>
          <math:mi>x</math:mi>
          <math:mi>L</math:mi>
        </math:mfrac>
      </math:mrow>
    </math:mrow>
    <math:annotation math:encoding="StarMath 5.0">%epsilon = 1 - {x over L}</math:annotation>
  </math:semantics>
</math:math>
</file>

<file path=Object 81/content.xml><?xml version="1.0" encoding="utf-8"?>
<!DOCTYPE math  PUBLIC '-//OpenOffice.org//DTD Modified W3C MathML 1.01//EN'  'math.dtd'>
<math:math xmlns:math="http://www.w3.org/1998/Math/MathML">
  <math:semantics>
    <math:mrow>
      <math:mstyle math:fontweight="bold">
        <math:mrow>
          <math:mo math:stretchy="false">Ω</math:mo>
        </math:mrow>
      </math:mstyle>
      <math:mo math:stretchy="false">=</math:mo>
      <math:mrow>
        <math:mfrac>
          <math:mrow>
            <math:mstyle math:fontsize="10pt">
              <math:mrow>
                <math:mo math:stretchy="false">∇</math:mo>
              </math:mrow>
            </math:mstyle>
            <math:mi>n</math:mi>
          </math:mrow>
          <math:mi>n</math:mi>
        </math:mfrac>
        <math:mo math:stretchy="false">×</math:mo>
        <math:mstyle math:fontweight="bold">
          <math:mrow>
            <math:mi>v</math:mi>
          </math:mrow>
        </math:mstyle>
      </math:mrow>
    </math:mrow>
    <math:annotation math:encoding="StarMath 5.0">bold {%OMEGA} = {{size -2 nabla n} over n } times bold v</math:annotation>
  </math:semantics>
</math:math>
</file>

<file path=Object 82/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row>
          <math:msub>
            <math:mstyle math:fontweight="bold">
              <math:mrow>
                <math:mi>v</math:mi>
              </math:mrow>
            </math:mstyle>
            <math:mn>0</math:mn>
          </math:msub>
          <math:mo math:stretchy="false">+</math:mo>
          <math:mn>2</math:mn>
        </math:mrow>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row>
          <math:mfenced math:open="" math:close="">
            <math:mrow>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 {bold v}_0 + 2{bold v}_0 times bold %OMEGA size -2 {ds over 2} + left(({bold v}_1 + {bold v}_0) times bold %OMEGA size -2 {ds over 2} right) times bold %OMEGA size -2 {ds over 2}</math:annotation>
  </math:semantics>
</math:math>
</file>

<file path=Object 83/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row>
          <math:msub>
            <math:mstyle math:fontweight="bold">
              <math:mrow>
                <math:mi>v</math:mi>
              </math:mrow>
            </math:mstyle>
            <math:mn>0</math:mn>
          </math:msub>
          <math:mo math:stretchy="false">+</math:mo>
          <math:msub>
            <math:mstyle math:fontweight="bold">
              <math:mrow>
                <math:mi>v</math:mi>
              </math:mrow>
            </math:mstyle>
            <math:mn>0</math:mn>
          </math:msub>
        </math:mrow>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sub>
          <math:mstyle math:fontweight="bold">
            <math:mrow>
              <math:mi>v</math:mi>
            </math:mrow>
          </math:mstyle>
          <math:mn>0</math:mn>
        </math:msub>
      </math:mrow>
      <math:mrow>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o math:stretchy="false">+</math:mo>
        <math:mn>2</math:mn>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row>
          <math:mfenced math:open="" math:close="">
            <math:mrow>
              <math:mrow>
                <math:msub>
                  <math:mstyle math:fontweight="bold">
                    <math:mrow>
                      <math:mi>v</math:mi>
                    </math:mrow>
                  </math:mstyle>
                  <math:mn>1</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row>
        <math:mstyle math:fontsize="10pt">
          <math:mrow>
            <math:mfrac>
              <math:mi math:fontstyle="italic">ds</math:mi>
              <math:mn>2</math:mn>
            </math:mfrac>
          </math:mrow>
        </math:mstyle>
        <math:mo math:stretchy="false">+</math:mo>
        <math:mrow>
          <math:mfenced math:open="" math:close="">
            <math:mrow>
              <math:mrow>
                <math:msub>
                  <math:mstyle math:fontweight="bold">
                    <math:mrow>
                      <math:mi>v</math:mi>
                    </math:mrow>
                  </math:mstyle>
                  <math:mn>0</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 {bold v}_0 + {bold v}_0 left(bold %OMEGA size -2 {ds over 2} right)^2 - {bold v}_0  left(bold %OMEGA size -2 {ds over 2} right)^2 + 2{bold v}_0 times bold %OMEGA size -2 {ds over 2} + left( {bold v}_1 times bold %OMEGA size -2 {ds over 2} right) times bold %OMEGA size -2 {ds over 2} + left( {bold v}_0 times bold %OMEGA size -2 {ds over 2} right) times bold %OMEGA size -2 {ds over 2}</math:annotation>
  </math:semantics>
</math:math>
</file>

<file path=Object 84/content.xml><?xml version="1.0" encoding="utf-8"?>
<!DOCTYPE math  PUBLIC '-//OpenOffice.org//DTD Modified W3C MathML 1.01//EN'  'math.dtd'>
<math:math xmlns:math="http://www.w3.org/1998/Math/MathML">
  <math:semantics>
    <math:mstyle math:fontweight="bold">
      <math:mrow>
        <math:msub>
          <math:mi>v</math:mi>
          <math:mrow>
            <math:mn>1</math:mn>
            <math:mo math:stretchy="false">/</math:mo>
            <math:mn>2</math:mn>
          </math:mrow>
        </math:msub>
      </math:mrow>
    </math:mstyle>
    <math:annotation math:encoding="StarMath 5.0">bold v_{1/2}</math:annotation>
  </math:semantics>
</math:math>
</file>

<file path=Object 85/content.xml><?xml version="1.0" encoding="utf-8"?>
<!DOCTYPE math  PUBLIC '-//OpenOffice.org//DTD Modified W3C MathML 1.01//EN'  'math.dtd'>
<math:math xmlns:math="http://www.w3.org/1998/Math/MathML">
  <math:semantics>
    <math:mstyle math:fontweight="bold">
      <math:mrow>
        <math:msub>
          <math:mi>v</math:mi>
          <math:mn>1</math:mn>
        </math:msub>
      </math:mrow>
    </math:mstyle>
    <math:annotation math:encoding="StarMath 5.0">bold v_{1}</math:annotation>
  </math:semantics>
</math:math>
</file>

<file path=Object 86/content.xml><?xml version="1.0" encoding="utf-8"?>
<!DOCTYPE math  PUBLIC '-//OpenOffice.org//DTD Modified W3C MathML 1.01//EN'  'math.dtd'>
<math:math xmlns:math="http://www.w3.org/1998/Math/MathML">
  <math:semantics>
    <math:mstyle math:fontweight="bold">
      <math:mrow>
        <math:msub>
          <math:mi>v</math:mi>
          <math:mn>0</math:mn>
        </math:msub>
      </math:mrow>
    </math:mstyle>
    <math:annotation math:encoding="StarMath 5.0">bold v_{0}</math:annotation>
  </math:semantics>
</math:math>
</file>

<file path=Object 87/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row>
          <math:msub>
            <math:mstyle math:fontweight="bold">
              <math:mrow>
                <math:mi>v</math:mi>
              </math:mrow>
            </math:mstyle>
            <math:mn>0</math:mn>
          </math:msub>
          <math:mo math:stretchy="false">+</math:mo>
          <math:mfrac>
            <math:mn>2</math:mn>
            <math:mrow>
              <math:mn>1</math:mn>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frac>
        </math:mrow>
      </math:mrow>
      <math:mrow>
        <math:mfenced math:open="" math:close="">
          <math:mrow>
            <math:mrow>
              <math:msub>
                <math:mstyle math:fontweight="bold">
                  <math:mrow>
                    <math:mi>v</math:mi>
                  </math:mrow>
                </math:mstyle>
                <math:mn>0</math:mn>
              </math:msub>
              <math:mo math:stretchy="false">+</math:mo>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style math:fontsize="10pt">
        <math:mrow>
          <math:mfrac>
            <math:mi math:fontstyle="italic">ds</math:mi>
            <math:mn>2</math:mn>
          </math:mfrac>
        </math:mrow>
      </math:mstyle>
    </math:mrow>
    <math:annotation math:encoding="StarMath 5.0">{bold v}_1 = {bold v}_0  + {2 over {1  + left(bold %OMEGA size -2 {ds over 2} right)^2 }} left( {bold v}_0 + {bold v}_0 times bold %OMEGA size -2 {ds over 2} right) times bold %OMEGA size -2 {ds over 2}</math:annotation>
  </math:semantics>
</math:math>
</file>

<file path=Object 88/content.xml><?xml version="1.0" encoding="utf-8"?>
<!DOCTYPE math  PUBLIC '-//OpenOffice.org//DTD Modified W3C MathML 1.01//EN'  'math.dtd'>
<math:math xmlns:math="http://www.w3.org/1998/Math/MathML">
  <math:semantics>
    <math:mrow>
      <math:mrow>
        <math:mrow>
          <math:mrow>
            <math:mo math:stretchy="false">(</math:mo>
            <math:mrow>
              <math:mstyle math:fontweight="bold">
                <math:mrow>
                  <math:mi>C</math:mi>
                </math:mrow>
              </math:mstyle>
              <math:mo math:stretchy="false">×</math:mo>
              <math:mstyle math:fontweight="bold">
                <math:mrow>
                  <math:mi>B</math:mi>
                </math:mrow>
              </math:mstyle>
            </math:mrow>
            <math:mo math:stretchy="false">)</math:mo>
          </math:mrow>
          <math:mo math:stretchy="false">×</math:mo>
          <math:mstyle math:fontweight="bold">
            <math:mrow>
              <math:mi>A</math:mi>
            </math:mrow>
          </math:mstyle>
        </math:mrow>
        <math:mo math:stretchy="false">=</math:mo>
        <math:mstyle math:fontweight="bold">
          <math:mrow>
            <math:mi>B</math:mi>
          </math:mrow>
        </math:mstyle>
      </math:mrow>
      <math:mrow>
        <math:mrow>
          <math:mo math:stretchy="false">(</math:mo>
          <math:mrow>
            <math:mstyle math:fontweight="bold">
              <math:mrow>
                <math:mi>A</math:mi>
              </math:mrow>
            </math:mstyle>
            <math:mo math:stretchy="false">⋅</math:mo>
            <math:mstyle math:fontweight="bold">
              <math:mrow>
                <math:mi>C</math:mi>
              </math:mrow>
            </math:mstyle>
          </math:mrow>
          <math:mo math:stretchy="false">)</math:mo>
        </math:mrow>
        <math:mo math:stretchy="false">−</math:mo>
        <math:mstyle math:fontweight="bold">
          <math:mrow>
            <math:mi>C</math:mi>
          </math:mrow>
        </math:mstyle>
      </math:mrow>
      <math:mrow>
        <math:mo math:stretchy="false">(</math:mo>
        <math:mrow>
          <math:mstyle math:fontweight="bold">
            <math:mrow>
              <math:mi>A</math:mi>
            </math:mrow>
          </math:mstyle>
          <math:mo math:stretchy="false">⋅</math:mo>
          <math:mstyle math:fontweight="bold">
            <math:mrow>
              <math:mi>B</math:mi>
            </math:mrow>
          </math:mstyle>
        </math:mrow>
        <math:mo math:stretchy="false">)</math:mo>
      </math:mrow>
    </math:mrow>
    <math:annotation math:encoding="StarMath 5.0">(bold C times bold B) times bold A = bold B(bold A cdot bold C) - bold C(bold A cdot bold B)</math:annotation>
  </math:semantics>
</math:math>
</file>

<file path=Object 89/content.xml><?xml version="1.0" encoding="utf-8"?>
<!DOCTYPE math  PUBLIC '-//OpenOffice.org//DTD Modified W3C MathML 1.01//EN'  'math.dtd'>
<math:math xmlns:math="http://www.w3.org/1998/Math/MathML">
  <math:semantics>
    <math:mstyle math:fontweight="bold">
      <math:mrow>
        <math:msub>
          <math:mi>v</math:mi>
          <math:mn>1</math:mn>
        </math:msub>
      </math:mrow>
    </math:mstyle>
    <math:annotation math:encoding="StarMath 5.0">bold v_{1}</math:annotation>
  </math:semantics>
</math:math>
</file>

<file path=Object 9/content.xml><?xml version="1.0" encoding="utf-8"?>
<!DOCTYPE math  PUBLIC '-//OpenOffice.org//DTD Modified W3C MathML 1.01//EN'  'math.dtd'>
<math:math xmlns:math="http://www.w3.org/1998/Math/MathML">
  <math:semantics>
    <math:mrow>
      <math:mo math:stretchy="false">δ</math:mo>
      <math:mrow>
        <math:munderover>
          <math:mo math:stretchy="false">∫</math:mo>
          <math:msub>
            <math:mi>P</math:mi>
            <math:mn>1</math:mn>
          </math:msub>
          <math:msub>
            <math:mi>P</math:mi>
            <math:mn>2</math:mn>
          </math:msub>
        </math:munderover>
        <math:mrow>
          <math:mi>n</math:mi>
          <math:msqrt>
            <math:mrow>
              <math:mover math:accent="true">
                <math:mstyle math:fontweight="bold">
                  <math:mrow>
                    <math:mi>r</math:mi>
                  </math:mrow>
                </math:mstyle>
                <math:mo math:stretchy="false">˙</math:mo>
              </math:mover>
              <math:mo math:stretchy="false">⋅</math:mo>
              <math:mover math:accent="true">
                <math:mstyle math:fontweight="bold">
                  <math:mrow>
                    <math:mi>r</math:mi>
                  </math:mrow>
                </math:mstyle>
                <math:mo math:stretchy="false">˙</math:mo>
              </math:mover>
            </math:mrow>
          </math:msqrt>
        </math:mrow>
      </math:mrow>
      <math:mrow>
        <math:mi math:fontstyle="italic">dt</math:mi>
        <math:mo math:stretchy="false">=</math:mo>
        <math:mn>0</math:mn>
      </math:mrow>
    </math:mrow>
    <math:annotation math:encoding="StarMath 5.0">%delta Int cSub {P_1}  cSup {P_2}  {n sqrt {dot {bold r} cdot dot {bold r}}} dt = 0</math:annotation>
  </math:semantics>
</math:math>
</file>

<file path=Object 90/content.xml><?xml version="1.0" encoding="utf-8"?>
<!DOCTYPE math  PUBLIC '-//OpenOffice.org//DTD Modified W3C MathML 1.01//EN'  'math.dtd'>
<math:math xmlns:math="http://www.w3.org/1998/Math/MathML">
  <math:semantics>
    <math:mstyle math:fontweight="bold">
      <math:mrow>
        <math:msub>
          <math:mi>v</math:mi>
          <math:mn>0</math:mn>
        </math:msub>
      </math:mrow>
    </math:mstyle>
    <math:annotation math:encoding="StarMath 5.0">bold v_{0}</math:annotation>
  </math:semantics>
</math:math>
</file>

<file path=Object 91/content.xml><?xml version="1.0" encoding="utf-8"?>
<!DOCTYPE math  PUBLIC '-//OpenOffice.org//DTD Modified W3C MathML 1.01//EN'  'math.dtd'>
<math:math xmlns:math="http://www.w3.org/1998/Math/MathML">
  <math:semantics>
    <math:mstyle math:fontweight="bold">
      <math:mrow>
        <math:mo math:stretchy="false">Ω</math:mo>
      </math:mrow>
    </math:mstyle>
    <math:annotation math:encoding="StarMath 5.0">bold %OMEGA</math:annotation>
  </math:semantics>
</math:math>
</file>

<file path=Object 92/content.xml><?xml version="1.0" encoding="utf-8"?>
<!DOCTYPE math  PUBLIC '-//OpenOffice.org//DTD Modified W3C MathML 1.01//EN'  'math.dtd'>
<math:math xmlns:math="http://www.w3.org/1998/Math/MathML">
  <math:semantics>
    <math:mrow>
      <math:mrow>
        <math:mrow>
          <math:mrow>
            <math:msub>
              <math:mstyle math:fontweight="bold">
                <math:mrow>
                  <math:mi>v</math:mi>
                </math:mrow>
              </math:mstyle>
              <math:mn>1</math:mn>
            </math:msub>
            <math:mo math:stretchy="false">⋅</math:mo>
            <math:mstyle math:fontweight="bold">
              <math:mrow>
                <math:mo math:stretchy="false">Ω</math:mo>
              </math:mrow>
            </math:mstyle>
          </math:mrow>
          <math:mo math:stretchy="false">−</math:mo>
          <math:mrow>
            <math:msub>
              <math:mstyle math:fontweight="bold">
                <math:mrow>
                  <math:mi>v</math:mi>
                </math:mrow>
              </math:mstyle>
              <math:mn>0</math:mn>
            </math:msub>
            <math:mo math:stretchy="false">⋅</math:mo>
            <math:mstyle math:fontweight="bold">
              <math:mrow>
                <math:mo math:stretchy="false">Ω</math:mo>
              </math:mrow>
            </math:mstyle>
          </math:mrow>
        </math:mrow>
        <math:mo math:stretchy="false">=</math:mo>
        <math:mrow>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o math:stretchy="false">⋅</math:mo>
          <math:mstyle math:fontweight="bold">
            <math:mrow>
              <math:mo math:stretchy="false">Ω</math:mo>
            </math:mrow>
          </math:mstyle>
        </math:mrow>
      </math:mrow>
      <math:mstyle math:fontsize="10pt">
        <math:mrow>
          <math:mfrac>
            <math:mi math:fontstyle="italic">ds</math:mi>
            <math:mn>2</math:mn>
          </math:mfrac>
        </math:mrow>
      </math:mstyle>
    </math:mrow>
    <math:annotation math:encoding="StarMath 5.0">{bold v}_1 cdot bold %OMEGA - {bold v}_0  cdot bold %OMEGA = ({bold v}_1 + {bold v}_0) times bold %OMEGA cdot bold %OMEGA  size -2 {ds over 2}</math:annotation>
  </math:semantics>
</math:math>
</file>

<file path=Object 93/content.xml><?xml version="1.0" encoding="utf-8"?>
<!DOCTYPE math  PUBLIC '-//OpenOffice.org//DTD Modified W3C MathML 1.01//EN'  'math.dtd'>
<math:math xmlns:math="http://www.w3.org/1998/Math/MathML">
  <math:semantics>
    <math:mrow>
      <math:mrow>
        <math:mrow>
          <math:mstyle math:fontweight="bold">
            <math:mrow>
              <math:mi>A</math:mi>
            </math:mrow>
          </math:mstyle>
          <math:mo math:stretchy="false">×</math:mo>
          <math:mstyle math:fontweight="bold">
            <math:mrow>
              <math:mi>B</math:mi>
            </math:mrow>
          </math:mstyle>
        </math:mrow>
        <math:mo math:stretchy="false">⋅</math:mo>
        <math:mstyle math:fontweight="bold">
          <math:mrow>
            <math:mi>C</math:mi>
          </math:mrow>
        </math:mstyle>
      </math:mrow>
      <math:mo math:stretchy="false">=</math:mo>
      <math:mrow>
        <math:mrow>
          <math:mstyle math:fontweight="bold">
            <math:mrow>
              <math:mi>A</math:mi>
            </math:mrow>
          </math:mstyle>
          <math:mo math:stretchy="false">⋅</math:mo>
          <math:mstyle math:fontweight="bold">
            <math:mrow>
              <math:mi>B</math:mi>
            </math:mrow>
          </math:mstyle>
        </math:mrow>
        <math:mo math:stretchy="false">×</math:mo>
        <math:mstyle math:fontweight="bold">
          <math:mrow>
            <math:mi>C</math:mi>
          </math:mrow>
        </math:mstyle>
      </math:mrow>
    </math:mrow>
    <math:annotation math:encoding="StarMath 5.0">bold A times bold B cdot bold C = bold A cdot bold B times bold C</math:annotation>
  </math:semantics>
</math:math>
</file>

<file path=Object 94/content.xml><?xml version="1.0" encoding="utf-8"?>
<!DOCTYPE math  PUBLIC '-//OpenOffice.org//DTD Modified W3C MathML 1.01//EN'  'math.dtd'>
<math:math xmlns:math="http://www.w3.org/1998/Math/MathML">
  <math:semantics>
    <math:mrow>
      <math:mrow>
        <math:mrow>
          <math:mrow>
            <math:msub>
              <math:mstyle math:fontweight="bold">
                <math:mrow>
                  <math:mi>v</math:mi>
                </math:mrow>
              </math:mstyle>
              <math:mn>1</math:mn>
            </math:msub>
            <math:mo math:stretchy="false">⋅</math:mo>
            <math:mstyle math:fontweight="bold">
              <math:mrow>
                <math:mo math:stretchy="false">Ω</math:mo>
              </math:mrow>
            </math:mstyle>
          </math:mrow>
          <math:mo math:stretchy="false">−</math:mo>
          <math:mrow>
            <math:msub>
              <math:mstyle math:fontweight="bold">
                <math:mrow>
                  <math:mi>v</math:mi>
                </math:mrow>
              </math:mstyle>
              <math:mn>0</math:mn>
            </math:msub>
            <math:mo math:stretchy="false">⋅</math:mo>
            <math:mstyle math:fontweight="bold">
              <math:mrow>
                <math:mo math:stretchy="false">Ω</math:mo>
              </math:mrow>
            </math:mstyle>
          </math:mrow>
        </math:mrow>
        <math:mo math:stretchy="false">=</math:mo>
        <math:mrow>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o math:stretchy="false">×</math:mo>
          <math:mstyle math:fontweight="bold">
            <math:mrow>
              <math:mo math:stretchy="false">Ω</math:mo>
            </math:mrow>
          </math:mstyle>
        </math:mrow>
      </math:mrow>
      <math:mrow>
        <math:mstyle math:fontsize="10pt">
          <math:mrow>
            <math:mfrac>
              <math:mi math:fontstyle="italic">ds</math:mi>
              <math:mn>2</math:mn>
            </math:mfrac>
          </math:mrow>
        </math:mstyle>
        <math:mo math:stretchy="false">=</math:mo>
        <math:mn>0</math:mn>
      </math:mrow>
    </math:mrow>
    <math:annotation math:encoding="StarMath 5.0">{bold v}_1 cdot bold %OMEGA - {bold v}_0  cdot bold %OMEGA = ({bold v}_1 + {bold v}_0) cdot bold %OMEGA times bold %OMEGA  size -2 {ds over 2} = 0</math:annotation>
  </math:semantics>
</math:math>
</file>

<file path=Object 95/content.xml><?xml version="1.0" encoding="utf-8"?>
<!DOCTYPE math  PUBLIC '-//OpenOffice.org//DTD Modified W3C MathML 1.01//EN'  'math.dtd'>
<math:math xmlns:math="http://www.w3.org/1998/Math/MathML">
  <math:semantics>
    <math:mrow>
      <math:msub>
        <math:mstyle math:fontweight="bold">
          <math:mrow>
            <math:mi>v</math:mi>
          </math:mrow>
        </math:mstyle>
        <math:mn>1</math:mn>
      </math:msub>
      <math:mrow>
        <math:mfenced math:open="" math:close="">
          <math:mrow>
            <math:mn>1</math:mn>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fenced>
        <math:mo math:stretchy="false">=</math:mo>
        <math:msub>
          <math:mstyle math:fontweight="bold">
            <math:mrow>
              <math:mi>v</math:mi>
            </math:mrow>
          </math:mstyle>
          <math:mn>0</math:mn>
        </math:msub>
      </math:mrow>
      <math:mrow>
        <math:mfenced math:open="" math:close="">
          <math:mrow>
            <math:mn>1</math:mn>
            <math:mo math:stretchy="false">+</math:mo>
            <math:msup>
              <math:mfenced math:open="" math:close="">
                <math:mrow>
                  <math:mstyle math:fontweight="bold">
                    <math:mrow>
                      <math:mo math:stretchy="false">Ω</math:mo>
                    </math:mrow>
                  </math:mstyle>
                  <math:mstyle math:fontsize="10pt">
                    <math:mrow>
                      <math:mfrac>
                        <math:mi math:fontstyle="italic">ds</math:mi>
                        <math:mn>2</math:mn>
                      </math:mfrac>
                    </math:mrow>
                  </math:mstyle>
                </math:mrow>
              </math:mfenced>
              <math:mn>2</math:mn>
            </math:msup>
          </math:mrow>
        </math:mfenced>
        <math:mo math:stretchy="false">+</math:mo>
        <math:mn>2</math:mn>
      </math:mrow>
      <math:mrow>
        <math:msub>
          <math:mstyle math:fontweight="bold">
            <math:mrow>
              <math:mi>v</math:mi>
            </math:mrow>
          </math:mstyle>
          <math:mn>0</math:mn>
        </math:msub>
        <math:mo math:stretchy="false">×</math:mo>
        <math:mstyle math:fontweight="bold">
          <math:mrow>
            <math:mo math:stretchy="false">Ω</math:mo>
          </math:mrow>
        </math:mstyle>
      </math:mrow>
      <math:mrow>
        <math:mstyle math:fontsize="10pt">
          <math:mrow>
            <math:mfrac>
              <math:mi math:fontstyle="italic">ds</math:mi>
              <math:mn>2</math:mn>
            </math:mfrac>
          </math:mrow>
        </math:mstyle>
        <math:mo math:stretchy="false">+</math:mo>
        <math:mn>2</math:mn>
      </math:mrow>
      <math:mrow>
        <math:mfenced math:open="" math:close="">
          <math:mrow>
            <math:mrow>
              <math:msub>
                <math:mstyle math:fontweight="bold">
                  <math:mrow>
                    <math:mi>v</math:mi>
                  </math:mrow>
                </math:mstyle>
                <math:mn>0</math:mn>
              </math:msub>
              <math:mo math:stretchy="false">×</math:mo>
              <math:mstyle math:fontweight="bold">
                <math:mrow>
                  <math:mo math:stretchy="false">Ω</math:mo>
                </math:mrow>
              </math:mstyle>
            </math:mrow>
            <math:mstyle math:fontsize="10pt">
              <math:mrow>
                <math:mfrac>
                  <math:mi math:fontstyle="italic">ds</math:mi>
                  <math:mn>2</math:mn>
                </math:mfrac>
              </math:mrow>
            </math:mstyle>
          </math:mrow>
        </math:mfenced>
        <math:mo math:stretchy="false">×</math:mo>
        <math:mstyle math:fontweight="bold">
          <math:mrow>
            <math:mo math:stretchy="false">Ω</math:mo>
          </math:mrow>
        </math:mstyle>
      </math:mrow>
      <math:mstyle math:fontsize="10pt">
        <math:mrow>
          <math:mfrac>
            <math:mi math:fontstyle="italic">ds</math:mi>
            <math:mn>2</math:mn>
          </math:mfrac>
        </math:mrow>
      </math:mstyle>
    </math:mrow>
    <math:annotation math:encoding="StarMath 5.0">{bold v}_1 left(1 + left(bold %OMEGA size -2 {ds over 2} right)^2 right) = 
{bold v}_0 left(1  + left(bold %OMEGA size -2 {ds over 2} right)^2 right) + 2{bold v}_0 times bold %OMEGA size -2 {ds over 2}
 + 2 left( {bold v}_0 times bold %OMEGA size -2 {ds over 2} right) times bold %OMEGA size -2 {ds over 2}</math:annotation>
  </math:semantics>
</math:math>
</file>

<file path=Object 96/content.xml><?xml version="1.0" encoding="utf-8"?>
<!DOCTYPE math  PUBLIC '-//OpenOffice.org//DTD Modified W3C MathML 1.01//EN'  'math.dtd'>
<math:math xmlns:math="http://www.w3.org/1998/Math/MathML">
  <math:semantics>
    <math:mstyle math:fontweight="bold">
      <math:mrow>
        <math:msub>
          <math:mi>v</math:mi>
          <math:mn>1</math:mn>
        </math:msub>
      </math:mrow>
    </math:mstyle>
    <math:annotation math:encoding="StarMath 5.0">bold v_{1}</math:annotation>
  </math:semantics>
</math:math>
</file>

<file path=Object 97/content.xml><?xml version="1.0" encoding="utf-8"?>
<!DOCTYPE math  PUBLIC '-//OpenOffice.org//DTD Modified W3C MathML 1.01//EN'  'math.dtd'>
<math:math xmlns:math="http://www.w3.org/1998/Math/MathML">
  <math:semantics>
    <math:mrow>
      <math:mrow>
        <math:msub>
          <math:mstyle math:fontweight="bold">
            <math:mrow>
              <math:mi>v</math:mi>
            </math:mrow>
          </math:mstyle>
          <math:mn>1</math:mn>
        </math:msub>
        <math:mo math:stretchy="false">=</math:mo>
        <math:mrow>
          <math:msub>
            <math:mstyle math:fontweight="bold">
              <math:mrow>
                <math:mi>v</math:mi>
              </math:mrow>
            </math:mstyle>
            <math:mn>0</math:mn>
          </math:msub>
          <math:mo math:stretchy="false">+</math:mo>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row>
      </math:mrow>
      <math:mrow>
        <math:mstyle math:fontsize="10pt">
          <math:mrow>
            <math:mfrac>
              <math:mi math:fontstyle="italic">ds</math:mi>
              <math:mn>2</math:mn>
            </math:mfrac>
          </math:mrow>
        </math:mstyle>
        <math:mo math:stretchy="false">=</math:mo>
        <math:mrow>
          <math:msub>
            <math:mstyle math:fontweight="bold">
              <math:mrow>
                <math:mi>v</math:mi>
              </math:mrow>
            </math:mstyle>
            <math:mn>0</math:mn>
          </math:msub>
          <math:mo math:stretchy="false">+</math:mo>
          <math:mrow>
            <math:mrow>
              <math:mo math:stretchy="false">(</math:mo>
              <math:mrow>
                <math:mrow>
                  <math:msub>
                    <math:mstyle math:fontweight="bold">
                      <math:mrow>
                        <math:mi>v</math:mi>
                      </math:mrow>
                    </math:mstyle>
                    <math:mn>0</math:mn>
                  </math:msub>
                  <math:mo math:stretchy="false">+</math:mo>
                  <math:mrow>
                    <math:mrow>
                      <math:mo math:stretchy="false">(</math:mo>
                      <math:mrow>
                        <math:msub>
                          <math:mstyle math:fontweight="bold">
                            <math:mrow>
                              <math:mi>v</math:mi>
                            </math:mrow>
                          </math:mstyle>
                          <math:mn>1</math:mn>
                        </math:msub>
                        <math:mo math:stretchy="false">+</math:mo>
                        <math:msub>
                          <math:mstyle math:fontweight="bold">
                            <math:mrow>
                              <math:mi>v</math:mi>
                            </math:mrow>
                          </math:mstyle>
                          <math:mn>0</math:mn>
                        </math:msub>
                      </math:mrow>
                      <math:mo math:stretchy="false">)</math:mo>
                    </math:mrow>
                    <math:mo math:stretchy="false">×</math:mo>
                    <math:mstyle math:fontweight="bold">
                      <math:mrow>
                        <math:mo math:stretchy="false">Ω</math:mo>
                      </math:mrow>
                    </math:mstyle>
                  </math:mrow>
                </math:mrow>
                <math:mrow>
                  <math:mstyle math:fontsize="10pt">
                    <math:mrow>
                      <math:mfrac>
                        <math:mi math:fontstyle="italic">ds</math:mi>
                        <math:mn>2</math:mn>
                      </math:mfrac>
                    </math:mrow>
                  </math:mstyle>
                  <math:mo math:stretchy="false">+</math:mo>
                  <math:msub>
                    <math:mstyle math:fontweight="bold">
                      <math:mrow>
                        <math:mi>v</math:mi>
                      </math:mrow>
                    </math:mstyle>
                    <math:mn>0</math:mn>
                  </math:msub>
                </math:mrow>
              </math:mrow>
              <math:mo math:stretchy="false">)</math:mo>
            </math:mrow>
            <math:mo math:stretchy="false">×</math:mo>
            <math:mstyle math:fontweight="bold">
              <math:mrow>
                <math:mo math:stretchy="false">Ω</math:mo>
              </math:mrow>
            </math:mstyle>
          </math:mrow>
        </math:mrow>
      </math:mrow>
      <math:mstyle math:fontsize="10pt">
        <math:mrow>
          <math:mfrac>
            <math:mi math:fontstyle="italic">ds</math:mi>
            <math:mn>2</math:mn>
          </math:mfrac>
        </math:mrow>
      </math:mstyle>
    </math:mrow>
    <math:annotation math:encoding="StarMath 5.0">{bold v}_1 = {bold v}_0 + ({bold v}_1 + {bold v}_0) times bold %OMEGA size -2 {ds over 2} =
{bold v}_0 + ({bold v}_0 + ({bold v}_1 + {bold v}_0) times bold %OMEGA size -2 {ds over 2} + {bold v}_0) times bold %OMEGA size -2 {ds over 2}</math:annotation>
  </math:semantics>
</math:math>
</file>

<file path=Object 98/content.xml><?xml version="1.0" encoding="utf-8"?>
<!DOCTYPE math  PUBLIC '-//OpenOffice.org//DTD Modified W3C MathML 1.01//EN'  'math.dtd'>
<math:math xmlns:math="http://www.w3.org/1998/Math/MathML">
  <math:semantics>
    <math:mrow>
      <math:mrow>
        <math:msub>
          <math:mstyle math:fontweight="bold">
            <math:mrow>
              <math:mo math:stretchy="false">Ω</math:mo>
            </math:mrow>
          </math:mstyle>
          <math:mn>0</math:mn>
        </math:msub>
        <math:mo math:stretchy="false">=</math:mo>
        <math:mrow>
          <math:mfrac>
            <math:msub>
              <math:mrow>
                <math:mstyle math:fontsize="10pt">
                  <math:mrow>
                    <math:mo math:stretchy="false">∇</math:mo>
                  </math:mrow>
                </math:mstyle>
                <math:mi>n</math:mi>
              </math:mrow>
              <math:mrow>
                <math:mn>1</math:mn>
                <math:mo math:stretchy="false">/</math:mo>
                <math:mn>2</math:mn>
              </math:mrow>
            </math:msub>
            <math:msub>
              <math:mi>n</math:mi>
              <math:mrow>
                <math:mn>1</math:mn>
                <math:mo math:stretchy="false">/</math:mo>
                <math:mn>2</math:mn>
              </math:mrow>
            </math:msub>
          </math:mfrac>
          <math:mo math:stretchy="false">×</math:mo>
          <math:msub>
            <math:mstyle math:fontweight="bold">
              <math:mrow>
                <math:mi>v</math:mi>
              </math:mrow>
            </math:mstyle>
            <math:mn>0</math:mn>
          </math:msub>
        </math:mrow>
      </math:mrow>
      <math:mo math:stretchy="false">=</math:mo>
      <math:mrow>
        <math:mfrac>
          <math:msub>
            <math:mrow>
              <math:mstyle math:fontsize="10pt">
                <math:mrow>
                  <math:mo math:stretchy="false">∇</math:mo>
                </math:mrow>
              </math:mstyle>
              <math:mo math:stretchy="false">ε</math:mo>
            </math:mrow>
            <math:mrow>
              <math:mn>1</math:mn>
              <math:mo math:stretchy="false">/</math:mo>
              <math:mn>2</math:mn>
            </math:mrow>
          </math:msub>
          <math:mrow>
            <math:mn>2</math:mn>
            <math:msub>
              <math:mo math:stretchy="false">ε</math:mo>
              <math:mrow>
                <math:mn>1</math:mn>
                <math:mo math:stretchy="false">/</math:mo>
                <math:mn>2</math:mn>
              </math:mrow>
            </math:msub>
          </math:mrow>
        </math:mfrac>
        <math:mo math:stretchy="false">×</math:mo>
        <math:msub>
          <math:mstyle math:fontweight="bold">
            <math:mrow>
              <math:mi>v</math:mi>
            </math:mrow>
          </math:mstyle>
          <math:mn>0</math:mn>
        </math:msub>
      </math:mrow>
    </math:mrow>
    <math:annotation math:encoding="StarMath 5.0">{bold %OMEGA}_0 = {{size -2 nabla n}_{1/2} over n_{1/2} } times {bold v}_0 = 
{{size -2 nabla %epsilon}_{1/2} over {2 %epsilon_{1/2}} } times {bold v}_0</math:annotation>
  </math:semantics>
</math:math>
</file>

<file path=Object 99/content.xml><?xml version="1.0" encoding="utf-8"?>
<!DOCTYPE math  PUBLIC '-//OpenOffice.org//DTD Modified W3C MathML 1.01//EN'  'math.dtd'>
<math:math xmlns:math="http://www.w3.org/1998/Math/MathML">
  <math:semantics>
    <math:msub>
      <math:mstyle math:fontweight="bold">
        <math:mrow>
          <math:mi>v</math:mi>
        </math:mrow>
      </math:mstyle>
      <math:mn>0</math:mn>
    </math:msub>
    <math:annotation math:encoding="StarMath 5.0">{bold v}_0</math:annotation>
  </math:semantics>
</math:math>
</file>